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3.3984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008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r. Poza</text:p>
          </table:table-cell>
          <table:table-cell office:value-type="string" calcext:value-type="string">
            <text:p>altitudine</text:p>
          </table:table-cell>
          <table:table-cell office:value-type="string" calcext:value-type="string">
            <text:p>longitudine</text:p>
          </table:table-cell>
          <table:table-cell office:value-type="string" calcext:value-type="string">
            <text:p>adancime apa</text:p>
          </table:table-cell>
          <table:table-cell office:value-type="string" calcext:value-type="string">
            <text:p>aria algelor</text:p>
          </table:table-cell>
          <table:table-cell table:style-name="ce4" office:value-type="string" calcext:value-type="string">
            <text:p>Zona geografica(Uscat ,Ocean,Litoral,Lac dulce,Lac sarat)</text:p>
          </table:table-cell>
          <table:table-cell office:value-type="string" calcext:value-type="string">
            <text:p>Poluare</text:p>
          </table:table-cell>
          <table:table-cell office:value-type="string" calcext:value-type="string">
            <text:p>P. cu ingrasaminte</text:p>
          </table:table-cell>
          <table:table-cell/>
        </table:table-row>
        <table:table-row table:style-name="ro2">
          <table:table-cell office:value-type="string" calcext:value-type="string">
            <text:p>image840.jpg</text:p>
          </table:table-cell>
          <table:table-cell office:value-type="string" calcext:value-type="string">
            <text:p>29.585469823908813</text:p>
          </table:table-cell>
          <table:table-cell office:value-type="string" calcext:value-type="string">
            <text:p>84.74706793836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tiune Andrei</text:p>
          </table:table-cell>
        </table:table-row>
        <table:table-row table:style-name="ro3">
          <table:table-cell office:value-type="string" calcext:value-type="string">
            <text:p>image841.jpg</text:p>
          </table:table-cell>
          <table:table-cell office:value-type="string" calcext:value-type="string">
            <text:p>29.811467123166192</text:p>
          </table:table-cell>
          <table:table-cell office:value-type="string" calcext:value-type="string">
            <text:p>84.991732144620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42.jpg</text:p>
          </table:table-cell>
          <table:table-cell office:value-type="string" calcext:value-type="string">
            <text:p>30.081963104866208</text:p>
          </table:table-cell>
          <table:table-cell office:value-type="string" calcext:value-type="string">
            <text:p>85.28693292054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43.jpg</text:p>
          </table:table-cell>
          <table:table-cell office:value-type="string" calcext:value-type="string">
            <text:p>30.306775366302592</text:p>
          </table:table-cell>
          <table:table-cell office:value-type="string" calcext:value-type="string">
            <text:p>85.534267730772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44.jpg</text:p>
          </table:table-cell>
          <table:table-cell office:value-type="string" calcext:value-type="string">
            <text:p>30.57582676299315</text:p>
          </table:table-cell>
          <table:table-cell office:value-type="string" calcext:value-type="string">
            <text:p>85.83270601636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45.jpg</text:p>
          </table:table-cell>
          <table:table-cell office:value-type="string" calcext:value-type="string">
            <text:p>30.799423250757272</text:p>
          </table:table-cell>
          <table:table-cell office:value-type="string" calcext:value-type="string">
            <text:p>86.082772902259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46.jpg</text:p>
          </table:table-cell>
          <table:table-cell office:value-type="string" calcext:value-type="string">
            <text:p>31.06698908130335</text:p>
          </table:table-cell>
          <table:table-cell office:value-type="string" calcext:value-type="string">
            <text:p>86.38453065979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47.jpg</text:p>
          </table:table-cell>
          <table:table-cell office:value-type="string" calcext:value-type="string">
            <text:p>31.33372845895986</text:p>
          </table:table-cell>
          <table:table-cell office:value-type="string" calcext:value-type="string">
            <text:p>86.688125738209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48.jpg</text:p>
          </table:table-cell>
          <table:table-cell office:value-type="string" calcext:value-type="string">
            <text:p>31.555364682432188</text:p>
          </table:table-cell>
          <table:table-cell office:value-type="string" calcext:value-type="string">
            <text:p>86.942557114981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49.jpg</text:p>
          </table:table-cell>
          <table:table-cell office:value-type="string" calcext:value-type="string">
            <text:p>31.820546776957933</text:p>
          </table:table-cell>
          <table:table-cell office:value-type="string" calcext:value-type="string">
            <text:p>87.249601438929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50.jpg</text:p>
          </table:table-cell>
          <table:table-cell office:value-type="string" calcext:value-type="string">
            <text:p>32.128827365146456</text:p>
          </table:table-cell>
          <table:table-cell office:value-type="string" calcext:value-type="string">
            <text:p>87.61024225729577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51.jpg</text:p>
          </table:table-cell>
          <table:table-cell office:value-type="string" calcext:value-type="string">
            <text:p>32.39211408217753</text:p>
          </table:table-cell>
          <table:table-cell office:value-type="string" calcext:value-type="string">
            <text:p>87.92146665701657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52.jpg</text:p>
          </table:table-cell>
          <table:table-cell office:value-type="string" calcext:value-type="string">
            <text:p>32.65449921423815</text:p>
          </table:table-cell>
          <table:table-cell office:value-type="string" calcext:value-type="string">
            <text:p>88.23465132102916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53.jpg</text:p>
          </table:table-cell>
          <table:table-cell office:value-type="string" calcext:value-type="string">
            <text:p>32.872453965747845</text:p>
          </table:table-cell>
          <table:table-cell office:value-type="string" calcext:value-type="string">
            <text:p>88.49716281158943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54.jpg</text:p>
          </table:table-cell>
          <table:table-cell office:value-type="string" calcext:value-type="string">
            <text:p>33.13315545617806</text:p>
          </table:table-cell>
          <table:table-cell office:value-type="string" calcext:value-type="string">
            <text:p>88.81402211737549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55.jpg</text:p>
          </table:table-cell>
          <table:table-cell office:value-type="string" calcext:value-type="string">
            <text:p>33.392914380502816</text:p>
          </table:table-cell>
          <table:table-cell office:value-type="string" calcext:value-type="string">
            <text:p>89.13291681953422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56.jpg</text:p>
          </table:table-cell>
          <table:table-cell office:value-type="string" calcext:value-type="string">
            <text:p>33.60865273562683</text:p>
          </table:table-cell>
          <table:table-cell office:value-type="string" calcext:value-type="string">
            <text:p>89.40024359345935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57.jpg</text:p>
          </table:table-cell>
          <table:table-cell office:value-type="string" calcext:value-type="string">
            <text:p>33.86664947114573</text:p>
          </table:table-cell>
          <table:table-cell office:value-type="string" calcext:value-type="string">
            <text:p>89.722935880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58.jpg</text:p>
          </table:table-cell>
          <table:table-cell office:value-type="string" calcext:value-type="string">
            <text:p>34.12366265942414</text:p>
          </table:table-cell>
          <table:table-cell office:value-type="string" calcext:value-type="string">
            <text:p>90.047738696587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59.jpg</text:p>
          </table:table-cell>
          <table:table-cell office:value-type="string" calcext:value-type="string">
            <text:p>34.337078750230354</text:p>
          </table:table-cell>
          <table:table-cell office:value-type="string" calcext:value-type="string">
            <text:p>90.32003784822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60.jpg</text:p>
          </table:table-cell>
          <table:table-cell office:value-type="string" calcext:value-type="string">
            <text:p>34.634676922556984</text:p>
          </table:table-cell>
          <table:table-cell office:value-type="string" calcext:value-type="string">
            <text:p>90.703771536177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61.jpg</text:p>
          </table:table-cell>
          <table:table-cell office:value-type="string" calcext:value-type="string">
            <text:p>34.84638888116528</text:p>
          </table:table-cell>
          <table:table-cell office:value-type="string" calcext:value-type="string">
            <text:p>90.97968385788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62.jpg</text:p>
          </table:table-cell>
          <table:table-cell office:value-type="string" calcext:value-type="string">
            <text:p>35.099488371049276</text:p>
          </table:table-cell>
          <table:table-cell office:value-type="string" calcext:value-type="string">
            <text:p>91.312805844089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63.jpg</text:p>
          </table:table-cell>
          <table:table-cell office:value-type="string" calcext:value-type="string">
            <text:p>35.351522351422744</text:p>
          </table:table-cell>
          <table:table-cell office:value-type="string" calcext:value-type="string">
            <text:p>91.64815447195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64.jpg</text:p>
          </table:table-cell>
          <table:table-cell office:value-type="string" calcext:value-type="string">
            <text:p>35.56073104570024</text:p>
          </table:table-cell>
          <table:table-cell office:value-type="string" calcext:value-type="string">
            <text:p>91.929332869520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65.jpg</text:p>
          </table:table-cell>
          <table:table-cell office:value-type="string" calcext:value-type="string">
            <text:p>35.81078085611982</text:p>
          </table:table-cell>
          <table:table-cell office:value-type="string" calcext:value-type="string">
            <text:p>92.26883425240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66.jpg</text:p>
          </table:table-cell>
          <table:table-cell office:value-type="string" calcext:value-type="string">
            <text:p>36.05972076079927</text:p>
          </table:table-cell>
          <table:table-cell office:value-type="string" calcext:value-type="string">
            <text:p>92.610637409040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67.jpg</text:p>
          </table:table-cell>
          <table:table-cell office:value-type="string" calcext:value-type="string">
            <text:p>36.266310077530065</text:p>
          </table:table-cell>
          <table:table-cell office:value-type="string" calcext:value-type="string">
            <text:p>92.897252637181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68.jpg</text:p>
          </table:table-cell>
          <table:table-cell office:value-type="string" calcext:value-type="string">
            <text:p>36.51317018960725</text:p>
          </table:table-cell>
          <table:table-cell office:value-type="string" calcext:value-type="string">
            <text:p>93.24333832242623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69.jpg</text:p>
          </table:table-cell>
          <table:table-cell office:value-type="string" calcext:value-type="string">
            <text:p>36.758875999714704</text:p>
          </table:table-cell>
          <table:table-cell office:value-type="string" calcext:value-type="string">
            <text:p>93.59180091350194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70.jpg</text:p>
          </table:table-cell>
          <table:table-cell office:value-type="string" calcext:value-type="string">
            <text:p>36.962729825682906</text:p>
          </table:table-cell>
          <table:table-cell office:value-type="string" calcext:value-type="string">
            <text:p>93.88402372695177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71.jpg</text:p>
          </table:table-cell>
          <table:table-cell office:value-type="string" calcext:value-type="string">
            <text:p>37.20626363563429</text:p>
          </table:table-cell>
          <table:table-cell office:value-type="string" calcext:value-type="string">
            <text:p>94.23690545042048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72.jpg</text:p>
          </table:table-cell>
          <table:table-cell office:value-type="string" calcext:value-type="string">
            <text:p>37.44858850210259</text:p>
          </table:table-cell>
          <table:table-cell office:value-type="string" calcext:value-type="string">
            <text:p>94.59222555142289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73.jpg</text:p>
          </table:table-cell>
          <table:table-cell office:value-type="string" calcext:value-type="string">
            <text:p>37.649587308997724</text:p>
          </table:table-cell>
          <table:table-cell office:value-type="string" calcext:value-type="string">
            <text:p>94.89021987472137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74.jpg</text:p>
          </table:table-cell>
          <table:table-cell office:value-type="string" calcext:value-type="string">
            <text:p>37.88964455266158</text:p>
          </table:table-cell>
          <table:table-cell office:value-type="string" calcext:value-type="string">
            <text:p>95.250088881711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75.jpg</text:p>
          </table:table-cell>
          <table:table-cell office:value-type="string" calcext:value-type="string">
            <text:p>38.128441626423566</text:p>
          </table:table-cell>
          <table:table-cell office:value-type="string" calcext:value-type="string">
            <text:p>95.61247822850436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table:style-name="ce5"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76.jpg</text:p>
          </table:table-cell>
          <table:table-cell office:value-type="string" calcext:value-type="string">
            <text:p>38.32645905574599</text:p>
          </table:table-cell>
          <table:table-cell office:value-type="string" calcext:value-type="string">
            <text:p>95.9164079861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77.jpg</text:p>
          </table:table-cell>
          <table:table-cell office:value-type="string" calcext:value-type="string">
            <text:p>38.56288946896056</text:p>
          </table:table-cell>
          <table:table-cell office:value-type="string" calcext:value-type="string">
            <text:p>96.283476012566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78.jpg</text:p>
          </table:table-cell>
          <table:table-cell office:value-type="string" calcext:value-type="string">
            <text:p>38.79799824057074</text:p>
          </table:table-cell>
          <table:table-cell office:value-type="string" calcext:value-type="string">
            <text:p>96.65312585044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79.jpg</text:p>
          </table:table-cell>
          <table:table-cell office:value-type="string" calcext:value-type="string">
            <text:p>38.99290451872623</text:p>
          </table:table-cell>
          <table:table-cell office:value-type="string" calcext:value-type="string">
            <text:p>96.963154967063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80.jpg</text:p>
          </table:table-cell>
          <table:table-cell office:value-type="string" calcext:value-type="string">
            <text:p>39.225547592046034</text:p>
          </table:table-cell>
          <table:table-cell office:value-type="string" calcext:value-type="string">
            <text:p>97.3376132581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81.jpg</text:p>
          </table:table-cell>
          <table:table-cell office:value-type="string" calcext:value-type="string">
            <text:p>39.456814382248076</text:p>
          </table:table-cell>
          <table:table-cell office:value-type="string" calcext:value-type="string">
            <text:p>97.714714832385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82.jpg</text:p>
          </table:table-cell>
          <table:table-cell office:value-type="string" calcext:value-type="string">
            <text:p>39.68668781385944</text:p>
          </table:table-cell>
          <table:table-cell office:value-type="string" calcext:value-type="string">
            <text:p>98.0945006709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83.jpg</text:p>
          </table:table-cell>
          <table:table-cell office:value-type="string" calcext:value-type="string">
            <text:p>39.91514056612345</text:p>
          </table:table-cell>
          <table:table-cell office:value-type="string" calcext:value-type="string">
            <text:p>98.476977604137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84.jpg</text:p>
          </table:table-cell>
          <table:table-cell office:value-type="string" calcext:value-type="string">
            <text:p>40.10442218349743</text:p>
          </table:table-cell>
          <table:table-cell office:value-type="string" calcext:value-type="string">
            <text:p>98.797798419642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85.jpg</text:p>
          </table:table-cell>
          <table:table-cell office:value-type="string" calcext:value-type="string">
            <text:p>40.33022482236346</text:p>
          </table:table-cell>
          <table:table-cell office:value-type="string" calcext:value-type="string">
            <text:p>99.185288711635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86.jpg</text:p>
          </table:table-cell>
          <table:table-cell office:value-type="string" calcext:value-type="string">
            <text:p>40.517269552784256</text:p>
          </table:table-cell>
          <table:table-cell office:value-type="string" calcext:value-type="string">
            <text:p>99.510310093479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87.jpg</text:p>
          </table:table-cell>
          <table:table-cell office:value-type="string" calcext:value-type="string">
            <text:p>40.740346946171464</text:p>
          </table:table-cell>
          <table:table-cell office:value-type="string" calcext:value-type="string">
            <text:p>99.90288887640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88.jpg</text:p>
          </table:table-cell>
          <table:table-cell office:value-type="string" calcext:value-type="string">
            <text:p>40.92508648774738</text:p>
          </table:table-cell>
          <table:table-cell office:value-type="string" calcext:value-type="string">
            <text:p>100.232179126480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89.jpg</text:p>
          </table:table-cell>
          <table:table-cell office:value-type="string" calcext:value-type="string">
            <text:p>41.14536691866946</text:p>
          </table:table-cell>
          <table:table-cell office:value-type="string" calcext:value-type="string">
            <text:p>100.62991470222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90.jpg</text:p>
          </table:table-cell>
          <table:table-cell office:value-type="string" calcext:value-type="string">
            <text:p>41.327743214792555</text:p>
          </table:table-cell>
          <table:table-cell office:value-type="string" calcext:value-type="string">
            <text:p>100.96353529223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91.jpg</text:p>
          </table:table-cell>
          <table:table-cell office:value-type="string" calcext:value-type="string">
            <text:p>41.54515155116865</text:p>
          </table:table-cell>
          <table:table-cell office:value-type="string" calcext:value-type="string">
            <text:p>101.3665027928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92.jpg</text:p>
          </table:table-cell>
          <table:table-cell office:value-type="string" calcext:value-type="string">
            <text:p>41.796768890002745</text:p>
          </table:table-cell>
          <table:table-cell office:value-type="string" calcext:value-type="string">
            <text:p>101.840272034478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93.jpg</text:p>
          </table:table-cell>
          <table:table-cell office:value-type="string" calcext:value-type="string">
            <text:p>42.081618514243544</text:p>
          </table:table-cell>
          <table:table-cell office:value-type="string" calcext:value-type="string">
            <text:p>102.386571054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94.jpg</text:p>
          </table:table-cell>
          <table:table-cell office:value-type="string" calcext:value-type="string">
            <text:p>42.25815499862628</text:p>
          </table:table-cell>
          <table:table-cell office:value-type="string" calcext:value-type="string">
            <text:p>102.730641834303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95.jpg</text:p>
          </table:table-cell>
          <table:table-cell office:value-type="string" calcext:value-type="string">
            <text:p>42.46846335336014</text:p>
          </table:table-cell>
          <table:table-cell office:value-type="string" calcext:value-type="string">
            <text:p>103.14623835473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96.jpg</text:p>
          </table:table-cell>
          <table:table-cell office:value-type="string" calcext:value-type="string">
            <text:p>42.67706757589609</text:p>
          </table:table-cell>
          <table:table-cell office:value-type="string" calcext:value-type="string">
            <text:p>103.564792347069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97.jpg</text:p>
          </table:table-cell>
          <table:table-cell office:value-type="string" calcext:value-type="string">
            <text:p>42.84958790904685</text:p>
          </table:table-cell>
          <table:table-cell office:value-type="string" calcext:value-type="string">
            <text:p>103.915864070407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898.jpg</text:p>
          </table:table-cell>
          <table:table-cell office:value-type="string" calcext:value-type="string">
            <text:p>43.05501267852416</text:p>
          </table:table-cell>
          <table:table-cell office:value-type="string" calcext:value-type="string">
            <text:p>104.33989587446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899.jpg</text:p>
          </table:table-cell>
          <table:table-cell office:value-type="string" calcext:value-type="string">
            <text:p>43.25866842900643</text:p>
          </table:table-cell>
          <table:table-cell office:value-type="string" calcext:value-type="string">
            <text:p>104.766932961748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00.jpg</text:p>
          </table:table-cell>
          <table:table-cell office:value-type="string" calcext:value-type="string">
            <text:p>43.42700868638514</text:p>
          </table:table-cell>
          <table:table-cell office:value-type="string" calcext:value-type="string">
            <text:p>105.125114912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01.jpg</text:p>
          </table:table-cell>
          <table:table-cell office:value-type="string" calcext:value-type="string">
            <text:p>43.627355210214546</text:p>
          </table:table-cell>
          <table:table-cell office:value-type="string" calcext:value-type="string">
            <text:p>105.557711773284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02.jpg</text:p>
          </table:table-cell>
          <table:table-cell office:value-type="string" calcext:value-type="string">
            <text:p>43.85876543438916</text:p>
          </table:table-cell>
          <table:table-cell office:value-type="string" calcext:value-type="string">
            <text:p>106.06626716831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03.jpg</text:p>
          </table:table-cell>
          <table:table-cell office:value-type="string" calcext:value-type="string">
            <text:p>44.02250214426729</text:p>
          </table:table-cell>
          <table:table-cell office:value-type="string" calcext:value-type="string">
            <text:p>106.432071609694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04.jpg</text:p>
          </table:table-cell>
          <table:table-cell office:value-type="string" calcext:value-type="string">
            <text:p>44.21725132807187</text:p>
          </table:table-cell>
          <table:table-cell office:value-type="string" calcext:value-type="string">
            <text:p>106.8738550754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05.jpg</text:p>
          </table:table-cell>
          <table:table-cell office:value-type="string" calcext:value-type="string">
            <text:p>44.37807837736357</text:p>
          </table:table-cell>
          <table:table-cell office:value-type="string" calcext:value-type="string">
            <text:p>107.244372347306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06.jpg</text:p>
          </table:table-cell>
          <table:table-cell office:value-type="string" calcext:value-type="string">
            <text:p>44.56929635336725</text:p>
          </table:table-cell>
          <table:table-cell office:value-type="string" calcext:value-type="string">
            <text:p>107.691824870022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07.jpg</text:p>
          </table:table-cell>
          <table:table-cell office:value-type="string" calcext:value-type="string">
            <text:p>44.72714544018083</text:p>
          </table:table-cell>
          <table:table-cell office:value-type="string" calcext:value-type="string">
            <text:p>108.06707546302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08.jpg</text:p>
          </table:table-cell>
          <table:table-cell office:value-type="string" calcext:value-type="string">
            <text:p>44.945817361553374</text:p>
          </table:table-cell>
          <table:table-cell office:value-type="string" calcext:value-type="string">
            <text:p>108.59605995386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09.jpg</text:p>
          </table:table-cell>
          <table:table-cell office:value-type="string" calcext:value-type="string">
            <text:p>45.1003299009574</text:p>
          </table:table-cell>
          <table:table-cell office:value-type="string" calcext:value-type="string">
            <text:p>108.97650149063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10.jpg</text:p>
          </table:table-cell>
          <table:table-cell office:value-type="string" calcext:value-type="string">
            <text:p>45.283880989617735</text:p>
          </table:table-cell>
          <table:table-cell office:value-type="string" calcext:value-type="string">
            <text:p>109.435900014207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11.jpg</text:p>
          </table:table-cell>
          <table:table-cell office:value-type="string" calcext:value-type="string">
            <text:p>45.4352653023819</text:p>
          </table:table-cell>
          <table:table-cell office:value-type="string" calcext:value-type="string">
            <text:p>109.82112951358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12.jpg</text:p>
          </table:table-cell>
          <table:table-cell office:value-type="string" calcext:value-type="string">
            <text:p>45.61500856057996</text:p>
          </table:table-cell>
          <table:table-cell office:value-type="string" calcext:value-type="string">
            <text:p>110.286272226252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13.jpg</text:p>
          </table:table-cell>
          <table:table-cell office:value-type="string" calcext:value-type="string">
            <text:p>45.792644705419065</text:p>
          </table:table-cell>
          <table:table-cell office:value-type="string" calcext:value-type="string">
            <text:p>110.75454999574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14.jpg</text:p>
          </table:table-cell>
          <table:table-cell office:value-type="string" calcext:value-type="string">
            <text:p>46.1701424306565</text:p>
          </table:table-cell>
          <table:table-cell office:value-type="string" calcext:value-type="string">
            <text:p>111.779925314707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15.jpg</text:p>
          </table:table-cell>
          <table:table-cell office:value-type="string" calcext:value-type="string">
            <text:p>46.34091082028515</text:p>
          </table:table-cell>
          <table:table-cell office:value-type="string" calcext:value-type="string">
            <text:p>112.2581478396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16.jpg</text:p>
          </table:table-cell>
          <table:table-cell office:value-type="string" calcext:value-type="string">
            <text:p>46.481517094539036</text:p>
          </table:table-cell>
          <table:table-cell office:value-type="string" calcext:value-type="string">
            <text:p>112.659066283536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17.jpg</text:p>
          </table:table-cell>
          <table:table-cell office:value-type="string" calcext:value-type="string">
            <text:p>46.64818737066569</text:p>
          </table:table-cell>
          <table:table-cell office:value-type="string" calcext:value-type="string">
            <text:p>113.143032997555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18.jpg</text:p>
          </table:table-cell>
          <table:table-cell office:value-type="string" calcext:value-type="string">
            <text:p>46.78534098429413</text:p>
          </table:table-cell>
          <table:table-cell office:value-type="string" calcext:value-type="string">
            <text:p>113.548732573876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19.jpg</text:p>
          </table:table-cell>
          <table:table-cell office:value-type="string" calcext:value-type="string">
            <text:p>46.94782093936498</text:p>
          </table:table-cell>
          <table:table-cell office:value-type="string" calcext:value-type="string">
            <text:p>114.038436646798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0.jpg</text:p>
          </table:table-cell>
          <table:table-cell office:value-type="string" calcext:value-type="string">
            <text:p>47.08144676028711</text:p>
          </table:table-cell>
          <table:table-cell office:value-type="string" calcext:value-type="string">
            <text:p>114.448896864970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1.jpg</text:p>
          </table:table-cell>
          <table:table-cell office:value-type="string" calcext:value-type="string">
            <text:p>47.23964418674836</text:p>
          </table:table-cell>
          <table:table-cell office:value-type="string" calcext:value-type="string">
            <text:p>114.944297315660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2.jpg</text:p>
          </table:table-cell>
          <table:table-cell office:value-type="string" calcext:value-type="string">
            <text:p>47.39546812247303</text:p>
          </table:table-cell>
          <table:table-cell office:value-type="string" calcext:value-type="string">
            <text:p>115.44280550242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3.jpg</text:p>
          </table:table-cell>
          <table:table-cell office:value-type="string" calcext:value-type="string">
            <text:p>47.54889124670444</text:p>
          </table:table-cell>
          <table:table-cell office:value-type="string" calcext:value-type="string">
            <text:p>115.94440093469073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4.jpg</text:p>
          </table:table-cell>
          <table:table-cell office:value-type="string" calcext:value-type="string">
            <text:p>47.67489116141825</text:p>
          </table:table-cell>
          <table:table-cell office:value-type="string" calcext:value-type="string">
            <text:p>116.36473077621332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5.jpg</text:p>
          </table:table-cell>
          <table:table-cell office:value-type="string" calcext:value-type="string">
            <text:p>47.82384392683789</text:p>
          </table:table-cell>
          <table:table-cell office:value-type="string" calcext:value-type="string">
            <text:p>116.87194062397846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6.jpg</text:p>
          </table:table-cell>
          <table:table-cell office:value-type="string" calcext:value-type="string">
            <text:p>47.94608040731902</text:p>
          </table:table-cell>
          <table:table-cell office:value-type="string" calcext:value-type="string">
            <text:p>117.29694231489333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7.jpg</text:p>
          </table:table-cell>
          <table:table-cell office:value-type="string" calcext:value-type="string">
            <text:p>48.090470606373096</text:p>
          </table:table-cell>
          <table:table-cell office:value-type="string" calcext:value-type="string">
            <text:p>117.80971193664287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8.jpg</text:p>
          </table:table-cell>
          <table:table-cell office:value-type="string" calcext:value-type="string">
            <text:p>48.208865105446094</text:p>
          </table:table-cell>
          <table:table-cell office:value-type="string" calcext:value-type="string">
            <text:p>118.23931717505833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29.jpg</text:p>
          </table:table-cell>
          <table:table-cell office:value-type="string" calcext:value-type="string">
            <text:p>48.348603945675386</text:p>
          </table:table-cell>
          <table:table-cell office:value-type="string" calcext:value-type="string">
            <text:p>118.75757826890056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30.jpg</text:p>
          </table:table-cell>
          <table:table-cell office:value-type="string" calcext:value-type="string">
            <text:p>48.48576438949299</text:p>
          </table:table-cell>
          <table:table-cell office:value-type="string" calcext:value-type="string">
            <text:p>119.27880366484257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31.jpg</text:p>
          </table:table-cell>
          <table:table-cell office:value-type="string" calcext:value-type="string">
            <text:p>48.598080020204684</text:p>
          </table:table-cell>
          <table:table-cell office:value-type="string" calcext:value-type="string">
            <text:p>119.71540301696812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32.jpg</text:p>
          </table:table-cell>
          <table:table-cell office:value-type="string" calcext:value-type="string">
            <text:p>48.73045250141411</text:p>
          </table:table-cell>
          <table:table-cell office:value-type="string" calcext:value-type="string">
            <text:p>120.24198328121943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table:style-name="ce5"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33.jpg</text:p>
          </table:table-cell>
          <table:table-cell office:value-type="string" calcext:value-type="string">
            <text:p>48.838738320515496</text:p>
          </table:table-cell>
          <table:table-cell office:value-type="string" calcext:value-type="string">
            <text:p>120.6830222563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34.jpg</text:p>
          </table:table-cell>
          <table:table-cell office:value-type="string" calcext:value-type="string">
            <text:p>48.96623404665754</text:p>
          </table:table-cell>
          <table:table-cell office:value-type="string" calcext:value-type="string">
            <text:p>121.214875426596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35.jpg</text:p>
          </table:table-cell>
          <table:table-cell office:value-type="string" calcext:value-type="string">
            <text:p>49.07041833716233</text:p>
          </table:table-cell>
          <table:table-cell office:value-type="string" calcext:value-type="string">
            <text:p>121.66025840199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36.jpg</text:p>
          </table:table-cell>
          <table:table-cell office:value-type="string" calcext:value-type="string">
            <text:p>49.19294510068319</text:p>
          </table:table-cell>
          <table:table-cell office:value-type="string" calcext:value-type="string">
            <text:p>122.197275195297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37.jpg</text:p>
          </table:table-cell>
          <table:table-cell office:value-type="string" calcext:value-type="string">
            <text:p>49.292959560699686</text:p>
          </table:table-cell>
          <table:table-cell office:value-type="string" calcext:value-type="string">
            <text:p>122.64690654835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38.jpg</text:p>
          </table:table-cell>
          <table:table-cell office:value-type="string" calcext:value-type="string">
            <text:p>49.41043539932932</text:p>
          </table:table-cell>
          <table:table-cell office:value-type="string" calcext:value-type="string">
            <text:p>123.188950360891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39.jpg</text:p>
          </table:table-cell>
          <table:table-cell office:value-type="string" calcext:value-type="string">
            <text:p>49.52512452077759</text:p>
          </table:table-cell>
          <table:table-cell office:value-type="string" calcext:value-type="string">
            <text:p>123.73369892833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40.jpg</text:p>
          </table:table-cell>
          <table:table-cell office:value-type="string" calcext:value-type="string">
            <text:p>49.636999604287816</text:p>
          </table:table-cell>
          <table:table-cell office:value-type="string" calcext:value-type="string">
            <text:p>124.281097609176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41.jpg</text:p>
          </table:table-cell>
          <table:table-cell office:value-type="string" calcext:value-type="string">
            <text:p>49.72805968630242</text:p>
          </table:table-cell>
          <table:table-cell office:value-type="string" calcext:value-type="string">
            <text:p>124.739239377944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42.jpg</text:p>
          </table:table-cell>
          <table:table-cell office:value-type="string" calcext:value-type="string">
            <text:p>49.834713090192174</text:p>
          </table:table-cell>
          <table:table-cell office:value-type="string" calcext:value-type="string">
            <text:p>125.291378210069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43.jpg</text:p>
          </table:table-cell>
          <table:table-cell office:value-type="string" calcext:value-type="string">
            <text:p>49.95549815547468</text:p>
          </table:table-cell>
          <table:table-cell office:value-type="string" calcext:value-type="string">
            <text:p>125.93871621884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44.jpg</text:p>
          </table:table-cell>
          <table:table-cell office:value-type="string" calcext:value-type="string">
            <text:p>50.05587461551718</text:p>
          </table:table-cell>
          <table:table-cell office:value-type="string" calcext:value-type="string">
            <text:p>126.4962509004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45.jpg</text:p>
          </table:table-cell>
          <table:table-cell office:value-type="string" calcext:value-type="string">
            <text:p>50.13728705532915</text:p>
          </table:table-cell>
          <table:table-cell office:value-type="string" calcext:value-type="string">
            <text:p>126.962711839593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46.jpg</text:p>
          </table:table-cell>
          <table:table-cell office:value-type="string" calcext:value-type="string">
            <text:p>50.23227449611652</text:p>
          </table:table-cell>
          <table:table-cell office:value-type="string" calcext:value-type="string">
            <text:p>127.5246178422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47.jpg</text:p>
          </table:table-cell>
          <table:table-cell office:value-type="string" calcext:value-type="string">
            <text:p>50.309161935603356</text:p>
          </table:table-cell>
          <table:table-cell office:value-type="string" calcext:value-type="string">
            <text:p>127.994644140155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48.jpg</text:p>
          </table:table-cell>
          <table:table-cell office:value-type="string" calcext:value-type="string">
            <text:p>50.39868522505471</text:p>
          </table:table-cell>
          <table:table-cell office:value-type="string" calcext:value-type="string">
            <text:p>128.5607438789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49.jpg</text:p>
          </table:table-cell>
          <table:table-cell office:value-type="string" calcext:value-type="string">
            <text:p>50.48519640108209</text:p>
          </table:table-cell>
          <table:table-cell office:value-type="string" calcext:value-type="string">
            <text:p>129.12904293864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50.jpg</text:p>
          </table:table-cell>
          <table:table-cell office:value-type="string" calcext:value-type="string">
            <text:p>50.56868180330716</text:p>
          </table:table-cell>
          <table:table-cell office:value-type="string" calcext:value-type="string">
            <text:p>129.69948667774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51.jpg</text:p>
          </table:table-cell>
          <table:table-cell office:value-type="string" calcext:value-type="string">
            <text:p>50.63591818549676</text:p>
          </table:table-cell>
          <table:table-cell office:value-type="string" calcext:value-type="string">
            <text:p>130.176438787489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52.jpg</text:p>
          </table:table-cell>
          <table:table-cell office:value-type="string" calcext:value-type="string">
            <text:p>50.71379600241325</text:p>
          </table:table-cell>
          <table:table-cell office:value-type="string" calcext:value-type="string">
            <text:p>130.750639130634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53.jpg</text:p>
          </table:table-cell>
          <table:table-cell office:value-type="string" calcext:value-type="string">
            <text:p>50.776336629548474</text:p>
          </table:table-cell>
          <table:table-cell office:value-type="string" calcext:value-type="string">
            <text:p>131.230637504746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54.jpg</text:p>
          </table:table-cell>
          <table:table-cell office:value-type="string" calcext:value-type="string">
            <text:p>50.848538559264675</text:p>
          </table:table-cell>
          <table:table-cell office:value-type="string" calcext:value-type="string">
            <text:p>131.808375885880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55.jpg</text:p>
          </table:table-cell>
          <table:table-cell office:value-type="string" calcext:value-type="string">
            <text:p>50.91762592271935</text:p>
          </table:table-cell>
          <table:table-cell office:value-type="string" calcext:value-type="string">
            <text:p>132.3879447577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56.jpg</text:p>
          </table:table-cell>
          <table:table-cell office:value-type="string" calcext:value-type="string">
            <text:p>50.983578229345</text:p>
          </table:table-cell>
          <table:table-cell office:value-type="string" calcext:value-type="string">
            <text:p>132.969275818351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57.jpg</text:p>
          </table:table-cell>
          <table:table-cell office:value-type="string" calcext:value-type="string">
            <text:p>51.036129704819075</text:p>
          </table:table-cell>
          <table:table-cell office:value-type="string" calcext:value-type="string">
            <text:p>133.4549978909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58.jpg</text:p>
          </table:table-cell>
          <table:table-cell office:value-type="string" calcext:value-type="string">
            <text:p>51.09629342612313</text:p>
          </table:table-cell>
          <table:table-cell office:value-type="string" calcext:value-type="string">
            <text:p>134.039361555617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59.jpg</text:p>
          </table:table-cell>
          <table:table-cell office:value-type="string" calcext:value-type="string">
            <text:p>51.153274279273965</text:p>
          </table:table-cell>
          <table:table-cell office:value-type="string" calcext:value-type="string">
            <text:p>134.62526884299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60.jpg</text:p>
          </table:table-cell>
          <table:table-cell office:value-type="string" calcext:value-type="string">
            <text:p>51.2070654340824</text:p>
          </table:table-cell>
          <table:table-cell office:value-type="string" calcext:value-type="string">
            <text:p>135.212651451241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961.jpg</text:p>
          </table:table-cell>
          <table:table-cell office:value-type="string" calcext:value-type="string">
            <text:p>51.24943992769316</text:p>
          </table:table-cell>
          <table:table-cell office:value-type="string" calcext:value-type="string">
            <text:p>135.70319563743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62.jpg</text:p>
          </table:table-cell>
          <table:table-cell office:value-type="string" calcext:value-type="string">
            <text:p>51.29733662924787</text:p>
          </table:table-cell>
          <table:table-cell office:value-type="string" calcext:value-type="string">
            <text:p>136.29306443453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63.jpg</text:p>
          </table:table-cell>
          <table:table-cell office:value-type="string" calcext:value-type="string">
            <text:p>51.342002651325174</text:p>
          </table:table-cell>
          <table:table-cell office:value-type="string" calcext:value-type="string">
            <text:p>136.884176326062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64.jpg</text:p>
          </table:table-cell>
          <table:table-cell office:value-type="string" calcext:value-type="string">
            <text:p>51.390015466095775</text:p>
          </table:table-cell>
          <table:table-cell office:value-type="string" calcext:value-type="string">
            <text:p>137.57526852666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image965.jpg</text:p>
          </table:table-cell>
          <table:table-cell office:value-type="string" calcext:value-type="string">
            <text:p>51.42764639332796</text:p>
          </table:table-cell>
          <table:table-cell office:value-type="string" calcext:value-type="string">
            <text:p>138.16879830515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uscat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3">
          <table:table-cell office:value-type="string" calcext:value-type="string">
            <text:p>image966.jpg</text:p>
          </table:table-cell>
          <table:table-cell office:value-type="string" calcext:value-type="string">
            <text:p>51.46201249013688</text:p>
          </table:table-cell>
          <table:table-cell office:value-type="string" calcext:value-type="string">
            <text:p>138.76328431013795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3">
          <table:table-cell office:value-type="string" calcext:value-type="string">
            <text:p>image967.jpg</text:p>
          </table:table-cell>
          <table:table-cell office:value-type="string" calcext:value-type="string">
            <text:p>51.49310351123878</text:p>
          </table:table-cell>
          <table:table-cell office:value-type="string" calcext:value-type="string">
            <text:p>139.35867190008796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3">
          <table:table-cell office:value-type="string" calcext:value-type="string">
            <text:p>image968.jpg</text:p>
          </table:table-cell>
          <table:table-cell office:value-type="string" calcext:value-type="string">
            <text:p>51.520912626444485</text:p>
          </table:table-cell>
          <table:table-cell office:value-type="string" calcext:value-type="string">
            <text:p>139.95486545236002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3">
          <table:table-cell office:value-type="string" calcext:value-type="string">
            <text:p>image969.jpg</text:p>
          </table:table-cell>
          <table:table-cell office:value-type="string" calcext:value-type="string">
            <text:p>51.54157394868378</text:p>
          </table:table-cell>
          <table:table-cell office:value-type="string" calcext:value-type="string">
            <text:p>140.45223982772035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970.jpg</text:p>
          </table:table-cell>
          <table:table-cell office:value-type="string" calcext:value-type="string">
            <text:p>51.56335200685236</text:p>
          </table:table-cell>
          <table:table-cell office:value-type="string" calcext:value-type="string">
            <text:p>141.04967647442137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litoral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3">
          <table:table-cell office:value-type="string" calcext:value-type="string">
            <text:p>image971.jpg</text:p>
          </table:table-cell>
          <table:table-cell office:value-type="string" calcext:value-type="string">
            <text:p>51.57897606457877</text:p>
          </table:table-cell>
          <table:table-cell office:value-type="string" calcext:value-type="string">
            <text:p>141.54796609513048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972.jpg</text:p>
          </table:table-cell>
          <table:table-cell office:value-type="string" calcext:value-type="string">
            <text:p>51.59469916004814</text:p>
          </table:table-cell>
          <table:table-cell office:value-type="string" calcext:value-type="string">
            <text:p>142.14634530793697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litoral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973.jpg</text:p>
          </table:table-cell>
          <table:table-cell office:value-type="string" calcext:value-type="string">
            <text:p>51.60711302886463</text:p>
          </table:table-cell>
          <table:table-cell office:value-type="string" calcext:value-type="string">
            <text:p>142.74510701133696</text:p>
          </table:table-cell>
          <table:table-cell office:value-type="float" office:value="210" calcext:value-type="float">
            <text:p>210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74.jpg</text:p>
          </table:table-cell>
          <table:table-cell office:value-type="string" calcext:value-type="string">
            <text:p>51.61621425593368</text:p>
          </table:table-cell>
          <table:table-cell office:value-type="string" calcext:value-type="string">
            <text:p>143.34416924306043</text:p>
          </table:table-cell>
          <table:table-cell office:value-type="float" office:value="210" calcext:value-type="float">
            <text:p>210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75.jpg</text:p>
          </table:table-cell>
          <table:table-cell office:value-type="string" calcext:value-type="string">
            <text:p>51.62200284125526</text:p>
          </table:table-cell>
          <table:table-cell office:value-type="string" calcext:value-type="string">
            <text:p>143.94345004083735</text:p>
          </table:table-cell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76.jpg</text:p>
          </table:table-cell>
          <table:table-cell office:value-type="string" calcext:value-type="string">
            <text:p>51.6244753697348</text:p>
          </table:table-cell>
          <table:table-cell office:value-type="string" calcext:value-type="string">
            <text:p>144.5428264612626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77.jpg</text:p>
          </table:table-cell>
          <table:table-cell office:value-type="string" calcext:value-type="string">
            <text:p>51.62400408668207</text:p>
          </table:table-cell>
          <table:table-cell office:value-type="string" calcext:value-type="string">
            <text:p>145.0423318556440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78.jpg</text:p>
          </table:table-cell>
          <table:table-cell office:value-type="string" calcext:value-type="string">
            <text:p>51.62039774680031</text:p>
          </table:table-cell>
          <table:table-cell office:value-type="string" calcext:value-type="string">
            <text:p>145.641694615691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79.jpg</text:p>
          </table:table-cell>
          <table:table-cell office:value-type="string" calcext:value-type="string">
            <text:p>51.61485846338343</text:p>
          </table:table-cell>
          <table:table-cell office:value-type="string" calcext:value-type="string">
            <text:p>146.14104974591064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0.jpg</text:p>
          </table:table-cell>
          <table:table-cell office:value-type="string" calcext:value-type="string">
            <text:p>51.60517667023493</text:p>
          </table:table-cell>
          <table:table-cell office:value-type="string" calcext:value-type="string">
            <text:p>146.74007099649907</text:p>
          </table:table-cell>
          <table:table-cell office:value-type="float" office:value="201" calcext:value-type="float">
            <text:p>201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1.jpg</text:p>
          </table:table-cell>
          <table:table-cell office:value-type="string" calcext:value-type="string">
            <text:p>51.59457963173766</text:p>
          </table:table-cell>
          <table:table-cell office:value-type="string" calcext:value-type="string">
            <text:p>147.239016315368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2.jpg</text:p>
          </table:table-cell>
          <table:table-cell office:value-type="string" calcext:value-type="string">
            <text:p>51.57882921551161</text:p>
          </table:table-cell>
          <table:table-cell office:value-type="string" calcext:value-type="string">
            <text:p>147.8374091885533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3.jpg</text:p>
          </table:table-cell>
          <table:table-cell office:value-type="string" calcext:value-type="string">
            <text:p>51.563177837028526</text:p>
          </table:table-cell>
          <table:table-cell office:value-type="string" calcext:value-type="string">
            <text:p>148.3356988092624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4.jpg</text:p>
          </table:table-cell>
          <table:table-cell office:value-type="string" calcext:value-type="string">
            <text:p>51.54137245810326</text:p>
          </table:table-cell>
          <table:table-cell office:value-type="string" calcext:value-type="string">
            <text:p>148.9331354559634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5.jpg</text:p>
          </table:table-cell>
          <table:table-cell office:value-type="string" calcext:value-type="string">
            <text:p>51.511770418240424</text:p>
          </table:table-cell>
          <table:table-cell office:value-type="string" calcext:value-type="string">
            <text:p>149.62933663806285</text:p>
          </table:table-cell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6.jpg</text:p>
          </table:table-cell>
          <table:table-cell office:value-type="string" calcext:value-type="string">
            <text:p>51.487888661807474</text:p>
          </table:table-cell>
          <table:table-cell office:value-type="string" calcext:value-type="string">
            <text:p>150.1260006737495</text:p>
          </table:table-cell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7.jpg</text:p>
          </table:table-cell>
          <table:table-cell office:value-type="string" calcext:value-type="string">
            <text:p>51.456220489720714</text:p>
          </table:table-cell>
          <table:table-cell office:value-type="string" calcext:value-type="string">
            <text:p>150.72126532029446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8.jpg</text:p>
          </table:table-cell>
          <table:table-cell office:value-type="string" calcext:value-type="string">
            <text:p>51.42733220462614</text:p>
          </table:table-cell>
          <table:table-cell office:value-type="string" calcext:value-type="string">
            <text:p>151.21661795966045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89.jpg</text:p>
          </table:table-cell>
          <table:table-cell office:value-type="string" calcext:value-type="string">
            <text:p>51.389673956637274</text:p>
          </table:table-cell>
          <table:table-cell office:value-type="string" calcext:value-type="string">
            <text:p>151.81014773815622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0.jpg</text:p>
          </table:table-cell>
          <table:table-cell office:value-type="string" calcext:value-type="string">
            <text:p>51.35580646363777</text:p>
          </table:table-cell>
          <table:table-cell office:value-type="string" calcext:value-type="string">
            <text:p>152.30394309439146</text:p>
          </table:table-cell>
          <table:table-cell office:value-type="float" office:value="201" calcext:value-type="float">
            <text:p>201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1.jpg</text:p>
          </table:table-cell>
          <table:table-cell office:value-type="string" calcext:value-type="string">
            <text:p>51.31218887559807</text:p>
          </table:table-cell>
          <table:table-cell office:value-type="string" calcext:value-type="string">
            <text:p>152.89546479727125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2.jpg</text:p>
          </table:table-cell>
          <table:table-cell office:value-type="string" calcext:value-type="string">
            <text:p>51.273366080355714</text:p>
          </table:table-cell>
          <table:table-cell office:value-type="string" calcext:value-type="string">
            <text:p>153.38747064394394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3.jpg</text:p>
          </table:table-cell>
          <table:table-cell office:value-type="string" calcext:value-type="string">
            <text:p>51.2238301334002</text:p>
          </table:table-cell>
          <table:table-cell office:value-type="string" calcext:value-type="string">
            <text:p>153.97669740326262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4.jpg</text:p>
          </table:table-cell>
          <table:table-cell office:value-type="string" calcext:value-type="string">
            <text:p>51.18009301705002</text:p>
          </table:table-cell>
          <table:table-cell office:value-type="string" calcext:value-type="string">
            <text:p>154.46668151394098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5.jpg</text:p>
          </table:table-cell>
          <table:table-cell office:value-type="string" calcext:value-type="string">
            <text:p>51.124672862124534</text:p>
          </table:table-cell>
          <table:table-cell office:value-type="string" calcext:value-type="string">
            <text:p>155.05335378251007</text:p>
          </table:table-cell>
          <table:table-cell office:value-type="float" office:value="201" calcext:value-type="float">
            <text:p>201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6.jpg</text:p>
          </table:table-cell>
          <table:table-cell office:value-type="string" calcext:value-type="string">
            <text:p>51.066069839045824</text:p>
          </table:table-cell>
          <table:table-cell office:value-type="string" calcext:value-type="string">
            <text:p>155.6385097490834</text:p>
          </table:table-cell>
          <table:table-cell office:value-type="float" office:value="210" calcext:value-type="float">
            <text:p>210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7.jpg</text:p>
          </table:table-cell>
          <table:table-cell office:value-type="string" calcext:value-type="string">
            <text:p>51.014805854230296</text:p>
          </table:table-cell>
          <table:table-cell office:value-type="string" calcext:value-type="string">
            <text:p>156.124928501015</text:p>
          </table:table-cell>
          <table:table-cell office:value-type="float" office:value="210" calcext:value-type="float">
            <text:p>210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998.jpg</text:p>
          </table:table-cell>
          <table:table-cell office:value-type="string" calcext:value-type="string">
            <text:p>50.95039717035708</text:p>
          </table:table-cell>
          <table:table-cell office:value-type="string" calcext:value-type="string">
            <text:p>156.70713382586692</text:p>
          </table:table-cell>
          <table:table-cell office:value-type="float" office:value="150" calcext:value-type="float">
            <text:p>150</text:p>
          </table:table-cell>
          <table:table-cell office:value-type="float" office:value="68452" calcext:value-type="float">
            <text:p>68452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999.jpg</text:p>
          </table:table-cell>
          <table:table-cell office:value-type="string" calcext:value-type="string">
            <text:p>50.89432131727127</text:p>
          </table:table-cell>
          <table:table-cell office:value-type="string" calcext:value-type="string">
            <text:p>157.1909844266706</text:p>
          </table:table-cell>
          <table:table-cell office:value-type="float" office:value="104" calcext:value-type="float">
            <text:p>104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1000.jpg</text:p>
          </table:table-cell>
          <table:table-cell office:value-type="string" calcext:value-type="string">
            <text:p>50.824158199022314</text:p>
          </table:table-cell>
          <table:table-cell office:value-type="string" calcext:value-type="string">
            <text:p>157.76996590223425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1001.jpg</text:p>
          </table:table-cell>
          <table:table-cell office:value-type="string" calcext:value-type="string">
            <text:p>50.750887344701006</text:p>
          </table:table-cell>
          <table:table-cell office:value-type="string" calcext:value-type="string">
            <text:p>158.34708956634364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1002.jpg</text:p>
          </table:table-cell>
          <table:table-cell office:value-type="string" calcext:value-type="string">
            <text:p>50.68746220806827</text:p>
          </table:table-cell>
          <table:table-cell office:value-type="string" calcext:value-type="string">
            <text:p>158.82656884607854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1003.jpg</text:p>
          </table:table-cell>
          <table:table-cell office:value-type="string" calcext:value-type="string">
            <text:p>50.60852912692501</text:p>
          </table:table-cell>
          <table:table-cell office:value-type="string" calcext:value-type="string">
            <text:p>159.40011349106285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image1004.jpg</text:p>
          </table:table-cell>
          <table:table-cell office:value-type="string" calcext:value-type="string">
            <text:p>50.54041165033247</text:p>
          </table:table-cell>
          <table:table-cell office:value-type="string" calcext:value-type="string">
            <text:p>159.87651918567124</text:p>
          </table:table-cell>
          <table:table-cell office:value-type="float" office:value="-5278" calcext:value-type="float">
            <text:p>-52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05.jpg</text:p>
          </table:table-cell>
          <table:table-cell office:value-type="string" calcext:value-type="string">
            <text:p>50.4558812291644</text:p>
          </table:table-cell>
          <table:table-cell office:value-type="string" calcext:value-type="string">
            <text:p>160.44626624547703</text:p>
          </table:table-cell>
          <table:table-cell office:value-type="float" office:value="-5289" calcext:value-type="float">
            <text:p>-52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06.jpg</text:p>
          </table:table-cell>
          <table:table-cell office:value-type="string" calcext:value-type="string">
            <text:p>50.353445467087134</text:p>
          </table:table-cell>
          <table:table-cell office:value-type="string" calcext:value-type="string">
            <text:p>161.10824817983467</text:p>
          </table:table-cell>
          <table:table-cell office:value-type="float" office:value="-5237" calcext:value-type="float">
            <text:p>-52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07.jpg</text:p>
          </table:table-cell>
          <table:table-cell office:value-type="string" calcext:value-type="string">
            <text:p>50.26238880016711</text:p>
          </table:table-cell>
          <table:table-cell office:value-type="string" calcext:value-type="string">
            <text:p>161.67324142797813</text:p>
          </table:table-cell>
          <table:table-cell office:value-type="float" office:value="-5278" calcext:value-type="float">
            <text:p>-52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08.jpg</text:p>
          </table:table-cell>
          <table:table-cell office:value-type="string" calcext:value-type="string">
            <text:p>50.16835417076896</text:p>
          </table:table-cell>
          <table:table-cell office:value-type="string" calcext:value-type="string">
            <text:p>162.2359533929388</text:p>
          </table:table-cell>
          <table:table-cell office:value-type="float" office:value="-5290" calcext:value-type="float">
            <text:p>-52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09.jpg</text:p>
          </table:table-cell>
          <table:table-cell office:value-type="string" calcext:value-type="string">
            <text:p>50.08773061780612</text:p>
          </table:table-cell>
          <table:table-cell office:value-type="string" calcext:value-type="string">
            <text:p>162.7030836906543</text:p>
          </table:table-cell>
          <table:table-cell office:value-type="float" office:value="-5249" calcext:value-type="float">
            <text:p>-524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0.jpg</text:p>
          </table:table-cell>
          <table:table-cell office:value-type="string" calcext:value-type="string">
            <text:p>49.98828989367991</text:p>
          </table:table-cell>
          <table:table-cell office:value-type="string" calcext:value-type="string">
            <text:p>163.26145165530284</text:p>
          </table:table-cell>
          <table:table-cell office:value-type="float" office:value="-5234" calcext:value-type="float">
            <text:p>-52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1.jpg</text:p>
          </table:table-cell>
          <table:table-cell office:value-type="string" calcext:value-type="string">
            <text:p>49.90319256681072</text:p>
          </table:table-cell>
          <table:table-cell office:value-type="string" calcext:value-type="string">
            <text:p>163.7248799904882</text:p>
          </table:table-cell>
          <table:table-cell office:value-type="float" office:value="-5276" calcext:value-type="float">
            <text:p>-52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2.jpg</text:p>
          </table:table-cell>
          <table:table-cell office:value-type="string" calcext:value-type="string">
            <text:p>49.79842088003731</text:p>
          </table:table-cell>
          <table:table-cell office:value-type="string" calcext:value-type="string">
            <text:p>164.2787263699062</text:p>
          </table:table-cell>
          <table:table-cell office:value-type="float" office:value="-5367" calcext:value-type="float">
            <text:p>-53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3.jpg</text:p>
          </table:table-cell>
          <table:table-cell office:value-type="string" calcext:value-type="string">
            <text:p>49.70891466605888</text:p>
          </table:table-cell>
          <table:table-cell office:value-type="string" calcext:value-type="string">
            <text:p>164.73832979915636</text:p>
          </table:table-cell>
          <table:table-cell office:value-type="float" office:value="-5299" calcext:value-type="float">
            <text:p>-52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4.jpg</text:p>
          </table:table-cell>
          <table:table-cell office:value-type="string" calcext:value-type="string">
            <text:p>49.598893978908315</text:p>
          </table:table-cell>
          <table:table-cell office:value-type="string" calcext:value-type="string">
            <text:p>165.2874906688037</text:p>
          </table:table-cell>
          <table:table-cell office:value-type="float" office:value="-5218" calcext:value-type="float">
            <text:p>-52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5.jpg</text:p>
          </table:table-cell>
          <table:table-cell office:value-type="string" calcext:value-type="string">
            <text:p>49.48603876325219</text:p>
          </table:table-cell>
          <table:table-cell office:value-type="string" calcext:value-type="string">
            <text:p>165.8340287458098</text:p>
          </table:table-cell>
          <table:table-cell office:value-type="float" office:value="-5237" calcext:value-type="float">
            <text:p>-52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6.jpg</text:p>
          </table:table-cell>
          <table:table-cell office:value-type="string" calcext:value-type="string">
            <text:p>49.389849209170904</text:p>
          </table:table-cell>
          <table:table-cell office:value-type="string" calcext:value-type="string">
            <text:p>166.28745768405028</text:p>
          </table:table-cell>
          <table:table-cell office:value-type="float" office:value="-5278" calcext:value-type="float">
            <text:p>-52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7.jpg</text:p>
          </table:table-cell>
          <table:table-cell office:value-type="string" calcext:value-type="string">
            <text:p>49.251934029450005</text:p>
          </table:table-cell>
          <table:table-cell office:value-type="string" calcext:value-type="string">
            <text:p>166.91908625773638</text:p>
          </table:table-cell>
          <table:table-cell office:value-type="float" office:value="-5290" calcext:value-type="float">
            <text:p>-52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8.jpg</text:p>
          </table:table-cell>
          <table:table-cell office:value-type="string" calcext:value-type="string">
            <text:p>49.130735737722716</text:p>
          </table:table-cell>
          <table:table-cell office:value-type="string" calcext:value-type="string">
            <text:p>167.45751007000848</text:p>
          </table:table-cell>
          <table:table-cell office:value-type="float" office:value="-5249" calcext:value-type="float">
            <text:p>-524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19.jpg</text:p>
          </table:table-cell>
          <table:table-cell office:value-type="string" calcext:value-type="string">
            <text:p>49.02764769257971</text:p>
          </table:table-cell>
          <table:table-cell office:value-type="string" calcext:value-type="string">
            <text:p>167.90408149832226</text:p>
          </table:table-cell>
          <table:table-cell office:value-type="float" office:value="-5234" calcext:value-type="float">
            <text:p>-52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0.jpg</text:p>
          </table:table-cell>
          <table:table-cell office:value-type="string" calcext:value-type="string">
            <text:p>48.90145653256914</text:p>
          </table:table-cell>
          <table:table-cell office:value-type="string" calcext:value-type="string">
            <text:p>168.43738266871685</text:p>
          </table:table-cell>
          <table:table-cell office:value-type="float" office:value="-5276" calcext:value-type="float">
            <text:p>-5276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1.jpg</text:p>
          </table:table-cell>
          <table:table-cell office:value-type="string" calcext:value-type="string">
            <text:p>48.79424646826204</text:p>
          </table:table-cell>
          <table:table-cell office:value-type="string" calcext:value-type="string">
            <text:p>168.87963741747518</text:p>
          </table:table-cell>
          <table:table-cell office:value-type="float" office:value="-5307" calcext:value-type="float">
            <text:p>-530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2.jpg</text:p>
          </table:table-cell>
          <table:table-cell office:value-type="string" calcext:value-type="string">
            <text:p>48.66315464752198</text:p>
          </table:table-cell>
          <table:table-cell office:value-type="string" calcext:value-type="string">
            <text:p>169.40770666296552</text:p>
          </table:table-cell>
          <table:table-cell office:value-type="float" office:value="-5233" calcext:value-type="float">
            <text:p>-5233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3.jpg</text:p>
          </table:table-cell>
          <table:table-cell office:value-type="string" calcext:value-type="string">
            <text:p>48.55189428103706</text:p>
          </table:table-cell>
          <table:table-cell office:value-type="string" calcext:value-type="string">
            <text:p>169.8455354491417</text:p>
          </table:table-cell>
          <table:table-cell office:value-type="float" office:value="-5278" calcext:value-type="float">
            <text:p>-5278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4.jpg</text:p>
          </table:table-cell>
          <table:table-cell office:value-type="string" calcext:value-type="string">
            <text:p>48.41598717693214</text:p>
          </table:table-cell>
          <table:table-cell office:value-type="string" calcext:value-type="string">
            <text:p>170.3682634867011</text:p>
          </table:table-cell>
          <table:table-cell office:value-type="float" office:value="-5289" calcext:value-type="float">
            <text:p>-5289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5.jpg</text:p>
          </table:table-cell>
          <table:table-cell office:value-type="string" calcext:value-type="string">
            <text:p>48.27748801603721</text:p>
          </table:table-cell>
          <table:table-cell office:value-type="string" calcext:value-type="string">
            <text:p>170.8880408825391</text:p>
          </table:table-cell>
          <table:table-cell office:value-type="float" office:value="-5237" calcext:value-type="float">
            <text:p>-523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6.jpg</text:p>
          </table:table-cell>
          <table:table-cell office:value-type="string" calcext:value-type="string">
            <text:p>48.160114630245126</text:p>
          </table:table-cell>
          <table:table-cell office:value-type="string" calcext:value-type="string">
            <text:p>171.31891653614016</text:p>
          </table:table-cell>
          <table:table-cell office:value-type="float" office:value="-5233" calcext:value-type="float">
            <text:p>-5233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7.jpg</text:p>
          </table:table-cell>
          <table:table-cell office:value-type="string" calcext:value-type="string">
            <text:p>47.99283305218776</text:p>
          </table:table-cell>
          <table:table-cell office:value-type="string" calcext:value-type="string">
            <text:p>171.9186481264023</text:p>
          </table:table-cell>
          <table:table-cell office:value-type="float" office:value="-5237" calcext:value-type="float">
            <text:p>-523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8.jpg</text:p>
          </table:table-cell>
          <table:table-cell office:value-type="string" calcext:value-type="string">
            <text:p>47.84672506055743</text:p>
          </table:table-cell>
          <table:table-cell office:value-type="string" calcext:value-type="string">
            <text:p>172.4294233329142</text:p>
          </table:table-cell>
          <table:table-cell office:value-type="float" office:value="-5278" calcext:value-type="float">
            <text:p>-5278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29.jpg</text:p>
          </table:table-cell>
          <table:table-cell office:value-type="string" calcext:value-type="string">
            <text:p>47.698137710258386</text:p>
          </table:table-cell>
          <table:table-cell office:value-type="string" calcext:value-type="string">
            <text:p>172.93717959581295</text:p>
          </table:table-cell>
          <table:table-cell office:value-type="float" office:value="-5287" calcext:value-type="float">
            <text:p>-52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0.jpg</text:p>
          </table:table-cell>
          <table:table-cell office:value-type="string" calcext:value-type="string">
            <text:p>47.57243832386806</text:p>
          </table:table-cell>
          <table:table-cell office:value-type="string" calcext:value-type="string">
            <text:p>173.35796022982075</text:p>
          </table:table-cell>
          <table:table-cell office:value-type="float" office:value="-5237" calcext:value-type="float">
            <text:p>-52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1.jpg</text:p>
          </table:table-cell>
          <table:table-cell office:value-type="string" calcext:value-type="string">
            <text:p>47.4193669543789</text:p>
          </table:table-cell>
          <table:table-cell office:value-type="string" calcext:value-type="string">
            <text:p>173.86010207722174</text:p>
          </table:table-cell>
          <table:table-cell office:value-type="float" office:value="-5234" calcext:value-type="float">
            <text:p>-52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2.jpg</text:p>
          </table:table-cell>
          <table:table-cell office:value-type="string" calcext:value-type="string">
            <text:p>47.28996902055301</text:p>
          </table:table-cell>
          <table:table-cell office:value-type="string" calcext:value-type="string">
            <text:p>174.2761835410806</text:p>
          </table:table-cell>
          <table:table-cell office:value-type="float" office:value="-5263" calcext:value-type="float">
            <text:p>-52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3.jpg</text:p>
          </table:table-cell>
          <table:table-cell office:value-type="string" calcext:value-type="string">
            <text:p>47.13251266961671</text:p>
          </table:table-cell>
          <table:table-cell office:value-type="string" calcext:value-type="string">
            <text:p>174.77265633147047</text:p>
          </table:table-cell>
          <table:table-cell office:value-type="float" office:value="-5233" calcext:value-type="float">
            <text:p>-5233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4.jpg</text:p>
          </table:table-cell>
          <table:table-cell office:value-type="string" calcext:value-type="string">
            <text:p>46.972696488322164</text:p>
          </table:table-cell>
          <table:table-cell office:value-type="string" calcext:value-type="string">
            <text:p>175.26602821597717</text:p>
          </table:table-cell>
          <table:table-cell office:value-type="float" office:value="-5237" calcext:value-type="float">
            <text:p>-5237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5.jpg</text:p>
          </table:table-cell>
          <table:table-cell office:value-type="string" calcext:value-type="string">
            <text:p>46.72861284814259</text:p>
          </table:table-cell>
          <table:table-cell office:value-type="string" calcext:value-type="string">
            <text:p>176.00023257061852</text:p>
          </table:table-cell>
          <table:table-cell office:value-type="float" office:value="-5278" calcext:value-type="float">
            <text:p>-5278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6.jpg</text:p>
          </table:table-cell>
          <table:table-cell office:value-type="string" calcext:value-type="string">
            <text:p>46.53520921160451</text:p>
          </table:table-cell>
          <table:table-cell office:value-type="string" calcext:value-type="string">
            <text:p>176.5664279320559</text:p>
          </table:table-cell>
          <table:table-cell office:value-type="float" office:value="-5290" calcext:value-type="float">
            <text:p>-5290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7.jpg</text:p>
          </table:table-cell>
          <table:table-cell office:value-type="string" calcext:value-type="string">
            <text:p>46.36698506744168</text:p>
          </table:table-cell>
          <table:table-cell office:value-type="string" calcext:value-type="string">
            <text:p>177.04833875913533</text:p>
          </table:table-cell>
          <table:table-cell office:value-type="float" office:value="-5246" calcext:value-type="float">
            <text:p>-5246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8.jpg</text:p>
          </table:table-cell>
          <table:table-cell office:value-type="string" calcext:value-type="string">
            <text:p>46.22509813271842</text:p>
          </table:table-cell>
          <table:table-cell office:value-type="string" calcext:value-type="string">
            <text:p>177.44753599536588</text:p>
          </table:table-cell>
          <table:table-cell office:value-type="float" office:value="-5278" calcext:value-type="float">
            <text:p>-5278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39.jpg</text:p>
          </table:table-cell>
          <table:table-cell office:value-type="string" calcext:value-type="string">
            <text:p>46.052806610904845</text:p>
          </table:table-cell>
          <table:table-cell office:value-type="string" calcext:value-type="string">
            <text:p>177.92369580316415</text:p>
          </table:table-cell>
          <table:table-cell office:value-type="float" office:value="-5290" calcext:value-type="float">
            <text:p>-5290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0.jpg</text:p>
          </table:table-cell>
          <table:table-cell office:value-type="string" calcext:value-type="string">
            <text:p>45.907566053299114</text:p>
          </table:table-cell>
          <table:table-cell office:value-type="string" calcext:value-type="string">
            <text:p>178.31809824659737</text:p>
          </table:table-cell>
          <table:table-cell office:value-type="float" office:value="-5249" calcext:value-type="float">
            <text:p>-5249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1.jpg</text:p>
          </table:table-cell>
          <table:table-cell office:value-type="string" calcext:value-type="string">
            <text:p>45.731299361388594</text:p>
          </table:table-cell>
          <table:table-cell office:value-type="string" calcext:value-type="string">
            <text:p>178.7885070351145</text:p>
          </table:table-cell>
          <table:table-cell office:value-type="float" office:value="-5234" calcext:value-type="float">
            <text:p>-52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2.jpg</text:p>
          </table:table-cell>
          <table:table-cell office:value-type="string" calcext:value-type="string">
            <text:p>45.55290506555161</text:p>
          </table:table-cell>
          <table:table-cell office:value-type="string" calcext:value-type="string">
            <text:p>179.2557739366134</text:p>
          </table:table-cell>
          <table:table-cell office:value-type="float" office:value="-5302" calcext:value-type="float">
            <text:p>-53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3.jpg</text:p>
          </table:table-cell>
          <table:table-cell office:value-type="string" calcext:value-type="string">
            <text:p>45.40263065852758</text:p>
          </table:table-cell>
          <table:table-cell office:value-type="string" calcext:value-type="string">
            <text:p>179.64277245498633</text:p>
          </table:table-cell>
          <table:table-cell office:value-type="float" office:value="-5234" calcext:value-type="float">
            <text:p>-52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4.jpg</text:p>
          </table:table-cell>
          <table:table-cell office:value-type="string" calcext:value-type="string">
            <text:p>45.22039779637706</text:p>
          </table:table-cell>
          <table:table-cell office:value-type="string" calcext:value-type="string">
            <text:p>-179.89570802033023</text:p>
          </table:table-cell>
          <table:table-cell office:value-type="float" office:value="-5276" calcext:value-type="float">
            <text:p>-52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5.jpg</text:p>
          </table:table-cell>
          <table:table-cell office:value-type="string" calcext:value-type="string">
            <text:p>45.03610904728635</text:p>
          </table:table-cell>
          <table:table-cell office:value-type="string" calcext:value-type="string">
            <text:p>-179.43732036475234</text:p>
          </table:table-cell>
          <table:table-cell office:value-type="float" office:value="-5307" calcext:value-type="float">
            <text:p>-53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6.jpg</text:p>
          </table:table-cell>
          <table:table-cell office:value-type="string" calcext:value-type="string">
            <text:p>44.88098179085703</text:p>
          </table:table-cell>
          <table:table-cell office:value-type="string" calcext:value-type="string">
            <text:p>-179.05771211106136</text:p>
          </table:table-cell>
          <table:table-cell office:value-type="float" office:value="-5233" calcext:value-type="float">
            <text:p>-52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7.jpg</text:p>
          </table:table-cell>
          <table:table-cell office:value-type="string" calcext:value-type="string">
            <text:p>44.66146634112199</text:p>
          </table:table-cell>
          <table:table-cell office:value-type="string" calcext:value-type="string">
            <text:p>-178.52990241275947</text:p>
          </table:table-cell>
          <table:table-cell office:value-type="float" office:value="-5278" calcext:value-type="float">
            <text:p>-52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8.jpg</text:p>
          </table:table-cell>
          <table:table-cell office:value-type="string" calcext:value-type="string">
            <text:p>44.47116702556168</text:p>
          </table:table-cell>
          <table:table-cell office:value-type="string" calcext:value-type="string">
            <text:p>-178.08085845596614</text:p>
          </table:table-cell>
          <table:table-cell office:value-type="float" office:value="-5289" calcext:value-type="float">
            <text:p>-52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49.jpg</text:p>
          </table:table-cell>
          <table:table-cell office:value-type="string" calcext:value-type="string">
            <text:p>44.31109471217326</text:p>
          </table:table-cell>
          <table:table-cell office:value-type="string" calcext:value-type="string">
            <text:p>-177.70902295755064</text:p>
          </table:table-cell>
          <table:table-cell office:value-type="float" office:value="-5237" calcext:value-type="float">
            <text:p>-52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0.jpg</text:p>
          </table:table-cell>
          <table:table-cell office:value-type="string" calcext:value-type="string">
            <text:p>44.11723686805537</text:p>
          </table:table-cell>
          <table:table-cell office:value-type="string" calcext:value-type="string">
            <text:p>-177.2656617181468</text:p>
          </table:table-cell>
          <table:table-cell office:value-type="float" office:value="-5267" calcext:value-type="float">
            <text:p>-52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1.jpg</text:p>
          </table:table-cell>
          <table:table-cell office:value-type="string" calcext:value-type="string">
            <text:p>43.95423440351301</text:p>
          </table:table-cell>
          <table:table-cell office:value-type="string" calcext:value-type="string">
            <text:p>-176.89855271063695</text:p>
          </table:table-cell>
          <table:table-cell office:value-type="float" office:value="-5234" calcext:value-type="float">
            <text:p>-52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2.jpg</text:p>
          </table:table-cell>
          <table:table-cell office:value-type="string" calcext:value-type="string">
            <text:p>43.75690682329676</text:p>
          </table:table-cell>
          <table:table-cell office:value-type="string" calcext:value-type="string">
            <text:p>-176.46081954710917</text:p>
          </table:table-cell>
          <table:table-cell office:value-type="float" office:value="-5299" calcext:value-type="float">
            <text:p>-52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3.jpg</text:p>
          </table:table-cell>
          <table:table-cell office:value-type="string" calcext:value-type="string">
            <text:p>47.698137710258386</text:p>
          </table:table-cell>
          <table:table-cell office:value-type="string" calcext:value-type="string">
            <text:p>172.93717959581295</text:p>
          </table:table-cell>
          <table:table-cell office:value-type="float" office:value="-5218" calcext:value-type="float">
            <text:p>-52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4.jpg</text:p>
          </table:table-cell>
          <table:table-cell office:value-type="string" calcext:value-type="string">
            <text:p>43.390333985636765</text:p>
          </table:table-cell>
          <table:table-cell office:value-type="string" calcext:value-type="string">
            <text:p>-175.66626364096157</text:p>
          </table:table-cell>
          <table:table-cell office:value-type="float" office:value="-5237" calcext:value-type="float">
            <text:p>-52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5.jpg</text:p>
          </table:table-cell>
          <table:table-cell office:value-type="string" calcext:value-type="string">
            <text:p>43.085874888288856</text:p>
          </table:table-cell>
          <table:table-cell office:value-type="string" calcext:value-type="string">
            <text:p>-175.02376140611682</text:p>
          </table:table-cell>
          <table:table-cell office:value-type="float" office:value="-5278" calcext:value-type="float">
            <text:p>-52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6.jpg</text:p>
          </table:table-cell>
          <table:table-cell office:value-type="string" calcext:value-type="string">
            <text:p>42.7774201302765</text:p>
          </table:table-cell>
          <table:table-cell office:value-type="string" calcext:value-type="string">
            <text:p>-174.3880347189287</text:p>
          </table:table-cell>
          <table:table-cell office:value-type="float" office:value="-5290" calcext:value-type="float">
            <text:p>-52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7.jpg</text:p>
          </table:table-cell>
          <table:table-cell office:value-type="string" calcext:value-type="string">
            <text:p>42.53480498076848</text:p>
          </table:table-cell>
          <table:table-cell office:value-type="string" calcext:value-type="string">
            <text:p>-173.89822819316876</text:p>
          </table:table-cell>
          <table:table-cell office:value-type="float" office:value="-5249" calcext:value-type="float">
            <text:p>-524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8.jpg</text:p>
          </table:table-cell>
          <table:table-cell office:value-type="string" calcext:value-type="string">
            <text:p>42.32499522984402</text:p>
          </table:table-cell>
          <table:table-cell office:value-type="string" calcext:value-type="string">
            <text:p>-173.48161397455465</text:p>
          </table:table-cell>
          <table:table-cell office:value-type="float" office:value="-5234" calcext:value-type="float">
            <text:p>-52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59.jpg</text:p>
          </table:table-cell>
          <table:table-cell office:value-type="string" calcext:value-type="string">
            <text:p>42.148865141716904</text:p>
          </table:table-cell>
          <table:table-cell office:value-type="string" calcext:value-type="string">
            <text:p>-173.13668942146901</text:p>
          </table:table-cell>
          <table:table-cell office:value-type="float" office:value="-5276" calcext:value-type="float">
            <text:p>-52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0.jpg</text:p>
          </table:table-cell>
          <table:table-cell office:value-type="string" calcext:value-type="string">
            <text:p>41.935981805665946</text:p>
          </table:table-cell>
          <table:table-cell office:value-type="string" calcext:value-type="string">
            <text:p>-172.72547105229924</text:p>
          </table:table-cell>
          <table:table-cell office:value-type="float" office:value="-5307" calcext:value-type="float">
            <text:p>-53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1.jpg</text:p>
          </table:table-cell>
          <table:table-cell office:value-type="string" calcext:value-type="string">
            <text:p>41.75732454754593</text:p>
          </table:table-cell>
          <table:table-cell office:value-type="string" calcext:value-type="string">
            <text:p>-172.3850271033091</text:p>
          </table:table-cell>
          <table:table-cell office:value-type="float" office:value="-5233" calcext:value-type="float">
            <text:p>-52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2.jpg</text:p>
          </table:table-cell>
          <table:table-cell office:value-type="string" calcext:value-type="string">
            <text:p>41.54144617354392</text:p>
          </table:table-cell>
          <table:table-cell office:value-type="string" calcext:value-type="string">
            <text:p>-171.97913628169195</text:p>
          </table:table-cell>
          <table:table-cell office:value-type="float" office:value="-5278" calcext:value-type="float">
            <text:p>-52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3.jpg</text:p>
          </table:table-cell>
          <table:table-cell office:value-type="string" calcext:value-type="string">
            <text:p>41.32396953527613</text:p>
          </table:table-cell>
          <table:table-cell office:value-type="string" calcext:value-type="string">
            <text:p>-171.5761277999045</text:p>
          </table:table-cell>
          <table:table-cell office:value-type="float" office:value="-5289" calcext:value-type="float">
            <text:p>-5289</text:p>
          </table:table-cell>
          <table:table-cell office:value-type="float" office:value="59872" calcext:value-type="float">
            <text:p>59872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4.jpg</text:p>
          </table:table-cell>
          <table:table-cell office:value-type="string" calcext:value-type="string">
            <text:p>41.1415317674505</text:p>
          </table:table-cell>
          <table:table-cell office:value-type="string" calcext:value-type="string">
            <text:p>-171.24248671932773</text:p>
          </table:table-cell>
          <table:table-cell office:value-type="float" office:value="-5293" calcext:value-type="float">
            <text:p>-5293</text:p>
          </table:table-cell>
          <table:table-cell office:value-type="float" office:value="76583" calcext:value-type="float">
            <text:p>76583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5.jpg</text:p>
          </table:table-cell>
          <table:table-cell office:value-type="string" calcext:value-type="string">
            <text:p>40.92117961954213</text:p>
          </table:table-cell>
          <table:table-cell office:value-type="string" calcext:value-type="string">
            <text:p>-170.84471016244453</text:p>
          </table:table-cell>
          <table:table-cell office:value-type="float" office:value="-5289" calcext:value-type="float">
            <text:p>-5289</text:p>
          </table:table-cell>
          <table:table-cell office:value-type="float" office:value="208586" calcext:value-type="float">
            <text:p>208586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6.jpg</text:p>
          </table:table-cell>
          <table:table-cell office:value-type="string" calcext:value-type="string">
            <text:p>40.699290679070515</text:p>
          </table:table-cell>
          <table:table-cell office:value-type="string" calcext:value-type="string">
            <text:p>-170.4497613038777</text:p>
          </table:table-cell>
          <table:table-cell office:value-type="float" office:value="-5237" calcext:value-type="float">
            <text:p>-5237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7.jpg</text:p>
          </table:table-cell>
          <table:table-cell office:value-type="string" calcext:value-type="string">
            <text:p>40.438507226370255</text:p>
          </table:table-cell>
          <table:table-cell office:value-type="string" calcext:value-type="string">
            <text:p>-169.99252112008037</text:p>
          </table:table-cell>
          <table:table-cell office:value-type="float" office:value="-5276" calcext:value-type="float">
            <text:p>-5276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8.jpg</text:p>
          </table:table-cell>
          <table:table-cell office:value-type="string" calcext:value-type="string">
            <text:p>40.213367115853714</text:p>
          </table:table-cell>
          <table:table-cell office:value-type="string" calcext:value-type="string">
            <text:p>-169.60361014873985</text:p>
          </table:table-cell>
          <table:table-cell office:value-type="float" office:value="-5367" calcext:value-type="float">
            <text:p>-5367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69.jpg</text:p>
          </table:table-cell>
          <table:table-cell office:value-type="string" calcext:value-type="string">
            <text:p>40.02462849851875</text:p>
          </table:table-cell>
          <table:table-cell office:value-type="string" calcext:value-type="string">
            <text:p>-169.2816213708871</text:p>
          </table:table-cell>
          <table:table-cell office:value-type="float" office:value="-5299" calcext:value-type="float">
            <text:p>-5299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70.jpg</text:p>
          </table:table-cell>
          <table:table-cell office:value-type="string" calcext:value-type="string">
            <text:p>39.79681095384756</text:p>
          </table:table-cell>
          <table:table-cell office:value-type="string" calcext:value-type="string">
            <text:p>-168.8977374187757</text:p>
          </table:table-cell>
          <table:table-cell office:value-type="float" office:value="-5271" calcext:value-type="float">
            <text:p>-5271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71.jpg</text:p>
          </table:table-cell>
          <table:table-cell office:value-type="string" calcext:value-type="string">
            <text:p>39.60587643069444</text:p>
          </table:table-cell>
          <table:table-cell office:value-type="string" calcext:value-type="string">
            <text:p>-168.57991505631668</text:p>
          </table:table-cell>
          <table:table-cell office:value-type="float" office:value="-5293" calcext:value-type="float">
            <text:p>-5293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image1072.jpg</text:p>
          </table:table-cell>
          <table:table-cell office:value-type="string" calcext:value-type="string">
            <text:p>39.37545999904406</text:p>
          </table:table-cell>
          <table:table-cell office:value-type="string" calcext:value-type="string">
            <text:p>-168.2009898215427</text:p>
          </table:table-cell>
          <table:table-cell office:value-type="float" office:value="-5272" calcext:value-type="float">
            <text:p>-5272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73</text:p>
          </table:table-cell>
          <table:table-cell table:style-name="ce2" office:value-type="float" office:value="39.1436536238976" calcext:value-type="float">
            <text:p>39.1436536238976</text:p>
          </table:table-cell>
          <table:table-cell table:style-name="ce2" office:value-type="float" office:value="-167.824728360545" calcext:value-type="float">
            <text:p>-167.824728360545</text:p>
          </table:table-cell>
          <table:table-cell table:style-name="ce2" office:value-type="float" office:value="5746" calcext:value-type="float">
            <text:p>574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ectiune Stefan</text:p>
          </table:table-cell>
        </table:table-row>
        <table:table-row table:style-name="ro2">
          <table:table-cell table:style-name="ce1" office:value-type="string" calcext:value-type="string">
            <text:p>image1074</text:p>
          </table:table-cell>
          <table:table-cell table:style-name="ce2" office:value-type="float" office:value="38.9494337797537" calcext:value-type="float">
            <text:p>38.9494337797537</text:p>
          </table:table-cell>
          <table:table-cell table:style-name="ce2" office:value-type="float" office:value="-167.513203432501" calcext:value-type="float">
            <text:p>-167.513203432501</text:p>
          </table:table-cell>
          <table:table-cell table:style-name="ce2" office:value-type="float" office:value="5667" calcext:value-type="float">
            <text:p>566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75</text:p>
          </table:table-cell>
          <table:table-cell table:style-name="ce2" office:value-type="float" office:value="38.7151343855601" calcext:value-type="float">
            <text:p>38.7151343855601</text:p>
          </table:table-cell>
          <table:table-cell table:style-name="ce2" office:value-type="float" office:value="-167.141777745435" calcext:value-type="float">
            <text:p>-167.141777745435</text:p>
          </table:table-cell>
          <table:table-cell table:style-name="ce2" office:value-type="float" office:value="5654" calcext:value-type="float">
            <text:p>565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76</text:p>
          </table:table-cell>
          <table:table-cell table:style-name="ce2" office:value-type="float" office:value="38.4794996893839" calcext:value-type="float">
            <text:p>38.4794996893839</text:p>
          </table:table-cell>
          <table:table-cell table:style-name="ce2" office:value-type="float" office:value="-166.772961190633" calcext:value-type="float">
            <text:p>-166.772961190633</text:p>
          </table:table-cell>
          <table:table-cell table:style-name="ce2" office:value-type="float" office:value="5672" calcext:value-type="float">
            <text:p>567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77</text:p>
          </table:table-cell>
          <table:table-cell table:style-name="ce2" office:value-type="float" office:value="38.242553596887" calcext:value-type="float">
            <text:p>38.242553596887</text:p>
          </table:table-cell>
          <table:table-cell table:style-name="ce2" office:value-type="float" office:value="-166.406712786959" calcext:value-type="float">
            <text:p>-166.406712786959</text:p>
          </table:table-cell>
          <table:table-cell table:style-name="ce2" office:value-type="float" office:value="5580" calcext:value-type="float">
            <text:p>558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78</text:p>
          </table:table-cell>
          <table:table-cell table:style-name="ce2" office:value-type="float" office:value="38.0043165986369" calcext:value-type="float">
            <text:p>38.0043165986369</text:p>
          </table:table-cell>
          <table:table-cell table:style-name="ce2" office:value-type="float" office:value="-166.043018874034" calcext:value-type="float">
            <text:p>-166.043018874034</text:p>
          </table:table-cell>
          <table:table-cell table:style-name="ce2" office:value-type="float" office:value="5688" calcext:value-type="float">
            <text:p>568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79</text:p>
          </table:table-cell>
          <table:table-cell table:style-name="ce2" office:value-type="float" office:value="37.7648057701067" calcext:value-type="float">
            <text:p>37.7648057701067</text:p>
          </table:table-cell>
          <table:table-cell table:style-name="ce2" office:value-type="float" office:value="-165.681852131102" calcext:value-type="float">
            <text:p>-165.681852131102</text:p>
          </table:table-cell>
          <table:table-cell table:style-name="ce2" office:value-type="float" office:value="5547" calcext:value-type="float">
            <text:p>554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0</text:p>
          </table:table-cell>
          <table:table-cell table:style-name="ce2" office:value-type="float" office:value="37.5642543406022" calcext:value-type="float">
            <text:p>37.5642543406022</text:p>
          </table:table-cell>
          <table:table-cell table:style-name="ce2" office:value-type="float" office:value="-165.382799128482" calcext:value-type="float">
            <text:p>-165.382799128482</text:p>
          </table:table-cell>
          <table:table-cell table:style-name="ce2" office:value-type="float" office:value="5612" calcext:value-type="float">
            <text:p>561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1</text:p>
          </table:table-cell>
          <table:table-cell table:style-name="ce2" office:value-type="float" office:value="37.3224588137945" calcext:value-type="float">
            <text:p>37.3224588137945</text:p>
          </table:table-cell>
          <table:table-cell table:style-name="ce2" office:value-type="float" office:value="-165.026194951916" calcext:value-type="float">
            <text:p>-165.026194951916</text:p>
          </table:table-cell>
          <table:table-cell table:style-name="ce2" office:value-type="float" office:value="5414" calcext:value-type="float">
            <text:p>541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2</text:p>
          </table:table-cell>
          <table:table-cell table:style-name="ce2" office:value-type="float" office:value="37.0794440982201" calcext:value-type="float">
            <text:p>37.0794440982201</text:p>
          </table:table-cell>
          <table:table-cell table:style-name="ce2" office:value-type="float" office:value="-164.672063303829" calcext:value-type="float">
            <text:p>-164.672063303829</text:p>
          </table:table-cell>
          <table:table-cell table:style-name="ce2" office:value-type="float" office:value="5226" calcext:value-type="float">
            <text:p>522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3</text:p>
          </table:table-cell>
          <table:table-cell table:style-name="ce2" office:value-type="float" office:value="36.8352306844463" calcext:value-type="float">
            <text:p>36.8352306844463</text:p>
          </table:table-cell>
          <table:table-cell table:style-name="ce2" office:value-type="float" office:value="-164.320349542708" calcext:value-type="float">
            <text:p>-164.320349542708</text:p>
          </table:table-cell>
          <table:table-cell table:style-name="ce2" office:value-type="float" office:value="5858" calcext:value-type="float">
            <text:p>585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4</text:p>
          </table:table-cell>
          <table:table-cell table:style-name="ce2" office:value-type="float" office:value="36.5898288177569" calcext:value-type="float">
            <text:p>36.5898288177569</text:p>
          </table:table-cell>
          <table:table-cell table:style-name="ce2" office:value-type="float" office:value="-163.971053668554" calcext:value-type="float">
            <text:p>-163.971053668554</text:p>
          </table:table-cell>
          <table:table-cell table:style-name="ce2" office:value-type="float" office:value="6053" calcext:value-type="float">
            <text:p>605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5</text:p>
          </table:table-cell>
          <table:table-cell table:style-name="ce2" office:value-type="float" office:value="36.38444161432" calcext:value-type="float">
            <text:p>36.38444161432</text:p>
          </table:table-cell>
          <table:table-cell table:style-name="ce2" office:value-type="float" office:value="-163.681795157204" calcext:value-type="float">
            <text:p>-163.681795157204</text:p>
          </table:table-cell>
          <table:table-cell table:style-name="ce2" office:value-type="float" office:value="5780" calcext:value-type="float">
            <text:p>578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6</text:p>
          </table:table-cell>
          <table:table-cell table:style-name="ce2" office:value-type="float" office:value="36.1369189738933" calcext:value-type="float">
            <text:p>36.1369189738933</text:p>
          </table:table-cell>
          <table:table-cell table:style-name="ce2" office:value-type="float" office:value="-163.336843283361" calcext:value-type="float">
            <text:p>-163.336843283361</text:p>
          </table:table-cell>
          <table:table-cell table:style-name="ce2" office:value-type="float" office:value="5831" calcext:value-type="float">
            <text:p>583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7</text:p>
          </table:table-cell>
          <table:table-cell table:style-name="ce2" office:value-type="float" office:value="35.888265937159" calcext:value-type="float">
            <text:p>35.888265937159</text:p>
          </table:table-cell>
          <table:table-cell table:style-name="ce2" office:value-type="float" office:value="-162.994227334215" calcext:value-type="float">
            <text:p>-162.994227334215</text:p>
          </table:table-cell>
          <table:table-cell table:style-name="ce2" office:value-type="float" office:value="6003" calcext:value-type="float">
            <text:p>600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8</text:p>
          </table:table-cell>
          <table:table-cell table:style-name="ce2" office:value-type="float" office:value="35.5967637086666" calcext:value-type="float">
            <text:p>35.5967637086666</text:p>
          </table:table-cell>
          <table:table-cell table:style-name="ce2" office:value-type="float" office:value="-162.597420664194" calcext:value-type="float">
            <text:p>-162.597420664194</text:p>
          </table:table-cell>
          <table:table-cell table:style-name="ce2" office:value-type="float" office:value="5616" calcext:value-type="float">
            <text:p>561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89</text:p>
          </table:table-cell>
          <table:table-cell table:style-name="ce2" office:value-type="float" office:value="35.3876335615646" calcext:value-type="float">
            <text:p>35.3876335615646</text:p>
          </table:table-cell>
          <table:table-cell table:style-name="ce2" office:value-type="float" office:value="-162.315893926985" calcext:value-type="float">
            <text:p>-162.315893926985</text:p>
          </table:table-cell>
          <table:table-cell table:style-name="ce2" office:value-type="float" office:value="5811" calcext:value-type="float">
            <text:p>581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0</text:p>
          </table:table-cell>
          <table:table-cell table:style-name="ce2" office:value-type="float" office:value="35.1356849585558" calcext:value-type="float">
            <text:p>35.1356849585558</text:p>
          </table:table-cell>
          <table:table-cell table:style-name="ce2" office:value-type="float" office:value="-161.980135487765" calcext:value-type="float">
            <text:p>-161.980135487765</text:p>
          </table:table-cell>
          <table:table-cell table:style-name="ce2" office:value-type="float" office:value="5874" calcext:value-type="float">
            <text:p>587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1</text:p>
          </table:table-cell>
          <table:table-cell table:style-name="ce2" office:value-type="float" office:value="34.882674261131" calcext:value-type="float">
            <text:p>34.882674261131</text:p>
          </table:table-cell>
          <table:table-cell table:style-name="ce2" office:value-type="float" office:value="-161.646603690215" calcext:value-type="float">
            <text:p>-161.646603690215</text:p>
          </table:table-cell>
          <table:table-cell table:style-name="ce2" office:value-type="float" office:value="5926" calcext:value-type="float">
            <text:p>592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2</text:p>
          </table:table-cell>
          <table:table-cell table:style-name="ce2" office:value-type="float" office:value="34.6286151296686" calcext:value-type="float">
            <text:p>34.6286151296686</text:p>
          </table:table-cell>
          <table:table-cell table:style-name="ce2" office:value-type="float" office:value="-161.315284873956" calcext:value-type="float">
            <text:p>-161.315284873956</text:p>
          </table:table-cell>
          <table:table-cell table:style-name="ce2" office:value-type="float" office:value="5830" calcext:value-type="float">
            <text:p>583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3</text:p>
          </table:table-cell>
          <table:table-cell table:style-name="ce2" office:value-type="float" office:value="34.4161108691166" calcext:value-type="float">
            <text:p>34.4161108691166</text:p>
          </table:table-cell>
          <table:table-cell table:style-name="ce2" office:value-type="float" office:value="-161.040861533483" calcext:value-type="float">
            <text:p>-161.040861533483</text:p>
          </table:table-cell>
          <table:table-cell table:style-name="ce2" office:value-type="float" office:value="5951" calcext:value-type="float">
            <text:p>595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4</text:p>
          </table:table-cell>
          <table:table-cell table:style-name="ce2" office:value-type="float" office:value="34.1601734356324" calcext:value-type="float">
            <text:p>34.1601734356324</text:p>
          </table:table-cell>
          <table:table-cell table:style-name="ce2" office:value-type="float" office:value="-160.713517887321" calcext:value-type="float">
            <text:p>-160.713517887321</text:p>
          </table:table-cell>
          <table:table-cell table:style-name="ce2" office:value-type="float" office:value="6013" calcext:value-type="float">
            <text:p>601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5</text:p>
          </table:table-cell>
          <table:table-cell table:style-name="ce2" office:value-type="float" office:value="33.9032319643403" calcext:value-type="float">
            <text:p>33.9032319643403</text:p>
          </table:table-cell>
          <table:table-cell table:style-name="ce2" office:value-type="float" office:value="-160.388318920559" calcext:value-type="float">
            <text:p>-160.388318920559</text:p>
          </table:table-cell>
          <table:table-cell table:style-name="ce2" office:value-type="float" office:value="5956" calcext:value-type="float">
            <text:p>595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6</text:p>
          </table:table-cell>
          <table:table-cell table:style-name="ce2" office:value-type="float" office:value="33.6453069458077" calcext:value-type="float">
            <text:p>33.6453069458077</text:p>
          </table:table-cell>
          <table:table-cell table:style-name="ce2" office:value-type="float" office:value="-160.065237312439" calcext:value-type="float">
            <text:p>-160.065237312439</text:p>
          </table:table-cell>
          <table:table-cell table:style-name="ce2" office:value-type="float" office:value="5959" calcext:value-type="float">
            <text:p>595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7</text:p>
          </table:table-cell>
          <table:table-cell table:style-name="ce2" office:value-type="float" office:value="33.3864086253184" calcext:value-type="float">
            <text:p>33.3864086253184</text:p>
          </table:table-cell>
          <table:table-cell table:style-name="ce2" office:value-type="float" office:value="-159.744245742205" calcext:value-type="float">
            <text:p>-159.744245742205</text:p>
          </table:table-cell>
          <table:table-cell table:style-name="ce2" office:value-type="float" office:value="6055" calcext:value-type="float">
            <text:p>605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8</text:p>
          </table:table-cell>
          <table:table-cell table:style-name="ce2" office:value-type="float" office:value="33.083155056359" calcext:value-type="float">
            <text:p>33.083155056359</text:p>
          </table:table-cell>
          <table:table-cell table:style-name="ce2" office:value-type="float" office:value="-159.372341941898" calcext:value-type="float">
            <text:p>-159.372341941898</text:p>
          </table:table-cell>
          <table:table-cell table:style-name="ce2" office:value-type="float" office:value="6009" calcext:value-type="float">
            <text:p>600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099</text:p>
          </table:table-cell>
          <table:table-cell table:style-name="ce2" office:value-type="float" office:value="32.8222042640241" calcext:value-type="float">
            <text:p>32.8222042640241</text:p>
          </table:table-cell>
          <table:table-cell table:style-name="ce2" office:value-type="float" office:value="-159.055776334246" calcext:value-type="float">
            <text:p>-159.055776334246</text:p>
          </table:table-cell>
          <table:table-cell table:style-name="ce2" office:value-type="float" office:value="6017" calcext:value-type="float">
            <text:p>601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0</text:p>
          </table:table-cell>
          <table:table-cell table:style-name="ce2" office:value-type="float" office:value="32.6040411917447" calcext:value-type="float">
            <text:p>32.6040411917447</text:p>
          </table:table-cell>
          <table:table-cell table:style-name="ce2" office:value-type="float" office:value="-158.793510730496" calcext:value-type="float">
            <text:p>-158.793510730496</text:p>
          </table:table-cell>
          <table:table-cell table:style-name="ce2" office:value-type="float" office:value="5969" calcext:value-type="float">
            <text:p>596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1</text:p>
          </table:table-cell>
          <table:table-cell table:style-name="ce2" office:value-type="float" office:value="32.3414101728739" calcext:value-type="float">
            <text:p>32.3414101728739</text:p>
          </table:table-cell>
          <table:table-cell table:style-name="ce2" office:value-type="float" office:value="-158.480606104239" calcext:value-type="float">
            <text:p>-158.480606104239</text:p>
          </table:table-cell>
          <table:table-cell table:style-name="ce2" office:value-type="float" office:value="5959" calcext:value-type="float">
            <text:p>595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2</text:p>
          </table:table-cell>
          <table:table-cell table:style-name="ce2" office:value-type="float" office:value="31.9898432608205" calcext:value-type="float">
            <text:p>31.9898432608205</text:p>
          </table:table-cell>
          <table:table-cell table:style-name="ce2" office:value-type="float" office:value="-158.066464414105" calcext:value-type="float">
            <text:p>-158.066464414105</text:p>
          </table:table-cell>
          <table:table-cell table:style-name="ce2" office:value-type="float" office:value="6163" calcext:value-type="float">
            <text:p>616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3</text:p>
          </table:table-cell>
          <table:table-cell table:style-name="ce2" office:value-type="float" office:value="31.5924662700037" calcext:value-type="float">
            <text:p>31.5924662700037</text:p>
          </table:table-cell>
          <table:table-cell table:style-name="ce2" office:value-type="float" office:value="-157.604634343185" calcext:value-type="float">
            <text:p>-157.604634343185</text:p>
          </table:table-cell>
          <table:table-cell table:style-name="ce2" office:value-type="float" office:value="6261" calcext:value-type="float">
            <text:p>626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4</text:p>
          </table:table-cell>
          <table:table-cell table:style-name="ce2" office:value-type="float" office:value="31.1486747286821" calcext:value-type="float">
            <text:p>31.1486747286821</text:p>
          </table:table-cell>
          <table:table-cell table:style-name="ce2" office:value-type="float" office:value="-157.096495589693" calcext:value-type="float">
            <text:p>-157.096495589693</text:p>
          </table:table-cell>
          <table:table-cell table:style-name="ce2" office:value-type="float" office:value="5838" calcext:value-type="float">
            <text:p>583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5</text:p>
          </table:table-cell>
          <table:table-cell table:style-name="ce2" office:value-type="float" office:value="30.7472815866334" calcext:value-type="float">
            <text:p>30.7472815866334</text:p>
          </table:table-cell>
          <table:table-cell table:style-name="ce2" office:value-type="float" office:value="-156.643558425072" calcext:value-type="float">
            <text:p>-156.643558425072</text:p>
          </table:table-cell>
          <table:table-cell table:style-name="ce2" office:value-type="float" office:value="5790" calcext:value-type="float">
            <text:p>579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6</text:p>
          </table:table-cell>
          <table:table-cell table:style-name="ce2" office:value-type="float" office:value="30.2542068153556" calcext:value-type="float">
            <text:p>30.2542068153556</text:p>
          </table:table-cell>
          <table:table-cell table:style-name="ce2" office:value-type="float" office:value="-156.095531366827" calcext:value-type="float">
            <text:p>-156.095531366827</text:p>
          </table:table-cell>
          <table:table-cell table:style-name="ce2" office:value-type="float" office:value="5949" calcext:value-type="float">
            <text:p>594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7</text:p>
          </table:table-cell>
          <table:table-cell table:style-name="ce2" office:value-type="float" office:value="29.8488043522641" calcext:value-type="float">
            <text:p>29.8488043522641</text:p>
          </table:table-cell>
          <table:table-cell table:style-name="ce2" office:value-type="float" office:value="-155.651582731155" calcext:value-type="float">
            <text:p>-155.651582731155</text:p>
          </table:table-cell>
          <table:table-cell table:style-name="ce2" office:value-type="float" office:value="5517" calcext:value-type="float">
            <text:p>551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8</text:p>
          </table:table-cell>
          <table:table-cell table:style-name="ce2" office:value-type="float" office:value="29.4416670211234" calcext:value-type="float">
            <text:p>29.4416670211234</text:p>
          </table:table-cell>
          <table:table-cell table:style-name="ce2" office:value-type="float" office:value="-155.211540963688" calcext:value-type="float">
            <text:p>-155.211540963688</text:p>
          </table:table-cell>
          <table:table-cell table:style-name="ce2" office:value-type="float" office:value="5882" calcext:value-type="float">
            <text:p>58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09</text:p>
          </table:table-cell>
          <table:table-cell table:style-name="ce2" office:value-type="float" office:value="29.0328358030685" calcext:value-type="float">
            <text:p>29.0328358030685</text:p>
          </table:table-cell>
          <table:table-cell table:style-name="ce2" office:value-type="float" office:value="-154.775324102156" calcext:value-type="float">
            <text:p>-154.775324102156</text:p>
          </table:table-cell>
          <table:table-cell table:style-name="ce2" office:value-type="float" office:value="5967" calcext:value-type="float">
            <text:p>596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0</text:p>
          </table:table-cell>
          <table:table-cell table:style-name="ce2" office:value-type="float" office:value="28.5766440533088" calcext:value-type="float">
            <text:p>28.5766440533088</text:p>
          </table:table-cell>
          <table:table-cell table:style-name="ce2" office:value-type="float" office:value="-154.295038860099" calcext:value-type="float">
            <text:p>-154.295038860099</text:p>
          </table:table-cell>
          <table:table-cell table:style-name="ce2" office:value-type="float" office:value="5704" calcext:value-type="float">
            <text:p>570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1</text:p>
          </table:table-cell>
          <table:table-cell table:style-name="ce2" office:value-type="float" office:value="28.1184715486897" calcext:value-type="float">
            <text:p>28.1184715486897</text:p>
          </table:table-cell>
          <table:table-cell table:style-name="ce2" office:value-type="float" office:value="-153.81928886365" calcext:value-type="float">
            <text:p>-153.81928886365</text:p>
          </table:table-cell>
          <table:table-cell table:style-name="ce2" office:value-type="float" office:value="5632" calcext:value-type="float">
            <text:p>563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2</text:p>
          </table:table-cell>
          <table:table-cell table:style-name="ce2" office:value-type="float" office:value="27.6122572009961" calcext:value-type="float">
            <text:p>27.6122572009961</text:p>
          </table:table-cell>
          <table:table-cell table:style-name="ce2" office:value-type="float" office:value="-153.301055090565" calcext:value-type="float">
            <text:p>-153.301055090565</text:p>
          </table:table-cell>
          <table:table-cell table:style-name="ce2" office:value-type="float" office:value="5413" calcext:value-type="float">
            <text:p>541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3</text:p>
          </table:table-cell>
          <table:table-cell table:style-name="ce2" office:value-type="float" office:value="27.1500975734491" calcext:value-type="float">
            <text:p>27.1500975734491</text:p>
          </table:table-cell>
          <table:table-cell table:style-name="ce2" office:value-type="float" office:value="-152.834471207983" calcext:value-type="float">
            <text:p>-152.834471207983</text:p>
          </table:table-cell>
          <table:table-cell table:style-name="ce2" office:value-type="float" office:value="5408" calcext:value-type="float">
            <text:p>540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4</text:p>
          </table:table-cell>
          <table:table-cell table:style-name="ce2" office:value-type="float" office:value="26.7325988453374" calcext:value-type="float">
            <text:p>26.7325988453374</text:p>
          </table:table-cell>
          <table:table-cell table:style-name="ce2" office:value-type="float" office:value="-152.418130196936" calcext:value-type="float">
            <text:p>-152.418130196936</text:p>
          </table:table-cell>
          <table:table-cell table:style-name="ce2" office:value-type="float" office:value="5508" calcext:value-type="float">
            <text:p>550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5</text:p>
          </table:table-cell>
          <table:table-cell table:style-name="ce2" office:value-type="float" office:value="26.3136640699528" calcext:value-type="float">
            <text:p>26.3136640699528</text:p>
          </table:table-cell>
          <table:table-cell table:style-name="ce2" office:value-type="float" office:value="-152.005135978582" calcext:value-type="float">
            <text:p>-152.005135978582</text:p>
          </table:table-cell>
          <table:table-cell table:style-name="ce2" office:value-type="float" office:value="5465" calcext:value-type="float">
            <text:p>546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6</text:p>
          </table:table-cell>
          <table:table-cell table:style-name="ce2" office:value-type="float" office:value="25.8465440175211" calcext:value-type="float">
            <text:p>25.8465440175211</text:p>
          </table:table-cell>
          <table:table-cell table:style-name="ce2" office:value-type="float" office:value="-151.55006779494" calcext:value-type="float">
            <text:p>-151.55006779494</text:p>
          </table:table-cell>
          <table:table-cell table:style-name="ce2" office:value-type="float" office:value="5613" calcext:value-type="float">
            <text:p>561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7</text:p>
          </table:table-cell>
          <table:table-cell table:style-name="ce2" office:value-type="float" office:value="25.42469958155" calcext:value-type="float">
            <text:p>25.42469958155</text:p>
          </table:table-cell>
          <table:table-cell table:style-name="ce2" office:value-type="float" office:value="-151.143862784621" calcext:value-type="float">
            <text:p>-151.143862784621</text:p>
          </table:table-cell>
          <table:table-cell table:style-name="ce2" office:value-type="float" office:value="5547" calcext:value-type="float">
            <text:p>554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8</text:p>
          </table:table-cell>
          <table:table-cell table:style-name="ce2" office:value-type="float" office:value="24.9073178745635" calcext:value-type="float">
            <text:p>24.9073178745635</text:p>
          </table:table-cell>
          <table:table-cell table:style-name="ce2" office:value-type="float" office:value="-150.65159739076" calcext:value-type="float">
            <text:p>-150.65159739076</text:p>
          </table:table-cell>
          <table:table-cell table:style-name="ce2" office:value-type="float" office:value="5326" calcext:value-type="float">
            <text:p>532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19</text:p>
          </table:table-cell>
          <table:table-cell table:style-name="ce2" office:value-type="float" office:value="24.435307406686" calcext:value-type="float">
            <text:p>24.435307406686</text:p>
          </table:table-cell>
          <table:table-cell table:style-name="ce2" office:value-type="float" office:value="-150.208003924925" calcext:value-type="float">
            <text:p>-150.208003924925</text:p>
          </table:table-cell>
          <table:table-cell table:style-name="ce2" office:value-type="float" office:value="5977" calcext:value-type="float">
            <text:p>597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0</text:p>
          </table:table-cell>
          <table:table-cell table:style-name="ce2" office:value-type="float" office:value="24.0091821496526" calcext:value-type="float">
            <text:p>24.0091821496526</text:p>
          </table:table-cell>
          <table:table-cell table:style-name="ce2" office:value-type="float" office:value="-149.811880273821" calcext:value-type="float">
            <text:p>-149.811880273821</text:p>
          </table:table-cell>
          <table:table-cell table:style-name="ce2" office:value-type="float" office:value="5378" calcext:value-type="float">
            <text:p>537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1</text:p>
          </table:table-cell>
          <table:table-cell table:style-name="ce2" office:value-type="float" office:value="23.5342893419454" calcext:value-type="float">
            <text:p>23.5342893419454</text:p>
          </table:table-cell>
          <table:table-cell table:style-name="ce2" office:value-type="float" office:value="-149.375116997155" calcext:value-type="float">
            <text:p>-149.375116997155</text:p>
          </table:table-cell>
          <table:table-cell table:style-name="ce2" office:value-type="float" office:value="5751" calcext:value-type="float">
            <text:p>575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2</text:p>
          </table:table-cell>
          <table:table-cell table:style-name="ce2" office:value-type="float" office:value="23.1056437451083" calcext:value-type="float">
            <text:p>23.1056437451083</text:p>
          </table:table-cell>
          <table:table-cell table:style-name="ce2" office:value-type="float" office:value="-148.984990252142" calcext:value-type="float">
            <text:p>-148.984990252142</text:p>
          </table:table-cell>
          <table:table-cell table:style-name="ce2" office:value-type="float" office:value="5852" calcext:value-type="float">
            <text:p>585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3</text:p>
          </table:table-cell>
          <table:table-cell table:style-name="ce2" office:value-type="float" office:value="22.6280273994695" calcext:value-type="float">
            <text:p>22.6280273994695</text:p>
          </table:table-cell>
          <table:table-cell table:style-name="ce2" office:value-type="float" office:value="-148.55470199481" calcext:value-type="float">
            <text:p>-148.55470199481</text:p>
          </table:table-cell>
          <table:table-cell table:style-name="ce2" office:value-type="float" office:value="5981" calcext:value-type="float">
            <text:p>598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4</text:p>
          </table:table-cell>
          <table:table-cell table:style-name="ce2" office:value-type="float" office:value="21.9090475364882" calcext:value-type="float">
            <text:p>21.9090475364882</text:p>
          </table:table-cell>
          <table:table-cell table:style-name="ce2" office:value-type="float" office:value="-147.915409948875" calcext:value-type="float">
            <text:p>-147.915409948875</text:p>
          </table:table-cell>
          <table:table-cell table:style-name="ce2" office:value-type="float" office:value="5662" calcext:value-type="float">
            <text:p>56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5</text:p>
          </table:table-cell>
          <table:table-cell table:style-name="ce2" office:value-type="float" office:value="21.4762372318047" calcext:value-type="float">
            <text:p>21.4762372318047</text:p>
          </table:table-cell>
          <table:table-cell table:style-name="ce2" office:value-type="float" office:value="-147.53525528005" calcext:value-type="float">
            <text:p>-147.53525528005</text:p>
          </table:table-cell>
          <table:table-cell table:style-name="ce2" office:value-type="float" office:value="5698" calcext:value-type="float">
            <text:p>569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6</text:p>
          </table:table-cell>
          <table:table-cell table:style-name="ce2" office:value-type="float" office:value="20.9941283292393" calcext:value-type="float">
            <text:p>20.9941283292393</text:p>
          </table:table-cell>
          <table:table-cell table:style-name="ce2" office:value-type="float" office:value="-147.115772381985" calcext:value-type="float">
            <text:p>-147.115772381985</text:p>
          </table:table-cell>
          <table:table-cell table:style-name="ce2" office:value-type="float" office:value="5814" calcext:value-type="float">
            <text:p>581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7</text:p>
          </table:table-cell>
          <table:table-cell table:style-name="ce2" office:value-type="float" office:value="20.5107865775288" calcext:value-type="float">
            <text:p>20.5107865775288</text:p>
          </table:table-cell>
          <table:table-cell table:style-name="ce2" office:value-type="float" office:value="-146.699253786019" calcext:value-type="float">
            <text:p>-146.699253786019</text:p>
          </table:table-cell>
          <table:table-cell table:style-name="ce2" office:value-type="float" office:value="5722" calcext:value-type="float">
            <text:p>572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8</text:p>
          </table:table-cell>
          <table:table-cell table:style-name="ce2" office:value-type="float" office:value="20.0747575461989" calcext:value-type="float">
            <text:p>20.0747575461989</text:p>
          </table:table-cell>
          <table:table-cell table:style-name="ce2" office:value-type="float" office:value="-146.326885532848" calcext:value-type="float">
            <text:p>-146.326885532848</text:p>
          </table:table-cell>
          <table:table-cell table:style-name="ce2" office:value-type="float" office:value="5782" calcext:value-type="float">
            <text:p>57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29</text:p>
          </table:table-cell>
          <table:table-cell table:style-name="ce2" office:value-type="float" office:value="19.5891789075352" calcext:value-type="float">
            <text:p>19.5891789075352</text:p>
          </table:table-cell>
          <table:table-cell table:style-name="ce2" office:value-type="float" office:value="-145.915803767462" calcext:value-type="float">
            <text:p>-145.915803767462</text:p>
          </table:table-cell>
          <table:table-cell table:style-name="ce2" office:value-type="float" office:value="5987" calcext:value-type="float">
            <text:p>598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0</text:p>
          </table:table-cell>
          <table:table-cell table:style-name="ce2" office:value-type="float" office:value="19.0537484256669" calcext:value-type="float">
            <text:p>19.0537484256669</text:p>
          </table:table-cell>
          <table:table-cell table:style-name="ce2" office:value-type="float" office:value="-145.466773471047" calcext:value-type="float">
            <text:p>-145.466773471047</text:p>
          </table:table-cell>
          <table:table-cell table:style-name="ce2" office:value-type="float" office:value="6001" calcext:value-type="float">
            <text:p>600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1</text:p>
          </table:table-cell>
          <table:table-cell table:style-name="ce2" office:value-type="float" office:value="18.7611414140762" calcext:value-type="float">
            <text:p>18.7611414140762</text:p>
          </table:table-cell>
          <table:table-cell table:style-name="ce2" office:value-type="float" office:value="-145.223195264866" calcext:value-type="float">
            <text:p>-145.223195264866</text:p>
          </table:table-cell>
          <table:table-cell table:style-name="ce2" office:value-type="float" office:value="5914" calcext:value-type="float">
            <text:p>591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2</text:p>
          </table:table-cell>
          <table:table-cell table:style-name="ce2" office:value-type="float" office:value="18.4681519118921" calcext:value-type="float">
            <text:p>18.4681519118921</text:p>
          </table:table-cell>
          <table:table-cell table:style-name="ce2" office:value-type="float" office:value="-144.98055962479" calcext:value-type="float">
            <text:p>-144.98055962479</text:p>
          </table:table-cell>
          <table:table-cell table:style-name="ce2" office:value-type="float" office:value="5997" calcext:value-type="float">
            <text:p>599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3</text:p>
          </table:table-cell>
          <table:table-cell table:style-name="ce2" office:value-type="float" office:value="18.2237079792338" calcext:value-type="float">
            <text:p>18.2237079792338</text:p>
          </table:table-cell>
          <table:table-cell table:style-name="ce2" office:value-type="float" office:value="-144.779069044275" calcext:value-type="float">
            <text:p>-144.779069044275</text:p>
          </table:table-cell>
          <table:table-cell table:style-name="ce2" office:value-type="float" office:value="5971" calcext:value-type="float">
            <text:p>597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4</text:p>
          </table:table-cell>
          <table:table-cell table:style-name="ce2" office:value-type="float" office:value="17.9300388732272" calcext:value-type="float">
            <text:p>17.9300388732272</text:p>
          </table:table-cell>
          <table:table-cell table:style-name="ce2" office:value-type="float" office:value="-144.538099970357" calcext:value-type="float">
            <text:p>-144.538099970357</text:p>
          </table:table-cell>
          <table:table-cell table:style-name="ce2" office:value-type="float" office:value="5536" calcext:value-type="float">
            <text:p>553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5</text:p>
          </table:table-cell>
          <table:table-cell table:style-name="ce2" office:value-type="float" office:value="17.6360094747419" calcext:value-type="float">
            <text:p>17.6360094747419</text:p>
          </table:table-cell>
          <table:table-cell table:style-name="ce2" office:value-type="float" office:value="-144.298005160653" calcext:value-type="float">
            <text:p>-144.298005160653</text:p>
          </table:table-cell>
          <table:table-cell table:style-name="ce2" office:value-type="float" office:value="6014" calcext:value-type="float">
            <text:p>601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6</text:p>
          </table:table-cell>
          <table:table-cell table:style-name="ce2" office:value-type="float" office:value="17.3416283215143" calcext:value-type="float">
            <text:p>17.3416283215143</text:p>
          </table:table-cell>
          <table:table-cell table:style-name="ce2" office:value-type="float" office:value="-144.058784615162" calcext:value-type="float">
            <text:p>-144.058784615162</text:p>
          </table:table-cell>
          <table:table-cell table:style-name="ce2" office:value-type="float" office:value="5823" calcext:value-type="float">
            <text:p>582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7</text:p>
          </table:table-cell>
          <table:table-cell table:style-name="ce2" office:value-type="float" office:value="17.0469022437337" calcext:value-type="float">
            <text:p>17.0469022437337</text:p>
          </table:table-cell>
          <table:table-cell table:style-name="ce2" office:value-type="float" office:value="-143.820411013129" calcext:value-type="float">
            <text:p>-143.820411013129</text:p>
          </table:table-cell>
          <table:table-cell table:style-name="ce2" office:value-type="float" office:value="5872" calcext:value-type="float">
            <text:p>587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8</text:p>
          </table:table-cell>
          <table:table-cell table:style-name="ce2" office:value-type="float" office:value="16.7518397791365" calcext:value-type="float">
            <text:p>16.7518397791365</text:p>
          </table:table-cell>
          <table:table-cell table:style-name="ce2" office:value-type="float" office:value="-143.582870694174" calcext:value-type="float">
            <text:p>-143.582870694174</text:p>
          </table:table-cell>
          <table:table-cell table:style-name="ce2" office:value-type="float" office:value="5903" calcext:value-type="float">
            <text:p>590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39</text:p>
          </table:table-cell>
          <table:table-cell table:style-name="ce2" office:value-type="float" office:value="16.5057002520167" calcext:value-type="float">
            <text:p>16.5057002520167</text:p>
          </table:table-cell>
          <table:table-cell table:style-name="ce2" office:value-type="float" office:value="-143.385546529052" calcext:value-type="float">
            <text:p>-143.385546529052</text:p>
          </table:table-cell>
          <table:table-cell table:style-name="ce2" office:value-type="float" office:value="5678" calcext:value-type="float">
            <text:p>567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0</text:p>
          </table:table-cell>
          <table:table-cell table:style-name="ce2" office:value-type="float" office:value="16.2100367307725" calcext:value-type="float">
            <text:p>16.2100367307725</text:p>
          </table:table-cell>
          <table:table-cell table:style-name="ce2" office:value-type="float" office:value="-143.149495191337" calcext:value-type="float">
            <text:p>-143.149495191337</text:p>
          </table:table-cell>
          <table:table-cell table:style-name="ce2" office:value-type="float" office:value="5911" calcext:value-type="float">
            <text:p>591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1</text:p>
          </table:table-cell>
          <table:table-cell table:style-name="ce2" office:value-type="float" office:value="15.7165623934282" calcext:value-type="float">
            <text:p>15.7165623934282</text:p>
          </table:table-cell>
          <table:table-cell table:style-name="ce2" office:value-type="float" office:value="-142.757811163193" calcext:value-type="float">
            <text:p>-142.757811163193</text:p>
          </table:table-cell>
          <table:table-cell table:style-name="ce2" office:value-type="float" office:value="5201" calcext:value-type="float">
            <text:p>520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2</text:p>
          </table:table-cell>
          <table:table-cell table:style-name="ce2" office:value-type="float" office:value="15.3706235572508" calcext:value-type="float">
            <text:p>15.3706235572508</text:p>
          </table:table-cell>
          <table:table-cell table:style-name="ce2" office:value-type="float" office:value="-142.484890464338" calcext:value-type="float">
            <text:p>-142.484890464338</text:p>
          </table:table-cell>
          <table:table-cell table:style-name="ce2" office:value-type="float" office:value="5425" calcext:value-type="float">
            <text:p>542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3</text:p>
          </table:table-cell>
          <table:table-cell table:style-name="ce2" office:value-type="float" office:value="15.1232767941953" calcext:value-type="float">
            <text:p>15.1232767941953</text:p>
          </table:table-cell>
          <table:table-cell table:style-name="ce2" office:value-type="float" office:value="-142.290557922073" calcext:value-type="float">
            <text:p>-142.290557922073</text:p>
          </table:table-cell>
          <table:table-cell table:style-name="ce2" office:value-type="float" office:value="5726" calcext:value-type="float">
            <text:p>572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4</text:p>
          </table:table-cell>
          <table:table-cell table:style-name="ce2" office:value-type="float" office:value="14.7271019166725" calcext:value-type="float">
            <text:p>14.7271019166725</text:p>
          </table:table-cell>
          <table:table-cell table:style-name="ce2" office:value-type="float" office:value="-141.980672239429" calcext:value-type="float">
            <text:p>-141.980672239429</text:p>
          </table:table-cell>
          <table:table-cell table:style-name="ce2" office:value-type="float" office:value="5662" calcext:value-type="float">
            <text:p>56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5</text:p>
          </table:table-cell>
          <table:table-cell table:style-name="ce2" office:value-type="float" office:value="14.4296403481292" calcext:value-type="float">
            <text:p>14.4296403481292</text:p>
          </table:table-cell>
          <table:table-cell table:style-name="ce2" office:value-type="float" office:value="-141.749087845431" calcext:value-type="float">
            <text:p>-141.749087845431</text:p>
          </table:table-cell>
          <table:table-cell table:style-name="ce2" office:value-type="float" office:value="5503" calcext:value-type="float">
            <text:p>550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6</text:p>
          </table:table-cell>
          <table:table-cell table:style-name="ce3" office:value-type="float" office:value="14.7271019166725" calcext:value-type="float">
            <text:p>14.7271019166725</text:p>
          </table:table-cell>
          <table:table-cell table:style-name="ce2" office:value-type="float" office:value="-141.980672239429" calcext:value-type="float">
            <text:p>-141.980672239429</text:p>
          </table:table-cell>
          <table:table-cell table:style-name="ce3" office:value-type="float" office:value="4853" calcext:value-type="float">
            <text:p>485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7</text:p>
          </table:table-cell>
          <table:table-cell table:style-name="ce2" office:value-type="float" office:value="14.4296403481292" calcext:value-type="float">
            <text:p>14.4296403481292</text:p>
          </table:table-cell>
          <table:table-cell table:style-name="ce2" office:value-type="float" office:value="-141.749087845431" calcext:value-type="float">
            <text:p>-141.749087845431</text:p>
          </table:table-cell>
          <table:table-cell table:style-name="ce3" office:value-type="float" office:value="4954" calcext:value-type="float">
            <text:p>495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8</text:p>
          </table:table-cell>
          <table:table-cell table:style-name="ce2" office:value-type="float" office:value="14.1815448255859" calcext:value-type="float">
            <text:p>14.1815448255859</text:p>
          </table:table-cell>
          <table:table-cell table:style-name="ce2" office:value-type="float" office:value="-141.55661311462" calcext:value-type="float">
            <text:p>-141.55661311462</text:p>
          </table:table-cell>
          <table:table-cell table:style-name="ce3" office:value-type="float" office:value="4980" calcext:value-type="float">
            <text:p>498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49</text:p>
          </table:table-cell>
          <table:table-cell table:style-name="ce2" office:value-type="float" office:value="13.8835837994596" calcext:value-type="float">
            <text:p>13.8835837994596</text:p>
          </table:table-cell>
          <table:table-cell table:style-name="ce2" office:value-type="float" office:value="-141.32627181505" calcext:value-type="float">
            <text:p>-141.32627181505</text:p>
          </table:table-cell>
          <table:table-cell table:style-name="ce3" office:value-type="float" office:value="5019" calcext:value-type="float">
            <text:p>501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54</text:p>
          </table:table-cell>
          <table:table-cell table:style-name="ce2" office:value-type="float" office:value="13.585358103503" calcext:value-type="float">
            <text:p>13.585358103503</text:p>
          </table:table-cell>
          <table:table-cell table:style-name="ce2" office:value-type="float" office:value="-141.096599874019" calcext:value-type="float">
            <text:p>-141.096599874019</text:p>
          </table:table-cell>
          <table:table-cell table:style-name="ce3" office:value-type="float" office:value="4882" calcext:value-type="float">
            <text:p>48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55</text:p>
          </table:table-cell>
          <table:table-cell table:style-name="ce2" office:value-type="float" office:value="12.4897197747785" calcext:value-type="float">
            <text:p>12.4897197747785</text:p>
          </table:table-cell>
          <table:table-cell table:style-name="ce2" office:value-type="float" office:value="-140.259806078044" calcext:value-type="float">
            <text:p>-140.259806078044</text:p>
          </table:table-cell>
          <table:table-cell table:style-name="ce3" office:value-type="float" office:value="4962" calcext:value-type="float">
            <text:p>49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56</text:p>
          </table:table-cell>
          <table:table-cell table:style-name="ce2" office:value-type="float" office:value="12.1404358534551" calcext:value-type="float">
            <text:p>12.1404358534551</text:p>
          </table:table-cell>
          <table:table-cell table:style-name="ce2" office:value-type="float" office:value="-139.995245530733" calcext:value-type="float">
            <text:p>-139.995245530733</text:p>
          </table:table-cell>
          <table:table-cell table:style-name="ce3" office:value-type="float" office:value="5109" calcext:value-type="float">
            <text:p>510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57</text:p>
          </table:table-cell>
          <table:table-cell table:style-name="ce2" office:value-type="float" office:value="11.6909052456834" calcext:value-type="float">
            <text:p>11.6909052456834</text:p>
          </table:table-cell>
          <table:table-cell table:style-name="ce2" office:value-type="float" office:value="-139.65622226109" calcext:value-type="float">
            <text:p>-139.65622226109</text:p>
          </table:table-cell>
          <table:table-cell table:style-name="ce3" office:value-type="float" office:value="4994" calcext:value-type="float">
            <text:p>499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58</text:p>
          </table:table-cell>
          <table:table-cell table:style-name="ce2" office:value-type="float" office:value="11.1908585588103" calcext:value-type="float">
            <text:p>11.1908585588103</text:p>
          </table:table-cell>
          <table:table-cell table:style-name="ce2" office:value-type="float" office:value="-139.280985328468" calcext:value-type="float">
            <text:p>-139.280985328468</text:p>
          </table:table-cell>
          <table:table-cell table:style-name="ce3" office:value-type="float" office:value="4734" calcext:value-type="float">
            <text:p>473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59</text:p>
          </table:table-cell>
          <table:table-cell table:style-name="ce2" office:value-type="float" office:value="10.6902398435942" calcext:value-type="float">
            <text:p>10.6902398435942</text:p>
          </table:table-cell>
          <table:table-cell table:style-name="ce2" office:value-type="float" office:value="-138.907169075193" calcext:value-type="float">
            <text:p>-138.907169075193</text:p>
          </table:table-cell>
          <table:table-cell table:style-name="ce3" office:value-type="float" office:value="4873" calcext:value-type="float">
            <text:p>487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0</text:p>
          </table:table-cell>
          <table:table-cell table:style-name="ce2" office:value-type="float" office:value="9.9383009027729" calcext:value-type="float">
            <text:p>9.9383009027729</text:p>
          </table:table-cell>
          <table:table-cell table:style-name="ce2" office:value-type="float" office:value="-138.349019676598" calcext:value-type="float">
            <text:p>-138.349019676598</text:p>
          </table:table-cell>
          <table:table-cell table:style-name="ce3" office:value-type="float" office:value="4901" calcext:value-type="float">
            <text:p>490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1</text:p>
          </table:table-cell>
          <table:table-cell table:style-name="ce2" office:value-type="float" office:value="9.33593285949114" calcext:value-type="float">
            <text:p>9.33593285949114</text:p>
          </table:table-cell>
          <table:table-cell table:style-name="ce2" office:value-type="float" office:value="-137.904579267306" calcext:value-type="float">
            <text:p>-137.904579267306</text:p>
          </table:table-cell>
          <table:table-cell table:style-name="ce3" office:value-type="float" office:value="5106" calcext:value-type="float">
            <text:p>510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2</text:p>
          </table:table-cell>
          <table:table-cell table:style-name="ce2" office:value-type="float" office:value="8.88371201096012" calcext:value-type="float">
            <text:p>8.88371201096012</text:p>
          </table:table-cell>
          <table:table-cell table:style-name="ce2" office:value-type="float" office:value="-137.572386186833" calcext:value-type="float">
            <text:p>-137.572386186833</text:p>
          </table:table-cell>
          <table:table-cell table:style-name="ce3" office:value-type="float" office:value="4665" calcext:value-type="float">
            <text:p>466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3</text:p>
          </table:table-cell>
          <table:table-cell table:style-name="ce2" office:value-type="float" office:value="8.38082311161865" calcext:value-type="float">
            <text:p>8.38082311161865</text:p>
          </table:table-cell>
          <table:table-cell table:style-name="ce2" office:value-type="float" office:value="-137.204334613218" calcext:value-type="float">
            <text:p>-137.204334613218</text:p>
          </table:table-cell>
          <table:table-cell table:style-name="ce3" office:value-type="float" office:value="4521" calcext:value-type="float">
            <text:p>452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4</text:p>
          </table:table-cell>
          <table:table-cell table:style-name="ce2" office:value-type="float" office:value="7.92786631020456" calcext:value-type="float">
            <text:p>7.92786631020456</text:p>
          </table:table-cell>
          <table:table-cell table:style-name="ce2" office:value-type="float" office:value="-136.874013004577" calcext:value-type="float">
            <text:p>-136.874013004577</text:p>
          </table:table-cell>
          <table:table-cell table:style-name="ce3" office:value-type="float" office:value="4751" calcext:value-type="float">
            <text:p>475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5</text:p>
          </table:table-cell>
          <table:table-cell table:style-name="ce2" office:value-type="float" office:value="7.42420901458147" calcext:value-type="float">
            <text:p>7.42420901458147</text:p>
          </table:table-cell>
          <table:table-cell table:style-name="ce2" office:value-type="float" office:value="-136.507942185821" calcext:value-type="float">
            <text:p>-136.507942185821</text:p>
          </table:table-cell>
          <table:table-cell table:style-name="ce3" office:value-type="float" office:value="4891" calcext:value-type="float">
            <text:p>489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6</text:p>
          </table:table-cell>
          <table:table-cell table:style-name="ce2" office:value-type="float" office:value="6.97060334519623" calcext:value-type="float">
            <text:p>6.97060334519623</text:p>
          </table:table-cell>
          <table:table-cell table:style-name="ce2" office:value-type="float" office:value="-136.179287143339" calcext:value-type="float">
            <text:p>-136.179287143339</text:p>
          </table:table-cell>
          <table:table-cell table:style-name="ce3" office:value-type="float" office:value="4226" calcext:value-type="float">
            <text:p>422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7</text:p>
          </table:table-cell>
          <table:table-cell table:style-name="ce2" office:value-type="float" office:value="6.46627284905306" calcext:value-type="float">
            <text:p>6.46627284905306</text:p>
          </table:table-cell>
          <table:table-cell table:style-name="ce2" office:value-type="float" office:value="-135.814951192632" calcext:value-type="float">
            <text:p>-135.814951192632</text:p>
          </table:table-cell>
          <table:table-cell table:style-name="ce3" office:value-type="float" office:value="4739" calcext:value-type="float">
            <text:p>473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8</text:p>
          </table:table-cell>
          <table:table-cell table:style-name="ce2" office:value-type="float" office:value="6.01210454283494" calcext:value-type="float">
            <text:p>6.01210454283494</text:p>
          </table:table-cell>
          <table:table-cell table:style-name="ce2" office:value-type="float" office:value="-135.487744150253" calcext:value-type="float">
            <text:p>-135.487744150253</text:p>
          </table:table-cell>
          <table:table-cell table:style-name="ce3" office:value-type="float" office:value="4612" calcext:value-type="float">
            <text:p>461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69</text:p>
          </table:table-cell>
          <table:table-cell table:style-name="ce2" office:value-type="float" office:value="5.55769888754316" calcext:value-type="float">
            <text:p>5.55769888754316</text:p>
          </table:table-cell>
          <table:table-cell table:style-name="ce2" office:value-type="float" office:value="-135.1611518249" calcext:value-type="float">
            <text:p>-135.1611518249</text:p>
          </table:table-cell>
          <table:table-cell table:style-name="ce3" office:value-type="float" office:value="4825" calcext:value-type="float">
            <text:p>482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0</text:p>
          </table:table-cell>
          <table:table-cell table:style-name="ce2" office:value-type="float" office:value="5.0525487686996" calcext:value-type="float">
            <text:p>5.0525487686996</text:p>
          </table:table-cell>
          <table:table-cell table:style-name="ce2" office:value-type="float" office:value="-134.798933232836" calcext:value-type="float">
            <text:p>-134.798933232836</text:p>
          </table:table-cell>
          <table:table-cell table:style-name="ce3" office:value-type="float" office:value="4598" calcext:value-type="float">
            <text:p>459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1</text:p>
          </table:table-cell>
          <table:table-cell table:style-name="ce2" office:value-type="float" office:value="4.59770427375365" calcext:value-type="float">
            <text:p>4.59770427375365</text:p>
          </table:table-cell>
          <table:table-cell table:style-name="ce2" office:value-type="float" office:value="-134.473474718885" calcext:value-type="float">
            <text:p>-134.473474718885</text:p>
          </table:table-cell>
          <table:table-cell table:style-name="ce3" office:value-type="float" office:value="5105" calcext:value-type="float">
            <text:p>510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2</text:p>
          </table:table-cell>
          <table:table-cell table:style-name="ce2" office:value-type="float" office:value="4.04154246020702" calcext:value-type="float">
            <text:p>4.04154246020702</text:p>
          </table:table-cell>
          <table:table-cell table:style-name="ce2" office:value-type="float" office:value="-134.076326539405" calcext:value-type="float">
            <text:p>-134.076326539405</text:p>
          </table:table-cell>
          <table:table-cell table:style-name="ce3" office:value-type="float" office:value="4890" calcext:value-type="float">
            <text:p>489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3</text:p>
          </table:table-cell>
          <table:table-cell table:style-name="ce2" office:value-type="float" office:value="3.53573749697678" calcext:value-type="float">
            <text:p>3.53573749697678</text:p>
          </table:table-cell>
          <table:table-cell table:style-name="ce2" office:value-type="float" office:value="-133.715829155012" calcext:value-type="float">
            <text:p>-133.715829155012</text:p>
          </table:table-cell>
          <table:table-cell table:style-name="ce3" office:value-type="float" office:value="4482" calcext:value-type="float">
            <text:p>44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4</text:p>
          </table:table-cell>
          <table:table-cell table:style-name="ce2" office:value-type="float" office:value="3.08036899845544" calcext:value-type="float">
            <text:p>3.08036899845544</text:p>
          </table:table-cell>
          <table:table-cell table:style-name="ce2" office:value-type="float" office:value="-133.391763999651" calcext:value-type="float">
            <text:p>-133.391763999651</text:p>
          </table:table-cell>
          <table:table-cell table:style-name="ce3" office:value-type="float" office:value="4526" calcext:value-type="float">
            <text:p>452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5</text:p>
          </table:table-cell>
          <table:table-cell table:style-name="ce2" office:value-type="float" office:value="2.62488310605774" calcext:value-type="float">
            <text:p>2.62488310605774</text:p>
          </table:table-cell>
          <table:table-cell table:style-name="ce2" office:value-type="float" office:value="-133.067999372615" calcext:value-type="float">
            <text:p>-133.067999372615</text:p>
          </table:table-cell>
          <table:table-cell table:style-name="ce3" office:value-type="float" office:value="4722" calcext:value-type="float">
            <text:p>472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7</text:p>
          </table:table-cell>
          <table:table-cell table:style-name="ce2" office:value-type="float" office:value="2.0680453172267" calcext:value-type="float">
            <text:p>2.0680453172267</text:p>
          </table:table-cell>
          <table:table-cell table:style-name="ce2" office:value-type="float" office:value="-132.672654363076" calcext:value-type="float">
            <text:p>-132.672654363076</text:p>
          </table:table-cell>
          <table:table-cell table:style-name="ce3" office:value-type="float" office:value="4372" calcext:value-type="float">
            <text:p>437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8</text:p>
          </table:table-cell>
          <table:table-cell table:style-name="ce2" office:value-type="float" office:value="1.40981934658233" calcext:value-type="float">
            <text:p>1.40981934658233</text:p>
          </table:table-cell>
          <table:table-cell table:style-name="ce2" office:value-type="float" office:value="-132.205838254062" calcext:value-type="float">
            <text:p>-132.205838254062</text:p>
          </table:table-cell>
          <table:table-cell table:style-name="ce3" office:value-type="float" office:value="4572" calcext:value-type="float">
            <text:p>457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79</text:p>
          </table:table-cell>
          <table:table-cell table:style-name="ce2" office:value-type="float" office:value="0.852774410920362" calcext:value-type="float">
            <text:p>0.852774410920362</text:p>
          </table:table-cell>
          <table:table-cell table:style-name="ce2" office:value-type="float" office:value="-131.811066980414" calcext:value-type="float">
            <text:p>-131.811066980414</text:p>
          </table:table-cell>
          <table:table-cell table:style-name="ce3" office:value-type="float" office:value="4544" calcext:value-type="float">
            <text:p>454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0</text:p>
          </table:table-cell>
          <table:table-cell table:style-name="ce2" office:value-type="float" office:value="0.396977451430737" calcext:value-type="float">
            <text:p>0.396977451430737</text:p>
          </table:table-cell>
          <table:table-cell table:style-name="ce2" office:value-type="float" office:value="-131.488190277969" calcext:value-type="float">
            <text:p>-131.488190277969</text:p>
          </table:table-cell>
          <table:table-cell table:style-name="ce3" office:value-type="float" office:value="4613" calcext:value-type="float">
            <text:p>461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1</text:p>
          </table:table-cell>
          <table:table-cell table:style-name="ce2" office:value-type="float" office:value="-0.109474678893468" calcext:value-type="float">
            <text:p>-0.109474678893468</text:p>
          </table:table-cell>
          <table:table-cell table:style-name="ce2" office:value-type="float" office:value="-131.129482403138" calcext:value-type="float">
            <text:p>-131.129482403138</text:p>
          </table:table-cell>
          <table:table-cell table:style-name="ce3" office:value-type="float" office:value="4817" calcext:value-type="float">
            <text:p>481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2</text:p>
          </table:table-cell>
          <table:table-cell table:style-name="ce2" office:value-type="float" office:value="-0.565271738434691" calcext:value-type="float">
            <text:p>-0.565271738434691</text:p>
          </table:table-cell>
          <table:table-cell table:style-name="ce2" office:value-type="float" office:value="-130.80663302145" calcext:value-type="float">
            <text:p>-130.80663302145</text:p>
          </table:table-cell>
          <table:table-cell table:style-name="ce3" office:value-type="float" office:value="4714" calcext:value-type="float">
            <text:p>471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3</text:p>
          </table:table-cell>
          <table:table-cell table:style-name="ce2" office:value-type="float" office:value="-1.07167909233321" calcext:value-type="float">
            <text:p>-1.07167909233321</text:p>
          </table:table-cell>
          <table:table-cell table:style-name="ce2" office:value-type="float" office:value="-130.447856844728" calcext:value-type="float">
            <text:p>-130.447856844728</text:p>
          </table:table-cell>
          <table:table-cell table:style-name="ce3" office:value-type="float" office:value="4531" calcext:value-type="float">
            <text:p>453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4</text:p>
          </table:table-cell>
          <table:table-cell table:style-name="ce2" office:value-type="float" office:value="-1.57802694888076" calcext:value-type="float">
            <text:p>-1.57802694888076</text:p>
          </table:table-cell>
          <table:table-cell table:style-name="ce2" office:value-type="float" office:value="-130.0889577246" calcext:value-type="float">
            <text:p>-130.0889577246</text:p>
          </table:table-cell>
          <table:table-cell table:style-name="ce3" office:value-type="float" office:value="4671" calcext:value-type="float">
            <text:p>467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5</text:p>
          </table:table-cell>
          <table:table-cell table:style-name="ce2" office:value-type="float" office:value="-2.13491094821042" calcext:value-type="float">
            <text:p>-2.13491094821042</text:p>
          </table:table-cell>
          <table:table-cell table:style-name="ce2" office:value-type="float" office:value="-129.693940564142" calcext:value-type="float">
            <text:p>-129.693940564142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6</text:p>
          </table:table-cell>
          <table:table-cell table:style-name="ce2" office:value-type="float" office:value="-2.59044401160207" calcext:value-type="float">
            <text:p>-2.59044401160207</text:p>
          </table:table-cell>
          <table:table-cell table:style-name="ce2" office:value-type="float" office:value="-129.370517446563" calcext:value-type="float">
            <text:p>-129.370517446563</text:p>
          </table:table-cell>
          <table:table-cell table:style-name="ce3" office:value-type="float" office:value="4611" calcext:value-type="float">
            <text:p>461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7</text:p>
          </table:table-cell>
          <table:table-cell table:style-name="ce2" office:value-type="float" office:value="-3.09646327201752" calcext:value-type="float">
            <text:p>-3.09646327201752</text:p>
          </table:table-cell>
          <table:table-cell table:style-name="ce2" office:value-type="float" office:value="-129.010853345249" calcext:value-type="float">
            <text:p>-129.010853345249</text:p>
          </table:table-cell>
          <table:table-cell table:style-name="ce3" office:value-type="float" office:value="5145" calcext:value-type="float">
            <text:p>514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8</text:p>
          </table:table-cell>
          <table:table-cell table:style-name="ce2" office:value-type="float" office:value="-3.60232287676112" calcext:value-type="float">
            <text:p>-3.60232287676112</text:p>
          </table:table-cell>
          <table:table-cell table:style-name="ce2" office:value-type="float" office:value="-128.650806753341" calcext:value-type="float">
            <text:p>-128.650806753341</text:p>
          </table:table-cell>
          <table:table-cell table:style-name="ce3" office:value-type="float" office:value="4515" calcext:value-type="float">
            <text:p>451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89</text:p>
          </table:table-cell>
          <table:table-cell table:style-name="ce2" office:value-type="float" office:value="-4.10799806639713" calcext:value-type="float">
            <text:p>-4.10799806639713</text:p>
          </table:table-cell>
          <table:table-cell table:style-name="ce2" office:value-type="float" office:value="-128.290323029326" calcext:value-type="float">
            <text:p>-128.290323029326</text:p>
          </table:table-cell>
          <table:table-cell table:style-name="ce3" office:value-type="float" office:value="4562" calcext:value-type="float">
            <text:p>45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0</text:p>
          </table:table-cell>
          <table:table-cell table:style-name="ce2" office:value-type="float" office:value="-4.56292665804724" calcext:value-type="float">
            <text:p>-4.56292665804724</text:p>
          </table:table-cell>
          <table:table-cell table:style-name="ce2" office:value-type="float" office:value="-127.965465572021" calcext:value-type="float">
            <text:p>-127.965465572021</text:p>
          </table:table-cell>
          <table:table-cell table:style-name="ce3" office:value-type="float" office:value="4728" calcext:value-type="float">
            <text:p>472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1</text:p>
          </table:table-cell>
          <table:table-cell table:style-name="ce2" office:value-type="float" office:value="-5.16920199642107" calcext:value-type="float">
            <text:p>-5.16920199642107</text:p>
          </table:table-cell>
          <table:table-cell table:style-name="ce2" office:value-type="float" office:value="-127.531598295564" calcext:value-type="float">
            <text:p>-127.531598295564</text:p>
          </table:table-cell>
          <table:table-cell table:style-name="ce3" office:value-type="float" office:value="5255" calcext:value-type="float">
            <text:p>5255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2</text:p>
          </table:table-cell>
          <table:table-cell table:style-name="ce2" office:value-type="float" office:value="-5.67414336760813" calcext:value-type="float">
            <text:p>-5.67414336760813</text:p>
          </table:table-cell>
          <table:table-cell table:style-name="ce2" office:value-type="float" office:value="-127.169338722365" calcext:value-type="float">
            <text:p>-127.169338722365</text:p>
          </table:table-cell>
          <table:table-cell table:style-name="ce3" office:value-type="float" office:value="4262" calcext:value-type="float">
            <text:p>42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3</text:p>
          </table:table-cell>
          <table:table-cell table:style-name="ce2" office:value-type="float" office:value="-6.17879573641593" calcext:value-type="float">
            <text:p>-6.17879573641593</text:p>
          </table:table-cell>
          <table:table-cell table:style-name="ce2" office:value-type="float" office:value="-126.80638246987" calcext:value-type="float">
            <text:p>-126.80638246987</text:p>
          </table:table-cell>
          <table:table-cell table:style-name="ce3" office:value-type="float" office:value="4287" calcext:value-type="float">
            <text:p>428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4</text:p>
          </table:table-cell>
          <table:table-cell table:style-name="ce2" office:value-type="float" office:value="-6.68313306274826" calcext:value-type="float">
            <text:p>-6.68313306274826</text:p>
          </table:table-cell>
          <table:table-cell table:style-name="ce2" office:value-type="float" office:value="-126.44264757581" calcext:value-type="float">
            <text:p>-126.44264757581</text:p>
          </table:table-cell>
          <table:table-cell table:style-name="ce3" office:value-type="float" office:value="4882" calcext:value-type="float">
            <text:p>48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5</text:p>
          </table:table-cell>
          <table:table-cell table:style-name="ce2" office:value-type="float" office:value="-7.13674598920949" calcext:value-type="float">
            <text:p>-7.13674598920949</text:p>
          </table:table-cell>
          <table:table-cell table:style-name="ce2" office:value-type="float" office:value="-126.114593589975" calcext:value-type="float">
            <text:p>-126.114593589975</text:p>
          </table:table-cell>
          <table:table-cell table:style-name="ce3" office:value-type="float" office:value="4762" calcext:value-type="float">
            <text:p>47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6</text:p>
          </table:table-cell>
          <table:table-cell table:style-name="ce2" office:value-type="float" office:value="-7.53971007476732" calcext:value-type="float">
            <text:p>-7.53971007476732</text:p>
          </table:table-cell>
          <table:table-cell table:style-name="ce2" office:value-type="float" office:value="-125.822370776525" calcext:value-type="float">
            <text:p>-125.822370776525</text:p>
          </table:table-cell>
          <table:table-cell table:style-name="ce3" office:value-type="float" office:value="4789" calcext:value-type="float">
            <text:p>478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7</text:p>
          </table:table-cell>
          <table:table-cell table:style-name="ce2" office:value-type="float" office:value="-8.09338057681419" calcext:value-type="float">
            <text:p>-8.09338057681419</text:p>
          </table:table-cell>
          <table:table-cell table:style-name="ce2" office:value-type="float" office:value="-125.419580860791" calcext:value-type="float">
            <text:p>-125.419580860791</text:p>
          </table:table-cell>
          <table:table-cell table:style-name="ce3" office:value-type="float" office:value="4582" calcext:value-type="float">
            <text:p>45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198</text:p>
          </table:table-cell>
          <table:table-cell table:style-name="ce2" office:value-type="float" office:value="-8.54601209046906" calcext:value-type="float">
            <text:p>-8.54601209046906</text:p>
          </table:table-cell>
          <table:table-cell table:style-name="ce2" office:value-type="float" office:value="-125.089122648367" calcext:value-type="float">
            <text:p>-125.089122648367</text:p>
          </table:table-cell>
          <table:table-cell table:style-name="ce3" office:value-type="float" office:value="4762" calcext:value-type="float">
            <text:p>47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0</text:p>
          </table:table-cell>
          <table:table-cell table:style-name="ce2" office:value-type="float" office:value="-8.94805324671528" calcext:value-type="float">
            <text:p>-8.94805324671528</text:p>
          </table:table-cell>
          <table:table-cell table:style-name="ce2" office:value-type="float" office:value="-124.794645872491" calcext:value-type="float">
            <text:p>-124.794645872491</text:p>
          </table:table-cell>
          <table:table-cell table:style-name="ce3" office:value-type="float" office:value="4622" calcext:value-type="float">
            <text:p>462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1</text:p>
          </table:table-cell>
          <table:table-cell table:style-name="ce2" office:value-type="float" office:value="-9.5505587475541" calcext:value-type="float">
            <text:p>-9.5505587475541</text:p>
          </table:table-cell>
          <table:table-cell table:style-name="ce2" office:value-type="float" office:value="-124.351571501033" calcext:value-type="float">
            <text:p>-124.351571501033</text:p>
          </table:table-cell>
          <table:table-cell table:style-name="ce3" office:value-type="float" office:value="4626" calcext:value-type="float">
            <text:p>462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2</text:p>
          </table:table-cell>
          <table:table-cell table:style-name="ce2" office:value-type="float" office:value="-10.0521055147237" calcext:value-type="float">
            <text:p>-10.0521055147237</text:p>
          </table:table-cell>
          <table:table-cell table:style-name="ce2" office:value-type="float" office:value="-123.981006417803" calcext:value-type="float">
            <text:p>-123.981006417803</text:p>
          </table:table-cell>
          <table:table-cell table:style-name="ce3" office:value-type="float" office:value="4782" calcext:value-type="float">
            <text:p>47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3</text:p>
          </table:table-cell>
          <table:table-cell table:style-name="ce2" office:value-type="float" office:value="-10.553131479969" calcext:value-type="float">
            <text:p>-10.553131479969</text:p>
          </table:table-cell>
          <table:table-cell table:style-name="ce2" office:value-type="float" office:value="-123.609170919387" calcext:value-type="float">
            <text:p>-123.609170919387</text:p>
          </table:table-cell>
          <table:table-cell table:style-name="ce3" office:value-type="float" office:value="4239" calcext:value-type="float">
            <text:p>423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4</text:p>
          </table:table-cell>
          <table:table-cell table:style-name="ce2" office:value-type="float" office:value="-11.1536365891546" calcext:value-type="float">
            <text:p>-11.1536365891546</text:p>
          </table:table-cell>
          <table:table-cell table:style-name="ce2" office:value-type="float" office:value="-123.161192472105" calcext:value-type="float">
            <text:p>-123.161192472105</text:p>
          </table:table-cell>
          <table:table-cell table:style-name="ce3" office:value-type="float" office:value="4728" calcext:value-type="float">
            <text:p>472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5</text:p>
          </table:table-cell>
          <table:table-cell table:style-name="ce2" office:value-type="float" office:value="-11.653419459971" calcext:value-type="float">
            <text:p>-11.653419459971</text:p>
          </table:table-cell>
          <table:table-cell table:style-name="ce2" office:value-type="float" office:value="-122.786310709319" calcext:value-type="float">
            <text:p>-122.786310709319</text:p>
          </table:table-cell>
          <table:table-cell table:style-name="ce3" office:value-type="float" office:value="4890" calcext:value-type="float">
            <text:p>489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6</text:p>
          </table:table-cell>
          <table:table-cell table:style-name="ce2" office:value-type="float" office:value="-12.1027016196117" calcext:value-type="float">
            <text:p>-12.1027016196117</text:p>
          </table:table-cell>
          <table:table-cell table:style-name="ce2" office:value-type="float" office:value="-122.447642609513" calcext:value-type="float">
            <text:p>-122.447642609513</text:p>
          </table:table-cell>
          <table:table-cell table:style-name="ce3" office:value-type="float" office:value="4782" calcext:value-type="float">
            <text:p>47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7</text:p>
          </table:table-cell>
          <table:table-cell table:style-name="ce2" office:value-type="float" office:value="-12.6012985988334" calcext:value-type="float">
            <text:p>-12.6012985988334</text:p>
          </table:table-cell>
          <table:table-cell table:style-name="ce2" office:value-type="float" office:value="-122.069851186142" calcext:value-type="float">
            <text:p>-122.069851186142</text:p>
          </table:table-cell>
          <table:table-cell table:style-name="ce3" office:value-type="float" office:value="4528" calcext:value-type="float">
            <text:p>452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8</text:p>
          </table:table-cell>
          <table:table-cell table:style-name="ce2" office:value-type="float" office:value="-13.0494674376393" calcext:value-type="float">
            <text:p>-13.0494674376393</text:p>
          </table:table-cell>
          <table:table-cell table:style-name="ce2" office:value-type="float" office:value="-121.728451010668" calcext:value-type="float">
            <text:p>-121.728451010668</text:p>
          </table:table-cell>
          <table:table-cell table:style-name="ce3" office:value-type="float" office:value="4329" calcext:value-type="float">
            <text:p>432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09</text:p>
          </table:table-cell>
          <table:table-cell table:style-name="ce2" office:value-type="float" office:value="-13.5467726573343" calcext:value-type="float">
            <text:p>-13.5467726573343</text:p>
          </table:table-cell>
          <table:table-cell table:style-name="ce2" office:value-type="float" office:value="-121.347517700278" calcext:value-type="float">
            <text:p>-121.347517700278</text:p>
          </table:table-cell>
          <table:table-cell table:style-name="ce3" office:value-type="float" office:value="4452" calcext:value-type="float">
            <text:p>445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0</text:p>
          </table:table-cell>
          <table:table-cell table:style-name="ce2" office:value-type="float" office:value="-14.0929726399765" calcext:value-type="float">
            <text:p>-14.0929726399765</text:p>
          </table:table-cell>
          <table:table-cell table:style-name="ce2" office:value-type="float" office:value="-120.926436537946" calcext:value-type="float">
            <text:p>-120.926436537946</text:p>
          </table:table-cell>
          <table:table-cell table:style-name="ce3" office:value-type="float" office:value="4102" calcext:value-type="float">
            <text:p>410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1</text:p>
          </table:table-cell>
          <table:table-cell table:style-name="ce2" office:value-type="float" office:value="-14.4896367297986" calcext:value-type="float">
            <text:p>-14.4896367297986</text:p>
          </table:table-cell>
          <table:table-cell table:style-name="ce2" office:value-type="float" office:value="-120.618791157351" calcext:value-type="float">
            <text:p>-120.618791157351</text:p>
          </table:table-cell>
          <table:table-cell table:style-name="ce3" office:value-type="float" office:value="3902" calcext:value-type="float">
            <text:p>390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2</text:p>
          </table:table-cell>
          <table:table-cell table:style-name="ce2" office:value-type="float" office:value="-14.9847622653747" calcext:value-type="float">
            <text:p>-14.9847622653747</text:p>
          </table:table-cell>
          <table:table-cell table:style-name="ce2" office:value-type="float" office:value="-120.232530299408" calcext:value-type="float">
            <text:p>-120.232530299408</text:p>
          </table:table-cell>
          <table:table-cell table:style-name="ce3" office:value-type="float" office:value="4014" calcext:value-type="float">
            <text:p>401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3</text:p>
          </table:table-cell>
          <table:table-cell table:style-name="ce2" office:value-type="float" office:value="-15.4296807879094" calcext:value-type="float">
            <text:p>-15.4296807879094</text:p>
          </table:table-cell>
          <table:table-cell table:style-name="ce2" office:value-type="float" office:value="-119.883193444119" calcext:value-type="float">
            <text:p>-119.883193444119</text:p>
          </table:table-cell>
          <table:table-cell table:style-name="ce3" office:value-type="float" office:value="3780" calcext:value-type="float">
            <text:p>378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4</text:p>
          </table:table-cell>
          <table:table-cell table:style-name="ce2" office:value-type="float" office:value="-15.7259163374966" calcext:value-type="float">
            <text:p>-15.7259163374966</text:p>
          </table:table-cell>
          <table:table-cell table:style-name="ce2" office:value-type="float" office:value="-119.649396068829" calcext:value-type="float">
            <text:p>-119.649396068829</text:p>
          </table:table-cell>
          <table:table-cell table:style-name="ce3" office:value-type="float" office:value="3733" calcext:value-type="float">
            <text:p>373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5</text:p>
          </table:table-cell>
          <table:table-cell table:style-name="ce2" office:value-type="float" office:value="-16.0218411134765" calcext:value-type="float">
            <text:p>-16.0218411134765</text:p>
          </table:table-cell>
          <table:table-cell table:style-name="ce2" office:value-type="float" office:value="-119.414833712353" calcext:value-type="float">
            <text:p>-119.414833712353</text:p>
          </table:table-cell>
          <table:table-cell table:style-name="ce3" office:value-type="float" office:value="3890" calcext:value-type="float">
            <text:p>389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6</text:p>
          </table:table-cell>
          <table:table-cell table:style-name="ce2" office:value-type="float" office:value="-16.366688826934" calcext:value-type="float">
            <text:p>-16.366688826934</text:p>
          </table:table-cell>
          <table:table-cell table:style-name="ce2" office:value-type="float" office:value="-119.140205466205" calcext:value-type="float">
            <text:p>-119.140205466205</text:p>
          </table:table-cell>
          <table:table-cell table:style-name="ce3" office:value-type="float" office:value="4102" calcext:value-type="float">
            <text:p>410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7</text:p>
          </table:table-cell>
          <table:table-cell table:style-name="ce2" office:value-type="float" office:value="-16.6619186311659" calcext:value-type="float">
            <text:p>-16.6619186311659</text:p>
          </table:table-cell>
          <table:table-cell table:style-name="ce2" office:value-type="float" office:value="-118.903962883192" calcext:value-type="float">
            <text:p>-118.903962883192</text:p>
          </table:table-cell>
          <table:table-cell table:style-name="ce3" office:value-type="float" office:value="3906" calcext:value-type="float">
            <text:p>390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8</text:p>
          </table:table-cell>
          <table:table-cell table:style-name="ce2" office:value-type="float" office:value="-16.9568171712231" calcext:value-type="float">
            <text:p>-16.9568171712231</text:p>
          </table:table-cell>
          <table:table-cell table:style-name="ce2" office:value-type="float" office:value="-118.666914337858" calcext:value-type="float">
            <text:p>-118.666914337858</text:p>
          </table:table-cell>
          <table:table-cell table:style-name="ce3" office:value-type="float" office:value="3822" calcext:value-type="float">
            <text:p>382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19</text:p>
          </table:table-cell>
          <table:table-cell table:style-name="ce2" office:value-type="float" office:value="-17.3494881617017" calcext:value-type="float">
            <text:p>-17.3494881617017</text:p>
          </table:table-cell>
          <table:table-cell table:style-name="ce2" office:value-type="float" office:value="-118.349570088641" calcext:value-type="float">
            <text:p>-118.349570088641</text:p>
          </table:table-cell>
          <table:table-cell table:style-name="ce3" office:value-type="float" office:value="3672" calcext:value-type="float">
            <text:p>367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0</text:p>
          </table:table-cell>
          <table:table-cell table:style-name="ce2" office:value-type="float" office:value="-17.8394500742653" calcext:value-type="float">
            <text:p>-17.8394500742653</text:p>
          </table:table-cell>
          <table:table-cell table:style-name="ce2" office:value-type="float" office:value="-117.950769003382" calcext:value-type="float">
            <text:p>-117.950769003382</text:p>
          </table:table-cell>
          <table:table-cell table:style-name="ce3" office:value-type="float" office:value="3789" calcext:value-type="float">
            <text:p>3789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1</text:p>
          </table:table-cell>
          <table:table-cell table:style-name="ce2" office:value-type="float" office:value="-18.279558436077" calcext:value-type="float">
            <text:p>-18.279558436077</text:p>
          </table:table-cell>
          <table:table-cell table:style-name="ce2" office:value-type="float" office:value="-117.58976618499" calcext:value-type="float">
            <text:p>-117.58976618499</text:p>
          </table:table-cell>
          <table:table-cell table:style-name="ce3" office:value-type="float" office:value="3672" calcext:value-type="float">
            <text:p>367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2</text:p>
          </table:table-cell>
          <table:table-cell table:style-name="ce2" office:value-type="float" office:value="-18.7675839900108" calcext:value-type="float">
            <text:p>-18.7675839900108</text:p>
          </table:table-cell>
          <table:table-cell table:style-name="ce2" office:value-type="float" office:value="-117.186293250339" calcext:value-type="float">
            <text:p>-117.186293250339</text:p>
          </table:table-cell>
          <table:table-cell table:style-name="ce3" office:value-type="float" office:value="3891" calcext:value-type="float">
            <text:p>389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3</text:p>
          </table:table-cell>
          <table:table-cell table:style-name="ce2" office:value-type="float" office:value="-19.2058925969762" calcext:value-type="float">
            <text:p>-19.2058925969762</text:p>
          </table:table-cell>
          <table:table-cell table:style-name="ce2" office:value-type="float" office:value="-116.820960092013" calcext:value-type="float">
            <text:p>-116.820960092013</text:p>
          </table:table-cell>
          <table:table-cell table:style-name="ce3" office:value-type="float" office:value="3762" calcext:value-type="float">
            <text:p>37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4</text:p>
          </table:table-cell>
          <table:table-cell table:style-name="ce2" office:value-type="float" office:value="-19.740385635381" calcext:value-type="float">
            <text:p>-19.740385635381</text:p>
          </table:table-cell>
          <table:table-cell table:style-name="ce2" office:value-type="float" office:value="-116.371519984248" calcext:value-type="float">
            <text:p>-116.371519984248</text:p>
          </table:table-cell>
          <table:table-cell table:style-name="ce3" office:value-type="float" office:value="3572" calcext:value-type="float">
            <text:p>357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5</text:p>
          </table:table-cell>
          <table:table-cell table:style-name="ce2" office:value-type="float" office:value="-20.2250900098309" calcext:value-type="float">
            <text:p>-20.2250900098309</text:p>
          </table:table-cell>
          <table:table-cell table:style-name="ce2" office:value-type="float" office:value="-115.960055728268" calcext:value-type="float">
            <text:p>-115.960055728268</text:p>
          </table:table-cell>
          <table:table-cell table:style-name="ce3" office:value-type="float" office:value="3892" calcext:value-type="float">
            <text:p>389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6</text:p>
          </table:table-cell>
          <table:table-cell table:style-name="ce2" office:value-type="float" office:value="-20.6603164939333" calcext:value-type="float">
            <text:p>-20.6603164939333</text:p>
          </table:table-cell>
          <table:table-cell table:style-name="ce2" office:value-type="float" office:value="-115.587332305261" calcext:value-type="float">
            <text:p>-115.587332305261</text:p>
          </table:table-cell>
          <table:table-cell table:style-name="ce3" office:value-type="float" office:value="3901" calcext:value-type="float">
            <text:p>390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7</text:p>
          </table:table-cell>
          <table:table-cell table:style-name="ce2" office:value-type="float" office:value="-21.1427447078423" calcext:value-type="float">
            <text:p>-21.1427447078423</text:p>
          </table:table-cell>
          <table:table-cell table:style-name="ce2" office:value-type="float" office:value="-115.170417558323" calcext:value-type="float">
            <text:p>-115.170417558323</text:p>
          </table:table-cell>
          <table:table-cell table:style-name="ce3" office:value-type="float" office:value="3953" calcext:value-type="float">
            <text:p>395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8</text:p>
          </table:table-cell>
          <table:table-cell table:style-name="ce2" office:value-type="float" office:value="-21.6239178744914" calcext:value-type="float">
            <text:p>-21.6239178744914</text:p>
          </table:table-cell>
          <table:table-cell table:style-name="ce2" office:value-type="float" office:value="-114.750524848908" calcext:value-type="float">
            <text:p>-114.750524848908</text:p>
          </table:table-cell>
          <table:table-cell table:style-name="ce3" office:value-type="float" office:value="3782" calcext:value-type="float">
            <text:p>378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29</text:p>
          </table:table-cell>
          <table:table-cell table:style-name="ce2" office:value-type="float" office:value="-22.10379842784" calcext:value-type="float">
            <text:p>-22.10379842784</text:p>
          </table:table-cell>
          <table:table-cell table:style-name="ce2" office:value-type="float" office:value="-114.327558554365" calcext:value-type="float">
            <text:p>-114.327558554365</text:p>
          </table:table-cell>
          <table:table-cell table:style-name="ce3" office:value-type="float" office:value="3487" calcext:value-type="float">
            <text:p>348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0</text:p>
          </table:table-cell>
          <table:table-cell table:style-name="ce2" office:value-type="float" office:value="-22.5823436792059" calcext:value-type="float">
            <text:p>-22.5823436792059</text:p>
          </table:table-cell>
          <table:table-cell table:style-name="ce2" office:value-type="float" office:value="-113.901423052048" calcext:value-type="float">
            <text:p>-113.901423052048</text:p>
          </table:table-cell>
          <table:table-cell table:style-name="ce3" office:value-type="float" office:value="3762" calcext:value-type="float">
            <text:p>37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1</text:p>
          </table:table-cell>
          <table:table-cell table:style-name="ce2" office:value-type="float" office:value="-23.0595143550014" calcext:value-type="float">
            <text:p>-23.0595143550014</text:p>
          </table:table-cell>
          <table:table-cell table:style-name="ce2" office:value-type="float" office:value="-113.472036379686" calcext:value-type="float">
            <text:p>-113.472036379686</text:p>
          </table:table-cell>
          <table:table-cell table:style-name="ce3" office:value-type="float" office:value="3578" calcext:value-type="float">
            <text:p>357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2</text:p>
          </table:table-cell>
          <table:table-cell table:style-name="ce2" office:value-type="float" office:value="-23.535267766544" calcext:value-type="float">
            <text:p>-23.535267766544</text:p>
          </table:table-cell>
          <table:table-cell table:style-name="ce2" office:value-type="float" office:value="-113.039302914631" calcext:value-type="float">
            <text:p>-113.039302914631</text:p>
          </table:table-cell>
          <table:table-cell table:style-name="ce3" office:value-type="float" office:value="3321" calcext:value-type="float">
            <text:p>332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3</text:p>
          </table:table-cell>
          <table:table-cell table:style-name="ce2" office:value-type="float" office:value="-24.0095612251516" calcext:value-type="float">
            <text:p>-24.0095612251516</text:p>
          </table:table-cell>
          <table:table-cell table:style-name="ce2" office:value-type="float" office:value="-112.603133864423" calcext:value-type="float">
            <text:p>-112.603133864423</text:p>
          </table:table-cell>
          <table:table-cell table:style-name="ce3" office:value-type="float" office:value="3242" calcext:value-type="float">
            <text:p>324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4</text:p>
          </table:table-cell>
          <table:table-cell table:style-name="ce2" office:value-type="float" office:value="-24.4351400670513" calcext:value-type="float">
            <text:p>-24.4351400670513</text:p>
          </table:table-cell>
          <table:table-cell table:style-name="ce2" office:value-type="float" office:value="-112.207563458642" calcext:value-type="float">
            <text:p>-112.207563458642</text:p>
          </table:table-cell>
          <table:table-cell table:style-name="ce3" office:value-type="float" office:value="3467" calcext:value-type="float">
            <text:p>346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5</text:p>
          </table:table-cell>
          <table:table-cell table:style-name="ce2" office:value-type="float" office:value="-24.9065392329981" calcext:value-type="float">
            <text:p>-24.9065392329981</text:p>
          </table:table-cell>
          <table:table-cell table:style-name="ce2" office:value-type="float" office:value="-111.764612030588" calcext:value-type="float">
            <text:p>-111.764612030588</text:p>
          </table:table-cell>
          <table:table-cell table:style-name="ce3" office:value-type="float" office:value="3166" calcext:value-type="float">
            <text:p>316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6</text:p>
          </table:table-cell>
          <table:table-cell table:style-name="ce2" office:value-type="float" office:value="-25.3294389331959" calcext:value-type="float">
            <text:p>-25.3294389331959</text:p>
          </table:table-cell>
          <table:table-cell table:style-name="ce2" office:value-type="float" office:value="-111.362785171527" calcext:value-type="float">
            <text:p>-111.362785171527</text:p>
          </table:table-cell>
          <table:table-cell table:style-name="ce3" office:value-type="float" office:value="3624" calcext:value-type="float">
            <text:p>362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7</text:p>
          </table:table-cell>
          <table:table-cell table:style-name="ce2" office:value-type="float" office:value="-25.7977764668472" calcext:value-type="float">
            <text:p>-25.7977764668472</text:p>
          </table:table-cell>
          <table:table-cell table:style-name="ce2" office:value-type="float" office:value="-110.91270302598" calcext:value-type="float">
            <text:p>-110.91270302598</text:p>
          </table:table-cell>
          <table:table-cell table:style-name="ce3" office:value-type="float" office:value="3602" calcext:value-type="float">
            <text:p>360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8</text:p>
          </table:table-cell>
          <table:table-cell table:style-name="ce2" office:value-type="float" office:value="-26.26443548151" calcext:value-type="float">
            <text:p>-26.26443548151</text:p>
          </table:table-cell>
          <table:table-cell table:style-name="ce2" office:value-type="float" office:value="-110.458727672606" calcext:value-type="float">
            <text:p>-110.458727672606</text:p>
          </table:table-cell>
          <table:table-cell table:style-name="ce3" office:value-type="float" office:value="3462" calcext:value-type="float">
            <text:p>34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39</text:p>
          </table:table-cell>
          <table:table-cell table:style-name="ce2" office:value-type="float" office:value="-26.6829536153552" calcext:value-type="float">
            <text:p>-26.6829536153552</text:p>
          </table:table-cell>
          <table:table-cell table:style-name="ce2" office:value-type="float" office:value="-110.046744322249" calcext:value-type="float">
            <text:p>-110.046744322249</text:p>
          </table:table-cell>
          <table:table-cell table:style-name="ce3" office:value-type="float" office:value="3226" calcext:value-type="float">
            <text:p>322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0</text:p>
          </table:table-cell>
          <table:table-cell table:style-name="ce2" office:value-type="float" office:value="-27.1462897429868" calcext:value-type="float">
            <text:p>-27.1462897429868</text:p>
          </table:table-cell>
          <table:table-cell table:style-name="ce2" office:value-type="float" office:value="-109.585098666437" calcext:value-type="float">
            <text:p>-109.585098666437</text:p>
          </table:table-cell>
          <table:table-cell table:style-name="ce3" office:value-type="float" office:value="3262" calcext:value-type="float">
            <text:p>326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1</text:p>
          </table:table-cell>
          <table:table-cell table:style-name="ce2" office:value-type="float" office:value="-27.5617342917055" calcext:value-type="float">
            <text:p>-27.5617342917055</text:p>
          </table:table-cell>
          <table:table-cell table:style-name="ce2" office:value-type="float" office:value="-109.166052900478" calcext:value-type="float">
            <text:p>-109.166052900478</text:p>
          </table:table-cell>
          <table:table-cell table:style-name="ce3" office:value-type="float" office:value="3272" calcext:value-type="float">
            <text:p>327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2</text:p>
          </table:table-cell>
          <table:table-cell table:style-name="ce2" office:value-type="float" office:value="-28.0215631171983" calcext:value-type="float">
            <text:p>-28.0215631171983</text:p>
          </table:table-cell>
          <table:table-cell table:style-name="ce2" office:value-type="float" office:value="-108.696381772392" calcext:value-type="float">
            <text:p>-108.696381772392</text:p>
          </table:table-cell>
          <table:table-cell table:style-name="ce3" office:value-type="float" office:value="3261" calcext:value-type="float">
            <text:p>326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3</text:p>
          </table:table-cell>
          <table:table-cell table:style-name="ce2" office:value-type="float" office:value="-28.5251546722506" calcext:value-type="float">
            <text:p>-28.5251546722506</text:p>
          </table:table-cell>
          <table:table-cell table:style-name="ce3" office:value-type="float" office:value="-108.174685093397" calcext:value-type="float">
            <text:p>-108.174685093397</text:p>
          </table:table-cell>
          <table:table-cell table:style-name="ce3" office:value-type="float" office:value="3094" calcext:value-type="float">
            <text:p>309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4</text:p>
          </table:table-cell>
          <table:table-cell table:style-name="ce2" office:value-type="float" office:value="-28.9354065696528" calcext:value-type="float">
            <text:p>-28.9354065696528</text:p>
          </table:table-cell>
          <table:table-cell table:style-name="ce2" office:value-type="float" office:value="-107.743809439796" calcext:value-type="float">
            <text:p>-107.743809439796</text:p>
          </table:table-cell>
          <table:table-cell table:style-name="ce3" office:value-type="float" office:value="3214" calcext:value-type="float">
            <text:p>3214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5</text:p>
          </table:table-cell>
          <table:table-cell table:style-name="ce2" office:value-type="float" office:value="-29.3440123914651" calcext:value-type="float">
            <text:p>-29.3440123914651</text:p>
          </table:table-cell>
          <table:table-cell table:style-name="ce2" office:value-type="float" office:value="-107.309218163286" calcext:value-type="float">
            <text:p>-107.309218163286</text:p>
          </table:table-cell>
          <table:table-cell table:style-name="ce3" office:value-type="float" office:value="3452" calcext:value-type="float">
            <text:p>345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6</text:p>
          </table:table-cell>
          <table:table-cell table:style-name="ce2" office:value-type="float" office:value="-29.7960411409257" calcext:value-type="float">
            <text:p>-29.7960411409257</text:p>
          </table:table-cell>
          <table:table-cell table:style-name="ce2" office:value-type="float" office:value="-106.821890996195" calcext:value-type="float">
            <text:p>-106.821890996195</text:p>
          </table:table-cell>
          <table:table-cell table:style-name="ce3" office:value-type="float" office:value="3373" calcext:value-type="float">
            <text:p>3373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7</text:p>
          </table:table-cell>
          <table:table-cell table:style-name="ce2" office:value-type="float" office:value="-30.2010406228562" calcext:value-type="float">
            <text:p>-30.2010406228562</text:p>
          </table:table-cell>
          <table:table-cell table:style-name="ce2" office:value-type="float" office:value="-106.37919911533" calcext:value-type="float">
            <text:p>-106.37919911533</text:p>
          </table:table-cell>
          <table:table-cell table:style-name="ce3" office:value-type="float" office:value="3252" calcext:value-type="float">
            <text:p>325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8</text:p>
          </table:table-cell>
          <table:table-cell table:style-name="ce2" office:value-type="float" office:value="-30.6489575984365" calcext:value-type="float">
            <text:p>-30.6489575984365</text:p>
          </table:table-cell>
          <table:table-cell table:style-name="ce2" office:value-type="float" office:value="-105.882685343805" calcext:value-type="float">
            <text:p>-105.882685343805</text:p>
          </table:table-cell>
          <table:table-cell table:style-name="ce3" office:value-type="float" office:value="3250" calcext:value-type="float">
            <text:p>325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49</text:p>
          </table:table-cell>
          <table:table-cell table:style-name="ce2" office:value-type="float" office:value="-31.1834847877871" calcext:value-type="float">
            <text:p>-31.1834847877871</text:p>
          </table:table-cell>
          <table:table-cell table:style-name="ce2" office:value-type="float" office:value="-105.280255828821" calcext:value-type="float">
            <text:p>-105.280255828821</text:p>
          </table:table-cell>
          <table:table-cell table:style-name="ce3" office:value-type="float" office:value="3267" calcext:value-type="float">
            <text:p>326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50</text:p>
          </table:table-cell>
          <table:table-cell table:style-name="ce2" office:value-type="float" office:value="-31.5821902503974" calcext:value-type="float">
            <text:p>-31.5821902503974</text:p>
          </table:table-cell>
          <table:table-cell table:style-name="ce2" office:value-type="float" office:value="-104.823603041292" calcext:value-type="float">
            <text:p>-104.823603041292</text:p>
          </table:table-cell>
          <table:table-cell table:style-name="ce3" office:value-type="float" office:value="3116" calcext:value-type="float">
            <text:p>311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51</text:p>
          </table:table-cell>
          <table:table-cell table:style-name="ce2" office:value-type="float" office:value="-31.9789661845672" calcext:value-type="float">
            <text:p>-31.9789661845672</text:p>
          </table:table-cell>
          <table:table-cell table:style-name="ce2" office:value-type="float" office:value="-104.362715536478" calcext:value-type="float">
            <text:p>-104.362715536478</text:p>
          </table:table-cell>
          <table:table-cell table:style-name="ce3" office:value-type="float" office:value="3152" calcext:value-type="float">
            <text:p>315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52</text:p>
          </table:table-cell>
          <table:table-cell table:style-name="ce2" office:value-type="float" office:value="-32.4175087255116" calcext:value-type="float">
            <text:p>-32.4175087255116</text:p>
          </table:table-cell>
          <table:table-cell table:style-name="ce2" office:value-type="float" office:value="-103.845554103092" calcext:value-type="float">
            <text:p>-103.845554103092</text:p>
          </table:table-cell>
          <table:table-cell table:style-name="ce3" office:value-type="float" office:value="3358" calcext:value-type="float">
            <text:p>3358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53</text:p>
          </table:table-cell>
          <table:table-cell table:style-name="ce2" office:value-type="float" office:value="-32.6794396499925" calcext:value-type="float">
            <text:p>-32.6794396499925</text:p>
          </table:table-cell>
          <table:table-cell table:style-name="ce2" office:value-type="float" office:value="-103.532649476835" calcext:value-type="float">
            <text:p>-103.532649476835</text:p>
          </table:table-cell>
          <table:table-cell table:style-name="ce3" office:value-type="float" office:value="3252" calcext:value-type="float">
            <text:p>3252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54</text:p>
          </table:table-cell>
          <table:table-cell table:style-name="ce2" office:value-type="float" office:value="-33.027253373097" calcext:value-type="float">
            <text:p>-33.027253373097</text:p>
          </table:table-cell>
          <table:table-cell table:style-name="ce2" office:value-type="float" office:value="-103.112353786259" calcext:value-type="float">
            <text:p>-103.112353786259</text:p>
          </table:table-cell>
          <table:table-cell table:style-name="ce3" office:value-type="float" office:value="3257" calcext:value-type="float">
            <text:p>325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55</text:p>
          </table:table-cell>
          <table:table-cell table:style-name="ce2" office:value-type="float" office:value="-33.2870225427055" calcext:value-type="float">
            <text:p>-33.2870225427055</text:p>
          </table:table-cell>
          <table:table-cell table:style-name="ce2" office:value-type="float" office:value="-102.794784140799" calcext:value-type="float">
            <text:p>-102.794784140799</text:p>
          </table:table-cell>
          <table:table-cell table:style-name="ce3" office:value-type="float" office:value="3257" calcext:value-type="float">
            <text:p>3257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256</text:p>
          </table:table-cell>
          <table:table-cell table:style-name="ce2" office:value-type="float" office:value="-33.7178572151716" calcext:value-type="float">
            <text:p>-33.7178572151716</text:p>
          </table:table-cell>
          <table:table-cell table:style-name="ce2" office:value-type="float" office:value="-102.260950215649" calcext:value-type="float">
            <text:p>-102.260950215649</text:p>
          </table:table-cell>
          <table:table-cell table:style-name="ce3" office:value-type="float" office:value="3156" calcext:value-type="float">
            <text:p>3156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ocean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1957</text:p>
          </table:table-cell>
          <table:table-cell table:style-name="ce2" office:value-type="float" office:value="-33.9322602683129" calcext:value-type="float">
            <text:p>-33.9322602683129</text:p>
          </table:table-cell>
          <table:table-cell table:style-name="ce2" office:value-type="float" office:value="-101.991874913296" calcext:value-type="float">
            <text:p>-101.991874913296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1958</text:p>
          </table:table-cell>
          <table:table-cell table:style-name="ce2" office:value-type="float" office:value="20.306205336414" calcext:value-type="float">
            <text:p>20.306205336414</text:p>
          </table:table-cell>
          <table:table-cell table:style-name="ce2" office:value-type="float" office:value="52.295439002851" calcext:value-type="float">
            <text:p>52.29543900285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03</text:p>
          </table:table-cell>
          <table:table-cell table:style-name="ce2" office:value-type="float" office:value="20.5965635082204" calcext:value-type="float">
            <text:p>20.5965635082204</text:p>
          </table:table-cell>
          <table:table-cell table:style-name="ce2" office:value-type="float" office:value="52.5441637565716" calcext:value-type="float">
            <text:p>52.5441637565716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04</text:p>
          </table:table-cell>
          <table:table-cell table:style-name="ce2" office:value-type="float" office:value="27.46117683165" calcext:value-type="float">
            <text:p>27.46117683165</text:p>
          </table:table-cell>
          <table:table-cell table:style-name="ce2" office:value-type="float" office:value="58.9189329882008" calcext:value-type="float">
            <text:p>58.9189329882008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05</text:p>
          </table:table-cell>
          <table:table-cell table:style-name="ce2" office:value-type="float" office:value="27.7378643798326" calcext:value-type="float">
            <text:p>27.7378643798326</text:p>
          </table:table-cell>
          <table:table-cell table:style-name="ce2" office:value-type="float" office:value="59.2000089329252" calcext:value-type="float">
            <text:p>59.2000089329252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06</text:p>
          </table:table-cell>
          <table:table-cell table:style-name="ce2" office:value-type="float" office:value="27.967918811457" calcext:value-type="float">
            <text:p>27.967918811457</text:p>
          </table:table-cell>
          <table:table-cell table:style-name="ce2" office:value-type="float" office:value="59.435425063048" calcext:value-type="float">
            <text:p>59.435425063048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07</text:p>
          </table:table-cell>
          <table:table-cell table:style-name="ce2" office:value-type="float" office:value="28.2433564350215" calcext:value-type="float">
            <text:p>28.2433564350215</text:p>
          </table:table-cell>
          <table:table-cell table:style-name="ce2" office:value-type="float" office:value="59.719376517413" calcext:value-type="float">
            <text:p>59.71937651741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08</text:p>
          </table:table-cell>
          <table:table-cell table:style-name="ce2" office:value-type="float" office:value="28.4723538948718" calcext:value-type="float">
            <text:p>28.4723538948718</text:p>
          </table:table-cell>
          <table:table-cell table:style-name="ce2" office:value-type="float" office:value="59.9572241948803" calcext:value-type="float">
            <text:p>59.957224194880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09</text:p>
          </table:table-cell>
          <table:table-cell table:style-name="ce2" office:value-type="float" office:value="28.7465006126832" calcext:value-type="float">
            <text:p>28.7465006126832</text:p>
          </table:table-cell>
          <table:table-cell table:style-name="ce2" office:value-type="float" office:value="60.2441331211559" calcext:value-type="float">
            <text:p>60.2441331211559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0</text:p>
          </table:table-cell>
          <table:table-cell table:style-name="ce2" office:value-type="float" office:value="29.0199267455372" calcext:value-type="float">
            <text:p>29.0199267455372</text:p>
          </table:table-cell>
          <table:table-cell table:style-name="ce2" office:value-type="float" office:value="60.5326812928322" calcext:value-type="float">
            <text:p>60.5326812928322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1</text:p>
          </table:table-cell>
          <table:table-cell table:style-name="ce2" office:value-type="float" office:value="29.2472251958314" calcext:value-type="float">
            <text:p>29.2472251958314</text:p>
          </table:table-cell>
          <table:table-cell table:style-name="ce2" office:value-type="float" office:value="60.7744085177482" calcext:value-type="float">
            <text:p>60.7744085177482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2</text:p>
          </table:table-cell>
          <table:table-cell table:style-name="ce2" office:value-type="float" office:value="29.5192989512297" calcext:value-type="float">
            <text:p>29.5192989512297</text:p>
          </table:table-cell>
          <table:table-cell table:style-name="ce2" office:value-type="float" office:value="61.066030274551" calcext:value-type="float">
            <text:p>61.06603027455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77" calcext:value-type="float">
            <text:p>2077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3</text:p>
          </table:table-cell>
          <table:table-cell table:style-name="ce2" office:value-type="float" office:value="29.8808891658902" calcext:value-type="float">
            <text:p>29.8808891658902</text:p>
          </table:table-cell>
          <table:table-cell table:style-name="ce2" office:value-type="float" office:value="61.4575162272086" calcext:value-type="float">
            <text:p>61.457516227208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77" calcext:value-type="float">
            <text:p>2077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4</text:p>
          </table:table-cell>
          <table:table-cell table:style-name="ce2" office:value-type="float" office:value="30.2860389119824" calcext:value-type="float">
            <text:p>30.2860389119824</text:p>
          </table:table-cell>
          <table:table-cell table:style-name="ce2" office:value-type="float" office:value="61.9016424477996" calcext:value-type="float">
            <text:p>61.901642447799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77" calcext:value-type="float">
            <text:p>2077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5</text:p>
          </table:table-cell>
          <table:table-cell table:style-name="ce2" office:value-type="float" office:value="30.6894093937959" calcext:value-type="float">
            <text:p>30.6894093937959</text:p>
          </table:table-cell>
          <table:table-cell table:style-name="ce2" office:value-type="float" office:value="62.3497643290549" calcext:value-type="float">
            <text:p>62.349764329054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77" calcext:value-type="float">
            <text:p>2077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6</text:p>
          </table:table-cell>
          <table:table-cell table:style-name="ce2" office:value-type="float" office:value="31.0909562151009" calcext:value-type="float">
            <text:p>31.0909562151009</text:p>
          </table:table-cell>
          <table:table-cell table:style-name="ce2" office:value-type="float" office:value="62.8019570030556" calcext:value-type="float">
            <text:p>62.801957003055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77" calcext:value-type="float">
            <text:p>2077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7</text:p>
          </table:table-cell>
          <table:table-cell table:style-name="ce2" office:value-type="float" office:value="31.490634979668" calcext:value-type="float">
            <text:p>31.490634979668</text:p>
          </table:table-cell>
          <table:table-cell table:style-name="ce2" office:value-type="float" office:value="63.2583092622608" calcext:value-type="float">
            <text:p>63.258309262260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77" calcext:value-type="float">
            <text:p>2077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8</text:p>
          </table:table-cell>
          <table:table-cell table:style-name="ce2" office:value-type="float" office:value="31.8883978761728" calcext:value-type="float">
            <text:p>31.8883978761728</text:p>
          </table:table-cell>
          <table:table-cell table:style-name="ce2" office:value-type="float" office:value="63.7188962387515" calcext:value-type="float">
            <text:p>63.718896238751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19</text:p>
          </table:table-cell>
          <table:table-cell table:style-name="ce2" office:value-type="float" office:value="32.3718864769505" calcext:value-type="float">
            <text:p>32.3718864769505</text:p>
          </table:table-cell>
          <table:table-cell table:style-name="ce2" office:value-type="float" office:value="64.2877143928301" calcext:value-type="float">
            <text:p>64.287714392830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0</text:p>
          </table:table-cell>
          <table:table-cell table:style-name="ce2" office:value-type="float" office:value="32.7652268259678" calcext:value-type="float">
            <text:p>32.7652268259678</text:p>
          </table:table-cell>
          <table:table-cell table:style-name="ce2" office:value-type="float" office:value="64.7580138983205" calcext:value-type="float">
            <text:p>64.758013898320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1</text:p>
          </table:table-cell>
          <table:table-cell table:style-name="ce2" office:value-type="float" office:value="33.1565010427612" calcext:value-type="float">
            <text:p>33.1565010427612</text:p>
          </table:table-cell>
          <table:table-cell table:style-name="ce2" office:value-type="float" office:value="65.2328213286632" calcext:value-type="float">
            <text:p>65.2328213286632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2</text:p>
          </table:table-cell>
          <table:table-cell table:style-name="ce2" office:value-type="float" office:value="33.5887632247638" calcext:value-type="float">
            <text:p>33.5887632247638</text:p>
          </table:table-cell>
          <table:table-cell table:style-name="ce2" office:value-type="float" office:value="65.7657673292209" calcext:value-type="float">
            <text:p>65.7657673292209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3</text:p>
          </table:table-cell>
          <table:table-cell table:style-name="ce2" office:value-type="float" office:value="33.9755021959482" calcext:value-type="float">
            <text:p>33.9755021959482</text:p>
          </table:table-cell>
          <table:table-cell table:style-name="ce2" office:value-type="float" office:value="66.250355590455" calcext:value-type="float">
            <text:p>66.25035559045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4</text:p>
          </table:table-cell>
          <table:table-cell table:style-name="ce2" office:value-type="float" office:value="34.4026007549383" calcext:value-type="float">
            <text:p>34.4026007549383</text:p>
          </table:table-cell>
          <table:table-cell table:style-name="ce2" office:value-type="float" office:value="66.7943869880357" calcext:value-type="float">
            <text:p>66.7943869880357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5</text:p>
          </table:table-cell>
          <table:table-cell table:style-name="ce2" office:value-type="float" office:value="34.8268750307066" calcext:value-type="float">
            <text:p>34.8268750307066</text:p>
          </table:table-cell>
          <table:table-cell table:style-name="ce2" office:value-type="float" office:value="67.3444152917076" calcext:value-type="float">
            <text:p>67.3444152917076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6</text:p>
          </table:table-cell>
          <table:table-cell table:style-name="ce2" office:value-type="float" office:value="35.2482498911721" calcext:value-type="float">
            <text:p>35.2482498911721</text:p>
          </table:table-cell>
          <table:table-cell table:style-name="ce2" office:value-type="float" office:value="67.9005634448759" calcext:value-type="float">
            <text:p>67.9005634448759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7</text:p>
          </table:table-cell>
          <table:table-cell table:style-name="ce2" office:value-type="float" office:value="35.6249484842767" calcext:value-type="float">
            <text:p>35.6249484842767</text:p>
          </table:table-cell>
          <table:table-cell table:style-name="ce2" office:value-type="float" office:value="68.4064277453746" calcext:value-type="float">
            <text:p>68.4064277453746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8</text:p>
          </table:table-cell>
          <table:table-cell table:style-name="ce2" office:value-type="float" office:value="36.0406098915016" calcext:value-type="float">
            <text:p>36.0406098915016</text:p>
          </table:table-cell>
          <table:table-cell table:style-name="ce2" office:value-type="float" office:value="68.9745287295904" calcext:value-type="float">
            <text:p>68.9745287295904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29</text:p>
          </table:table-cell>
          <table:table-cell table:style-name="ce2" office:value-type="float" office:value="36.4120321634723" calcext:value-type="float">
            <text:p>36.4120321634723</text:p>
          </table:table-cell>
          <table:table-cell table:style-name="ce2" office:value-type="float" office:value="69.4913349931394" calcext:value-type="float">
            <text:p>69.4913349931394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0</text:p>
          </table:table-cell>
          <table:table-cell table:style-name="ce2" office:value-type="float" office:value="36.7808692088421" calcext:value-type="float">
            <text:p>36.7808692088421</text:p>
          </table:table-cell>
          <table:table-cell table:style-name="ce2" office:value-type="float" office:value="70.0134619740518" calcext:value-type="float">
            <text:p>70.0134619740518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1</text:p>
          </table:table-cell>
          <table:table-cell table:style-name="ce2" office:value-type="float" office:value="37.1875728229706" calcext:value-type="float">
            <text:p>37.1875728229706</text:p>
          </table:table-cell>
          <table:table-cell table:style-name="ce2" office:value-type="float" office:value="70.599936167135" calcext:value-type="float">
            <text:p>70.59993616713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2</text:p>
          </table:table-cell>
          <table:table-cell table:style-name="ce2" office:value-type="float" office:value="37.5909228142165" calcext:value-type="float">
            <text:p>37.5909228142165</text:p>
          </table:table-cell>
          <table:table-cell table:style-name="ce2" office:value-type="float" office:value="71.1931995682531" calcext:value-type="float">
            <text:p>71.193199568253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3</text:p>
          </table:table-cell>
          <table:table-cell table:style-name="ce2" office:value-type="float" office:value="37.9908303901207" calcext:value-type="float">
            <text:p>37.9908303901207</text:p>
          </table:table-cell>
          <table:table-cell table:style-name="ce2" office:value-type="float" office:value="71.7933682906221" calcext:value-type="float">
            <text:p>71.7933682906221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4</text:p>
          </table:table-cell>
          <table:table-cell table:style-name="ce2" office:value-type="float" office:value="38.347731679916" calcext:value-type="float">
            <text:p>38.347731679916</text:p>
          </table:table-cell>
          <table:table-cell table:style-name="ce2" office:value-type="float" office:value="72.3395170468455" calcext:value-type="float">
            <text:p>72.339517046845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5</text:p>
          </table:table-cell>
          <table:table-cell table:style-name="ce2" office:value-type="float" office:value="38.7017062336519" calcext:value-type="float">
            <text:p>38.7017062336519</text:p>
          </table:table-cell>
          <table:table-cell table:style-name="ce2" office:value-type="float" office:value="72.8914236525392" calcext:value-type="float">
            <text:p>72.8914236525392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6</text:p>
          </table:table-cell>
          <table:table-cell table:style-name="ce2" office:value-type="float" office:value="39.0526857494368" calcext:value-type="float">
            <text:p>39.0526857494368</text:p>
          </table:table-cell>
          <table:table-cell table:style-name="ce2" office:value-type="float" office:value="73.4491905605408" calcext:value-type="float">
            <text:p>73.449190560540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lac sar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7</text:p>
          </table:table-cell>
          <table:table-cell table:style-name="ce2" office:value-type="float" office:value="39.400608755568" calcext:value-type="float">
            <text:p>39.400608755568</text:p>
          </table:table-cell>
          <table:table-cell table:style-name="ce2" office:value-type="float" office:value="74.0128792425528" calcext:value-type="float">
            <text:p>74.0128792425528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8</text:p>
          </table:table-cell>
          <table:table-cell table:style-name="ce2" office:value-type="float" office:value="39.8596247885496" calcext:value-type="float">
            <text:p>39.8596247885496</text:p>
          </table:table-cell>
          <table:table-cell table:style-name="ce2" office:value-type="float" office:value="74.7738306179839" calcext:value-type="float">
            <text:p>74.7738306179839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39</text:p>
          </table:table-cell>
          <table:table-cell table:style-name="ce2" office:value-type="float" office:value="40.2001370394314" calcext:value-type="float">
            <text:p>40.2001370394314</text:p>
          </table:table-cell>
          <table:table-cell table:style-name="ce2" office:value-type="float" office:value="75.3516714519562" calcext:value-type="float">
            <text:p>75.3516714519562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0</text:p>
          </table:table-cell>
          <table:table-cell table:style-name="ce2" office:value-type="float" office:value="40.5373503089441" calcext:value-type="float">
            <text:p>40.5373503089441</text:p>
          </table:table-cell>
          <table:table-cell table:style-name="ce2" office:value-type="float" office:value="75.9357004373165" calcext:value-type="float">
            <text:p>75.9357004373165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1</text:p>
          </table:table-cell>
          <table:table-cell table:style-name="ce2" office:value-type="float" office:value="40.871196295196" calcext:value-type="float">
            <text:p>40.871196295196</text:p>
          </table:table-cell>
          <table:table-cell table:style-name="ce2" office:value-type="float" office:value="76.5259927061456" calcext:value-type="float">
            <text:p>76.5259927061456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2</text:p>
          </table:table-cell>
          <table:table-cell table:style-name="ce2" office:value-type="float" office:value="41.2015998661062" calcext:value-type="float">
            <text:p>41.2015998661062</text:p>
          </table:table-cell>
          <table:table-cell table:style-name="ce2" office:value-type="float" office:value="77.1226302207138" calcext:value-type="float">
            <text:p>77.1226302207138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3</text:p>
          </table:table-cell>
          <table:table-cell table:style-name="ce2" office:value-type="float" office:value="41.5284858895938" calcext:value-type="float">
            <text:p>41.5284858895938</text:p>
          </table:table-cell>
          <table:table-cell table:style-name="ce2" office:value-type="float" office:value="77.7256744527234" calcext:value-type="float">
            <text:p>77.7256744527234</text:p>
          </table:table-cell>
          <table:table-cell table:style-name="ce3" office:value-type="float" office:value="270" calcext:value-type="float">
            <text:p>270</text:p>
          </table:table-cell>
          <table:table-cell table:style-name="ce2" office:value-type="float" office:value="1584" calcext:value-type="float">
            <text:p>1584</text:p>
          </table:table-cell>
          <table:table-cell table:style-name="ce1" office:value-type="string" calcext:value-type="string">
            <text:p>lac dulc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4</text:p>
          </table:table-cell>
          <table:table-cell table:style-name="ce2" office:value-type="float" office:value="41.8874703870859" calcext:value-type="float">
            <text:p>41.8874703870859</text:p>
          </table:table-cell>
          <table:table-cell table:style-name="ce2" office:value-type="float" office:value="78.403324841037" calcext:value-type="float">
            <text:p>78.403324841037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5</text:p>
          </table:table-cell>
          <table:table-cell table:style-name="ce2" office:value-type="float" office:value="42.24191280878" calcext:value-type="float">
            <text:p>42.24191280878</text:p>
          </table:table-cell>
          <table:table-cell table:style-name="ce2" office:value-type="float" office:value="79.0890690035171" calcext:value-type="float">
            <text:p>79.0890690035171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6</text:p>
          </table:table-cell>
          <table:table-cell table:style-name="ce2" office:value-type="float" office:value="42.5569313785847" calcext:value-type="float">
            <text:p>42.5569313785847</text:p>
          </table:table-cell>
          <table:table-cell table:style-name="ce2" office:value-type="float" office:value="79.7132253502512" calcext:value-type="float">
            <text:p>79.7132253502512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7</text:p>
          </table:table-cell>
          <table:table-cell table:style-name="ce2" office:value-type="float" office:value="42.9024330826552" calcext:value-type="float">
            <text:p>42.9024330826552</text:p>
          </table:table-cell>
          <table:table-cell table:style-name="ce2" office:value-type="float" office:value="80.4145764949848" calcext:value-type="float">
            <text:p>80.4145764949848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8</text:p>
          </table:table-cell>
          <table:table-cell table:style-name="ce2" office:value-type="float" office:value="43.2092281046993" calcext:value-type="float">
            <text:p>43.2092281046993</text:p>
          </table:table-cell>
          <table:table-cell table:style-name="ce2" office:value-type="float" office:value="81.0529054842467" calcext:value-type="float">
            <text:p>81.0529054842467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49</text:p>
          </table:table-cell>
          <table:table-cell table:style-name="ce2" office:value-type="float" office:value="43.4785561240512" calcext:value-type="float">
            <text:p>43.4785561240512</text:p>
          </table:table-cell>
          <table:table-cell table:style-name="ce2" office:value-type="float" office:value="81.6260198273133" calcext:value-type="float">
            <text:p>81.6260198273133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0</text:p>
          </table:table-cell>
          <table:table-cell table:style-name="ce2" office:value-type="float" office:value="43.7776808436574" calcext:value-type="float">
            <text:p>43.7776808436574</text:p>
          </table:table-cell>
          <table:table-cell table:style-name="ce2" office:value-type="float" office:value="82.2772305533498" calcext:value-type="float">
            <text:p>82.2772305533498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1</text:p>
          </table:table-cell>
          <table:table-cell table:style-name="ce2" office:value-type="float" office:value="44.1375874166874" calcext:value-type="float">
            <text:p>44.1375874166874</text:p>
          </table:table-cell>
          <table:table-cell table:style-name="ce2" office:value-type="float" office:value="83.0825166866835" calcext:value-type="float">
            <text:p>83.0825166866835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2</text:p>
          </table:table-cell>
          <table:table-cell table:style-name="ce2" office:value-type="float" office:value="44.4273001356173" calcext:value-type="float">
            <text:p>44.4273001356173</text:p>
          </table:table-cell>
          <table:table-cell table:style-name="ce2" office:value-type="float" office:value="83.7490816779742" calcext:value-type="float">
            <text:p>83.7490816779742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3</text:p>
          </table:table-cell>
          <table:table-cell table:style-name="ce2" office:value-type="float" office:value="44.68115094631" calcext:value-type="float">
            <text:p>44.68115094631</text:p>
          </table:table-cell>
          <table:table-cell table:style-name="ce2" office:value-type="float" office:value="84.3474404002132" calcext:value-type="float">
            <text:p>84.3474404002132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4</text:p>
          </table:table-cell>
          <table:table-cell table:style-name="ce2" office:value-type="float" office:value="44.8692338654846" calcext:value-type="float">
            <text:p>44.8692338654846</text:p>
          </table:table-cell>
          <table:table-cell table:style-name="ce2" office:value-type="float" office:value="84.799837979889" calcext:value-type="float">
            <text:p>84.799837979889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5</text:p>
          </table:table-cell>
          <table:table-cell table:style-name="ce2" office:value-type="float" office:value="45.0553155392324" calcext:value-type="float">
            <text:p>45.0553155392324</text:p>
          </table:table-cell>
          <table:table-cell table:style-name="ce2" office:value-type="float" office:value="85.2553501258263" calcext:value-type="float">
            <text:p>85.2553501258263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6</text:p>
          </table:table-cell>
          <table:table-cell table:style-name="ce2" office:value-type="float" office:value="45.2088308710176" calcext:value-type="float">
            <text:p>45.2088308710176</text:p>
          </table:table-cell>
          <table:table-cell table:style-name="ce2" office:value-type="float" office:value="85.6373284551592" calcext:value-type="float">
            <text:p>85.6373284551592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7</text:p>
          </table:table-cell>
          <table:table-cell table:style-name="ce2" office:value-type="float" office:value="45.4213556221372" calcext:value-type="float">
            <text:p>45.4213556221372</text:p>
          </table:table-cell>
          <table:table-cell table:style-name="ce2" office:value-type="float" office:value="86.1757522674314" calcext:value-type="float">
            <text:p>86.1757522674314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8</text:p>
          </table:table-cell>
          <table:table-cell table:style-name="ce2" office:value-type="float" office:value="45.6012628048753" calcext:value-type="float">
            <text:p>45.6012628048753</text:p>
          </table:table-cell>
          <table:table-cell table:style-name="ce2" office:value-type="float" office:value="86.6406559234774" calcext:value-type="float">
            <text:p>86.6406559234774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59</text:p>
          </table:table-cell>
          <table:table-cell table:style-name="ce2" office:value-type="float" office:value="45.749573532513" calcext:value-type="float">
            <text:p>45.749573532513</text:p>
          </table:table-cell>
          <table:table-cell table:style-name="ce2" office:value-type="float" office:value="87.0304684797884" calcext:value-type="float">
            <text:p>87.0304684797884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60</text:p>
          </table:table-cell>
          <table:table-cell table:style-name="ce2" office:value-type="float" office:value="45.9255909225188" calcext:value-type="float">
            <text:p>45.9255909225188</text:p>
          </table:table-cell>
          <table:table-cell table:style-name="ce2" office:value-type="float" office:value="87.5011231551156" calcext:value-type="float">
            <text:p>87.5011231551156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61</text:p>
          </table:table-cell>
          <table:table-cell table:style-name="ce2" office:value-type="float" office:value="46.1569191844234" calcext:value-type="float">
            <text:p>46.1569191844234</text:p>
          </table:table-cell>
          <table:table-cell table:style-name="ce2" office:value-type="float" office:value="88.1335508609346" calcext:value-type="float">
            <text:p>88.1335508609346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>
            <text:p>image2062</text:p>
          </table:table-cell>
          <table:table-cell table:style-name="ce2" office:value-type="float" office:value="46.5244721542293" calcext:value-type="float">
            <text:p>46.5244721542293</text:p>
          </table:table-cell>
          <table:table-cell table:style-name="ce2" office:value-type="float" office:value="89.1731398035564" calcext:value-type="float">
            <text:p>89.1731398035564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float" office:value="-1" calcext:value-type="float">
            <text:p>-1</text:p>
          </table:table-cell>
          <table:table-cell table:style-name="ce1" office:value-type="string" calcext:value-type="string">
            <text:p>uscat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image2070.jpg</text:p>
          </table:table-cell>
          <table:table-cell office:value-type="float" office:value="48.1270906656081" calcext:value-type="float">
            <text:p>48.1270906656081</text:p>
          </table:table-cell>
          <table:table-cell office:value-type="float" office:value="94.3319475327212" calcext:value-type="float">
            <text:p>94.3319475327212</text:p>
          </table:table-cell>
          <table:table-cell office:value-type="float" office:value="40" calcext:value-type="float">
            <text:p>40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ectiune Edi</text:p>
          </table:table-cell>
        </table:table-row>
        <table:table-row table:style-name="ro2">
          <table:table-cell office:value-type="string" calcext:value-type="string">
            <text:p>image2071.jpg</text:p>
          </table:table-cell>
          <table:table-cell office:value-type="float" office:value="48.3610212295865" calcext:value-type="float">
            <text:p>48.3610212295865</text:p>
          </table:table-cell>
          <table:table-cell office:value-type="float" office:value="95.1945048022454" calcext:value-type="float">
            <text:p>95.1945048022454</text:p>
          </table:table-cell>
          <table:table-cell office:value-type="float" office:value="40" calcext:value-type="float">
            <text:p>40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image2072.jpg</text:p>
          </table:table-cell>
          <table:table-cell office:value-type="float" office:value="48.5654419612558" calcext:value-type="float">
            <text:p>48.5654419612558</text:p>
          </table:table-cell>
          <table:table-cell office:value-type="float" office:value="95.9778455377758" calcext:value-type="float">
            <text:p>95.9778455377758</text:p>
          </table:table-cell>
          <table:table-cell office:value-type="float" office:value="40" calcext:value-type="float">
            <text:p>40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image2073.jpg</text:p>
          </table:table-cell>
          <table:table-cell office:value-type="float" office:value="48.763971654766" calcext:value-type="float">
            <text:p>48.763971654766</text:p>
          </table:table-cell>
          <table:table-cell office:value-type="float" office:value="96.7677569152878" calcext:value-type="float">
            <text:p>96.7677569152878</text:p>
          </table:table-cell>
          <table:table-cell office:value-type="float" office:value="40" calcext:value-type="float">
            <text:p>40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image2074.jpg</text:p>
          </table:table-cell>
          <table:table-cell office:value-type="float" office:value="48.9984930301075" calcext:value-type="float">
            <text:p>48.9984930301075</text:p>
          </table:table-cell>
          <table:table-cell office:value-type="float" office:value="97.7419877777418" calcext:value-type="float">
            <text:p>97.7419877777418</text:p>
          </table:table-cell>
          <table:table-cell office:value-type="float" office:value="40" calcext:value-type="float">
            <text:p>40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image2075.jpg</text:p>
          </table:table-cell>
          <table:table-cell office:value-type="float" office:value="49.2038119316527" calcext:value-type="float">
            <text:p>49.2038119316527</text:p>
          </table:table-cell>
          <table:table-cell office:value-type="float" office:value="98.635881955178" calcext:value-type="float">
            <text:p>98.635881955178</text:p>
          </table:table-cell>
          <table:table-cell office:value-type="float" office:value="40" calcext:value-type="float">
            <text:p>40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image2076.jpg</text:p>
          </table:table-cell>
          <table:table-cell office:value-type="float" office:value="49.38207986899" calcext:value-type="float">
            <text:p>49.38207986899</text:p>
          </table:table-cell>
          <table:table-cell office:value-type="float" office:value="99.4469464285495" calcext:value-type="float">
            <text:p>99.4469464285495</text:p>
          </table:table-cell>
          <table:table-cell office:value-type="float" office:value="40" calcext:value-type="float">
            <text:p>40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image2077.jpg</text:p>
          </table:table-cell>
          <table:table-cell office:value-type="float" office:value="49.5540845228584" calcext:value-type="float">
            <text:p>49.5540845228584</text:p>
          </table:table-cell>
          <table:table-cell office:value-type="float" office:value="100.264082940093" calcext:value-type="float">
            <text:p>100.264082940093</text:p>
          </table:table-cell>
          <table:table-cell office:value-type="float" office:value="40" calcext:value-type="float">
            <text:p>40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image2078.jpg</text:p>
          </table:table-cell>
          <table:table-cell office:value-type="float" office:value="49.7197405158934" calcext:value-type="float">
            <text:p>49.7197405158934</text:p>
          </table:table-cell>
          <table:table-cell office:value-type="float" office:value="101.087161716215" calcext:value-type="float">
            <text:p>101.0871617162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79.jpg</text:p>
          </table:table-cell>
          <table:table-cell office:value-type="float" office:value="49.8789727160139" calcext:value-type="float">
            <text:p>49.8789727160139</text:p>
          </table:table-cell>
          <table:table-cell office:value-type="float" office:value="101.916018832374" calcext:value-type="float">
            <text:p>101.91601883237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0.jpg</text:p>
          </table:table-cell>
          <table:table-cell office:value-type="float" office:value="50.0647436161544" calcext:value-type="float">
            <text:p>50.0647436161544</text:p>
          </table:table-cell>
          <table:table-cell office:value-type="float" office:value="102.936688150995" calcext:value-type="float">
            <text:p>102.93668815099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1.jpg</text:p>
          </table:table-cell>
          <table:table-cell office:value-type="float" office:value="50.2094104378699" calcext:value-type="float">
            <text:p>50.2094104378699</text:p>
          </table:table-cell>
          <table:table-cell office:value-type="float" office:value="103.777805456715" calcext:value-type="float">
            <text:p>103.7778054567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2.jpg</text:p>
          </table:table-cell>
          <table:table-cell office:value-type="float" office:value="50.3474041647663" calcext:value-type="float">
            <text:p>50.3474041647663</text:p>
          </table:table-cell>
          <table:table-cell office:value-type="float" office:value="104.624147857149" calcext:value-type="float">
            <text:p>104.62414785714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3.jpg</text:p>
          </table:table-cell>
          <table:table-cell office:value-type="float" office:value="50.4786530798572" calcext:value-type="float">
            <text:p>50.4786530798572</text:p>
          </table:table-cell>
          <table:table-cell office:value-type="float" office:value="105.475524107002" calcext:value-type="float">
            <text:p>105.47552410700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4.jpg</text:p>
          </table:table-cell>
          <table:table-cell office:value-type="float" office:value="50.6030854661565" calcext:value-type="float">
            <text:p>50.6030854661565</text:p>
          </table:table-cell>
          <table:table-cell office:value-type="float" office:value="106.331729300598" calcext:value-type="float">
            <text:p>106.33172930059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5.jpg</text:p>
          </table:table-cell>
          <table:table-cell office:value-type="float" office:value="50.7206330217724" calcext:value-type="float">
            <text:p>50.7206330217724</text:p>
          </table:table-cell>
          <table:table-cell office:value-type="float" office:value="107.192544871884" calcext:value-type="float">
            <text:p>107.19254487188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6.jpg</text:p>
          </table:table-cell>
          <table:table-cell office:value-type="float" office:value="50.831237690097" calcext:value-type="float">
            <text:p>50.831237690097</text:p>
          </table:table-cell>
          <table:table-cell office:value-type="float" office:value="108.057752254806" calcext:value-type="float">
            <text:p>108.0577522548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7.jpg</text:p>
          </table:table-cell>
          <table:table-cell office:value-type="float" office:value="50.9569029255415" calcext:value-type="float">
            <text:p>50.9569029255415</text:p>
          </table:table-cell>
          <table:table-cell office:value-type="float" office:value="109.120850708551" calcext:value-type="float">
            <text:p>109.12085070855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8.jpg</text:p>
          </table:table-cell>
          <table:table-cell office:value-type="float" office:value="51.0518596304776" calcext:value-type="float">
            <text:p>51.0518596304776</text:p>
          </table:table-cell>
          <table:table-cell office:value-type="float" office:value="109.994964658151" calcext:value-type="float">
            <text:p>109.99496465815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89.jpg</text:p>
          </table:table-cell>
          <table:table-cell office:value-type="float" office:value="51.1396890330148" calcext:value-type="float">
            <text:p>51.1396890330148</text:p>
          </table:table-cell>
          <table:table-cell office:value-type="float" office:value="110.872691777822" calcext:value-type="float">
            <text:p>110.8726917778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0.jpg</text:p>
          </table:table-cell>
          <table:table-cell office:value-type="float" office:value="51.2203399067343" calcext:value-type="float">
            <text:p>51.2203399067343</text:p>
          </table:table-cell>
          <table:table-cell office:value-type="float" office:value="111.753765690186" calcext:value-type="float">
            <text:p>111.75376569018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1.jpg</text:p>
          </table:table-cell>
          <table:table-cell office:value-type="float" office:value="51.2937678554065" calcext:value-type="float">
            <text:p>51.2937678554065</text:p>
          </table:table-cell>
          <table:table-cell office:value-type="float" office:value="112.637926848055" calcext:value-type="float">
            <text:p>112.6379268480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2.jpg</text:p>
          </table:table-cell>
          <table:table-cell office:value-type="float" office:value="51.3599250677073" calcext:value-type="float">
            <text:p>51.3599250677073</text:p>
          </table:table-cell>
          <table:table-cell office:value-type="float" office:value="113.524895213673" calcext:value-type="float">
            <text:p>113.52489521367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3.jpg</text:p>
          </table:table-cell>
          <table:table-cell office:value-type="float" office:value="51.430863412427" calcext:value-type="float">
            <text:p>51.430863412427</text:p>
          </table:table-cell>
          <table:table-cell office:value-type="float" office:value="114.612377442755" calcext:value-type="float">
            <text:p>114.6123774427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4.jpg</text:p>
          </table:table-cell>
          <table:table-cell office:value-type="float" office:value="51.4807442839356" calcext:value-type="float">
            <text:p>51.4807442839356</text:p>
          </table:table-cell>
          <table:table-cell office:value-type="float" office:value="115.504591393655" calcext:value-type="float">
            <text:p>115.5045913936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5.jpg</text:p>
          </table:table-cell>
          <table:table-cell office:value-type="float" office:value="51.5232485511406" calcext:value-type="float">
            <text:p>51.5232485511406</text:p>
          </table:table-cell>
          <table:table-cell office:value-type="float" office:value="116.398676816388" calcext:value-type="float">
            <text:p>116.39867681638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6.jpg</text:p>
          </table:table-cell>
          <table:table-cell office:value-type="float" office:value="51.5583523083799" calcext:value-type="float">
            <text:p>51.5583523083799</text:p>
          </table:table-cell>
          <table:table-cell office:value-type="float" office:value="117.294374163765" calcext:value-type="float">
            <text:p>117.29437416376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7.jpg</text:p>
          </table:table-cell>
          <table:table-cell office:value-type="float" office:value="51.5886476124435" calcext:value-type="float">
            <text:p>51.5886476124435</text:p>
          </table:table-cell>
          <table:table-cell office:value-type="float" office:value="118.291076348589" calcext:value-type="float">
            <text:p>118.29107634858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8.jpg</text:p>
          </table:table-cell>
          <table:table-cell office:value-type="float" office:value="51.6062763306913" calcext:value-type="float">
            <text:p>51.6062763306913</text:p>
          </table:table-cell>
          <table:table-cell office:value-type="float" office:value="119.089320556888" calcext:value-type="float">
            <text:p>119.08932055688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099.jpg</text:p>
          </table:table-cell>
          <table:table-cell office:value-type="float" office:value="51.6190692750067" calcext:value-type="float">
            <text:p>51.6190692750067</text:p>
          </table:table-cell>
          <table:table-cell office:value-type="float" office:value="119.987968545987" calcext:value-type="float">
            <text:p>119.98796854598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0.jpg</text:p>
          </table:table-cell>
          <table:table-cell office:value-type="float" office:value="51.6245368414373" calcext:value-type="float">
            <text:p>51.6245368414373</text:p>
          </table:table-cell>
          <table:table-cell office:value-type="float" office:value="120.986897372479" calcext:value-type="float">
            <text:p>120.98689737247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1.jpg</text:p>
          </table:table-cell>
          <table:table-cell office:value-type="float" office:value="51.6215827846213" calcext:value-type="float">
            <text:p>51.6215827846213</text:p>
          </table:table-cell>
          <table:table-cell office:value-type="float" office:value="121.885968833306" calcext:value-type="float">
            <text:p>121.8859688333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2.jpg</text:p>
          </table:table-cell>
          <table:table-cell office:value-type="float" office:value="51.6095514063983" calcext:value-type="float">
            <text:p>51.6095514063983</text:p>
          </table:table-cell>
          <table:table-cell office:value-type="float" office:value="122.884624452232" calcext:value-type="float">
            <text:p>122.8846244522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3.jpg</text:p>
          </table:table-cell>
          <table:table-cell office:value-type="float" office:value="51.5908537635454" calcext:value-type="float">
            <text:p>51.5908537635454</text:p>
          </table:table-cell>
          <table:table-cell office:value-type="float" office:value="123.782767007332" calcext:value-type="float">
            <text:p>123.7827670073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4.jpg</text:p>
          </table:table-cell>
          <table:table-cell office:value-type="float" office:value="51.5647180446864" calcext:value-type="float">
            <text:p>51.5647180446864</text:p>
          </table:table-cell>
          <table:table-cell office:value-type="float" office:value="124.679980656705" calcext:value-type="float">
            <text:p>124.6799806567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5.jpg</text:p>
          </table:table-cell>
          <table:table-cell office:value-type="float" office:value="51.5311579101995" calcext:value-type="float">
            <text:p>51.5311579101995</text:p>
          </table:table-cell>
          <table:table-cell office:value-type="float" office:value="125.575978532406" calcext:value-type="float">
            <text:p>125.5759785324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6.jpg</text:p>
          </table:table-cell>
          <table:table-cell office:value-type="float" office:value="51.4800817555862" calcext:value-type="float">
            <text:p>51.4800817555862</text:p>
          </table:table-cell>
          <table:table-cell office:value-type="float" office:value="126.668986384526" calcext:value-type="float">
            <text:p>126.6689863845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7.jpg</text:p>
          </table:table-cell>
          <table:table-cell office:value-type="float" office:value="51.4240878647704" calcext:value-type="float">
            <text:p>51.4240878647704</text:p>
          </table:table-cell>
          <table:table-cell office:value-type="float" office:value="127.660183436879" calcext:value-type="float">
            <text:p>127.66018343687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8.jpg</text:p>
          </table:table-cell>
          <table:table-cell office:value-type="float" office:value="51.3659390492715" calcext:value-type="float">
            <text:p>51.3659390492715</text:p>
          </table:table-cell>
          <table:table-cell office:value-type="float" office:value="128.549952180056" calcext:value-type="float">
            <text:p>128.54995218005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09.jpg</text:p>
          </table:table-cell>
          <table:table-cell office:value-type="float" office:value="51.3004819313607" calcext:value-type="float">
            <text:p>51.3004819313607</text:p>
          </table:table-cell>
          <table:table-cell office:value-type="float" office:value="129.437207413619" calcext:value-type="float">
            <text:p>129.4372074136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0.jpg</text:p>
          </table:table-cell>
          <table:table-cell office:value-type="float" office:value="51.2277540770784" calcext:value-type="float">
            <text:p>51.2277540770784</text:p>
          </table:table-cell>
          <table:table-cell office:value-type="float" office:value="130.321689590379" calcext:value-type="float">
            <text:p>130.32168959037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1.jpg</text:p>
          </table:table-cell>
          <table:table-cell office:value-type="float" office:value="51.1477964675596" calcext:value-type="float">
            <text:p>51.1477964675596</text:p>
          </table:table-cell>
          <table:table-cell office:value-type="float" office:value="131.203111842391" calcext:value-type="float">
            <text:p>131.20311184239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2.jpg</text:p>
          </table:table-cell>
          <table:table-cell office:value-type="float" office:value="51.050531158684" calcext:value-type="float">
            <text:p>51.050531158684</text:p>
          </table:table-cell>
          <table:table-cell office:value-type="float" office:value="132.178558478517" calcext:value-type="float">
            <text:p>132.1785584785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3.jpg</text:p>
          </table:table-cell>
          <table:table-cell office:value-type="float" office:value="50.9554651707212" calcext:value-type="float">
            <text:p>50.9554651707212</text:p>
          </table:table-cell>
          <table:table-cell office:value-type="float" office:value="133.052672428117" calcext:value-type="float">
            <text:p>133.052672428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4.jpg</text:p>
          </table:table-cell>
          <table:table-cell office:value-type="float" office:value="50.8415376153654" calcext:value-type="float">
            <text:p>50.8415376153654</text:p>
          </table:table-cell>
          <table:table-cell office:value-type="float" office:value="134.019349101349" calcext:value-type="float">
            <text:p>134.01934910134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5.jpg</text:p>
          </table:table-cell>
          <table:table-cell office:value-type="float" office:value="50.7189562103312" calcext:value-type="float">
            <text:p>50.7189562103312</text:p>
          </table:table-cell>
          <table:table-cell office:value-type="float" office:value="134.980944113838" calcext:value-type="float">
            <text:p>134.98094411383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6.jpg</text:p>
          </table:table-cell>
          <table:table-cell office:value-type="float" office:value="50.5877960876994" calcext:value-type="float">
            <text:p>50.5877960876994</text:p>
          </table:table-cell>
          <table:table-cell office:value-type="float" office:value="135.937115956127" calcext:value-type="float">
            <text:p>135.93711595612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7.jpg</text:p>
          </table:table-cell>
          <table:table-cell office:value-type="float" office:value="50.462492852281" calcext:value-type="float">
            <text:p>50.462492852281</text:p>
          </table:table-cell>
          <table:table-cell office:value-type="float" office:value="136.792774734589" calcext:value-type="float">
            <text:p>136.79277473458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8.jpg</text:p>
          </table:table-cell>
          <table:table-cell office:value-type="float" office:value="50.3152886152889" calcext:value-type="float">
            <text:p>50.3152886152889</text:p>
          </table:table-cell>
          <table:table-cell office:value-type="float" office:value="137.737813368531" calcext:value-type="float">
            <text:p>137.73781336853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19.jpg</text:p>
          </table:table-cell>
          <table:table-cell office:value-type="float" office:value="50.1597720380768" calcext:value-type="float">
            <text:p>50.1597720380768</text:p>
          </table:table-cell>
          <table:table-cell office:value-type="float" office:value="138.676595549192" calcext:value-type="float">
            <text:p>138.67659554919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scat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0.jpg</text:p>
          </table:table-cell>
          <table:table-cell office:value-type="float" office:value="49.9960455734825" calcext:value-type="float">
            <text:p>49.9960455734825</text:p>
          </table:table-cell>
          <table:table-cell office:value-type="float" office:value="139.608834408629" calcext:value-type="float">
            <text:p>139.608834408629</text:p>
          </table:table-cell>
          <table:table-cell office:value-type="float" office:value="70" calcext:value-type="float">
            <text:p>70</text:p>
          </table:table-cell>
          <table:table-cell office:value-type="float" office:value="118901" calcext:value-type="float">
            <text:p>118901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1.jpg</text:p>
          </table:table-cell>
          <table:table-cell office:value-type="float" office:value="49.8417550152265" calcext:value-type="float">
            <text:p>49.8417550152265</text:p>
          </table:table-cell>
          <table:table-cell office:value-type="float" office:value="140.442076506235" calcext:value-type="float">
            <text:p>140.442076506235</text:p>
          </table:table-cell>
          <table:table-cell office:value-type="float" office:value="70" calcext:value-type="float">
            <text:p>70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2.jpg</text:p>
          </table:table-cell>
          <table:table-cell office:value-type="float" office:value="49.6627186816075" calcext:value-type="float">
            <text:p>49.6627186816075</text:p>
          </table:table-cell>
          <table:table-cell office:value-type="float" office:value="141.361242383601" calcext:value-type="float">
            <text:p>141.361242383601</text:p>
          </table:table-cell>
          <table:table-cell office:value-type="float" office:value="70" calcext:value-type="float">
            <text:p>70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3.jpg</text:p>
          </table:table-cell>
          <table:table-cell office:value-type="float" office:value="49.4757764040242" calcext:value-type="float">
            <text:p>49.4757764040242</text:p>
          </table:table-cell>
          <table:table-cell office:value-type="float" office:value="142.273209241581" calcext:value-type="float">
            <text:p>142.273209241581</text:p>
          </table:table-cell>
          <table:table-cell office:value-type="float" office:value="24" calcext:value-type="float">
            <text:p>24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4.jpg</text:p>
          </table:table-cell>
          <table:table-cell office:value-type="float" office:value="49.340275696175" calcext:value-type="float">
            <text:p>49.340275696175</text:p>
          </table:table-cell>
          <table:table-cell office:value-type="float" office:value="142.907187400341" calcext:value-type="float">
            <text:p>142.907187400341</text:p>
          </table:table-cell>
          <table:table-cell office:value-type="float" office:value="36" calcext:value-type="float">
            <text:p>36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5.jpg</text:p>
          </table:table-cell>
          <table:table-cell office:value-type="float" office:value="49.2009978937146" calcext:value-type="float">
            <text:p>49.2009978937146</text:p>
          </table:table-cell>
          <table:table-cell office:value-type="float" office:value="143.537463596572" calcext:value-type="float">
            <text:p>143.537463596572</text:p>
          </table:table-cell>
          <table:table-cell office:value-type="float" office:value="38" calcext:value-type="float">
            <text:p>38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6.jpg</text:p>
          </table:table-cell>
          <table:table-cell office:value-type="float" office:value="49.0786384698284" calcext:value-type="float">
            <text:p>49.0786384698284</text:p>
          </table:table-cell>
          <table:table-cell office:value-type="float" office:value="144.074726276685" calcext:value-type="float">
            <text:p>144.074726276685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7.jpg</text:p>
          </table:table-cell>
          <table:table-cell office:value-type="float" office:value="48.9745907831071" calcext:value-type="float">
            <text:p>48.9745907831071</text:p>
          </table:table-cell>
          <table:table-cell office:value-type="float" office:value="144.52030049738" calcext:value-type="float">
            <text:p>144.52030049738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8.jpg</text:p>
          </table:table-cell>
          <table:table-cell office:value-type="float" office:value="48.8472623965997" calcext:value-type="float">
            <text:p>48.8472623965997</text:p>
          </table:table-cell>
          <table:table-cell office:value-type="float" office:value="145.052413214859" calcext:value-type="float">
            <text:p>145.052413214859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29.jpg</text:p>
          </table:table-cell>
          <table:table-cell office:value-type="float" office:value="48.7172599910322" calcext:value-type="float">
            <text:p>48.7172599910322</text:p>
          </table:table-cell>
          <table:table-cell office:value-type="float" office:value="145.581657252887" calcext:value-type="float">
            <text:p>145.581657252887</text:p>
          </table:table-cell>
          <table:table-cell office:value-type="float" office:value="40" calcext:value-type="float">
            <text:p>40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0.jpg</text:p>
          </table:table-cell>
          <table:table-cell office:value-type="float" office:value="48.6069012095178" calcext:value-type="float">
            <text:p>48.6069012095178</text:p>
          </table:table-cell>
          <table:table-cell office:value-type="float" office:value="146.020483246682" calcext:value-type="float">
            <text:p>146.020483246682</text:p>
          </table:table-cell>
          <table:table-cell office:value-type="float" office:value="63" calcext:value-type="float">
            <text:p>63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1.jpg</text:p>
          </table:table-cell>
          <table:table-cell office:value-type="float" office:value="48.472063030018" calcext:value-type="float">
            <text:p>48.472063030018</text:p>
          </table:table-cell>
          <table:table-cell office:value-type="float" office:value="146.544413397535" calcext:value-type="float">
            <text:p>146.544413397535</text:p>
          </table:table-cell>
          <table:table-cell office:value-type="float" office:value="1342" calcext:value-type="float">
            <text:p>1342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2.jpg</text:p>
          </table:table-cell>
          <table:table-cell office:value-type="float" office:value="48.334625963539" calcext:value-type="float">
            <text:p>48.334625963539</text:p>
          </table:table-cell>
          <table:table-cell office:value-type="float" office:value="147.065406567045" calcext:value-type="float">
            <text:p>147.065406567045</text:p>
          </table:table-cell>
          <table:table-cell office:value-type="float" office:value="1542" calcext:value-type="float">
            <text:p>1542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3.jpg</text:p>
          </table:table-cell>
          <table:table-cell office:value-type="float" office:value="48.1946139157429" calcext:value-type="float">
            <text:p>48.1946139157429</text:p>
          </table:table-cell>
          <table:table-cell office:value-type="float" office:value="147.583435434456" calcext:value-type="float">
            <text:p>147.583435434456</text:p>
          </table:table-cell>
          <table:table-cell office:value-type="float" office:value="1668" calcext:value-type="float">
            <text:p>1668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4.jpg</text:p>
          </table:table-cell>
          <table:table-cell office:value-type="float" office:value="48.0759906053327" calcext:value-type="float">
            <text:p>48.0759906053327</text:p>
          </table:table-cell>
          <table:table-cell office:value-type="float" office:value="148.012835767196" calcext:value-type="float">
            <text:p>148.012835767196</text:p>
          </table:table-cell>
          <table:table-cell office:value-type="float" office:value="2096" calcext:value-type="float">
            <text:p>2096</text:p>
          </table:table-cell>
          <table:table-cell office:value-type="float" office:value="206219" calcext:value-type="float">
            <text:p>206219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5.jpg</text:p>
          </table:table-cell>
          <table:table-cell office:value-type="float" office:value="47.9313271987118" calcext:value-type="float">
            <text:p>47.9313271987118</text:p>
          </table:table-cell>
          <table:table-cell office:value-type="float" office:value="148.525359502135" calcext:value-type="float">
            <text:p>148.525359502135</text:p>
          </table:table-cell>
          <table:table-cell office:value-type="float" office:value="2943" calcext:value-type="float">
            <text:p>29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6.jpg</text:p>
          </table:table-cell>
          <table:table-cell office:value-type="float" office:value="47.7841673579493" calcext:value-type="float">
            <text:p>47.7841673579493</text:p>
          </table:table-cell>
          <table:table-cell office:value-type="float" office:value="149.034864293462" calcext:value-type="float">
            <text:p>149.034864293462</text:p>
          </table:table-cell>
          <table:table-cell office:value-type="float" office:value="3458" calcext:value-type="float">
            <text:p>34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7.jpg</text:p>
          </table:table-cell>
          <table:table-cell office:value-type="float" office:value="47.6345384038018" calcext:value-type="float">
            <text:p>47.6345384038018</text:p>
          </table:table-cell>
          <table:table-cell office:value-type="float" office:value="149.541322820418" calcext:value-type="float">
            <text:p>149.541322820418</text:p>
          </table:table-cell>
          <table:table-cell office:value-type="float" office:value="3398" calcext:value-type="float">
            <text:p>339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8.jpg</text:p>
          </table:table-cell>
          <table:table-cell office:value-type="float" office:value="47.4824642419315" calcext:value-type="float">
            <text:p>47.4824642419315</text:p>
          </table:table-cell>
          <table:table-cell office:value-type="float" office:value="150.044707762248" calcext:value-type="float">
            <text:p>150.044707762248</text:p>
          </table:table-cell>
          <table:table-cell office:value-type="float" office:value="3247" calcext:value-type="float">
            <text:p>32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39.jpg</text:p>
          </table:table-cell>
          <table:table-cell office:value-type="float" office:value="47.3538893459006" calcext:value-type="float">
            <text:p>47.3538893459006</text:p>
          </table:table-cell>
          <table:table-cell office:value-type="float" office:value="150.461854735617" calcext:value-type="float">
            <text:p>150.461854735617</text:p>
          </table:table-cell>
          <table:table-cell office:value-type="float" office:value="3223" calcext:value-type="float">
            <text:p>32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0.jpg</text:p>
          </table:table-cell>
          <table:table-cell office:value-type="float" office:value="47.1974028818264" calcext:value-type="float">
            <text:p>47.1974028818264</text:p>
          </table:table-cell>
          <table:table-cell office:value-type="float" office:value="150.959597941193" calcext:value-type="float">
            <text:p>150.959597941193</text:p>
          </table:table-cell>
          <table:table-cell office:value-type="float" office:value="3374" calcext:value-type="float">
            <text:p>33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1.jpg</text:p>
          </table:table-cell>
          <table:table-cell office:value-type="float" office:value="47.0118471326447" calcext:value-type="float">
            <text:p>47.0118471326447</text:p>
          </table:table-cell>
          <table:table-cell office:value-type="float" office:value="151.536366435465" calcext:value-type="float">
            <text:p>151.536366435465</text:p>
          </table:table-cell>
          <table:table-cell office:value-type="float" office:value="3009" calcext:value-type="float">
            <text:p>30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2.jpg</text:p>
          </table:table-cell>
          <table:table-cell office:value-type="float" office:value="46.8502687625443" calcext:value-type="float">
            <text:p>46.8502687625443</text:p>
          </table:table-cell>
          <table:table-cell office:value-type="float" office:value="152.027388734898" calcext:value-type="float">
            <text:p>152.027388734898</text:p>
          </table:table-cell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3.jpg</text:p>
          </table:table-cell>
          <table:table-cell office:value-type="float" office:value="46.7138562244408" calcext:value-type="float">
            <text:p>46.7138562244408</text:p>
          </table:table-cell>
          <table:table-cell office:value-type="float" office:value="152.434181141485" calcext:value-type="float">
            <text:p>152.434181141485</text:p>
          </table:table-cell>
          <table:table-cell office:value-type="float" office:value="945" calcext:value-type="float">
            <text:p>9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4.jpg</text:p>
          </table:table-cell>
          <table:table-cell office:value-type="float" office:value="46.5480636276225" calcext:value-type="float">
            <text:p>46.5480636276225</text:p>
          </table:table-cell>
          <table:table-cell office:value-type="float" office:value="152.919466082015" calcext:value-type="float">
            <text:p>152.919466082015</text:p>
          </table:table-cell>
          <table:table-cell office:value-type="float" office:value="3085" calcext:value-type="float">
            <text:p>30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5.jpg</text:p>
          </table:table-cell>
          <table:table-cell office:value-type="float" office:value="46.3800136532835" calcext:value-type="float">
            <text:p>46.3800136532835</text:p>
          </table:table-cell>
          <table:table-cell office:value-type="float" office:value="153.401622795904" calcext:value-type="float">
            <text:p>153.401622795904</text:p>
          </table:table-cell>
          <table:table-cell office:value-type="float" office:value="4713" calcext:value-type="float">
            <text:p>47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6.jpg</text:p>
          </table:table-cell>
          <table:table-cell office:value-type="float" office:value="46.2097336221805" calcext:value-type="float">
            <text:p>46.2097336221805</text:p>
          </table:table-cell>
          <table:table-cell office:value-type="float" office:value="153.880637622776" calcext:value-type="float">
            <text:p>153.880637622776</text:p>
          </table:table-cell>
          <table:table-cell office:value-type="float" office:value="6381" calcext:value-type="float">
            <text:p>63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7.jpg</text:p>
          </table:table-cell>
          <table:table-cell office:value-type="float" office:value="46.0372474399756" calcext:value-type="float">
            <text:p>46.0372474399756</text:p>
          </table:table-cell>
          <table:table-cell office:value-type="float" office:value="154.356524223007" calcext:value-type="float">
            <text:p>154.356524223007</text:p>
          </table:table-cell>
          <table:table-cell office:value-type="float" office:value="6727" calcext:value-type="float">
            <text:p>67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8.jpg</text:p>
          </table:table-cell>
          <table:table-cell office:value-type="float" office:value="45.8038837816983" calcext:value-type="float">
            <text:p>45.8038837816983</text:p>
          </table:table-cell>
          <table:table-cell office:value-type="float" office:value="154.986144721077" calcext:value-type="float">
            <text:p>154.986144721077</text:p>
          </table:table-cell>
          <table:table-cell office:value-type="float" office:value="4933" calcext:value-type="float">
            <text:p>4933</text:p>
          </table:table-cell>
          <table:table-cell office:value-type="float" office:value="611848" calcext:value-type="float">
            <text:p>61184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49.jpg</text:p>
          </table:table-cell>
          <table:table-cell office:value-type="float" office:value="45.5368028945833" calcext:value-type="float">
            <text:p>45.5368028945833</text:p>
          </table:table-cell>
          <table:table-cell office:value-type="float" office:value="155.687796394134" calcext:value-type="float">
            <text:p>155.687796394134</text:p>
          </table:table-cell>
          <table:table-cell office:value-type="float" office:value="4900" calcext:value-type="float">
            <text:p>4900</text:p>
          </table:table-cell>
          <table:table-cell office:value-type="float" office:value="592371" calcext:value-type="float">
            <text:p>59237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0.jpg</text:p>
          </table:table-cell>
          <table:table-cell office:value-type="float" office:value="45.3257978605541" calcext:value-type="float">
            <text:p>45.3257978605541</text:p>
          </table:table-cell>
          <table:table-cell office:value-type="float" office:value="156.228651753751" calcext:value-type="float">
            <text:p>156.228651753751</text:p>
          </table:table-cell>
          <table:table-cell office:value-type="float" office:value="4879" calcext:value-type="float">
            <text:p>4879</text:p>
          </table:table-cell>
          <table:table-cell office:value-type="float" office:value="294151" calcext:value-type="float">
            <text:p>29415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1.jpg</text:p>
          </table:table-cell>
          <table:table-cell office:value-type="float" office:value="45.1119719583977" calcext:value-type="float">
            <text:p>45.1119719583977</text:p>
          </table:table-cell>
          <table:table-cell office:value-type="float" office:value="156.765245075325" calcext:value-type="float">
            <text:p>156.765245075325</text:p>
          </table:table-cell>
          <table:table-cell office:value-type="float" office:value="4830" calcext:value-type="float">
            <text:p>4830</text:p>
          </table:table-cell>
          <table:table-cell office:value-type="float" office:value="377509" calcext:value-type="float">
            <text:p>377509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2.jpg</text:p>
          </table:table-cell>
          <table:table-cell office:value-type="float" office:value="44.8953729994383" calcext:value-type="float">
            <text:p>44.8953729994383</text:p>
          </table:table-cell>
          <table:table-cell office:value-type="float" office:value="157.297576358858" calcext:value-type="float">
            <text:p>157.297576358858</text:p>
          </table:table-cell>
          <table:table-cell office:value-type="float" office:value="4947" calcext:value-type="float">
            <text:p>49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3.jpg</text:p>
          </table:table-cell>
          <table:table-cell office:value-type="float" office:value="44.6760351346216" calcext:value-type="float">
            <text:p>44.6760351346216</text:p>
          </table:table-cell>
          <table:table-cell office:value-type="float" office:value="157.825659264727" calcext:value-type="float">
            <text:p>157.825659264727</text:p>
          </table:table-cell>
          <table:table-cell office:value-type="float" office:value="5635" calcext:value-type="float">
            <text:p>56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4.jpg</text:p>
          </table:table-cell>
          <table:table-cell office:value-type="float" office:value="44.3900824348299" calcext:value-type="float">
            <text:p>44.3900824348299</text:p>
          </table:table-cell>
          <table:table-cell office:value-type="float" office:value="158.498419237594" calcext:value-type="float">
            <text:p>158.498419237594</text:p>
          </table:table-cell>
          <table:table-cell office:value-type="float" office:value="5440" calcext:value-type="float">
            <text:p>54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5.jpg</text:p>
          </table:table-cell>
          <table:table-cell office:value-type="float" office:value="44.164648626179" calcext:value-type="float">
            <text:p>44.164648626179</text:p>
          </table:table-cell>
          <table:table-cell office:value-type="float" office:value="159.016857916355" calcext:value-type="float">
            <text:p>159.016857916355</text:p>
          </table:table-cell>
          <table:table-cell office:value-type="float" office:value="5291" calcext:value-type="float">
            <text:p>529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6.jpg</text:p>
          </table:table-cell>
          <table:table-cell office:value-type="float" office:value="43.9038310225329" calcext:value-type="float">
            <text:p>43.9038310225329</text:p>
          </table:table-cell>
          <table:table-cell office:value-type="float" office:value="159.604213203841" calcext:value-type="float">
            <text:p>159.604213203841</text:p>
          </table:table-cell>
          <table:table-cell office:value-type="float" office:value="5758" calcext:value-type="float">
            <text:p>57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7.jpg</text:p>
          </table:table-cell>
          <table:table-cell office:value-type="float" office:value="43.6064275105976" calcext:value-type="float">
            <text:p>43.6064275105976</text:p>
          </table:table-cell>
          <table:table-cell office:value-type="float" office:value="160.258477024437" calcext:value-type="float">
            <text:p>160.258477024437</text:p>
          </table:table-cell>
          <table:table-cell office:value-type="float" office:value="5401" calcext:value-type="float">
            <text:p>54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8.jpg</text:p>
          </table:table-cell>
          <table:table-cell office:value-type="float" office:value="43.3048849040253" calcext:value-type="float">
            <text:p>43.3048849040253</text:p>
          </table:table-cell>
          <table:table-cell office:value-type="float" office:value="160.905883335106" calcext:value-type="float">
            <text:p>160.905883335106</text:p>
          </table:table-cell>
          <table:table-cell office:value-type="float" office:value="5595" calcext:value-type="float">
            <text:p>559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59.jpg</text:p>
          </table:table-cell>
          <table:table-cell office:value-type="float" office:value="42.9992919952752" calcext:value-type="float">
            <text:p>42.9992919952752</text:p>
          </table:table-cell>
          <table:table-cell office:value-type="float" office:value="161.546459456604" calcext:value-type="float">
            <text:p>161.546459456604</text:p>
          </table:table-cell>
          <table:table-cell office:value-type="float" office:value="5687" calcext:value-type="float">
            <text:p>5687</text:p>
          </table:table-cell>
          <table:table-cell office:value-type="float" office:value="436154" calcext:value-type="float">
            <text:p>436154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0.jpg</text:p>
          </table:table-cell>
          <table:table-cell office:value-type="float" office:value="42.6897273315227" calcext:value-type="float">
            <text:p>42.6897273315227</text:p>
          </table:table-cell>
          <table:table-cell office:value-type="float" office:value="162.180287351203" calcext:value-type="float">
            <text:p>162.180287351203</text:p>
          </table:table-cell>
          <table:table-cell office:value-type="float" office:value="5465" calcext:value-type="float">
            <text:p>54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1.jpg</text:p>
          </table:table-cell>
          <table:table-cell office:value-type="float" office:value="42.3061029265998" calcext:value-type="float">
            <text:p>42.3061029265998</text:p>
          </table:table-cell>
          <table:table-cell office:value-type="float" office:value="162.945855934513" calcext:value-type="float">
            <text:p>162.945855934513</text:p>
          </table:table-cell>
          <table:table-cell office:value-type="float" office:value="5323" calcext:value-type="float">
            <text:p>53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2.jpg</text:p>
          </table:table-cell>
          <table:table-cell office:value-type="float" office:value="41.9524357313765" calcext:value-type="float">
            <text:p>41.9524357313765</text:p>
          </table:table-cell>
          <table:table-cell office:value-type="float" office:value="163.633232512205" calcext:value-type="float">
            <text:p>163.633232512205</text:p>
          </table:table-cell>
          <table:table-cell office:value-type="float" office:value="5150" calcext:value-type="float">
            <text:p>51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3.jpg</text:p>
          </table:table-cell>
          <table:table-cell office:value-type="float" office:value="41.6302249723757" calcext:value-type="float">
            <text:p>41.6302249723757</text:p>
          </table:table-cell>
          <table:table-cell office:value-type="float" office:value="164.244930593893" calcext:value-type="float">
            <text:p>164.244930593893</text:p>
          </table:table-cell>
          <table:table-cell office:value-type="float" office:value="4739" calcext:value-type="float">
            <text:p>47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4.jpg</text:p>
          </table:table-cell>
          <table:table-cell office:value-type="float" office:value="41.3043942131149" calcext:value-type="float">
            <text:p>41.3043942131149</text:p>
          </table:table-cell>
          <table:table-cell office:value-type="float" office:value="164.850126335491" calcext:value-type="float">
            <text:p>164.850126335491</text:p>
          </table:table-cell>
          <table:table-cell office:value-type="float" office:value="4866" calcext:value-type="float">
            <text:p>48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5.jpg</text:p>
          </table:table-cell>
          <table:table-cell office:value-type="float" office:value="40.938207281143" calcext:value-type="float">
            <text:p>40.938207281143</text:p>
          </table:table-cell>
          <table:table-cell office:value-type="float" office:value="165.515017930435" calcext:value-type="float">
            <text:p>165.515017930435</text:p>
          </table:table-cell>
          <table:table-cell office:value-type="float" office:value="5125" calcext:value-type="float">
            <text:p>51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6.jpg</text:p>
          </table:table-cell>
          <table:table-cell office:value-type="float" office:value="40.604979427011" calcext:value-type="float">
            <text:p>40.604979427011</text:p>
          </table:table-cell>
          <table:table-cell office:value-type="float" office:value="166.106717218233" calcext:value-type="float">
            <text:p>166.106717218233</text:p>
          </table:table-cell>
          <table:table-cell office:value-type="float" office:value="5642" calcext:value-type="float">
            <text:p>56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7.jpg</text:p>
          </table:table-cell>
          <table:table-cell office:value-type="float" office:value="40.19311218987" calcext:value-type="float">
            <text:p>40.19311218987</text:p>
          </table:table-cell>
          <table:table-cell office:value-type="float" office:value="166.821387231849" calcext:value-type="float">
            <text:p>166.821387231849</text:p>
          </table:table-cell>
          <table:table-cell office:value-type="float" office:value="5712" calcext:value-type="float">
            <text:p>57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8.jpg</text:p>
          </table:table-cell>
          <table:table-cell office:value-type="float" office:value="39.8524633352048" calcext:value-type="float">
            <text:p>39.8524633352048</text:p>
          </table:table-cell>
          <table:table-cell office:value-type="float" office:value="167.399221235632" calcext:value-type="float">
            <text:p>167.399221235632</text:p>
          </table:table-cell>
          <table:table-cell office:value-type="float" office:value="5507" calcext:value-type="float">
            <text:p>55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69.jpg</text:p>
          </table:table-cell>
          <table:table-cell office:value-type="float" office:value="39.5085872161568" calcext:value-type="float">
            <text:p>39.5085872161568</text:p>
          </table:table-cell>
          <table:table-cell office:value-type="float" office:value="167.970949050297" calcext:value-type="float">
            <text:p>167.970949050297</text:p>
          </table:table-cell>
          <table:table-cell office:value-type="float" office:value="5500" calcext:value-type="float">
            <text:p>55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0.jpg</text:p>
          </table:table-cell>
          <table:table-cell office:value-type="float" office:value="39.1228078865507" calcext:value-type="float">
            <text:p>39.1228078865507</text:p>
          </table:table-cell>
          <table:table-cell office:value-type="float" office:value="168.599121548263" calcext:value-type="float">
            <text:p>168.599121548263</text:p>
          </table:table-cell>
          <table:table-cell office:value-type="float" office:value="5906" calcext:value-type="float">
            <text:p>59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1.jpg</text:p>
          </table:table-cell>
          <table:table-cell office:value-type="float" office:value="38.7723542953319" calcext:value-type="float">
            <text:p>38.7723542953319</text:p>
          </table:table-cell>
          <table:table-cell office:value-type="float" office:value="169.158199852585" calcext:value-type="float">
            <text:p>169.158199852585</text:p>
          </table:table-cell>
          <table:table-cell office:value-type="float" office:value="5441" calcext:value-type="float">
            <text:p>544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2.jpg</text:p>
          </table:table-cell>
          <table:table-cell office:value-type="float" office:value="38.4188954208784" calcext:value-type="float">
            <text:p>38.4188954208784</text:p>
          </table:table-cell>
          <table:table-cell office:value-type="float" office:value="169.711417854599" calcext:value-type="float">
            <text:p>169.711417854599</text:p>
          </table:table-cell>
          <table:table-cell office:value-type="float" office:value="5973" calcext:value-type="float">
            <text:p>597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3.jpg</text:p>
          </table:table-cell>
          <table:table-cell office:value-type="float" office:value="38.0624961499871" calcext:value-type="float">
            <text:p>38.0624961499871</text:p>
          </table:table-cell>
          <table:table-cell office:value-type="float" office:value="170.258843856198" calcext:value-type="float">
            <text:p>170.258843856198</text:p>
          </table:table-cell>
          <table:table-cell office:value-type="float" office:value="1369" calcext:value-type="float">
            <text:p>136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4.jpg</text:p>
          </table:table-cell>
          <table:table-cell office:value-type="float" office:value="37.6631247439327" calcext:value-type="float">
            <text:p>37.6631247439327</text:p>
          </table:table-cell>
          <table:table-cell office:value-type="float" office:value="170.860419597536" calcext:value-type="float">
            <text:p>170.860419597536</text:p>
          </table:table-cell>
          <table:table-cell office:value-type="float" office:value="4759" calcext:value-type="float">
            <text:p>475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5.jpg</text:p>
          </table:table-cell>
          <table:table-cell office:value-type="float" office:value="37.3007319820447" calcext:value-type="float">
            <text:p>37.3007319820447</text:p>
          </table:table-cell>
          <table:table-cell office:value-type="float" office:value="171.395906428465" calcext:value-type="float">
            <text:p>171.395906428465</text:p>
          </table:table-cell>
          <table:table-cell office:value-type="float" office:value="5605" calcext:value-type="float">
            <text:p>56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6.jpg</text:p>
          </table:table-cell>
          <table:table-cell office:value-type="float" office:value="36.935596899205" calcext:value-type="float">
            <text:p>36.935596899205</text:p>
          </table:table-cell>
          <table:table-cell office:value-type="float" office:value="171.925874466544" calcext:value-type="float">
            <text:p>171.925874466544</text:p>
          </table:table-cell>
          <table:table-cell office:value-type="float" office:value="5533" calcext:value-type="float">
            <text:p>55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7.jpg</text:p>
          </table:table-cell>
          <table:table-cell office:value-type="float" office:value="36.5267520207718" calcext:value-type="float">
            <text:p>36.5267520207718</text:p>
          </table:table-cell>
          <table:table-cell office:value-type="float" office:value="172.508339338585" calcext:value-type="float">
            <text:p>172.508339338585</text:p>
          </table:table-cell>
          <table:table-cell office:value-type="float" office:value="5475" calcext:value-type="float">
            <text:p>54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8.jpg</text:p>
          </table:table-cell>
          <table:table-cell office:value-type="float" office:value="36.1560332582856" calcext:value-type="float">
            <text:p>36.1560332582856</text:p>
          </table:table-cell>
          <table:table-cell office:value-type="float" office:value="173.026928281507" calcext:value-type="float">
            <text:p>173.026928281507</text:p>
          </table:table-cell>
          <table:table-cell office:value-type="float" office:value="5248" calcext:value-type="float">
            <text:p>52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79.jpg</text:p>
          </table:table-cell>
          <table:table-cell office:value-type="float" office:value="35.7827634201444" calcext:value-type="float">
            <text:p>35.7827634201444</text:p>
          </table:table-cell>
          <table:table-cell office:value-type="float" office:value="173.54024431839" calcext:value-type="float">
            <text:p>173.54024431839</text:p>
          </table:table-cell>
          <table:table-cell office:value-type="float" office:value="4809" calcext:value-type="float">
            <text:p>48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0.jpg</text:p>
          </table:table-cell>
          <table:table-cell office:value-type="float" office:value="35.2812055539175" calcext:value-type="float">
            <text:p>35.2812055539175</text:p>
          </table:table-cell>
          <table:table-cell office:value-type="float" office:value="174.216651612275" calcext:value-type="float">
            <text:p>174.216651612275</text:p>
          </table:table-cell>
          <table:table-cell office:value-type="float" office:value="4538" calcext:value-type="float">
            <text:p>453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1.jpg</text:p>
          </table:table-cell>
          <table:table-cell office:value-type="float" office:value="34.9022086021572" calcext:value-type="float">
            <text:p>34.9022086021572</text:p>
          </table:table-cell>
          <table:table-cell office:value-type="float" office:value="174.718028478489" calcext:value-type="float">
            <text:p>174.718028478489</text:p>
          </table:table-cell>
          <table:table-cell office:value-type="float" office:value="5490" calcext:value-type="float">
            <text:p>54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2.jpg</text:p>
          </table:table-cell>
          <table:table-cell office:value-type="float" office:value="34.5208552351333" calcext:value-type="float">
            <text:p>34.5208552351333</text:p>
          </table:table-cell>
          <table:table-cell office:value-type="float" office:value="175.214446627365" calcext:value-type="float">
            <text:p>175.214446627365</text:p>
          </table:table-cell>
          <table:table-cell office:value-type="float" office:value="4094" calcext:value-type="float">
            <text:p>409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3.jpg</text:p>
          </table:table-cell>
          <table:table-cell office:value-type="float" office:value="34.1371932641699" calcext:value-type="float">
            <text:p>34.1371932641699</text:p>
          </table:table-cell>
          <table:table-cell office:value-type="float" office:value="175.705960700418" calcext:value-type="float">
            <text:p>175.705960700418</text:p>
          </table:table-cell>
          <table:table-cell office:value-type="float" office:value="3875" calcext:value-type="float">
            <text:p>38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4.jpg</text:p>
          </table:table-cell>
          <table:table-cell office:value-type="float" office:value="33.7082642144823" calcext:value-type="float">
            <text:p>33.7082642144823</text:p>
          </table:table-cell>
          <table:table-cell office:value-type="float" office:value="176.246474550576" calcext:value-type="float">
            <text:p>176.246474550576</text:p>
          </table:table-cell>
          <table:table-cell office:value-type="float" office:value="2962" calcext:value-type="float">
            <text:p>29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5.jpg</text:p>
          </table:table-cell>
          <table:table-cell office:value-type="float" office:value="33.3199099035591" calcext:value-type="float">
            <text:p>33.3199099035591</text:p>
          </table:table-cell>
          <table:table-cell office:value-type="float" office:value="176.727948245548" calcext:value-type="float">
            <text:p>176.727948245548</text:p>
          </table:table-cell>
          <table:table-cell office:value-type="float" office:value="3711" calcext:value-type="float">
            <text:p>37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6.jpg</text:p>
          </table:table-cell>
          <table:table-cell office:value-type="float" office:value="32.8423533220756" calcext:value-type="float">
            <text:p>32.8423533220756</text:p>
          </table:table-cell>
          <table:table-cell office:value-type="float" office:value="177.3101535704" calcext:value-type="float">
            <text:p>177.3101535704</text:p>
          </table:table-cell>
          <table:table-cell office:value-type="float" office:value="5158" calcext:value-type="float">
            <text:p>51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7.jpg</text:p>
          </table:table-cell>
          <table:table-cell office:value-type="float" office:value="32.4493066711926" calcext:value-type="float">
            <text:p>32.4493066711926</text:p>
          </table:table-cell>
          <table:table-cell office:value-type="float" office:value="177.781463943888" calcext:value-type="float">
            <text:p>177.781463943888</text:p>
          </table:table-cell>
          <table:table-cell office:value-type="float" office:value="5548" calcext:value-type="float">
            <text:p>55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8.jpg</text:p>
          </table:table-cell>
          <table:table-cell office:value-type="float" office:value="32.0982281176648" calcext:value-type="float">
            <text:p>32.0982281176648</text:p>
          </table:table-cell>
          <table:table-cell office:value-type="float" office:value="178.196684803911" calcext:value-type="float">
            <text:p>178.196684803911</text:p>
          </table:table-cell>
          <table:table-cell office:value-type="float" office:value="4898" calcext:value-type="float">
            <text:p>489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89.jpg</text:p>
          </table:table-cell>
          <table:table-cell office:value-type="float" office:value="31.833886136407" calcext:value-type="float">
            <text:p>31.833886136407</text:p>
          </table:table-cell>
          <table:table-cell office:value-type="float" office:value="178.505832826124" calcext:value-type="float">
            <text:p>178.505832826124</text:p>
          </table:table-cell>
          <table:table-cell office:value-type="float" office:value="4992" calcext:value-type="float">
            <text:p>49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0.jpg</text:p>
          </table:table-cell>
          <table:table-cell office:value-type="float" office:value="31.6129363469462" calcext:value-type="float">
            <text:p>31.6129363469462</text:p>
          </table:table-cell>
          <table:table-cell office:value-type="float" office:value="178.761992240757" calcext:value-type="float">
            <text:p>178.761992240757</text:p>
          </table:table-cell>
          <table:table-cell office:value-type="float" office:value="4702" calcext:value-type="float">
            <text:p>47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1.jpg</text:p>
          </table:table-cell>
          <table:table-cell office:value-type="float" office:value="31.3470097618009" calcext:value-type="float">
            <text:p>31.3470097618009</text:p>
          </table:table-cell>
          <table:table-cell office:value-type="float" office:value="179.067656866493" calcext:value-type="float">
            <text:p>179.067656866493</text:p>
          </table:table-cell>
          <table:table-cell office:value-type="float" office:value="4879" calcext:value-type="float">
            <text:p>48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2.jpg</text:p>
          </table:table-cell>
          <table:table-cell office:value-type="float" office:value="31.0802396482932" calcext:value-type="float">
            <text:p>31.0802396482932</text:p>
          </table:table-cell>
          <table:table-cell office:value-type="float" office:value="179.371436360018" calcext:value-type="float">
            <text:p>179.371436360018</text:p>
          </table:table-cell>
          <table:table-cell office:value-type="float" office:value="5375" calcext:value-type="float">
            <text:p>53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3.jpg</text:p>
          </table:table-cell>
          <table:table-cell office:value-type="float" office:value="30.8126362517067" calcext:value-type="float">
            <text:p>30.8126362517067</text:p>
          </table:table-cell>
          <table:table-cell office:value-type="float" office:value="179.673371702468" calcext:value-type="float">
            <text:p>179.673371702468</text:p>
          </table:table-cell>
          <table:table-cell office:value-type="float" office:value="5477" calcext:value-type="float">
            <text:p>547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4.jpg</text:p>
          </table:table-cell>
          <table:table-cell office:value-type="float" office:value="30.5442200626089" calcext:value-type="float">
            <text:p>30.5442200626089</text:p>
          </table:table-cell>
          <table:table-cell office:value-type="float" office:value="179.973490214598" calcext:value-type="float">
            <text:p>179.973490214598</text:p>
          </table:table-cell>
          <table:table-cell office:value-type="float" office:value="4982" calcext:value-type="float">
            <text:p>49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5.jpg</text:p>
          </table:table-cell>
          <table:table-cell office:value-type="float" office:value="30.1850784707659" calcext:value-type="float">
            <text:p>30.1850784707659</text:p>
          </table:table-cell>
          <table:table-cell office:value-type="float" office:value="-179.629153057781" calcext:value-type="float">
            <text:p>-179.629153057781</text:p>
          </table:table-cell>
          <table:table-cell office:value-type="float" office:value="5410" calcext:value-type="float">
            <text:p>54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6.jpg</text:p>
          </table:table-cell>
          <table:table-cell office:value-type="float" office:value="29.9148044702139" calcext:value-type="float">
            <text:p>29.9148044702139</text:p>
          </table:table-cell>
          <table:table-cell office:value-type="float" office:value="-179.333187300666" calcext:value-type="float">
            <text:p>-179.333187300666</text:p>
          </table:table-cell>
          <table:table-cell office:value-type="float" office:value="5442" calcext:value-type="float">
            <text:p>54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7.jpg</text:p>
          </table:table-cell>
          <table:table-cell office:value-type="float" office:value="29.6437586582857" calcext:value-type="float">
            <text:p>29.6437586582857</text:p>
          </table:table-cell>
          <table:table-cell office:value-type="float" office:value="-179.038983732357" calcext:value-type="float">
            <text:p>-179.038983732357</text:p>
          </table:table-cell>
          <table:table-cell office:value-type="float" office:value="4223" calcext:value-type="float">
            <text:p>42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8.jpg</text:p>
          </table:table-cell>
          <table:table-cell office:value-type="float" office:value="29.3719478651705" calcext:value-type="float">
            <text:p>29.3719478651705</text:p>
          </table:table-cell>
          <table:table-cell office:value-type="float" office:value="-178.746487711341" calcext:value-type="float">
            <text:p>-178.746487711341</text:p>
          </table:table-cell>
          <table:table-cell office:value-type="float" office:value="4884" calcext:value-type="float">
            <text:p>48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199.jpg</text:p>
          </table:table-cell>
          <table:table-cell office:value-type="float" office:value="29.0993891663411" calcext:value-type="float">
            <text:p>29.0993891663411</text:p>
          </table:table-cell>
          <table:table-cell office:value-type="float" office:value="-178.455699237616" calcext:value-type="float">
            <text:p>-178.455699237616</text:p>
          </table:table-cell>
          <table:table-cell office:value-type="float" office:value="4648" calcext:value-type="float">
            <text:p>46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0.jpg</text:p>
          </table:table-cell>
          <table:table-cell office:value-type="float" office:value="28.826096222176" calcext:value-type="float">
            <text:p>28.826096222176</text:p>
          </table:table-cell>
          <table:table-cell office:value-type="float" office:value="-178.16657733005" calcext:value-type="float">
            <text:p>-178.16657733005</text:p>
          </table:table-cell>
          <table:table-cell office:value-type="float" office:value="4293" calcext:value-type="float">
            <text:p>42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1.jpg</text:p>
          </table:table-cell>
          <table:table-cell office:value-type="float" office:value="28.5520758628642" calcext:value-type="float">
            <text:p>28.5520758628642</text:p>
          </table:table-cell>
          <table:table-cell office:value-type="float" office:value="-177.879094667884" calcext:value-type="float">
            <text:p>-177.879094667884</text:p>
          </table:table-cell>
          <table:table-cell office:value-type="float" office:value="4427" calcext:value-type="float">
            <text:p>44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2.jpg</text:p>
          </table:table-cell>
          <table:table-cell office:value-type="float" office:value="28.2773434563315" calcext:value-type="float">
            <text:p>28.2773434563315</text:p>
          </table:table-cell>
          <table:table-cell office:value-type="float" office:value="-177.593251251119" calcext:value-type="float">
            <text:p>-177.593251251119</text:p>
          </table:table-cell>
          <table:table-cell office:value-type="float" office:value="2826" calcext:value-type="float">
            <text:p>28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3.jpg</text:p>
          </table:table-cell>
          <table:table-cell office:value-type="float" office:value="28.0478644681447" calcext:value-type="float">
            <text:p>28.0478644681447</text:p>
          </table:table-cell>
          <table:table-cell office:value-type="float" office:value="-177.356284668055" calcext:value-type="float">
            <text:p>-177.356284668055</text:p>
          </table:table-cell>
          <table:table-cell office:value-type="float" office:value="2967" calcext:value-type="float">
            <text:p>29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4.jpg</text:p>
          </table:table-cell>
          <table:table-cell office:value-type="float" office:value="27.6797019039554" calcext:value-type="float">
            <text:p>27.6797019039554</text:p>
          </table:table-cell>
          <table:table-cell office:value-type="float" office:value="-176.979408490032" calcext:value-type="float">
            <text:p>-176.979408490032</text:p>
          </table:table-cell>
          <table:table-cell office:value-type="float" office:value="4874" calcext:value-type="float">
            <text:p>48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5.jpg</text:p>
          </table:table-cell>
          <table:table-cell office:value-type="float" office:value="27.4027906670774" calcext:value-type="float">
            <text:p>27.4027906670774</text:p>
          </table:table-cell>
          <table:table-cell office:value-type="float" office:value="-176.698564771739" calcext:value-type="float">
            <text:p>-176.698564771739</text:p>
          </table:table-cell>
          <table:table-cell office:value-type="float" office:value="4918" calcext:value-type="float">
            <text:p>49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6.jpg</text:p>
          </table:table-cell>
          <table:table-cell office:value-type="float" office:value="26.9398011715462" calcext:value-type="float">
            <text:p>26.9398011715462</text:p>
          </table:table-cell>
          <table:table-cell office:value-type="float" office:value="-176.233893342125" calcext:value-type="float">
            <text:p>-176.233893342125</text:p>
          </table:table-cell>
          <table:table-cell office:value-type="float" office:value="3528" calcext:value-type="float">
            <text:p>35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7.jpg</text:p>
          </table:table-cell>
          <table:table-cell office:value-type="float" office:value="26.521575028288" calcext:value-type="float">
            <text:p>26.521575028288</text:p>
          </table:table-cell>
          <table:table-cell office:value-type="float" office:value="-175.819246217992" calcext:value-type="float">
            <text:p>-175.819246217992</text:p>
          </table:table-cell>
          <table:table-cell office:value-type="float" office:value="5048" calcext:value-type="float">
            <text:p>50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8.jpg</text:p>
          </table:table-cell>
          <table:table-cell office:value-type="float" office:value="26.1953071369203" calcext:value-type="float">
            <text:p>26.1953071369203</text:p>
          </table:table-cell>
          <table:table-cell office:value-type="float" office:value="-175.499033289323" calcext:value-type="float">
            <text:p>-175.499033289323</text:p>
          </table:table-cell>
          <table:table-cell office:value-type="float" office:value="5240" calcext:value-type="float">
            <text:p>52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09.jpg</text:p>
          </table:table-cell>
          <table:table-cell office:value-type="float" office:value="25.9617436956098" calcext:value-type="float">
            <text:p>25.9617436956098</text:p>
          </table:table-cell>
          <table:table-cell office:value-type="float" office:value="-175.271506027692" calcext:value-type="float">
            <text:p>-175.271506027692</text:p>
          </table:table-cell>
          <table:table-cell office:value-type="float" office:value="5139" calcext:value-type="float">
            <text:p>51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0.jpg</text:p>
          </table:table-cell>
          <table:table-cell office:value-type="float" office:value="25.680910222601" calcext:value-type="float">
            <text:p>25.680910222601</text:p>
          </table:table-cell>
          <table:table-cell office:value-type="float" office:value="-174.999773781752" calcext:value-type="float">
            <text:p>-174.999773781752</text:p>
          </table:table-cell>
          <table:table-cell office:value-type="float" office:value="4658" calcext:value-type="float">
            <text:p>46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1.jpg</text:p>
          </table:table-cell>
          <table:table-cell office:value-type="float" office:value="25.3994791080398" calcext:value-type="float">
            <text:p>25.3994791080398</text:p>
          </table:table-cell>
          <table:table-cell office:value-type="float" office:value="-174.729448554781" calcext:value-type="float">
            <text:p>-174.729448554781</text:p>
          </table:table-cell>
          <table:table-cell office:value-type="float" office:value="4258" calcext:value-type="float">
            <text:p>42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2.jpg</text:p>
          </table:table-cell>
          <table:table-cell office:value-type="float" office:value="25.1174588896627" calcext:value-type="float">
            <text:p>25.1174588896627</text:p>
          </table:table-cell>
          <table:table-cell office:value-type="float" office:value="-174.460503026023" calcext:value-type="float">
            <text:p>-174.460503026023</text:p>
          </table:table-cell>
          <table:table-cell office:value-type="float" office:value="4599" calcext:value-type="float">
            <text:p>45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3.jpg</text:p>
          </table:table-cell>
          <table:table-cell office:value-type="float" office:value="24.7877093093655" calcext:value-type="float">
            <text:p>24.7877093093655</text:p>
          </table:table-cell>
          <table:table-cell office:value-type="float" office:value="-174.148445343223" calcext:value-type="float">
            <text:p>-174.148445343223</text:p>
          </table:table-cell>
          <table:table-cell office:value-type="float" office:value="4801" calcext:value-type="float">
            <text:p>48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4.jpg</text:p>
          </table:table-cell>
          <table:table-cell office:value-type="float" office:value="24.5044528267486" calcext:value-type="float">
            <text:p>24.5044528267486</text:p>
          </table:table-cell>
          <table:table-cell office:value-type="float" office:value="-173.882409475051" calcext:value-type="float">
            <text:p>-173.882409475051</text:p>
          </table:table-cell>
          <table:table-cell office:value-type="float" office:value="3667" calcext:value-type="float">
            <text:p>36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5.jpg</text:p>
          </table:table-cell>
          <table:table-cell office:value-type="float" office:value="24.0785273527485" calcext:value-type="float">
            <text:p>24.0785273527485</text:p>
          </table:table-cell>
          <table:table-cell office:value-type="float" office:value="-173.485807710705" calcext:value-type="float">
            <text:p>-173.485807710705</text:p>
          </table:table-cell>
          <table:table-cell office:value-type="float" office:value="4767" calcext:value-type="float">
            <text:p>47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6.jpg</text:p>
          </table:table-cell>
          <table:table-cell office:value-type="float" office:value="23.6989054386792" calcext:value-type="float">
            <text:p>23.6989054386792</text:p>
          </table:table-cell>
          <table:table-cell office:value-type="float" office:value="-173.135705874229" calcext:value-type="float">
            <text:p>-173.135705874229</text:p>
          </table:table-cell>
          <table:table-cell office:value-type="float" office:value="3875" calcext:value-type="float">
            <text:p>38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7.jpg</text:p>
          </table:table-cell>
          <table:table-cell office:value-type="float" office:value="23.2230598195827" calcext:value-type="float">
            <text:p>23.2230598195827</text:p>
          </table:table-cell>
          <table:table-cell office:value-type="float" office:value="-172.701210220367" calcext:value-type="float">
            <text:p>-172.701210220367</text:p>
          </table:table-cell>
          <table:table-cell office:value-type="float" office:value="4696" calcext:value-type="float">
            <text:p>469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8.jpg</text:p>
          </table:table-cell>
          <table:table-cell office:value-type="float" office:value="22.7935792321196" calcext:value-type="float">
            <text:p>22.7935792321196</text:p>
          </table:table-cell>
          <table:table-cell office:value-type="float" office:value="-172.313064230214" calcext:value-type="float">
            <text:p>-172.313064230214</text:p>
          </table:table-cell>
          <table:table-cell office:value-type="float" office:value="4702" calcext:value-type="float">
            <text:p>47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19.jpg</text:p>
          </table:table-cell>
          <table:table-cell office:value-type="float" office:value="22.3629767860853" calcext:value-type="float">
            <text:p>22.3629767860853</text:p>
          </table:table-cell>
          <table:table-cell office:value-type="float" office:value="-171.927609334593" calcext:value-type="float">
            <text:p>-171.927609334593</text:p>
          </table:table-cell>
          <table:table-cell office:value-type="float" office:value="5112" calcext:value-type="float">
            <text:p>51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0.jpg</text:p>
          </table:table-cell>
          <table:table-cell office:value-type="float" office:value="21.8352046538239" calcext:value-type="float">
            <text:p>21.8352046538239</text:p>
          </table:table-cell>
          <table:table-cell office:value-type="float" office:value="-171.460041904771" calcext:value-type="float">
            <text:p>-171.460041904771</text:p>
          </table:table-cell>
          <table:table-cell office:value-type="float" office:value="4802" calcext:value-type="float">
            <text:p>48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1.jpg</text:p>
          </table:table-cell>
          <table:table-cell office:value-type="float" office:value="21.4022167642219" calcext:value-type="float">
            <text:p>21.4022167642219</text:p>
          </table:table-cell>
          <table:table-cell office:value-type="float" office:value="-171.080324368053" calcext:value-type="float">
            <text:p>-171.080324368053</text:p>
          </table:table-cell>
          <table:table-cell office:value-type="float" office:value="5006" calcext:value-type="float">
            <text:p>50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2.jpg</text:p>
          </table:table-cell>
          <table:table-cell office:value-type="float" office:value="20.9199183239071" calcext:value-type="float">
            <text:p>20.9199183239071</text:p>
          </table:table-cell>
          <table:table-cell office:value-type="float" office:value="-170.661292262473" calcext:value-type="float">
            <text:p>-170.661292262473</text:p>
          </table:table-cell>
          <table:table-cell office:value-type="float" office:value="4403" calcext:value-type="float">
            <text:p>44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3.jpg</text:p>
          </table:table-cell>
          <table:table-cell office:value-type="float" office:value="20.4847977077369" calcext:value-type="float">
            <text:p>20.4847977077369</text:p>
          </table:table-cell>
          <table:table-cell office:value-type="float" office:value="-170.286711028011" calcext:value-type="float">
            <text:p>-170.286711028011</text:p>
          </table:table-cell>
          <table:table-cell office:value-type="float" office:value="4299" calcext:value-type="float">
            <text:p>42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4.jpg</text:p>
          </table:table-cell>
          <table:table-cell office:value-type="float" office:value="20.0487123273464" calcext:value-type="float">
            <text:p>20.0487123273464</text:p>
          </table:table-cell>
          <table:table-cell office:value-type="float" office:value="-169.914479378624" calcext:value-type="float">
            <text:p>-169.914479378624</text:p>
          </table:table-cell>
          <table:table-cell office:value-type="float" office:value="2123" calcext:value-type="float">
            <text:p>21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5.jpg</text:p>
          </table:table-cell>
          <table:table-cell office:value-type="float" office:value="19.5630739245274" calcext:value-type="float">
            <text:p>19.5630739245274</text:p>
          </table:table-cell>
          <table:table-cell office:value-type="float" office:value="-169.503547877399" calcext:value-type="float">
            <text:p>-169.503547877399</text:p>
          </table:table-cell>
          <table:table-cell office:value-type="float" office:value="5042" calcext:value-type="float">
            <text:p>50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6.jpg</text:p>
          </table:table-cell>
          <table:table-cell office:value-type="float" office:value="19.0763153706846" calcext:value-type="float">
            <text:p>19.0763153706846</text:p>
          </table:table-cell>
          <table:table-cell office:value-type="float" office:value="-169.095348451843" calcext:value-type="float">
            <text:p>-169.095348451843</text:p>
          </table:table-cell>
          <table:table-cell office:value-type="float" office:value="2174" calcext:value-type="float">
            <text:p>21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7.jpg</text:p>
          </table:table-cell>
          <table:table-cell office:value-type="float" office:value="18.5884742318583" calcext:value-type="float">
            <text:p>18.5884742318583</text:p>
          </table:table-cell>
          <table:table-cell office:value-type="float" office:value="-168.689799139684" calcext:value-type="float">
            <text:p>-168.689799139684</text:p>
          </table:table-cell>
          <table:table-cell office:value-type="float" office:value="5080" calcext:value-type="float">
            <text:p>50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8.jpg</text:p>
          </table:table-cell>
          <table:table-cell office:value-type="float" office:value="18.148519549303" calcext:value-type="float">
            <text:p>18.148519549303</text:p>
          </table:table-cell>
          <table:table-cell office:value-type="float" office:value="-168.326993151351" calcext:value-type="float">
            <text:p>-168.326993151351</text:p>
          </table:table-cell>
          <table:table-cell office:value-type="float" office:value="5119" calcext:value-type="float">
            <text:p>51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29.jpg</text:p>
          </table:table-cell>
          <table:table-cell office:value-type="float" office:value="17.7077435365" calcext:value-type="float">
            <text:p>17.7077435365</text:p>
          </table:table-cell>
          <table:table-cell office:value-type="float" office:value="-167.966208899013" calcext:value-type="float">
            <text:p>-167.966208899013</text:p>
          </table:table-cell>
          <table:table-cell office:value-type="float" office:value="5129" calcext:value-type="float">
            <text:p>51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0.jpg</text:p>
          </table:table-cell>
          <table:table-cell office:value-type="float" office:value="17.2170576238844" calcext:value-type="float">
            <text:p>17.2170576238844</text:p>
          </table:table-cell>
          <table:table-cell office:value-type="float" office:value="-167.567640040186" calcext:value-type="float">
            <text:p>-167.567640040186</text:p>
          </table:table-cell>
          <table:table-cell office:value-type="float" office:value="5323" calcext:value-type="float">
            <text:p>53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1.jpg</text:p>
          </table:table-cell>
          <table:table-cell office:value-type="float" office:value="16.7746287053022" calcext:value-type="float">
            <text:p>16.7746287053022</text:p>
          </table:table-cell>
          <table:table-cell office:value-type="float" office:value="-167.210926580593" calcext:value-type="float">
            <text:p>-167.210926580593</text:p>
          </table:table-cell>
          <table:table-cell office:value-type="float" office:value="5136" calcext:value-type="float">
            <text:p>51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2.jpg</text:p>
          </table:table-cell>
          <table:table-cell office:value-type="float" office:value="16.2821686510497" calcext:value-type="float">
            <text:p>16.2821686510497</text:p>
          </table:table-cell>
          <table:table-cell office:value-type="float" office:value="-166.816729042835" calcext:value-type="float">
            <text:p>-166.816729042835</text:p>
          </table:table-cell>
          <table:table-cell office:value-type="float" office:value="5448" calcext:value-type="float">
            <text:p>54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3.jpg</text:p>
          </table:table-cell>
          <table:table-cell office:value-type="float" office:value="15.7394401120532" calcext:value-type="float">
            <text:p>15.7394401120532</text:p>
          </table:table-cell>
          <table:table-cell office:value-type="float" office:value="-166.385648483558" calcext:value-type="float">
            <text:p>-166.385648483558</text:p>
          </table:table-cell>
          <table:table-cell office:value-type="float" office:value="5312" calcext:value-type="float">
            <text:p>53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4.jpg</text:p>
          </table:table-cell>
          <table:table-cell office:value-type="float" office:value="15.2451581048396" calcext:value-type="float">
            <text:p>15.2451581048396</text:p>
          </table:table-cell>
          <table:table-cell office:value-type="float" office:value="-165.995972531031" calcext:value-type="float">
            <text:p>-165.995972531031</text:p>
          </table:table-cell>
          <table:table-cell office:value-type="float" office:value="5424" calcext:value-type="float">
            <text:p>54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5.jpg</text:p>
          </table:table-cell>
          <table:table-cell office:value-type="float" office:value="14.7996026671649" calcext:value-type="float">
            <text:p>14.7996026671649</text:p>
          </table:table-cell>
          <table:table-cell office:value-type="float" office:value="-165.647004505957" calcext:value-type="float">
            <text:p>-165.647004505957</text:p>
          </table:table-cell>
          <table:table-cell office:value-type="float" office:value="5433" calcext:value-type="float">
            <text:p>54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6.jpg</text:p>
          </table:table-cell>
          <table:table-cell office:value-type="float" office:value="14.3037941126718" calcext:value-type="float">
            <text:p>14.3037941126718</text:p>
          </table:table-cell>
          <table:table-cell office:value-type="float" office:value="-165.261112478229" calcext:value-type="float">
            <text:p>-165.261112478229</text:p>
          </table:table-cell>
          <table:table-cell office:value-type="float" office:value="5432" calcext:value-type="float">
            <text:p>543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7.jpg</text:p>
          </table:table-cell>
          <table:table-cell office:value-type="float" office:value="13.8072282609544" calcext:value-type="float">
            <text:p>13.8072282609544</text:p>
          </table:table-cell>
          <table:table-cell office:value-type="float" office:value="-164.877132903469" calcext:value-type="float">
            <text:p>-164.877132903469</text:p>
          </table:table-cell>
          <table:table-cell office:value-type="float" office:value="5447" calcext:value-type="float">
            <text:p>54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8.jpg</text:p>
          </table:table-cell>
          <table:table-cell office:value-type="float" office:value="13.359695483515" calcext:value-type="float">
            <text:p>13.359695483515</text:p>
          </table:table-cell>
          <table:table-cell office:value-type="float" office:value="-164.533096274976" calcext:value-type="float">
            <text:p>-164.533096274976</text:p>
          </table:table-cell>
          <table:table-cell office:value-type="float" office:value="5064" calcext:value-type="float">
            <text:p>50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39.jpg</text:p>
          </table:table-cell>
          <table:table-cell office:value-type="float" office:value="12.7621085726522" calcext:value-type="float">
            <text:p>12.7621085726522</text:p>
          </table:table-cell>
          <table:table-cell office:value-type="float" office:value="-164.076593751609" calcext:value-type="float">
            <text:p>-164.076593751609</text:p>
          </table:table-cell>
          <table:table-cell office:value-type="float" office:value="5356" calcext:value-type="float">
            <text:p>53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0.jpg</text:p>
          </table:table-cell>
          <table:table-cell office:value-type="float" office:value="12.3132883045542" calcext:value-type="float">
            <text:p>12.3132883045542</text:p>
          </table:table-cell>
          <table:table-cell office:value-type="float" office:value="-163.735780972404" calcext:value-type="float">
            <text:p>-163.735780972404</text:p>
          </table:table-cell>
          <table:table-cell office:value-type="float" office:value="5453" calcext:value-type="float">
            <text:p>545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1.jpg</text:p>
          </table:table-cell>
          <table:table-cell office:value-type="float" office:value="11.8139954998108" calcext:value-type="float">
            <text:p>11.8139954998108</text:p>
          </table:table-cell>
          <table:table-cell office:value-type="float" office:value="-163.358631586814" calcext:value-type="float">
            <text:p>-163.358631586814</text:p>
          </table:table-cell>
          <table:table-cell office:value-type="float" office:value="5223" calcext:value-type="float">
            <text:p>52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2.jpg</text:p>
          </table:table-cell>
          <table:table-cell office:value-type="float" office:value="11.3641114297495" calcext:value-type="float">
            <text:p>11.3641114297495</text:p>
          </table:table-cell>
          <table:table-cell office:value-type="float" office:value="-163.020509902141" calcext:value-type="float">
            <text:p>-163.020509902141</text:p>
          </table:table-cell>
          <table:table-cell office:value-type="float" office:value="5348" calcext:value-type="float">
            <text:p>53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3.jpg</text:p>
          </table:table-cell>
          <table:table-cell office:value-type="float" office:value="10.8636882286984" calcext:value-type="float">
            <text:p>10.8636882286984</text:p>
          </table:table-cell>
          <table:table-cell office:value-type="float" office:value="-162.646215535625" calcext:value-type="float">
            <text:p>-162.646215535625</text:p>
          </table:table-cell>
          <table:table-cell office:value-type="float" office:value="4138" calcext:value-type="float">
            <text:p>413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4.jpg</text:p>
          </table:table-cell>
          <table:table-cell office:value-type="float" office:value="10.4128334180014" calcext:value-type="float">
            <text:p>10.4128334180014</text:p>
          </table:table-cell>
          <table:table-cell office:value-type="float" office:value="-162.310552719054" calcext:value-type="float">
            <text:p>-162.310552719054</text:p>
          </table:table-cell>
          <table:table-cell office:value-type="float" office:value="5141" calcext:value-type="float">
            <text:p>514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5.jpg</text:p>
          </table:table-cell>
          <table:table-cell office:value-type="float" office:value="9.81103228042076" calcext:value-type="float">
            <text:p>9.81103228042076</text:p>
          </table:table-cell>
          <table:table-cell office:value-type="float" office:value="-161.864677970035" calcext:value-type="float">
            <text:p>-161.864677970035</text:p>
          </table:table-cell>
          <table:table-cell office:value-type="float" office:value="4870" calcext:value-type="float">
            <text:p>487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6.jpg</text:p>
          </table:table-cell>
          <table:table-cell office:value-type="float" office:value="9.35921185172984" calcext:value-type="float">
            <text:p>9.35921185172984</text:p>
          </table:table-cell>
          <table:table-cell office:value-type="float" office:value="-161.531460361187" calcext:value-type="float">
            <text:p>-161.531460361187</text:p>
          </table:table-cell>
          <table:table-cell office:value-type="float" office:value="4992" calcext:value-type="float">
            <text:p>49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7.jpg</text:p>
          </table:table-cell>
          <table:table-cell office:value-type="float" office:value="8.85674300902232" calcext:value-type="float">
            <text:p>8.85674300902232</text:p>
          </table:table-cell>
          <table:table-cell office:value-type="float" office:value="-161.162343278061" calcext:value-type="float">
            <text:p>-161.162343278061</text:p>
          </table:table-cell>
          <table:table-cell office:value-type="float" office:value="4887" calcext:value-type="float">
            <text:p>48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8.jpg</text:p>
          </table:table-cell>
          <table:table-cell office:value-type="float" office:value="8.3538327653397" calcext:value-type="float">
            <text:p>8.3538327653397</text:p>
          </table:table-cell>
          <table:table-cell office:value-type="float" office:value="-160.794373666716" calcext:value-type="float">
            <text:p>-160.794373666716</text:p>
          </table:table-cell>
          <table:table-cell office:value-type="float" office:value="4776" calcext:value-type="float">
            <text:p>4776</text:p>
          </table:table-cell>
          <table:table-cell office:value-type="float" office:value="140473" calcext:value-type="float">
            <text:p>140473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49.jpg</text:p>
          </table:table-cell>
          <table:table-cell office:value-type="float" office:value="7.90085718090539" calcext:value-type="float">
            <text:p>7.90085718090539</text:p>
          </table:table-cell>
          <table:table-cell office:value-type="float" office:value="-160.464093039211" calcext:value-type="float">
            <text:p>-160.464093039211</text:p>
          </table:table-cell>
          <table:table-cell office:value-type="float" office:value="3776" calcext:value-type="float">
            <text:p>37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0.jpg</text:p>
          </table:table-cell>
          <table:table-cell office:value-type="float" office:value="7.39718024848843" calcext:value-type="float">
            <text:p>7.39718024848843</text:p>
          </table:table-cell>
          <table:table-cell office:value-type="float" office:value="-160.098076861968" calcext:value-type="float">
            <text:p>-160.098076861968</text:p>
          </table:table-cell>
          <table:table-cell office:value-type="float" office:value="4113" calcext:value-type="float">
            <text:p>41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1.jpg</text:p>
          </table:table-cell>
          <table:table-cell office:value-type="float" office:value="6.792289304082" calcext:value-type="float">
            <text:p>6.792289304082</text:p>
          </table:table-cell>
          <table:table-cell office:value-type="float" office:value="-159.660084151252" calcext:value-type="float">
            <text:p>-159.660084151252</text:p>
          </table:table-cell>
          <table:table-cell office:value-type="float" office:value="4293" calcext:value-type="float">
            <text:p>42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2.jpg</text:p>
          </table:table-cell>
          <table:table-cell office:value-type="float" office:value="6.28784525604388" calcext:value-type="float">
            <text:p>6.28784525604388</text:p>
          </table:table-cell>
          <table:table-cell office:value-type="float" office:value="-159.296048728869" calcext:value-type="float">
            <text:p>-159.296048728869</text:p>
          </table:table-cell>
          <table:table-cell office:value-type="float" office:value="4205" calcext:value-type="float">
            <text:p>42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3.jpg</text:p>
          </table:table-cell>
          <table:table-cell office:value-type="float" office:value="5.98502967296501" calcext:value-type="float">
            <text:p>5.98502967296501</text:p>
          </table:table-cell>
          <table:table-cell office:value-type="float" office:value="-159.078001769805" calcext:value-type="float">
            <text:p>-159.078001769805</text:p>
          </table:table-cell>
          <table:table-cell office:value-type="float" office:value="3964" calcext:value-type="float">
            <text:p>39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4.jpg</text:p>
          </table:table-cell>
          <table:table-cell office:value-type="float" office:value="5.68210950261448" calcext:value-type="float">
            <text:p>5.68210950261448</text:p>
          </table:table-cell>
          <table:table-cell office:value-type="float" office:value="-158.860228018308" calcext:value-type="float">
            <text:p>-158.860228018308</text:p>
          </table:table-cell>
          <table:table-cell office:value-type="float" office:value="4151" calcext:value-type="float">
            <text:p>41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5.jpg</text:p>
          </table:table-cell>
          <table:table-cell office:value-type="float" office:value="5.37908986763415" calcext:value-type="float">
            <text:p>5.37908986763415</text:p>
          </table:table-cell>
          <table:table-cell office:value-type="float" office:value="-158.642713814" calcext:value-type="float">
            <text:p>-158.642713814</text:p>
          </table:table-cell>
          <table:table-cell office:value-type="float" office:value="3843" calcext:value-type="float">
            <text:p>38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6.jpg</text:p>
          </table:table-cell>
          <table:table-cell office:value-type="float" office:value="5.07597631755274" calcext:value-type="float">
            <text:p>5.07597631755274</text:p>
          </table:table-cell>
          <table:table-cell office:value-type="float" office:value="-158.425445496502" calcext:value-type="float">
            <text:p>-158.425445496502</text:p>
          </table:table-cell>
          <table:table-cell office:value-type="float" office:value="4077" calcext:value-type="float">
            <text:p>407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7.jpg</text:p>
          </table:table-cell>
          <table:table-cell office:value-type="float" office:value="4.82331438666246" calcext:value-type="float">
            <text:p>4.82331438666246</text:p>
          </table:table-cell>
          <table:table-cell office:value-type="float" office:value="-158.244568426902" calcext:value-type="float">
            <text:p>-158.244568426902</text:p>
          </table:table-cell>
          <table:table-cell office:value-type="float" office:value="4289" calcext:value-type="float">
            <text:p>42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8.jpg</text:p>
          </table:table-cell>
          <table:table-cell office:value-type="float" office:value="4.52004331534331" calcext:value-type="float">
            <text:p>4.52004331534331</text:p>
          </table:table-cell>
          <table:table-cell office:value-type="float" office:value="-158.027709920754" calcext:value-type="float">
            <text:p>-158.027709920754</text:p>
          </table:table-cell>
          <table:table-cell office:value-type="float" office:value="4158" calcext:value-type="float">
            <text:p>41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59.jpg</text:p>
          </table:table-cell>
          <table:table-cell office:value-type="float" office:value="4.21669455062236" calcext:value-type="float">
            <text:p>4.21669455062236</text:p>
          </table:table-cell>
          <table:table-cell office:value-type="float" office:value="-157.811056320281" calcext:value-type="float">
            <text:p>-157.811056320281</text:p>
          </table:table-cell>
          <table:table-cell office:value-type="float" office:value="4163" calcext:value-type="float">
            <text:p>41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0.jpg</text:p>
          </table:table-cell>
          <table:table-cell office:value-type="float" office:value="3.91327321514147" calcext:value-type="float">
            <text:p>3.91327321514147</text:p>
          </table:table-cell>
          <table:table-cell office:value-type="float" office:value="-157.594593965105" calcext:value-type="float">
            <text:p>-157.594593965105</text:p>
          </table:table-cell>
          <table:table-cell office:value-type="float" office:value="4172" calcext:value-type="float">
            <text:p>417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1.jpg</text:p>
          </table:table-cell>
          <table:table-cell office:value-type="float" office:value="3.60978443154253" calcext:value-type="float">
            <text:p>3.60978443154253</text:p>
          </table:table-cell>
          <table:table-cell office:value-type="float" office:value="-157.378309194847" calcext:value-type="float">
            <text:p>-157.378309194847</text:p>
          </table:table-cell>
          <table:table-cell office:value-type="float" office:value="4090" calcext:value-type="float">
            <text:p>40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2.jpg</text:p>
          </table:table-cell>
          <table:table-cell office:value-type="float" office:value="3.30623417624107" calcext:value-type="float">
            <text:p>3.30623417624107</text:p>
          </table:table-cell>
          <table:table-cell office:value-type="float" office:value="-157.16218834913" calcext:value-type="float">
            <text:p>-157.16218834913</text:p>
          </table:table-cell>
          <table:table-cell office:value-type="float" office:value="4508" calcext:value-type="float">
            <text:p>450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3.jpg</text:p>
          </table:table-cell>
          <table:table-cell office:value-type="float" office:value="3.00262757187894" calcext:value-type="float">
            <text:p>3.00262757187894</text:p>
          </table:table-cell>
          <table:table-cell office:value-type="float" office:value="-156.946217767574" calcext:value-type="float">
            <text:p>-156.946217767574</text:p>
          </table:table-cell>
          <table:table-cell office:value-type="float" office:value="4263" calcext:value-type="float">
            <text:p>42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4.jpg</text:p>
          </table:table-cell>
          <table:table-cell office:value-type="float" office:value="2.69897038142828" calcext:value-type="float">
            <text:p>2.69897038142828</text:p>
          </table:table-cell>
          <table:table-cell office:value-type="float" office:value="-156.730383789802" calcext:value-type="float">
            <text:p>-156.730383789802</text:p>
          </table:table-cell>
          <table:table-cell office:value-type="float" office:value="4435" calcext:value-type="float">
            <text:p>44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5.jpg</text:p>
          </table:table-cell>
          <table:table-cell office:value-type="float" office:value="2.39526794097437" calcext:value-type="float">
            <text:p>2.39526794097437</text:p>
          </table:table-cell>
          <table:table-cell office:value-type="float" office:value="-156.514659095056" calcext:value-type="float">
            <text:p>-156.514659095056</text:p>
          </table:table-cell>
          <table:table-cell office:value-type="float" office:value="4761" calcext:value-type="float">
            <text:p>47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6.jpg</text:p>
          </table:table-cell>
          <table:table-cell office:value-type="float" office:value="2.09152537315908" calcext:value-type="float">
            <text:p>2.09152537315908</text:p>
          </table:table-cell>
          <table:table-cell office:value-type="float" office:value="-156.299057343715" calcext:value-type="float">
            <text:p>-156.299057343715</text:p>
          </table:table-cell>
          <table:table-cell office:value-type="float" office:value="4554" calcext:value-type="float">
            <text:p>45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7.jpg</text:p>
          </table:table-cell>
          <table:table-cell office:value-type="float" office:value="1.78774844095454" calcext:value-type="float">
            <text:p>1.78774844095454</text:p>
          </table:table-cell>
          <table:table-cell office:value-type="float" office:value="-156.083551215023" calcext:value-type="float">
            <text:p>-156.083551215023</text:p>
          </table:table-cell>
          <table:table-cell office:value-type="float" office:value="4782" calcext:value-type="float">
            <text:p>47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8.jpg</text:p>
          </table:table-cell>
          <table:table-cell office:value-type="float" office:value="1.4839422670026" calcext:value-type="float">
            <text:p>1.4839422670026</text:p>
          </table:table-cell>
          <table:table-cell office:value-type="float" office:value="-155.868127048601" calcext:value-type="float">
            <text:p>-155.868127048601</text:p>
          </table:table-cell>
          <table:table-cell office:value-type="float" office:value="4562" calcext:value-type="float">
            <text:p>45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69.jpg</text:p>
          </table:table-cell>
          <table:table-cell office:value-type="float" office:value="1.18011240083199" calcext:value-type="float">
            <text:p>1.18011240083199</text:p>
          </table:table-cell>
          <table:table-cell office:value-type="float" office:value="-155.652757523692" calcext:value-type="float">
            <text:p>-155.652757523692</text:p>
          </table:table-cell>
          <table:table-cell office:value-type="float" office:value="4873" calcext:value-type="float">
            <text:p>487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0.jpg</text:p>
          </table:table-cell>
          <table:table-cell office:value-type="float" office:value="0.876264125167124" calcext:value-type="float">
            <text:p>0.876264125167124</text:p>
          </table:table-cell>
          <table:table-cell office:value-type="float" office:value="-155.437456300675" calcext:value-type="float">
            <text:p>-155.437456300675</text:p>
          </table:table-cell>
          <table:table-cell office:value-type="float" office:value="4861" calcext:value-type="float">
            <text:p>48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1.jpg</text:p>
          </table:table-cell>
          <table:table-cell office:value-type="float" office:value="0.572402882815008" calcext:value-type="float">
            <text:p>0.572402882815008</text:p>
          </table:table-cell>
          <table:table-cell office:value-type="float" office:value="-155.222196058793" calcext:value-type="float">
            <text:p>-155.222196058793</text:p>
          </table:table-cell>
          <table:table-cell office:value-type="float" office:value="4176" calcext:value-type="float">
            <text:p>41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2.jpg</text:p>
          </table:table-cell>
          <table:table-cell office:value-type="float" office:value="0.268534036541355" calcext:value-type="float">
            <text:p>0.268534036541355</text:p>
          </table:table-cell>
          <table:table-cell office:value-type="float" office:value="-155.006949477289" calcext:value-type="float">
            <text:p>-155.006949477289</text:p>
          </table:table-cell>
          <table:table-cell office:value-type="float" office:value="4707" calcext:value-type="float">
            <text:p>47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3.jpg</text:p>
          </table:table-cell>
          <table:table-cell office:value-type="float" office:value="-0.0353369941922126" calcext:value-type="float">
            <text:p>-0.035336994192213</text:p>
          </table:table-cell>
          <table:table-cell office:value-type="float" office:value="-154.791730216542" calcext:value-type="float">
            <text:p>-154.791730216542</text:p>
          </table:table-cell>
          <table:table-cell office:value-type="float" office:value="4739" calcext:value-type="float">
            <text:p>47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4.jpg</text:p>
          </table:table-cell>
          <table:table-cell office:value-type="float" office:value="-0.339204936666419" calcext:value-type="float">
            <text:p>-0.339204936666419</text:p>
          </table:table-cell>
          <table:table-cell office:value-type="float" office:value="-154.576510955795" calcext:value-type="float">
            <text:p>-154.576510955795</text:p>
          </table:table-cell>
          <table:table-cell office:value-type="float" office:value="4723" calcext:value-type="float">
            <text:p>47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5.jpg</text:p>
          </table:table-cell>
          <table:table-cell office:value-type="float" office:value="-0.592421900468051" calcext:value-type="float">
            <text:p>-0.592421900468051</text:p>
          </table:table-cell>
          <table:table-cell office:value-type="float" office:value="-154.39715018819" calcext:value-type="float">
            <text:p>-154.39715018819</text:p>
          </table:table-cell>
          <table:table-cell office:value-type="float" office:value="4679" calcext:value-type="float">
            <text:p>46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6.jpg</text:p>
          </table:table-cell>
          <table:table-cell office:value-type="float" office:value="-0.896270122772061" calcext:value-type="float">
            <text:p>-0.896270122772061</text:p>
          </table:table-cell>
          <table:table-cell office:value-type="float" office:value="-154.181889946308" calcext:value-type="float">
            <text:p>-154.181889946308</text:p>
          </table:table-cell>
          <table:table-cell office:value-type="float" office:value="5122" calcext:value-type="float">
            <text:p>51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7.jpg</text:p>
          </table:table-cell>
          <table:table-cell office:value-type="float" office:value="-1.20009998894268" calcext:value-type="float">
            <text:p>-1.20009998894268</text:p>
          </table:table-cell>
          <table:table-cell office:value-type="float" office:value="-153.966588723291" calcext:value-type="float">
            <text:p>-153.966588723291</text:p>
          </table:table-cell>
          <table:table-cell office:value-type="float" office:value="4325" calcext:value-type="float">
            <text:p>43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8.jpg</text:p>
          </table:table-cell>
          <table:table-cell office:value-type="float" office:value="-1.50390616289461" calcext:value-type="float">
            <text:p>-1.50390616289461</text:p>
          </table:table-cell>
          <table:table-cell office:value-type="float" office:value="-153.751246519139" calcext:value-type="float">
            <text:p>-153.751246519139</text:p>
          </table:table-cell>
          <table:table-cell office:value-type="float" office:value="4110" calcext:value-type="float">
            <text:p>41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79.jpg</text:p>
          </table:table-cell>
          <table:table-cell office:value-type="float" office:value="-1.80768320182086" calcext:value-type="float">
            <text:p>-1.80768320182086</text:p>
          </table:table-cell>
          <table:table-cell office:value-type="float" office:value="-153.535836013095" calcext:value-type="float">
            <text:p>-153.535836013095</text:p>
          </table:table-cell>
          <table:table-cell office:value-type="float" office:value="4753" calcext:value-type="float">
            <text:p>475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0.jpg</text:p>
          </table:table-cell>
          <table:table-cell office:value-type="float" office:value="-2.11142576963615" calcext:value-type="float">
            <text:p>-2.11142576963615</text:p>
          </table:table-cell>
          <table:table-cell office:value-type="float" office:value="-153.320343544781" calcext:value-type="float">
            <text:p>-153.320343544781</text:p>
          </table:table-cell>
          <table:table-cell office:value-type="float" office:value="4275" calcext:value-type="float">
            <text:p>4275</text:p>
          </table:table-cell>
          <table:table-cell office:value-type="float" office:value="180132" calcext:value-type="float">
            <text:p>180132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1.jpg</text:p>
          </table:table-cell>
          <table:table-cell office:value-type="float" office:value="-2.61757181543807" calcext:value-type="float">
            <text:p>-2.61757181543807</text:p>
          </table:table-cell>
          <table:table-cell office:value-type="float" office:value="-152.96097997179" calcext:value-type="float">
            <text:p>-152.96097997179</text:p>
          </table:table-cell>
          <table:table-cell office:value-type="float" office:value="4877" calcext:value-type="float">
            <text:p>4877</text:p>
          </table:table-cell>
          <table:table-cell office:value-type="float" office:value="180132" calcext:value-type="float">
            <text:p>180132</text:p>
          </table:table-cell>
          <table:table-cell office:value-type="string" calcext:value-type="string">
            <text:p>ocean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2.jpg</text:p>
          </table:table-cell>
          <table:table-cell office:value-type="float" office:value="-2.92119613560335" calcext:value-type="float">
            <text:p>-2.92119613560335</text:p>
          </table:table-cell>
          <table:table-cell office:value-type="float" office:value="-152.745214295909" calcext:value-type="float">
            <text:p>-152.745214295909</text:p>
          </table:table-cell>
          <table:table-cell office:value-type="float" office:value="4841" calcext:value-type="float">
            <text:p>484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3.jpg</text:p>
          </table:table-cell>
          <table:table-cell office:value-type="float" office:value="-3.22476581425527" calcext:value-type="float">
            <text:p>-3.22476581425527</text:p>
          </table:table-cell>
          <table:table-cell office:value-type="float" office:value="-152.529325676624" calcext:value-type="float">
            <text:p>-152.529325676624</text:p>
          </table:table-cell>
          <table:table-cell office:value-type="float" office:value="4786" calcext:value-type="float">
            <text:p>478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4.jpg</text:p>
          </table:table-cell>
          <table:table-cell office:value-type="float" office:value="-3.52827594219536" calcext:value-type="float">
            <text:p>-3.52827594219536</text:p>
          </table:table-cell>
          <table:table-cell office:value-type="float" office:value="-152.313286793176" calcext:value-type="float">
            <text:p>-152.313286793176</text:p>
          </table:table-cell>
          <table:table-cell office:value-type="float" office:value="4810" calcext:value-type="float">
            <text:p>48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5.jpg</text:p>
          </table:table-cell>
          <table:table-cell office:value-type="float" office:value="-3.83172075645152" calcext:value-type="float">
            <text:p>-3.83172075645152</text:p>
          </table:table-cell>
          <table:table-cell office:value-type="float" office:value="-152.097097645567" calcext:value-type="float">
            <text:p>-152.097097645567</text:p>
          </table:table-cell>
          <table:table-cell office:value-type="float" office:value="4876" calcext:value-type="float">
            <text:p>48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6.jpg</text:p>
          </table:table-cell>
          <table:table-cell office:value-type="float" office:value="-4.13509513438186" calcext:value-type="float">
            <text:p>-4.13509513438186</text:p>
          </table:table-cell>
          <table:table-cell office:value-type="float" office:value="-151.880730913039" calcext:value-type="float">
            <text:p>-151.880730913039</text:p>
          </table:table-cell>
          <table:table-cell office:value-type="float" office:value="4794" calcext:value-type="float">
            <text:p>479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7.jpg</text:p>
          </table:table-cell>
          <table:table-cell office:value-type="float" office:value="-4.43839352645769" calcext:value-type="float">
            <text:p>-4.43839352645769</text:p>
          </table:table-cell>
          <table:table-cell office:value-type="float" office:value="-151.664186595593" calcext:value-type="float">
            <text:p>-151.664186595593</text:p>
          </table:table-cell>
          <table:table-cell office:value-type="float" office:value="4844" calcext:value-type="float">
            <text:p>484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8.jpg</text:p>
          </table:table-cell>
          <table:table-cell office:value-type="float" office:value="-4.69108021678372" calcext:value-type="float">
            <text:p>-4.69108021678372</text:p>
          </table:table-cell>
          <table:table-cell office:value-type="float" office:value="-151.48358273356" calcext:value-type="float">
            <text:p>-151.48358273356</text:p>
          </table:table-cell>
          <table:table-cell office:value-type="float" office:value="4895" calcext:value-type="float">
            <text:p>489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89.jpg</text:p>
          </table:table-cell>
          <table:table-cell office:value-type="float" office:value="-5.09525281893781" calcext:value-type="float">
            <text:p>-5.09525281893781</text:p>
          </table:table-cell>
          <table:table-cell office:value-type="float" office:value="-151.19432422221" calcext:value-type="float">
            <text:p>-151.19432422221</text:p>
          </table:table-cell>
          <table:table-cell office:value-type="float" office:value="4212" calcext:value-type="float">
            <text:p>42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0.jpg</text:p>
          </table:table-cell>
          <table:table-cell office:value-type="float" office:value="-5.34777686538423" calcext:value-type="float">
            <text:p>-5.34777686538423</text:p>
          </table:table-cell>
          <table:table-cell office:value-type="float" office:value="-151.013324209204" calcext:value-type="float">
            <text:p>-151.013324209204</text:p>
          </table:table-cell>
          <table:table-cell office:value-type="float" office:value="5287" calcext:value-type="float">
            <text:p>52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1.jpg</text:p>
          </table:table-cell>
          <table:table-cell office:value-type="float" office:value="-5.75167284487694" calcext:value-type="float">
            <text:p>-5.75167284487694</text:p>
          </table:table-cell>
          <table:table-cell office:value-type="float" office:value="-150.723382678937" calcext:value-type="float">
            <text:p>-150.723382678937</text:p>
          </table:table-cell>
          <table:table-cell office:value-type="float" office:value="4981" calcext:value-type="float">
            <text:p>49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2.jpg</text:p>
          </table:table-cell>
          <table:table-cell office:value-type="float" office:value="-6.05447263314336" calcext:value-type="float">
            <text:p>-6.05447263314336</text:p>
          </table:table-cell>
          <table:table-cell office:value-type="float" office:value="-150.505622587819" calcext:value-type="float">
            <text:p>-150.505622587819</text:p>
          </table:table-cell>
          <table:table-cell office:value-type="float" office:value="4805" calcext:value-type="float">
            <text:p>48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3.jpg</text:p>
          </table:table-cell>
          <table:table-cell office:value-type="float" office:value="-6.35716143083576" calcext:value-type="float">
            <text:p>-6.35716143083576</text:p>
          </table:table-cell>
          <table:table-cell office:value-type="float" office:value="-150.287602949512" calcext:value-type="float">
            <text:p>-150.287602949512</text:p>
          </table:table-cell>
          <table:table-cell office:value-type="float" office:value="4964" calcext:value-type="float">
            <text:p>49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4.jpg</text:p>
          </table:table-cell>
          <table:table-cell office:value-type="float" office:value="-6.65973326153862" calcext:value-type="float">
            <text:p>-6.65973326153862</text:p>
          </table:table-cell>
          <table:table-cell office:value-type="float" office:value="-150.06929644326" calcext:value-type="float">
            <text:p>-150.06929644326</text:p>
          </table:table-cell>
          <table:table-cell office:value-type="float" office:value="5099" calcext:value-type="float">
            <text:p>50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5.jpg</text:p>
          </table:table-cell>
          <table:table-cell office:value-type="float" office:value="-7.01257869962736" calcext:value-type="float">
            <text:p>-7.01257869962736</text:p>
          </table:table-cell>
          <table:table-cell office:value-type="float" office:value="-149.814229858895" calcext:value-type="float">
            <text:p>-149.814229858895</text:p>
          </table:table-cell>
          <table:table-cell office:value-type="float" office:value="5321" calcext:value-type="float">
            <text:p>53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6.jpg</text:p>
          </table:table-cell>
          <table:table-cell office:value-type="float" office:value="-7.46597818267703" calcext:value-type="float">
            <text:p>-7.46597818267703</text:p>
          </table:table-cell>
          <table:table-cell office:value-type="float" office:value="-149.485643118304" calcext:value-type="float">
            <text:p>-149.485643118304</text:p>
          </table:table-cell>
          <table:table-cell office:value-type="float" office:value="5215" calcext:value-type="float">
            <text:p>52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7.jpg</text:p>
          </table:table-cell>
          <table:table-cell office:value-type="float" office:value="-7.96939300658459" calcext:value-type="float">
            <text:p>-7.96939300658459</text:p>
          </table:table-cell>
          <table:table-cell office:value-type="float" office:value="-149.119667922197" calcext:value-type="float">
            <text:p>-149.119667922197</text:p>
          </table:table-cell>
          <table:table-cell office:value-type="float" office:value="5095" calcext:value-type="float">
            <text:p>509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8.jpg</text:p>
          </table:table-cell>
          <table:table-cell office:value-type="float" office:value="-8.52267589539606" calcext:value-type="float">
            <text:p>-8.52267589539606</text:p>
          </table:table-cell>
          <table:table-cell office:value-type="float" office:value="-148.715935440357" calcext:value-type="float">
            <text:p>-148.715935440357</text:p>
          </table:table-cell>
          <table:table-cell office:value-type="float" office:value="5087" calcext:value-type="float">
            <text:p>50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299.jpg</text:p>
          </table:table-cell>
          <table:table-cell office:value-type="float" office:value="-8.97496931468701" calcext:value-type="float">
            <text:p>-8.97496931468701</text:p>
          </table:table-cell>
          <table:table-cell office:value-type="float" office:value="-148.384643944855" calcext:value-type="float">
            <text:p>-148.384643944855</text:p>
          </table:table-cell>
          <table:table-cell office:value-type="float" office:value="5113" calcext:value-type="float">
            <text:p>51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0.jpg</text:p>
          </table:table-cell>
          <table:table-cell office:value-type="float" office:value="-9.47707871868945" calcext:value-type="float">
            <text:p>-9.47707871868945</text:p>
          </table:table-cell>
          <table:table-cell office:value-type="float" office:value="-148.015458559837" calcext:value-type="float">
            <text:p>-148.015458559837</text:p>
          </table:table-cell>
          <table:table-cell office:value-type="float" office:value="4755" calcext:value-type="float">
            <text:p>47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1.jpg</text:p>
          </table:table-cell>
          <table:table-cell office:value-type="float" office:value="-9.97869891039259" calcext:value-type="float">
            <text:p>-9.97869891039259</text:p>
          </table:table-cell>
          <table:table-cell office:value-type="float" office:value="-147.645084721904" calcext:value-type="float">
            <text:p>-147.645084721904</text:p>
          </table:table-cell>
          <table:table-cell office:value-type="float" office:value="4604" calcext:value-type="float">
            <text:p>46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2.jpg</text:p>
          </table:table-cell>
          <table:table-cell office:value-type="float" office:value="-10.4798025690397" calcext:value-type="float">
            <text:p>-10.4798025690397</text:p>
          </table:table-cell>
          <table:table-cell office:value-type="float" office:value="-147.273454129164" calcext:value-type="float">
            <text:p>-147.273454129164</text:p>
          </table:table-cell>
          <table:table-cell office:value-type="float" office:value="4870" calcext:value-type="float">
            <text:p>487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3.jpg</text:p>
          </table:table-cell>
          <table:table-cell office:value-type="float" office:value="-10.9803615201006" calcext:value-type="float">
            <text:p>-10.9803615201006</text:p>
          </table:table-cell>
          <table:table-cell office:value-type="float" office:value="-146.900471158968" calcext:value-type="float">
            <text:p>-146.900471158968</text:p>
          </table:table-cell>
          <table:table-cell office:value-type="float" office:value="5086" calcext:value-type="float">
            <text:p>508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4.jpg</text:p>
          </table:table-cell>
          <table:table-cell office:value-type="float" office:value="-11.4803484428185" calcext:value-type="float">
            <text:p>-11.4803484428185</text:p>
          </table:table-cell>
          <table:table-cell office:value-type="float" office:value="-146.526094830181" calcext:value-type="float">
            <text:p>-146.526094830181</text:p>
          </table:table-cell>
          <table:table-cell office:value-type="float" office:value="4874" calcext:value-type="float">
            <text:p>48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5.jpg</text:p>
          </table:table-cell>
          <table:table-cell office:value-type="float" office:value="-11.9797334551157" calcext:value-type="float">
            <text:p>-11.9797334551157</text:p>
          </table:table-cell>
          <table:table-cell office:value-type="float" office:value="-146.150243180533" calcext:value-type="float">
            <text:p>-146.150243180533</text:p>
          </table:table-cell>
          <table:table-cell office:value-type="float" office:value="4628" calcext:value-type="float">
            <text:p>46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6.jpg</text:p>
          </table:table-cell>
          <table:table-cell office:value-type="float" office:value="-12.4784892362357" calcext:value-type="float">
            <text:p>-12.4784892362357</text:p>
          </table:table-cell>
          <table:table-cell office:value-type="float" office:value="-145.772847908134" calcext:value-type="float">
            <text:p>-145.772847908134</text:p>
          </table:table-cell>
          <table:table-cell office:value-type="float" office:value="4887" calcext:value-type="float">
            <text:p>48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7.jpg</text:p>
          </table:table-cell>
          <table:table-cell office:value-type="float" office:value="-12.9765859041007" calcext:value-type="float">
            <text:p>-12.9765859041007</text:p>
          </table:table-cell>
          <table:table-cell office:value-type="float" office:value="-145.39384071109" calcext:value-type="float">
            <text:p>-145.39384071109</text:p>
          </table:table-cell>
          <table:table-cell office:value-type="float" office:value="4501" calcext:value-type="float">
            <text:p>45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8.jpg</text:p>
          </table:table-cell>
          <table:table-cell office:value-type="float" office:value="-13.4739935766333" calcext:value-type="float">
            <text:p>-13.4739935766333</text:p>
          </table:table-cell>
          <table:table-cell office:value-type="float" office:value="-145.01315328751" calcext:value-type="float">
            <text:p>-145.01315328751</text:p>
          </table:table-cell>
          <table:table-cell office:value-type="float" office:value="4548" calcext:value-type="float">
            <text:p>45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09.jpg</text:p>
          </table:table-cell>
          <table:table-cell office:value-type="float" office:value="-13.9706832255293" calcext:value-type="float">
            <text:p>-13.9706832255293</text:p>
          </table:table-cell>
          <table:table-cell office:value-type="float" office:value="-144.630703675124" calcext:value-type="float">
            <text:p>-144.630703675124</text:p>
          </table:table-cell>
          <table:table-cell office:value-type="float" office:value="4315" calcext:value-type="float">
            <text:p>43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10.jpg</text:p>
          </table:table-cell>
          <table:table-cell office:value-type="float" office:value="-14.5161754298187" calcext:value-type="float">
            <text:p>-14.5161754298187</text:p>
          </table:table-cell>
          <table:table-cell office:value-type="float" office:value="-144.207901305122" calcext:value-type="float">
            <text:p>-144.207901305122</text:p>
          </table:table-cell>
          <table:table-cell office:value-type="float" office:value="3815" calcext:value-type="float">
            <text:p>3815</text:p>
          </table:table-cell>
          <table:table-cell office:value-type="float" office:value="32493" calcext:value-type="float">
            <text:p>32493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11.jpg</text:p>
          </table:table-cell>
          <table:table-cell office:value-type="float" office:value="-15.0112582767125" calcext:value-type="float">
            <text:p>-15.0112582767125</text:p>
          </table:table-cell>
          <table:table-cell office:value-type="float" office:value="-143.821531164153" calcext:value-type="float">
            <text:p>-143.821531164153</text:p>
          </table:table-cell>
          <table:table-cell office:value-type="float" office:value="3464" calcext:value-type="float">
            <text:p>34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12.jpg</text:p>
          </table:table-cell>
          <table:table-cell office:value-type="float" office:value="-15.5055249160005" calcext:value-type="float">
            <text:p>-15.5055249160005</text:p>
          </table:table-cell>
          <table:table-cell office:value-type="float" office:value="-143.433180268324" calcext:value-type="float">
            <text:p>-143.433180268324</text:p>
          </table:table-cell>
          <table:table-cell office:value-type="float" office:value="3923" calcext:value-type="float">
            <text:p>39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13.jpg</text:p>
          </table:table-cell>
          <table:table-cell office:value-type="float" office:value="-15.9496425988549" calcext:value-type="float">
            <text:p>-15.9496425988549</text:p>
          </table:table-cell>
          <table:table-cell office:value-type="float" office:value="-143.08190363931" calcext:value-type="float">
            <text:p>-143.08190363931</text:p>
          </table:table-cell>
          <table:table-cell office:value-type="float" office:value="2156" calcext:value-type="float">
            <text:p>21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14.jpg</text:p>
          </table:table-cell>
          <table:table-cell office:value-type="float" office:value="-16.4422768229313" calcext:value-type="float">
            <text:p>-16.4422768229313</text:p>
          </table:table-cell>
          <table:table-cell office:value-type="float" office:value="-142.689577573385" calcext:value-type="float">
            <text:p>-142.689577573385</text:p>
          </table:table-cell>
          <table:table-cell office:value-type="float" office:value="2597" calcext:value-type="float">
            <text:p>25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mage2315.jpg</text:p>
          </table:table-cell>
          <table:table-cell office:value-type="float" office:value="-16.9340009243007" calcext:value-type="float">
            <text:p>-16.9340009243007</text:p>
          </table:table-cell>
          <table:table-cell office:value-type="float" office:value="-142.295038526168" calcext:value-type="float">
            <text:p>-142.295038526168</text:p>
          </table:table-cell>
          <table:table-cell office:value-type="float" office:value="2750" calcext:value-type="float">
            <text:p>27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statistici ocean" table:style-name="ta1">
        <table:shapes>
          <draw:frame draw:z-index="0" draw:style-name="gr1" draw:text-style-name="P1" svg:width="9.5457in" svg:height="6.9256in" svg:x="10.5524in" svg:y="0.452in">
            <draw:object draw:notify-on-update-of-ranges="'statistici ocean'.C1:'statistici ocean'.C1 'statistici ocean'.C2:'statistici ocean'.C87 'statistici ocean'.D1:'statistici ocean'.D1 'statistici ocean'.D2:'statistici ocean'.D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445in" svg:height="3.5402in" svg:x="10.0118in" svg:y="7.5717in">
            <draw:object draw:notify-on-update-of-ranges="'statistici ocean'.D1:'statistici ocean'.D1 'statistici ocean'.D2:'statistici ocean'.D87 'statistici ocean'.F1:'statistici ocean'.F1 'statistici ocean'.F2:'statistici ocean'.F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8732in" svg:height="3.5398in" svg:x="10.1528in" svg:y="11.6776in">
            <draw:object draw:notify-on-update-of-ranges="'statistici ocean'.D1:'statistici ocean'.D1 'statistici ocean'.D2:'statistici ocean'.D87 'statistici ocean'.G1:'statistici ocean'.G1 'statistici ocean'.G2:'statistici ocean'.G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titudine</text:p>
          </table:table-cell>
          <table:table-cell office:value-type="string" calcext:value-type="string">
            <text:p>longitudine</text:p>
          </table:table-cell>
          <table:table-cell office:value-type="string" calcext:value-type="string">
            <text:p>Water Depth</text:p>
          </table:table-cell>
          <table:table-cell office:value-type="string" calcext:value-type="string">
            <text:p>Algae Area</text:p>
          </table:table-cell>
          <table:table-cell table:style-name="ce4" office:value-type="string" calcext:value-type="string">
            <text:p>Zona geografica(Uscat ,Ocean,Litoral,Lac dulce,Lac sarat)</text:p>
          </table:table-cell>
          <table:table-cell office:value-type="string" calcext:value-type="string">
            <text:p>Pollution</text:p>
          </table:table-cell>
          <table:table-cell office:value-type="string" calcext:value-type="string">
            <text:p>Fertiliser Pollution</text:p>
          </table:table-cell>
        </table:table-row>
        <table:table-row table:style-name="ro3">
          <table:table-cell office:value-type="string" calcext:value-type="string">
            <text:p>51.46201249013688</text:p>
          </table:table-cell>
          <table:table-cell office:value-type="string" calcext:value-type="string">
            <text:p>138.76328431013795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51.49310351123878</text:p>
          </table:table-cell>
          <table:table-cell office:value-type="string" calcext:value-type="string">
            <text:p>139.35867190008796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51.520912626444485</text:p>
          </table:table-cell>
          <table:table-cell office:value-type="string" calcext:value-type="string">
            <text:p>139.95486545236002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51.54157394868378</text:p>
          </table:table-cell>
          <table:table-cell office:value-type="string" calcext:value-type="string">
            <text:p>140.45223982772035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51.56335200685236</text:p>
          </table:table-cell>
          <table:table-cell office:value-type="string" calcext:value-type="string">
            <text:p>141.04967647442137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51.57897606457877</text:p>
          </table:table-cell>
          <table:table-cell office:value-type="string" calcext:value-type="string">
            <text:p>141.54796609513048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51.59469916004814</text:p>
          </table:table-cell>
          <table:table-cell office:value-type="string" calcext:value-type="string">
            <text:p>142.14634530793697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51.60711302886463</text:p>
          </table:table-cell>
          <table:table-cell office:value-type="string" calcext:value-type="string">
            <text:p>142.74510701133696</text:p>
          </table:table-cell>
          <table:table-cell office:value-type="float" office:value="210" calcext:value-type="float">
            <text:p>210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61621425593368</text:p>
          </table:table-cell>
          <table:table-cell office:value-type="string" calcext:value-type="string">
            <text:p>143.34416924306043</text:p>
          </table:table-cell>
          <table:table-cell office:value-type="float" office:value="210" calcext:value-type="float">
            <text:p>210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6244753697348</text:p>
          </table:table-cell>
          <table:table-cell office:value-type="string" calcext:value-type="string">
            <text:p>144.5428264612626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62400408668207</text:p>
          </table:table-cell>
          <table:table-cell office:value-type="string" calcext:value-type="string">
            <text:p>145.0423318556440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62039774680031</text:p>
          </table:table-cell>
          <table:table-cell office:value-type="string" calcext:value-type="string">
            <text:p>145.641694615691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61485846338343</text:p>
          </table:table-cell>
          <table:table-cell office:value-type="string" calcext:value-type="string">
            <text:p>146.14104974591064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60517667023493</text:p>
          </table:table-cell>
          <table:table-cell office:value-type="string" calcext:value-type="string">
            <text:p>146.74007099649907</text:p>
          </table:table-cell>
          <table:table-cell office:value-type="float" office:value="201" calcext:value-type="float">
            <text:p>201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59457963173766</text:p>
          </table:table-cell>
          <table:table-cell office:value-type="string" calcext:value-type="string">
            <text:p>147.239016315368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57882921551161</text:p>
          </table:table-cell>
          <table:table-cell office:value-type="string" calcext:value-type="string">
            <text:p>147.8374091885533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563177837028526</text:p>
          </table:table-cell>
          <table:table-cell office:value-type="string" calcext:value-type="string">
            <text:p>148.3356988092624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54137245810326</text:p>
          </table:table-cell>
          <table:table-cell office:value-type="string" calcext:value-type="string">
            <text:p>148.9331354559634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456220489720714</text:p>
          </table:table-cell>
          <table:table-cell office:value-type="string" calcext:value-type="string">
            <text:p>150.72126532029446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42733220462614</text:p>
          </table:table-cell>
          <table:table-cell office:value-type="string" calcext:value-type="string">
            <text:p>151.21661795966045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389673956637274</text:p>
          </table:table-cell>
          <table:table-cell office:value-type="string" calcext:value-type="string">
            <text:p>151.81014773815622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35580646363777</text:p>
          </table:table-cell>
          <table:table-cell office:value-type="string" calcext:value-type="string">
            <text:p>152.30394309439146</text:p>
          </table:table-cell>
          <table:table-cell office:value-type="float" office:value="201" calcext:value-type="float">
            <text:p>201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31218887559807</text:p>
          </table:table-cell>
          <table:table-cell office:value-type="string" calcext:value-type="string">
            <text:p>152.89546479727125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273366080355714</text:p>
          </table:table-cell>
          <table:table-cell office:value-type="string" calcext:value-type="string">
            <text:p>153.38747064394394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2238301334002</text:p>
          </table:table-cell>
          <table:table-cell office:value-type="string" calcext:value-type="string">
            <text:p>153.97669740326262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18009301705002</text:p>
          </table:table-cell>
          <table:table-cell office:value-type="string" calcext:value-type="string">
            <text:p>154.46668151394098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124672862124534</text:p>
          </table:table-cell>
          <table:table-cell office:value-type="string" calcext:value-type="string">
            <text:p>155.05335378251007</text:p>
          </table:table-cell>
          <table:table-cell office:value-type="float" office:value="201" calcext:value-type="float">
            <text:p>201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066069839045824</text:p>
          </table:table-cell>
          <table:table-cell office:value-type="string" calcext:value-type="string">
            <text:p>155.6385097490834</text:p>
          </table:table-cell>
          <table:table-cell office:value-type="float" office:value="210" calcext:value-type="float">
            <text:p>210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1.014805854230296</text:p>
          </table:table-cell>
          <table:table-cell office:value-type="string" calcext:value-type="string">
            <text:p>156.124928501015</text:p>
          </table:table-cell>
          <table:table-cell office:value-type="float" office:value="210" calcext:value-type="float">
            <text:p>210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50.95039717035708</text:p>
          </table:table-cell>
          <table:table-cell office:value-type="string" calcext:value-type="string">
            <text:p>156.70713382586692</text:p>
          </table:table-cell>
          <table:table-cell office:value-type="float" office:value="150" calcext:value-type="float">
            <text:p>150</text:p>
          </table:table-cell>
          <table:table-cell office:value-type="float" office:value="68452" calcext:value-type="float">
            <text:p>68452</text:p>
          </table:table-cell>
          <table:table-cell office:value-type="string" calcext:value-type="string">
            <text:p>ocean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50.89432131727127</text:p>
          </table:table-cell>
          <table:table-cell office:value-type="string" calcext:value-type="string">
            <text:p>157.1909844266706</text:p>
          </table:table-cell>
          <table:table-cell office:value-type="float" office:value="104" calcext:value-type="float">
            <text:p>104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50.824158199022314</text:p>
          </table:table-cell>
          <table:table-cell office:value-type="string" calcext:value-type="string">
            <text:p>157.76996590223425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50.750887344701006</text:p>
          </table:table-cell>
          <table:table-cell office:value-type="string" calcext:value-type="string">
            <text:p>158.34708956634364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50.68746220806827</text:p>
          </table:table-cell>
          <table:table-cell office:value-type="string" calcext:value-type="string">
            <text:p>158.82656884607854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50.60852912692501</text:p>
          </table:table-cell>
          <table:table-cell office:value-type="string" calcext:value-type="string">
            <text:p>159.40011349106285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48.90145653256914</text:p>
          </table:table-cell>
          <table:table-cell office:value-type="string" calcext:value-type="string">
            <text:p>168.43738266871685</text:p>
          </table:table-cell>
          <table:table-cell office:value-type="float" office:value="-5276" calcext:value-type="float">
            <text:p>-5276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8.79424646826204</text:p>
          </table:table-cell>
          <table:table-cell office:value-type="string" calcext:value-type="string">
            <text:p>168.87963741747518</text:p>
          </table:table-cell>
          <table:table-cell office:value-type="float" office:value="-5307" calcext:value-type="float">
            <text:p>-530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8.66315464752198</text:p>
          </table:table-cell>
          <table:table-cell office:value-type="string" calcext:value-type="string">
            <text:p>169.40770666296552</text:p>
          </table:table-cell>
          <table:table-cell office:value-type="float" office:value="-5233" calcext:value-type="float">
            <text:p>-5233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8.55189428103706</text:p>
          </table:table-cell>
          <table:table-cell office:value-type="string" calcext:value-type="string">
            <text:p>169.8455354491417</text:p>
          </table:table-cell>
          <table:table-cell office:value-type="float" office:value="-5278" calcext:value-type="float">
            <text:p>-5278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8.41598717693214</text:p>
          </table:table-cell>
          <table:table-cell office:value-type="string" calcext:value-type="string">
            <text:p>170.3682634867011</text:p>
          </table:table-cell>
          <table:table-cell office:value-type="float" office:value="-5289" calcext:value-type="float">
            <text:p>-5289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8.27748801603721</text:p>
          </table:table-cell>
          <table:table-cell office:value-type="string" calcext:value-type="string">
            <text:p>170.8880408825391</text:p>
          </table:table-cell>
          <table:table-cell office:value-type="float" office:value="-5237" calcext:value-type="float">
            <text:p>-523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8.160114630245126</text:p>
          </table:table-cell>
          <table:table-cell office:value-type="string" calcext:value-type="string">
            <text:p>171.31891653614016</text:p>
          </table:table-cell>
          <table:table-cell office:value-type="float" office:value="-5233" calcext:value-type="float">
            <text:p>-5233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7.99283305218776</text:p>
          </table:table-cell>
          <table:table-cell office:value-type="string" calcext:value-type="string">
            <text:p>171.9186481264023</text:p>
          </table:table-cell>
          <table:table-cell office:value-type="float" office:value="-5237" calcext:value-type="float">
            <text:p>-523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7.84672506055743</text:p>
          </table:table-cell>
          <table:table-cell office:value-type="string" calcext:value-type="string">
            <text:p>172.4294233329142</text:p>
          </table:table-cell>
          <table:table-cell office:value-type="float" office:value="-5278" calcext:value-type="float">
            <text:p>-5278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7.13251266961671</text:p>
          </table:table-cell>
          <table:table-cell office:value-type="string" calcext:value-type="string">
            <text:p>174.77265633147047</text:p>
          </table:table-cell>
          <table:table-cell office:value-type="float" office:value="-5233" calcext:value-type="float">
            <text:p>-5233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6.972696488322164</text:p>
          </table:table-cell>
          <table:table-cell office:value-type="string" calcext:value-type="string">
            <text:p>175.26602821597717</text:p>
          </table:table-cell>
          <table:table-cell office:value-type="float" office:value="-5237" calcext:value-type="float">
            <text:p>-5237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6.72861284814259</text:p>
          </table:table-cell>
          <table:table-cell office:value-type="string" calcext:value-type="string">
            <text:p>176.00023257061852</text:p>
          </table:table-cell>
          <table:table-cell office:value-type="float" office:value="-5278" calcext:value-type="float">
            <text:p>-5278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6.53520921160451</text:p>
          </table:table-cell>
          <table:table-cell office:value-type="string" calcext:value-type="string">
            <text:p>176.5664279320559</text:p>
          </table:table-cell>
          <table:table-cell office:value-type="float" office:value="-5290" calcext:value-type="float">
            <text:p>-5290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6.36698506744168</text:p>
          </table:table-cell>
          <table:table-cell office:value-type="string" calcext:value-type="string">
            <text:p>177.04833875913533</text:p>
          </table:table-cell>
          <table:table-cell office:value-type="float" office:value="-5246" calcext:value-type="float">
            <text:p>-5246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6.22509813271842</text:p>
          </table:table-cell>
          <table:table-cell office:value-type="string" calcext:value-type="string">
            <text:p>177.44753599536588</text:p>
          </table:table-cell>
          <table:table-cell office:value-type="float" office:value="-5278" calcext:value-type="float">
            <text:p>-5278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6.052806610904845</text:p>
          </table:table-cell>
          <table:table-cell office:value-type="string" calcext:value-type="string">
            <text:p>177.92369580316415</text:p>
          </table:table-cell>
          <table:table-cell office:value-type="float" office:value="-5290" calcext:value-type="float">
            <text:p>-5290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5.907566053299114</text:p>
          </table:table-cell>
          <table:table-cell office:value-type="string" calcext:value-type="string">
            <text:p>178.31809824659737</text:p>
          </table:table-cell>
          <table:table-cell office:value-type="float" office:value="-5249" calcext:value-type="float">
            <text:p>-5249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1.32396953527613</text:p>
          </table:table-cell>
          <table:table-cell office:value-type="string" calcext:value-type="string">
            <text:p>-171.5761277999045</text:p>
          </table:table-cell>
          <table:table-cell office:value-type="float" office:value="-5289" calcext:value-type="float">
            <text:p>-5289</text:p>
          </table:table-cell>
          <table:table-cell office:value-type="float" office:value="59872" calcext:value-type="float">
            <text:p>59872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1.1415317674505</text:p>
          </table:table-cell>
          <table:table-cell office:value-type="string" calcext:value-type="string">
            <text:p>-171.24248671932773</text:p>
          </table:table-cell>
          <table:table-cell office:value-type="float" office:value="-5293" calcext:value-type="float">
            <text:p>-5293</text:p>
          </table:table-cell>
          <table:table-cell office:value-type="float" office:value="76583" calcext:value-type="float">
            <text:p>76583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0.92117961954213</text:p>
          </table:table-cell>
          <table:table-cell office:value-type="string" calcext:value-type="string">
            <text:p>-170.84471016244453</text:p>
          </table:table-cell>
          <table:table-cell office:value-type="float" office:value="-5289" calcext:value-type="float">
            <text:p>-5289</text:p>
          </table:table-cell>
          <table:table-cell office:value-type="float" office:value="208586" calcext:value-type="float">
            <text:p>208586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0.699290679070515</text:p>
          </table:table-cell>
          <table:table-cell office:value-type="string" calcext:value-type="string">
            <text:p>-170.4497613038777</text:p>
          </table:table-cell>
          <table:table-cell office:value-type="float" office:value="-5237" calcext:value-type="float">
            <text:p>-5237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0.438507226370255</text:p>
          </table:table-cell>
          <table:table-cell office:value-type="string" calcext:value-type="string">
            <text:p>-169.99252112008037</text:p>
          </table:table-cell>
          <table:table-cell office:value-type="float" office:value="-5276" calcext:value-type="float">
            <text:p>-5276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0.213367115853714</text:p>
          </table:table-cell>
          <table:table-cell office:value-type="string" calcext:value-type="string">
            <text:p>-169.60361014873985</text:p>
          </table:table-cell>
          <table:table-cell office:value-type="float" office:value="-5367" calcext:value-type="float">
            <text:p>-5367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40.02462849851875</text:p>
          </table:table-cell>
          <table:table-cell office:value-type="string" calcext:value-type="string">
            <text:p>-169.2816213708871</text:p>
          </table:table-cell>
          <table:table-cell office:value-type="float" office:value="-5299" calcext:value-type="float">
            <text:p>-5299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39.79681095384756</text:p>
          </table:table-cell>
          <table:table-cell office:value-type="string" calcext:value-type="string">
            <text:p>-168.8977374187757</text:p>
          </table:table-cell>
          <table:table-cell office:value-type="float" office:value="-5271" calcext:value-type="float">
            <text:p>-5271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39.60587643069444</text:p>
          </table:table-cell>
          <table:table-cell office:value-type="string" calcext:value-type="string">
            <text:p>-168.57991505631668</text:p>
          </table:table-cell>
          <table:table-cell office:value-type="float" office:value="-5293" calcext:value-type="float">
            <text:p>-5293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39.37545999904406</text:p>
          </table:table-cell>
          <table:table-cell office:value-type="string" calcext:value-type="string">
            <text:p>-168.2009898215427</text:p>
          </table:table-cell>
          <table:table-cell office:value-type="float" office:value="-5272" calcext:value-type="float">
            <text:p>-5272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9.9960455734825" calcext:value-type="float">
            <text:p>49.9960455734825</text:p>
          </table:table-cell>
          <table:table-cell office:value-type="float" office:value="139.608834408629" calcext:value-type="float">
            <text:p>139.608834408629</text:p>
          </table:table-cell>
          <table:table-cell office:value-type="float" office:value="70" calcext:value-type="float">
            <text:p>70</text:p>
          </table:table-cell>
          <table:table-cell office:value-type="float" office:value="118901" calcext:value-type="float">
            <text:p>118901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8417550152265" calcext:value-type="float">
            <text:p>49.8417550152265</text:p>
          </table:table-cell>
          <table:table-cell office:value-type="float" office:value="140.442076506235" calcext:value-type="float">
            <text:p>140.442076506235</text:p>
          </table:table-cell>
          <table:table-cell office:value-type="float" office:value="70" calcext:value-type="float">
            <text:p>70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6627186816075" calcext:value-type="float">
            <text:p>49.6627186816075</text:p>
          </table:table-cell>
          <table:table-cell office:value-type="float" office:value="141.361242383601" calcext:value-type="float">
            <text:p>141.361242383601</text:p>
          </table:table-cell>
          <table:table-cell office:value-type="float" office:value="70" calcext:value-type="float">
            <text:p>70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4757764040242" calcext:value-type="float">
            <text:p>49.4757764040242</text:p>
          </table:table-cell>
          <table:table-cell office:value-type="float" office:value="142.273209241581" calcext:value-type="float">
            <text:p>142.273209241581</text:p>
          </table:table-cell>
          <table:table-cell office:value-type="float" office:value="24" calcext:value-type="float">
            <text:p>24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340275696175" calcext:value-type="float">
            <text:p>49.340275696175</text:p>
          </table:table-cell>
          <table:table-cell office:value-type="float" office:value="142.907187400341" calcext:value-type="float">
            <text:p>142.907187400341</text:p>
          </table:table-cell>
          <table:table-cell office:value-type="float" office:value="36" calcext:value-type="float">
            <text:p>36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2009978937146" calcext:value-type="float">
            <text:p>49.2009978937146</text:p>
          </table:table-cell>
          <table:table-cell office:value-type="float" office:value="143.537463596572" calcext:value-type="float">
            <text:p>143.537463596572</text:p>
          </table:table-cell>
          <table:table-cell office:value-type="float" office:value="38" calcext:value-type="float">
            <text:p>38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0786384698284" calcext:value-type="float">
            <text:p>49.0786384698284</text:p>
          </table:table-cell>
          <table:table-cell office:value-type="float" office:value="144.074726276685" calcext:value-type="float">
            <text:p>144.074726276685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9745907831071" calcext:value-type="float">
            <text:p>48.9745907831071</text:p>
          </table:table-cell>
          <table:table-cell office:value-type="float" office:value="144.52030049738" calcext:value-type="float">
            <text:p>144.52030049738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8472623965997" calcext:value-type="float">
            <text:p>48.8472623965997</text:p>
          </table:table-cell>
          <table:table-cell office:value-type="float" office:value="145.052413214859" calcext:value-type="float">
            <text:p>145.052413214859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7172599910322" calcext:value-type="float">
            <text:p>48.7172599910322</text:p>
          </table:table-cell>
          <table:table-cell office:value-type="float" office:value="145.581657252887" calcext:value-type="float">
            <text:p>145.581657252887</text:p>
          </table:table-cell>
          <table:table-cell office:value-type="float" office:value="40" calcext:value-type="float">
            <text:p>40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6069012095178" calcext:value-type="float">
            <text:p>48.6069012095178</text:p>
          </table:table-cell>
          <table:table-cell office:value-type="float" office:value="146.020483246682" calcext:value-type="float">
            <text:p>146.020483246682</text:p>
          </table:table-cell>
          <table:table-cell office:value-type="float" office:value="63" calcext:value-type="float">
            <text:p>63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472063030018" calcext:value-type="float">
            <text:p>48.472063030018</text:p>
          </table:table-cell>
          <table:table-cell office:value-type="float" office:value="146.544413397535" calcext:value-type="float">
            <text:p>146.544413397535</text:p>
          </table:table-cell>
          <table:table-cell office:value-type="float" office:value="1342" calcext:value-type="float">
            <text:p>1342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334625963539" calcext:value-type="float">
            <text:p>48.334625963539</text:p>
          </table:table-cell>
          <table:table-cell office:value-type="float" office:value="147.065406567045" calcext:value-type="float">
            <text:p>147.065406567045</text:p>
          </table:table-cell>
          <table:table-cell office:value-type="float" office:value="1542" calcext:value-type="float">
            <text:p>1542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1946139157429" calcext:value-type="float">
            <text:p>48.1946139157429</text:p>
          </table:table-cell>
          <table:table-cell office:value-type="float" office:value="147.583435434456" calcext:value-type="float">
            <text:p>147.583435434456</text:p>
          </table:table-cell>
          <table:table-cell office:value-type="float" office:value="1668" calcext:value-type="float">
            <text:p>1668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0759906053327" calcext:value-type="float">
            <text:p>48.0759906053327</text:p>
          </table:table-cell>
          <table:table-cell office:value-type="float" office:value="148.012835767196" calcext:value-type="float">
            <text:p>148.012835767196</text:p>
          </table:table-cell>
          <table:table-cell office:value-type="float" office:value="2096" calcext:value-type="float">
            <text:p>2096</text:p>
          </table:table-cell>
          <table:table-cell office:value-type="float" office:value="206219" calcext:value-type="float">
            <text:p>206219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8038837816983" calcext:value-type="float">
            <text:p>45.8038837816983</text:p>
          </table:table-cell>
          <table:table-cell office:value-type="float" office:value="154.986144721077" calcext:value-type="float">
            <text:p>154.986144721077</text:p>
          </table:table-cell>
          <table:table-cell office:value-type="float" office:value="4933" calcext:value-type="float">
            <text:p>4933</text:p>
          </table:table-cell>
          <table:table-cell office:value-type="float" office:value="611848" calcext:value-type="float">
            <text:p>61184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5368028945833" calcext:value-type="float">
            <text:p>45.5368028945833</text:p>
          </table:table-cell>
          <table:table-cell office:value-type="float" office:value="155.687796394134" calcext:value-type="float">
            <text:p>155.687796394134</text:p>
          </table:table-cell>
          <table:table-cell office:value-type="float" office:value="4900" calcext:value-type="float">
            <text:p>4900</text:p>
          </table:table-cell>
          <table:table-cell office:value-type="float" office:value="592371" calcext:value-type="float">
            <text:p>59237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3257978605541" calcext:value-type="float">
            <text:p>45.3257978605541</text:p>
          </table:table-cell>
          <table:table-cell office:value-type="float" office:value="156.228651753751" calcext:value-type="float">
            <text:p>156.228651753751</text:p>
          </table:table-cell>
          <table:table-cell office:value-type="float" office:value="4879" calcext:value-type="float">
            <text:p>4879</text:p>
          </table:table-cell>
          <table:table-cell office:value-type="float" office:value="294151" calcext:value-type="float">
            <text:p>29415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1119719583977" calcext:value-type="float">
            <text:p>45.1119719583977</text:p>
          </table:table-cell>
          <table:table-cell office:value-type="float" office:value="156.765245075325" calcext:value-type="float">
            <text:p>156.765245075325</text:p>
          </table:table-cell>
          <table:table-cell office:value-type="float" office:value="4830" calcext:value-type="float">
            <text:p>4830</text:p>
          </table:table-cell>
          <table:table-cell office:value-type="float" office:value="377509" calcext:value-type="float">
            <text:p>377509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.9992919952752" calcext:value-type="float">
            <text:p>42.9992919952752</text:p>
          </table:table-cell>
          <table:table-cell office:value-type="float" office:value="161.546459456604" calcext:value-type="float">
            <text:p>161.546459456604</text:p>
          </table:table-cell>
          <table:table-cell office:value-type="float" office:value="5687" calcext:value-type="float">
            <text:p>5687</text:p>
          </table:table-cell>
          <table:table-cell office:value-type="float" office:value="436154" calcext:value-type="float">
            <text:p>436154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.3538327653397" calcext:value-type="float">
            <text:p>8.3538327653397</text:p>
          </table:table-cell>
          <table:table-cell office:value-type="float" office:value="-160.794373666716" calcext:value-type="float">
            <text:p>-160.794373666716</text:p>
          </table:table-cell>
          <table:table-cell office:value-type="float" office:value="4776" calcext:value-type="float">
            <text:p>4776</text:p>
          </table:table-cell>
          <table:table-cell office:value-type="float" office:value="140473" calcext:value-type="float">
            <text:p>140473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1142576963615" calcext:value-type="float">
            <text:p>2.11142576963615</text:p>
          </table:table-cell>
          <table:table-cell office:value-type="float" office:value="-153.320343544781" calcext:value-type="float">
            <text:p>-153.320343544781</text:p>
          </table:table-cell>
          <table:table-cell office:value-type="float" office:value="4275" calcext:value-type="float">
            <text:p>4275</text:p>
          </table:table-cell>
          <table:table-cell office:value-type="float" office:value="180132" calcext:value-type="float">
            <text:p>180132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757181543807" calcext:value-type="float">
            <text:p>2.61757181543807</text:p>
          </table:table-cell>
          <table:table-cell office:value-type="float" office:value="-152.96097997179" calcext:value-type="float">
            <text:p>-152.96097997179</text:p>
          </table:table-cell>
          <table:table-cell office:value-type="float" office:value="4877" calcext:value-type="float">
            <text:p>4877</text:p>
          </table:table-cell>
          <table:table-cell office:value-type="float" office:value="180132" calcext:value-type="float">
            <text:p>180132</text:p>
          </table:table-cell>
          <table:table-cell office:value-type="string" calcext:value-type="string">
            <text:p>ocean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.5161754298187" calcext:value-type="float">
            <text:p>14.5161754298187</text:p>
          </table:table-cell>
          <table:table-cell office:value-type="float" office:value="-144.207901305122" calcext:value-type="float">
            <text:p>-144.207901305122</text:p>
          </table:table-cell>
          <table:table-cell office:value-type="float" office:value="3815" calcext:value-type="float">
            <text:p>3815</text:p>
          </table:table-cell>
          <table:table-cell office:value-type="float" office:value="32493" calcext:value-type="float">
            <text:p>32493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tatistici lacuri" table:style-name="ta1">
        <table:shapes>
          <draw:frame draw:z-index="0" draw:style-name="gr1" draw:text-style-name="P1" svg:width="9.5461in" svg:height="6.9252in" svg:x="9.7508in" svg:y="0.4512in">
            <draw:object draw:notify-on-update-of-ranges="'statistici lacuri'.C1:'statistici lacuri'.C1 'statistici lacuri'.C2:'statistici lacuri'.C34 'statistici lacuri'.D1:'statistici lacuri'.D1 'statistici lacuri'.D2:'statistici lacuri'.D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titudine</text:p>
          </table:table-cell>
          <table:table-cell office:value-type="string" calcext:value-type="string">
            <text:p>longitudine</text:p>
          </table:table-cell>
          <table:table-cell office:value-type="string" calcext:value-type="string">
            <text:p>Wather Depth</text:p>
          </table:table-cell>
          <table:table-cell office:value-type="string" calcext:value-type="string">
            <text:p>Algae Area</text:p>
          </table:table-cell>
          <table:table-cell table:style-name="ce4" office:value-type="string" calcext:value-type="string">
            <text:p>Zona geografica(Uscat ,Ocean,Litoral,Lac dulce,Lac sarat)</text:p>
          </table:table-cell>
          <table:table-cell office:value-type="string" calcext:value-type="string">
            <text:p>Poluare</text:p>
          </table:table-cell>
          <table:table-cell office:value-type="string" calcext:value-type="string">
            <text:p>P. cu ingrasaminte</text:p>
          </table:table-cell>
          <table:table-cell/>
        </table:table-row>
        <table:table-row table:style-name="ro3">
          <table:table-cell office:value-type="string" calcext:value-type="string">
            <text:p>32.128827365146456</text:p>
          </table:table-cell>
          <table:table-cell office:value-type="string" calcext:value-type="string">
            <text:p>87.61024225729577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2.39211408217753</text:p>
          </table:table-cell>
          <table:table-cell office:value-type="string" calcext:value-type="string">
            <text:p>87.92146665701657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2.65449921423815</text:p>
          </table:table-cell>
          <table:table-cell office:value-type="string" calcext:value-type="string">
            <text:p>88.23465132102916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2.872453965747845</text:p>
          </table:table-cell>
          <table:table-cell office:value-type="string" calcext:value-type="string">
            <text:p>88.49716281158943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3.13315545617806</text:p>
          </table:table-cell>
          <table:table-cell office:value-type="string" calcext:value-type="string">
            <text:p>88.81402211737549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3.392914380502816</text:p>
          </table:table-cell>
          <table:table-cell office:value-type="string" calcext:value-type="string">
            <text:p>89.13291681953422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3.60865273562683</text:p>
          </table:table-cell>
          <table:table-cell office:value-type="string" calcext:value-type="string">
            <text:p>89.40024359345935</text:p>
          </table:table-cell>
          <table:table-cell office:value-type="float" office:value="148" calcext:value-type="float">
            <text:p>148</text:p>
          </table:table-cell>
          <table:table-cell table:formula="of:=14926/64517" office:value-type="float" office:value="0.231349876776664" calcext:value-type="float">
            <text:p>0.231349876776664</text:p>
          </table:table-cell>
          <table:table-cell office:value-type="string" calcext:value-type="string">
            <text:p>lac sara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6.51317018960725</text:p>
          </table:table-cell>
          <table:table-cell office:value-type="string" calcext:value-type="string">
            <text:p>93.24333832242623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office:value-type="string" calcext:value-type="string">
            <text:p>lac sarat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6.758875999714704</text:p>
          </table:table-cell>
          <table:table-cell office:value-type="string" calcext:value-type="string">
            <text:p>93.59180091350194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6.962729825682906</text:p>
          </table:table-cell>
          <table:table-cell office:value-type="string" calcext:value-type="string">
            <text:p>93.88402372695177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7.20626363563429</text:p>
          </table:table-cell>
          <table:table-cell office:value-type="string" calcext:value-type="string">
            <text:p>94.23690545042048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7.44858850210259</text:p>
          </table:table-cell>
          <table:table-cell office:value-type="string" calcext:value-type="string">
            <text:p>94.59222555142289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7.649587308997724</text:p>
          </table:table-cell>
          <table:table-cell office:value-type="string" calcext:value-type="string">
            <text:p>94.89021987472137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7.88964455266158</text:p>
          </table:table-cell>
          <table:table-cell office:value-type="string" calcext:value-type="string">
            <text:p>95.250088881711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38.128441626423566</text:p>
          </table:table-cell>
          <table:table-cell office:value-type="string" calcext:value-type="string">
            <text:p>95.61247822850436</text:p>
          </table:table-cell>
          <table:table-cell office:value-type="float" office:value="43" calcext:value-type="float">
            <text:p>43</text:p>
          </table:table-cell>
          <table:table-cell table:formula="of:=14467/23381" office:value-type="float" office:value="0.618750267311065" calcext:value-type="float">
            <text:p>0.618750267311065</text:p>
          </table:table-cell>
          <table:table-cell office:value-type="string" calcext:value-type="string">
            <text:p>lac sarat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7.54889124670444</text:p>
          </table:table-cell>
          <table:table-cell office:value-type="string" calcext:value-type="string">
            <text:p>115.94440093469073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7.67489116141825</text:p>
          </table:table-cell>
          <table:table-cell office:value-type="string" calcext:value-type="string">
            <text:p>116.36473077621332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7.82384392683789</text:p>
          </table:table-cell>
          <table:table-cell office:value-type="string" calcext:value-type="string">
            <text:p>116.87194062397846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7.94608040731902</text:p>
          </table:table-cell>
          <table:table-cell office:value-type="string" calcext:value-type="string">
            <text:p>117.29694231489333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8.090470606373096</text:p>
          </table:table-cell>
          <table:table-cell office:value-type="string" calcext:value-type="string">
            <text:p>117.80971193664287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8.208865105446094</text:p>
          </table:table-cell>
          <table:table-cell office:value-type="string" calcext:value-type="string">
            <text:p>118.23931717505833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8.348603945675386</text:p>
          </table:table-cell>
          <table:table-cell office:value-type="string" calcext:value-type="string">
            <text:p>118.75757826890056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8.48576438949299</text:p>
          </table:table-cell>
          <table:table-cell office:value-type="string" calcext:value-type="string">
            <text:p>119.27880366484257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8.598080020204684</text:p>
          </table:table-cell>
          <table:table-cell office:value-type="string" calcext:value-type="string">
            <text:p>119.71540301696812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48.73045250141411</text:p>
          </table:table-cell>
          <table:table-cell office:value-type="string" calcext:value-type="string">
            <text:p>120.24198328121943</text:p>
          </table:table-cell>
          <table:table-cell office:value-type="float" office:value="61" calcext:value-type="float">
            <text:p>61</text:p>
          </table:table-cell>
          <table:table-cell table:formula="of:=22570/37519" office:value-type="float" office:value="0.601561875316506" calcext:value-type="float">
            <text:p>0.601561875316506</text:p>
          </table:table-cell>
          <table:table-cell office:value-type="string" calcext:value-type="string">
            <text:p>lac dulc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8.1270906656081" calcext:value-type="float">
            <text:p>48.1270906656081</text:p>
          </table:table-cell>
          <table:table-cell office:value-type="float" office:value="94.3319475327212" calcext:value-type="float">
            <text:p>94.3319475327212</text:p>
          </table:table-cell>
          <table:table-cell office:value-type="float" office:value="40" calcext:value-type="float">
            <text:p>40</text:p>
          </table:table-cell>
          <table:table-cell table:formula="of:=12304/35221" office:value-type="float" office:value="0.349337043241248" calcext:value-type="float">
            <text:p>0.349337043241248</text:p>
          </table:table-cell>
          <table:table-cell table:style-name="Default"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48.3610212295865" calcext:value-type="float">
            <text:p>48.3610212295865</text:p>
          </table:table-cell>
          <table:table-cell office:value-type="float" office:value="95.1945048022454" calcext:value-type="float">
            <text:p>95.1945048022454</text:p>
          </table:table-cell>
          <table:table-cell office:value-type="float" office:value="40" calcext:value-type="float">
            <text:p>40</text:p>
          </table:table-cell>
          <table:table-cell table:formula="of:=12304/35221" office:value-type="float" office:value="0.349337043241248" calcext:value-type="float">
            <text:p>0.349337043241248</text:p>
          </table:table-cell>
          <table:table-cell table:style-name="Default"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48.5654419612558" calcext:value-type="float">
            <text:p>48.5654419612558</text:p>
          </table:table-cell>
          <table:table-cell office:value-type="float" office:value="95.9778455377758" calcext:value-type="float">
            <text:p>95.9778455377758</text:p>
          </table:table-cell>
          <table:table-cell office:value-type="float" office:value="40" calcext:value-type="float">
            <text:p>40</text:p>
          </table:table-cell>
          <table:table-cell table:formula="of:=12304/35221" office:value-type="float" office:value="0.349337043241248" calcext:value-type="float">
            <text:p>0.349337043241248</text:p>
          </table:table-cell>
          <table:table-cell table:style-name="Default"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48.763971654766" calcext:value-type="float">
            <text:p>48.763971654766</text:p>
          </table:table-cell>
          <table:table-cell office:value-type="float" office:value="96.7677569152878" calcext:value-type="float">
            <text:p>96.7677569152878</text:p>
          </table:table-cell>
          <table:table-cell office:value-type="float" office:value="40" calcext:value-type="float">
            <text:p>40</text:p>
          </table:table-cell>
          <table:table-cell table:formula="of:=12304/35221" office:value-type="float" office:value="0.349337043241248" calcext:value-type="float">
            <text:p>0.349337043241248</text:p>
          </table:table-cell>
          <table:table-cell table:style-name="Default"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48.9984930301075" calcext:value-type="float">
            <text:p>48.9984930301075</text:p>
          </table:table-cell>
          <table:table-cell office:value-type="float" office:value="97.7419877777418" calcext:value-type="float">
            <text:p>97.7419877777418</text:p>
          </table:table-cell>
          <table:table-cell office:value-type="float" office:value="40" calcext:value-type="float">
            <text:p>40</text:p>
          </table:table-cell>
          <table:table-cell table:formula="of:=12304/35221" office:value-type="float" office:value="0.349337043241248" calcext:value-type="float">
            <text:p>0.349337043241248</text:p>
          </table:table-cell>
          <table:table-cell table:style-name="Default"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49.2038119316527" calcext:value-type="float">
            <text:p>49.2038119316527</text:p>
          </table:table-cell>
          <table:table-cell office:value-type="float" office:value="98.635881955178" calcext:value-type="float">
            <text:p>98.635881955178</text:p>
          </table:table-cell>
          <table:table-cell office:value-type="float" office:value="40" calcext:value-type="float">
            <text:p>40</text:p>
          </table:table-cell>
          <table:table-cell table:formula="of:=12304/35221" office:value-type="float" office:value="0.349337043241248" calcext:value-type="float">
            <text:p>0.349337043241248</text:p>
          </table:table-cell>
          <table:table-cell table:style-name="Default"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49.38207986899" calcext:value-type="float">
            <text:p>49.38207986899</text:p>
          </table:table-cell>
          <table:table-cell office:value-type="float" office:value="99.4469464285495" calcext:value-type="float">
            <text:p>99.4469464285495</text:p>
          </table:table-cell>
          <table:table-cell office:value-type="float" office:value="40" calcext:value-type="float">
            <text:p>40</text:p>
          </table:table-cell>
          <table:table-cell table:formula="of:=12304/35221" office:value-type="float" office:value="0.349337043241248" calcext:value-type="float">
            <text:p>0.349337043241248</text:p>
          </table:table-cell>
          <table:table-cell table:style-name="Default"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49.5540845228584" calcext:value-type="float">
            <text:p>49.5540845228584</text:p>
          </table:table-cell>
          <table:table-cell office:value-type="float" office:value="100.264082940093" calcext:value-type="float">
            <text:p>100.264082940093</text:p>
          </table:table-cell>
          <table:table-cell office:value-type="float" office:value="40" calcext:value-type="float">
            <text:p>40</text:p>
          </table:table-cell>
          <table:table-cell table:formula="of:=12304/35221" office:value-type="float" office:value="0.349337043241248" calcext:value-type="float">
            <text:p>0.349337043241248</text:p>
          </table:table-cell>
          <table:table-cell table:style-name="Default" office:value-type="string" calcext:value-type="string">
            <text:p>lac dulce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</table:table>
      <table:table table:name="statistici ocean_2" table:style-name="ta1">
        <table:shapes>
          <draw:frame draw:z-index="0" draw:style-name="gr1" draw:text-style-name="P1" svg:width="6.5024in" svg:height="3.5398in" svg:x="10.2276in" svg:y="0.3874in">
            <draw:object draw:notify-on-update-of-ranges="'statistici ocean_2'.A1:'statistici ocean_2'.A1 'statistici ocean_2'.A2:'statistici ocean_2'.A87 'statistici ocean_2'.D1:'statistici ocean_2'.D1 'statistici ocean_2'.D2:'statistici ocean_2'.D8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ine</text:p>
          </table:table-cell>
          <table:table-cell office:value-type="string" calcext:value-type="string">
            <text:p>adancime apa</text:p>
          </table:table-cell>
          <table:table-cell office:value-type="string" calcext:value-type="string">
            <text:p>Algae Area</text:p>
          </table:table-cell>
          <table:table-cell table:style-name="ce4" office:value-type="string" calcext:value-type="string">
            <text:p>Zona geografica(Uscat ,Ocean,Litoral,Lac dulce,Lac sarat)</text:p>
          </table:table-cell>
          <table:table-cell office:value-type="string" calcext:value-type="string">
            <text:p>Poluare</text:p>
          </table:table-cell>
          <table:table-cell office:value-type="string" calcext:value-type="string">
            <text:p>P. cu ingrasaminte</text:p>
          </table:table-cell>
        </table:table-row>
        <table:table-row table:style-name="ro2">
          <table:table-cell office:value-type="float" office:value="2.11142576963615" calcext:value-type="float">
            <text:p>2.11142576963615</text:p>
          </table:table-cell>
          <table:table-cell office:value-type="float" office:value="-153.320343544781" calcext:value-type="float">
            <text:p>-153.320343544781</text:p>
          </table:table-cell>
          <table:table-cell office:value-type="float" office:value="4275" calcext:value-type="float">
            <text:p>4275</text:p>
          </table:table-cell>
          <table:table-cell office:value-type="float" office:value="180132" calcext:value-type="float">
            <text:p>180132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757181543807" calcext:value-type="float">
            <text:p>2.61757181543807</text:p>
          </table:table-cell>
          <table:table-cell office:value-type="float" office:value="-152.96097997179" calcext:value-type="float">
            <text:p>-152.96097997179</text:p>
          </table:table-cell>
          <table:table-cell office:value-type="float" office:value="4877" calcext:value-type="float">
            <text:p>4877</text:p>
          </table:table-cell>
          <table:table-cell office:value-type="float" office:value="180132" calcext:value-type="float">
            <text:p>180132</text:p>
          </table:table-cell>
          <table:table-cell office:value-type="string" calcext:value-type="string">
            <text:p>ocean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.3538327653397" calcext:value-type="float">
            <text:p>8.3538327653397</text:p>
          </table:table-cell>
          <table:table-cell office:value-type="float" office:value="-160.794373666716" calcext:value-type="float">
            <text:p>-160.794373666716</text:p>
          </table:table-cell>
          <table:table-cell office:value-type="float" office:value="4776" calcext:value-type="float">
            <text:p>4776</text:p>
          </table:table-cell>
          <table:table-cell office:value-type="float" office:value="140473" calcext:value-type="float">
            <text:p>140473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.5161754298187" calcext:value-type="float">
            <text:p>14.5161754298187</text:p>
          </table:table-cell>
          <table:table-cell office:value-type="float" office:value="-144.207901305122" calcext:value-type="float">
            <text:p>-144.207901305122</text:p>
          </table:table-cell>
          <table:table-cell office:value-type="float" office:value="3815" calcext:value-type="float">
            <text:p>3815</text:p>
          </table:table-cell>
          <table:table-cell office:value-type="float" office:value="32493" calcext:value-type="float">
            <text:p>32493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.3754599990441" calcext:value-type="float">
            <text:p>39.3754599990441</text:p>
          </table:table-cell>
          <table:table-cell office:value-type="string" calcext:value-type="string">
            <text:p>-168.2009898215427</text:p>
          </table:table-cell>
          <table:table-cell office:value-type="float" office:value="-5272" calcext:value-type="float">
            <text:p>-5272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39.6058764306944" calcext:value-type="float">
            <text:p>39.6058764306944</text:p>
          </table:table-cell>
          <table:table-cell office:value-type="string" calcext:value-type="string">
            <text:p>-168.57991505631668</text:p>
          </table:table-cell>
          <table:table-cell office:value-type="float" office:value="-5293" calcext:value-type="float">
            <text:p>-5293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39.7968109538476" calcext:value-type="float">
            <text:p>39.7968109538476</text:p>
          </table:table-cell>
          <table:table-cell office:value-type="string" calcext:value-type="string">
            <text:p>-168.8977374187757</text:p>
          </table:table-cell>
          <table:table-cell office:value-type="float" office:value="-5271" calcext:value-type="float">
            <text:p>-5271</text:p>
          </table:table-cell>
          <table:table-cell office:value-type="float" office:value="314098" calcext:value-type="float">
            <text:p>31409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0.0246284985188" calcext:value-type="float">
            <text:p>40.0246284985188</text:p>
          </table:table-cell>
          <table:table-cell office:value-type="string" calcext:value-type="string">
            <text:p>-169.2816213708871</text:p>
          </table:table-cell>
          <table:table-cell office:value-type="float" office:value="-5299" calcext:value-type="float">
            <text:p>-5299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0.2133671158537" calcext:value-type="float">
            <text:p>40.2133671158537</text:p>
          </table:table-cell>
          <table:table-cell office:value-type="string" calcext:value-type="string">
            <text:p>-169.60361014873985</text:p>
          </table:table-cell>
          <table:table-cell office:value-type="float" office:value="-5367" calcext:value-type="float">
            <text:p>-5367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0.4385072263703" calcext:value-type="float">
            <text:p>40.4385072263703</text:p>
          </table:table-cell>
          <table:table-cell office:value-type="string" calcext:value-type="string">
            <text:p>-169.99252112008037</text:p>
          </table:table-cell>
          <table:table-cell office:value-type="float" office:value="-5276" calcext:value-type="float">
            <text:p>-5276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0.6992906790705" calcext:value-type="float">
            <text:p>40.6992906790705</text:p>
          </table:table-cell>
          <table:table-cell office:value-type="string" calcext:value-type="string">
            <text:p>-170.4497613038777</text:p>
          </table:table-cell>
          <table:table-cell office:value-type="float" office:value="-5237" calcext:value-type="float">
            <text:p>-5237</text:p>
          </table:table-cell>
          <table:table-cell office:value-type="float" office:value="283348" calcext:value-type="float">
            <text:p>283348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0.9211796195421" calcext:value-type="float">
            <text:p>40.9211796195421</text:p>
          </table:table-cell>
          <table:table-cell office:value-type="string" calcext:value-type="string">
            <text:p>-170.84471016244453</text:p>
          </table:table-cell>
          <table:table-cell office:value-type="float" office:value="-5289" calcext:value-type="float">
            <text:p>-5289</text:p>
          </table:table-cell>
          <table:table-cell office:value-type="float" office:value="208586" calcext:value-type="float">
            <text:p>208586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1.1415317674505" calcext:value-type="float">
            <text:p>41.1415317674505</text:p>
          </table:table-cell>
          <table:table-cell office:value-type="string" calcext:value-type="string">
            <text:p>-171.24248671932773</text:p>
          </table:table-cell>
          <table:table-cell office:value-type="float" office:value="-5293" calcext:value-type="float">
            <text:p>-5293</text:p>
          </table:table-cell>
          <table:table-cell office:value-type="float" office:value="76583" calcext:value-type="float">
            <text:p>76583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1.3239695352761" calcext:value-type="float">
            <text:p>41.3239695352761</text:p>
          </table:table-cell>
          <table:table-cell office:value-type="string" calcext:value-type="string">
            <text:p>-171.5761277999045</text:p>
          </table:table-cell>
          <table:table-cell office:value-type="float" office:value="-5289" calcext:value-type="float">
            <text:p>-5289</text:p>
          </table:table-cell>
          <table:table-cell office:value-type="float" office:value="59872" calcext:value-type="float">
            <text:p>59872</text:p>
          </table:table-cell>
          <table:table-cell office:value-type="string" calcext:value-type="string">
            <text:p>ocean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2.9992919952752" calcext:value-type="float">
            <text:p>42.9992919952752</text:p>
          </table:table-cell>
          <table:table-cell office:value-type="float" office:value="161.546459456604" calcext:value-type="float">
            <text:p>161.546459456604</text:p>
          </table:table-cell>
          <table:table-cell office:value-type="float" office:value="5687" calcext:value-type="float">
            <text:p>5687</text:p>
          </table:table-cell>
          <table:table-cell office:value-type="float" office:value="436154" calcext:value-type="float">
            <text:p>436154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1119719583977" calcext:value-type="float">
            <text:p>45.1119719583977</text:p>
          </table:table-cell>
          <table:table-cell office:value-type="float" office:value="156.765245075325" calcext:value-type="float">
            <text:p>156.765245075325</text:p>
          </table:table-cell>
          <table:table-cell office:value-type="float" office:value="4830" calcext:value-type="float">
            <text:p>4830</text:p>
          </table:table-cell>
          <table:table-cell office:value-type="float" office:value="377509" calcext:value-type="float">
            <text:p>377509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3257978605541" calcext:value-type="float">
            <text:p>45.3257978605541</text:p>
          </table:table-cell>
          <table:table-cell office:value-type="float" office:value="156.228651753751" calcext:value-type="float">
            <text:p>156.228651753751</text:p>
          </table:table-cell>
          <table:table-cell office:value-type="float" office:value="4879" calcext:value-type="float">
            <text:p>4879</text:p>
          </table:table-cell>
          <table:table-cell office:value-type="float" office:value="294151" calcext:value-type="float">
            <text:p>29415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5368028945833" calcext:value-type="float">
            <text:p>45.5368028945833</text:p>
          </table:table-cell>
          <table:table-cell office:value-type="float" office:value="155.687796394134" calcext:value-type="float">
            <text:p>155.687796394134</text:p>
          </table:table-cell>
          <table:table-cell office:value-type="float" office:value="4900" calcext:value-type="float">
            <text:p>4900</text:p>
          </table:table-cell>
          <table:table-cell office:value-type="float" office:value="592371" calcext:value-type="float">
            <text:p>592371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8038837816983" calcext:value-type="float">
            <text:p>45.8038837816983</text:p>
          </table:table-cell>
          <table:table-cell office:value-type="float" office:value="154.986144721077" calcext:value-type="float">
            <text:p>154.986144721077</text:p>
          </table:table-cell>
          <table:table-cell office:value-type="float" office:value="4933" calcext:value-type="float">
            <text:p>4933</text:p>
          </table:table-cell>
          <table:table-cell office:value-type="float" office:value="611848" calcext:value-type="float">
            <text:p>611848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.9075660532991" calcext:value-type="float">
            <text:p>45.9075660532991</text:p>
          </table:table-cell>
          <table:table-cell office:value-type="string" calcext:value-type="string">
            <text:p>178.31809824659737</text:p>
          </table:table-cell>
          <table:table-cell office:value-type="float" office:value="-5249" calcext:value-type="float">
            <text:p>-5249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6.0528066109048" calcext:value-type="float">
            <text:p>46.0528066109048</text:p>
          </table:table-cell>
          <table:table-cell office:value-type="string" calcext:value-type="string">
            <text:p>177.92369580316415</text:p>
          </table:table-cell>
          <table:table-cell office:value-type="float" office:value="-5290" calcext:value-type="float">
            <text:p>-5290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6.2250981327184" calcext:value-type="float">
            <text:p>46.2250981327184</text:p>
          </table:table-cell>
          <table:table-cell office:value-type="string" calcext:value-type="string">
            <text:p>177.44753599536588</text:p>
          </table:table-cell>
          <table:table-cell office:value-type="float" office:value="-5278" calcext:value-type="float">
            <text:p>-5278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6.3669850674417" calcext:value-type="float">
            <text:p>46.3669850674417</text:p>
          </table:table-cell>
          <table:table-cell office:value-type="string" calcext:value-type="string">
            <text:p>177.04833875913533</text:p>
          </table:table-cell>
          <table:table-cell office:value-type="float" office:value="-5246" calcext:value-type="float">
            <text:p>-5246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6.5352092116045" calcext:value-type="float">
            <text:p>46.5352092116045</text:p>
          </table:table-cell>
          <table:table-cell office:value-type="string" calcext:value-type="string">
            <text:p>176.5664279320559</text:p>
          </table:table-cell>
          <table:table-cell office:value-type="float" office:value="-5290" calcext:value-type="float">
            <text:p>-5290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6.7286128481426" calcext:value-type="float">
            <text:p>46.7286128481426</text:p>
          </table:table-cell>
          <table:table-cell office:value-type="string" calcext:value-type="string">
            <text:p>176.00023257061852</text:p>
          </table:table-cell>
          <table:table-cell office:value-type="float" office:value="-5278" calcext:value-type="float">
            <text:p>-5278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6.9726964883222" calcext:value-type="float">
            <text:p>46.9726964883222</text:p>
          </table:table-cell>
          <table:table-cell office:value-type="string" calcext:value-type="string">
            <text:p>175.26602821597717</text:p>
          </table:table-cell>
          <table:table-cell office:value-type="float" office:value="-5237" calcext:value-type="float">
            <text:p>-5237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7.1325126696167" calcext:value-type="float">
            <text:p>47.1325126696167</text:p>
          </table:table-cell>
          <table:table-cell office:value-type="string" calcext:value-type="string">
            <text:p>174.77265633147047</text:p>
          </table:table-cell>
          <table:table-cell office:value-type="float" office:value="-5233" calcext:value-type="float">
            <text:p>-5233</text:p>
          </table:table-cell>
          <table:table-cell office:value-type="float" office:value="203248" calcext:value-type="float">
            <text:p>203248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7.8467250605574" calcext:value-type="float">
            <text:p>47.8467250605574</text:p>
          </table:table-cell>
          <table:table-cell office:value-type="string" calcext:value-type="string">
            <text:p>172.4294233329142</text:p>
          </table:table-cell>
          <table:table-cell office:value-type="float" office:value="-5278" calcext:value-type="float">
            <text:p>-5278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7.9928330521878" calcext:value-type="float">
            <text:p>47.9928330521878</text:p>
          </table:table-cell>
          <table:table-cell office:value-type="string" calcext:value-type="string">
            <text:p>171.9186481264023</text:p>
          </table:table-cell>
          <table:table-cell office:value-type="float" office:value="-5237" calcext:value-type="float">
            <text:p>-523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8.0759906053327" calcext:value-type="float">
            <text:p>48.0759906053327</text:p>
          </table:table-cell>
          <table:table-cell office:value-type="float" office:value="148.012835767196" calcext:value-type="float">
            <text:p>148.012835767196</text:p>
          </table:table-cell>
          <table:table-cell office:value-type="float" office:value="2096" calcext:value-type="float">
            <text:p>2096</text:p>
          </table:table-cell>
          <table:table-cell office:value-type="float" office:value="206219" calcext:value-type="float">
            <text:p>206219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1601146302451" calcext:value-type="float">
            <text:p>48.1601146302451</text:p>
          </table:table-cell>
          <table:table-cell office:value-type="string" calcext:value-type="string">
            <text:p>171.31891653614016</text:p>
          </table:table-cell>
          <table:table-cell office:value-type="float" office:value="-5233" calcext:value-type="float">
            <text:p>-5233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8.1946139157429" calcext:value-type="float">
            <text:p>48.1946139157429</text:p>
          </table:table-cell>
          <table:table-cell office:value-type="float" office:value="147.583435434456" calcext:value-type="float">
            <text:p>147.583435434456</text:p>
          </table:table-cell>
          <table:table-cell office:value-type="float" office:value="1668" calcext:value-type="float">
            <text:p>1668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2774880160372" calcext:value-type="float">
            <text:p>48.2774880160372</text:p>
          </table:table-cell>
          <table:table-cell office:value-type="string" calcext:value-type="string">
            <text:p>170.8880408825391</text:p>
          </table:table-cell>
          <table:table-cell office:value-type="float" office:value="-5237" calcext:value-type="float">
            <text:p>-523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8.334625963539" calcext:value-type="float">
            <text:p>48.334625963539</text:p>
          </table:table-cell>
          <table:table-cell office:value-type="float" office:value="147.065406567045" calcext:value-type="float">
            <text:p>147.065406567045</text:p>
          </table:table-cell>
          <table:table-cell office:value-type="float" office:value="1542" calcext:value-type="float">
            <text:p>1542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4159871769321" calcext:value-type="float">
            <text:p>48.4159871769321</text:p>
          </table:table-cell>
          <table:table-cell office:value-type="string" calcext:value-type="string">
            <text:p>170.3682634867011</text:p>
          </table:table-cell>
          <table:table-cell office:value-type="float" office:value="-5289" calcext:value-type="float">
            <text:p>-5289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8.472063030018" calcext:value-type="float">
            <text:p>48.472063030018</text:p>
          </table:table-cell>
          <table:table-cell office:value-type="float" office:value="146.544413397535" calcext:value-type="float">
            <text:p>146.544413397535</text:p>
          </table:table-cell>
          <table:table-cell office:value-type="float" office:value="1342" calcext:value-type="float">
            <text:p>1342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5518942810371" calcext:value-type="float">
            <text:p>48.5518942810371</text:p>
          </table:table-cell>
          <table:table-cell office:value-type="string" calcext:value-type="string">
            <text:p>169.8455354491417</text:p>
          </table:table-cell>
          <table:table-cell office:value-type="float" office:value="-5278" calcext:value-type="float">
            <text:p>-5278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8.6069012095178" calcext:value-type="float">
            <text:p>48.6069012095178</text:p>
          </table:table-cell>
          <table:table-cell office:value-type="float" office:value="146.020483246682" calcext:value-type="float">
            <text:p>146.020483246682</text:p>
          </table:table-cell>
          <table:table-cell office:value-type="float" office:value="63" calcext:value-type="float">
            <text:p>63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663154647522" calcext:value-type="float">
            <text:p>48.663154647522</text:p>
          </table:table-cell>
          <table:table-cell office:value-type="string" calcext:value-type="string">
            <text:p>169.40770666296552</text:p>
          </table:table-cell>
          <table:table-cell office:value-type="float" office:value="-5233" calcext:value-type="float">
            <text:p>-5233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8.7172599910322" calcext:value-type="float">
            <text:p>48.7172599910322</text:p>
          </table:table-cell>
          <table:table-cell office:value-type="float" office:value="145.581657252887" calcext:value-type="float">
            <text:p>145.581657252887</text:p>
          </table:table-cell>
          <table:table-cell office:value-type="float" office:value="40" calcext:value-type="float">
            <text:p>40</text:p>
          </table:table-cell>
          <table:table-cell office:value-type="float" office:value="216575" calcext:value-type="float">
            <text:p>216575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794246468262" calcext:value-type="float">
            <text:p>48.794246468262</text:p>
          </table:table-cell>
          <table:table-cell office:value-type="string" calcext:value-type="string">
            <text:p>168.87963741747518</text:p>
          </table:table-cell>
          <table:table-cell office:value-type="float" office:value="-5307" calcext:value-type="float">
            <text:p>-5307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8.8472623965997" calcext:value-type="float">
            <text:p>48.8472623965997</text:p>
          </table:table-cell>
          <table:table-cell office:value-type="float" office:value="145.052413214859" calcext:value-type="float">
            <text:p>145.052413214859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.9014565325691" calcext:value-type="float">
            <text:p>48.9014565325691</text:p>
          </table:table-cell>
          <table:table-cell office:value-type="string" calcext:value-type="string">
            <text:p>168.43738266871685</text:p>
          </table:table-cell>
          <table:table-cell office:value-type="float" office:value="-5276" calcext:value-type="float">
            <text:p>-5276</text:p>
          </table:table-cell>
          <table:table-cell office:value-type="float" office:value="94408" calcext:value-type="float">
            <text:p>94408</text:p>
          </table:table-cell>
          <table:table-cell office:value-type="string" calcext:value-type="string">
            <text:p>ocean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48.9745907831071" calcext:value-type="float">
            <text:p>48.9745907831071</text:p>
          </table:table-cell>
          <table:table-cell office:value-type="float" office:value="144.52030049738" calcext:value-type="float">
            <text:p>144.52030049738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0786384698284" calcext:value-type="float">
            <text:p>49.0786384698284</text:p>
          </table:table-cell>
          <table:table-cell office:value-type="float" office:value="144.074726276685" calcext:value-type="float">
            <text:p>144.074726276685</text:p>
          </table:table-cell>
          <table:table-cell office:value-type="float" office:value="40" calcext:value-type="float">
            <text:p>40</text:p>
          </table:table-cell>
          <table:table-cell office:value-type="float" office:value="54208" calcext:value-type="float">
            <text:p>54208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2009978937146" calcext:value-type="float">
            <text:p>49.2009978937146</text:p>
          </table:table-cell>
          <table:table-cell office:value-type="float" office:value="143.537463596572" calcext:value-type="float">
            <text:p>143.537463596572</text:p>
          </table:table-cell>
          <table:table-cell office:value-type="float" office:value="38" calcext:value-type="float">
            <text:p>38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ocean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340275696175" calcext:value-type="float">
            <text:p>49.340275696175</text:p>
          </table:table-cell>
          <table:table-cell office:value-type="float" office:value="142.907187400341" calcext:value-type="float">
            <text:p>142.907187400341</text:p>
          </table:table-cell>
          <table:table-cell office:value-type="float" office:value="36" calcext:value-type="float">
            <text:p>36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4757764040242" calcext:value-type="float">
            <text:p>49.4757764040242</text:p>
          </table:table-cell>
          <table:table-cell office:value-type="float" office:value="142.273209241581" calcext:value-type="float">
            <text:p>142.273209241581</text:p>
          </table:table-cell>
          <table:table-cell office:value-type="float" office:value="24" calcext:value-type="float">
            <text:p>24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6627186816075" calcext:value-type="float">
            <text:p>49.6627186816075</text:p>
          </table:table-cell>
          <table:table-cell office:value-type="float" office:value="141.361242383601" calcext:value-type="float">
            <text:p>141.361242383601</text:p>
          </table:table-cell>
          <table:table-cell office:value-type="float" office:value="70" calcext:value-type="float">
            <text:p>70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8417550152265" calcext:value-type="float">
            <text:p>49.8417550152265</text:p>
          </table:table-cell>
          <table:table-cell office:value-type="float" office:value="140.442076506235" calcext:value-type="float">
            <text:p>140.442076506235</text:p>
          </table:table-cell>
          <table:table-cell office:value-type="float" office:value="70" calcext:value-type="float">
            <text:p>70</text:p>
          </table:table-cell>
          <table:table-cell office:value-type="float" office:value="321165" calcext:value-type="float">
            <text:p>321165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.9960455734825" calcext:value-type="float">
            <text:p>49.9960455734825</text:p>
          </table:table-cell>
          <table:table-cell office:value-type="float" office:value="139.608834408629" calcext:value-type="float">
            <text:p>139.608834408629</text:p>
          </table:table-cell>
          <table:table-cell office:value-type="float" office:value="70" calcext:value-type="float">
            <text:p>70</text:p>
          </table:table-cell>
          <table:table-cell office:value-type="float" office:value="118901" calcext:value-type="float">
            <text:p>118901</text:p>
          </table:table-cell>
          <table:table-cell office:value-type="string" calcext:value-type="string">
            <text:p>litor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.608529126925" calcext:value-type="float">
            <text:p>50.608529126925</text:p>
          </table:table-cell>
          <table:table-cell office:value-type="string" calcext:value-type="string">
            <text:p>159.40011349106285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0.6874622080683" calcext:value-type="float">
            <text:p>50.6874622080683</text:p>
          </table:table-cell>
          <table:table-cell office:value-type="string" calcext:value-type="string">
            <text:p>158.82656884607854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0.750887344701" calcext:value-type="float">
            <text:p>50.750887344701</text:p>
          </table:table-cell>
          <table:table-cell office:value-type="string" calcext:value-type="string">
            <text:p>158.34708956634364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0.8241581990223" calcext:value-type="float">
            <text:p>50.8241581990223</text:p>
          </table:table-cell>
          <table:table-cell office:value-type="string" calcext:value-type="string">
            <text:p>157.76996590223425</text:p>
          </table:table-cell>
          <table:table-cell office:value-type="float" office:value="57" calcext:value-type="float">
            <text:p>57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litoral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0.8943213172713" calcext:value-type="float">
            <text:p>50.8943213172713</text:p>
          </table:table-cell>
          <table:table-cell office:value-type="string" calcext:value-type="string">
            <text:p>157.1909844266706</text:p>
          </table:table-cell>
          <table:table-cell office:value-type="float" office:value="104" calcext:value-type="float">
            <text:p>104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0.9503971703571" calcext:value-type="float">
            <text:p>50.9503971703571</text:p>
          </table:table-cell>
          <table:table-cell office:value-type="string" calcext:value-type="string">
            <text:p>156.70713382586692</text:p>
          </table:table-cell>
          <table:table-cell office:value-type="float" office:value="150" calcext:value-type="float">
            <text:p>150</text:p>
          </table:table-cell>
          <table:table-cell office:value-type="float" office:value="68452" calcext:value-type="float">
            <text:p>68452</text:p>
          </table:table-cell>
          <table:table-cell office:value-type="string" calcext:value-type="string">
            <text:p>ocean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1.0148058542303" calcext:value-type="float">
            <text:p>51.0148058542303</text:p>
          </table:table-cell>
          <table:table-cell office:value-type="string" calcext:value-type="string">
            <text:p>156.124928501015</text:p>
          </table:table-cell>
          <table:table-cell office:value-type="float" office:value="210" calcext:value-type="float">
            <text:p>210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0660698390458" calcext:value-type="float">
            <text:p>51.0660698390458</text:p>
          </table:table-cell>
          <table:table-cell office:value-type="string" calcext:value-type="string">
            <text:p>155.6385097490834</text:p>
          </table:table-cell>
          <table:table-cell office:value-type="float" office:value="210" calcext:value-type="float">
            <text:p>210</text:p>
          </table:table-cell>
          <table:table-cell office:value-type="float" office:value="69452" calcext:value-type="float">
            <text:p>69452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1246728621245" calcext:value-type="float">
            <text:p>51.1246728621245</text:p>
          </table:table-cell>
          <table:table-cell office:value-type="string" calcext:value-type="string">
            <text:p>155.05335378251007</text:p>
          </table:table-cell>
          <table:table-cell office:value-type="float" office:value="201" calcext:value-type="float">
            <text:p>201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18009301705" calcext:value-type="float">
            <text:p>51.18009301705</text:p>
          </table:table-cell>
          <table:table-cell office:value-type="string" calcext:value-type="string">
            <text:p>154.46668151394098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2238301334002" calcext:value-type="float">
            <text:p>51.2238301334002</text:p>
          </table:table-cell>
          <table:table-cell office:value-type="string" calcext:value-type="string">
            <text:p>153.97669740326262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2733660803557" calcext:value-type="float">
            <text:p>51.2733660803557</text:p>
          </table:table-cell>
          <table:table-cell office:value-type="string" calcext:value-type="string">
            <text:p>153.38747064394394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3121888755981" calcext:value-type="float">
            <text:p>51.3121888755981</text:p>
          </table:table-cell>
          <table:table-cell office:value-type="string" calcext:value-type="string">
            <text:p>152.89546479727125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3558064636378" calcext:value-type="float">
            <text:p>51.3558064636378</text:p>
          </table:table-cell>
          <table:table-cell office:value-type="string" calcext:value-type="string">
            <text:p>152.30394309439146</text:p>
          </table:table-cell>
          <table:table-cell office:value-type="float" office:value="201" calcext:value-type="float">
            <text:p>201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3896739566373" calcext:value-type="float">
            <text:p>51.3896739566373</text:p>
          </table:table-cell>
          <table:table-cell office:value-type="string" calcext:value-type="string">
            <text:p>151.81014773815622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4273322046261" calcext:value-type="float">
            <text:p>51.4273322046261</text:p>
          </table:table-cell>
          <table:table-cell office:value-type="string" calcext:value-type="string">
            <text:p>151.21661795966045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4562204897207" calcext:value-type="float">
            <text:p>51.4562204897207</text:p>
          </table:table-cell>
          <table:table-cell office:value-type="string" calcext:value-type="string">
            <text:p>150.72126532029446</text:p>
          </table:table-cell>
          <table:table-cell office:value-type="float" office:value="210" calcext:value-type="float">
            <text:p>210</text:p>
          </table:table-cell>
          <table:table-cell office:value-type="float" office:value="368685" calcext:value-type="float">
            <text:p>3686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float" office:value="51.4620124901369" calcext:value-type="float">
            <text:p>51.4620124901369</text:p>
          </table:table-cell>
          <table:table-cell office:value-type="string" calcext:value-type="string">
            <text:p>138.76328431013795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float" office:value="51.4931035112388" calcext:value-type="float">
            <text:p>51.4931035112388</text:p>
          </table:table-cell>
          <table:table-cell office:value-type="string" calcext:value-type="string">
            <text:p>139.35867190008796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float" office:value="51.5209126264445" calcext:value-type="float">
            <text:p>51.5209126264445</text:p>
          </table:table-cell>
          <table:table-cell office:value-type="string" calcext:value-type="string">
            <text:p>139.95486545236002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1.5413724581033" calcext:value-type="float">
            <text:p>51.5413724581033</text:p>
          </table:table-cell>
          <table:table-cell office:value-type="string" calcext:value-type="string">
            <text:p>148.9331354559634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float" office:value="51.5415739486838" calcext:value-type="float">
            <text:p>51.5415739486838</text:p>
          </table:table-cell>
          <table:table-cell office:value-type="string" calcext:value-type="string">
            <text:p>140.45223982772035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1.5631778370285" calcext:value-type="float">
            <text:p>51.5631778370285</text:p>
          </table:table-cell>
          <table:table-cell office:value-type="string" calcext:value-type="string">
            <text:p>148.3356988092624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5633520068524" calcext:value-type="float">
            <text:p>51.5633520068524</text:p>
          </table:table-cell>
          <table:table-cell office:value-type="string" calcext:value-type="string">
            <text:p>141.04967647442137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1.5788292155116" calcext:value-type="float">
            <text:p>51.5788292155116</text:p>
          </table:table-cell>
          <table:table-cell office:value-type="string" calcext:value-type="string">
            <text:p>147.8374091885533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float" office:value="51.5789760645788" calcext:value-type="float">
            <text:p>51.5789760645788</text:p>
          </table:table-cell>
          <table:table-cell office:value-type="string" calcext:value-type="string">
            <text:p>141.54796609513048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table:style-name="ce5"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1.5945796317377" calcext:value-type="float">
            <text:p>51.5945796317377</text:p>
          </table:table-cell>
          <table:table-cell office:value-type="string" calcext:value-type="string">
            <text:p>147.239016315368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5946991600481" calcext:value-type="float">
            <text:p>51.5946991600481</text:p>
          </table:table-cell>
          <table:table-cell office:value-type="string" calcext:value-type="string">
            <text:p>142.14634530793697</text:p>
          </table:table-cell>
          <table:table-cell office:value-type="float" office:value="172" calcext:value-type="float">
            <text:p>172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litoral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51.6051766702349" calcext:value-type="float">
            <text:p>51.6051766702349</text:p>
          </table:table-cell>
          <table:table-cell office:value-type="string" calcext:value-type="string">
            <text:p>146.74007099649907</text:p>
          </table:table-cell>
          <table:table-cell office:value-type="float" office:value="201" calcext:value-type="float">
            <text:p>201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6071130288646" calcext:value-type="float">
            <text:p>51.6071130288646</text:p>
          </table:table-cell>
          <table:table-cell office:value-type="string" calcext:value-type="string">
            <text:p>142.74510701133696</text:p>
          </table:table-cell>
          <table:table-cell office:value-type="float" office:value="210" calcext:value-type="float">
            <text:p>210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6148584633834" calcext:value-type="float">
            <text:p>51.6148584633834</text:p>
          </table:table-cell>
          <table:table-cell office:value-type="string" calcext:value-type="string">
            <text:p>146.14104974591064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6162142559337" calcext:value-type="float">
            <text:p>51.6162142559337</text:p>
          </table:table-cell>
          <table:table-cell office:value-type="string" calcext:value-type="string">
            <text:p>143.34416924306043</text:p>
          </table:table-cell>
          <table:table-cell office:value-type="float" office:value="210" calcext:value-type="float">
            <text:p>210</text:p>
          </table:table-cell>
          <table:table-cell office:value-type="float" office:value="150845" calcext:value-type="float">
            <text:p>15084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6203977468003" calcext:value-type="float">
            <text:p>51.6203977468003</text:p>
          </table:table-cell>
          <table:table-cell office:value-type="string" calcext:value-type="string">
            <text:p>145.641694615691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6240040866821" calcext:value-type="float">
            <text:p>51.6240040866821</text:p>
          </table:table-cell>
          <table:table-cell office:value-type="string" calcext:value-type="string">
            <text:p>145.04233185564402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51.6244753697348" calcext:value-type="float">
            <text:p>51.6244753697348</text:p>
          </table:table-cell>
          <table:table-cell office:value-type="string" calcext:value-type="string">
            <text:p>144.54282646126265</text:p>
          </table:table-cell>
          <table:table-cell office:value-type="float" office:value="210" calcext:value-type="float">
            <text:p>210</text:p>
          </table:table-cell>
          <table:table-cell office:value-type="float" office:value="168085" calcext:value-type="float">
            <text:p>168085</text:p>
          </table:table-cell>
          <table:table-cell office:value-type="string" calcext:value-type="string">
            <text:p>ocean</text:p>
          </table:table-cell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</table:table-row>
      </table:table>
      <table:named-expressions/>
      <table:database-ranges>
        <table:database-range table:name="__Anonymous_Sheet_DB__3" table:target-range-address="'statistici ocean_2'.A1:'statistici ocean_2'.G8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5:20:13.882088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5T20:46:08.506313486</meta:creation-date>
    <dc:date>2021-06-26T15:24:02.196742624</dc:date>
    <meta:editing-duration>PT35M57S</meta:editing-duration>
    <meta:editing-cycles>7</meta:editing-cycles>
    <meta:generator>LibreOffice/7.0.6.2$Linux_X86_64 LibreOffice_project/00$Build-2</meta:generator>
    <meta:document-statistic meta:table-count="4" meta:cell-count="711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47cm" svg:height="17.592cm" xlink:href=".." xlink:type="simple" chart:class="chart:line" chart:style-name="ch1">
        <chart:title svg:x="11.974cm" svg:y="0.487cm" chart:style-name="ch2">
          <text:p> </text:p>
        </chart:title>
        <chart:legend chart:legend-position="end" svg:x="20.998cm" svg:y="8.248cm" style:legend-expansion="high" chart:style-name="ch3"/>
        <chart:plot-area chart:style-name="ch4" table:cell-range-address="'statistici ocean'.C1:'statistici ocean'.D87" chart:data-source-has-labels="row" svg:x="0.484cm" svg:y="1.617cm" svg:width="20.03cm" svg:height="15.624cm">
          <chart:coordinate-region svg:x="2.031cm" svg:y="1.817cm" svg:width="18.483cm" svg:height="14.63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tatistici ocean'.C2:'statistici ocean'.C87" chart:label-cell-address="'statistici ocean'.C1:'statistici ocean'.C1" chart:class="chart:line">
            <chart:data-point chart:repeated="86"/>
          </chart:series>
          <chart:series chart:style-name="ch9" chart:values-cell-range-address="'statistici ocean'.D2:'statistici ocean'.D87" chart:label-cell-address="'statistici ocean'.D1:'statistici ocean'.D1" chart:class="chart:line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ter Depth</text:p>
                <draw:g>
                  <svg:desc>'statistici ocean'.C1:'statistici ocean'.C1</svg:desc>
                </draw:g>
              </table:table-cell>
              <table:table-cell office:value-type="string">
                <text:p>Algae Area</text:p>
                <draw:g>
                  <svg:desc>'statistici ocean'.D1:'statistici ocea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">
                <text:p>172</text:p>
                <draw:g>
                  <svg:desc>'statistici ocean'.C2:'statistici ocean'.C87</svg:desc>
                </draw:g>
              </table:table-cell>
              <table:table-cell office:value-type="float" office:value="150845">
                <text:p>150845</text:p>
                <draw:g>
                  <svg:desc>'statistici ocean'.D2:'statistici ocean'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">
                <text:p>172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">
                <text:p>172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">
                <text:p>172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2">
                <text:p>172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">
                <text:p>172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">
                <text:p>172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">
                <text:p>210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">
                <text:p>201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">
                <text:p>201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">
                <text:p>210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">
                <text:p>210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0">
                <text:p>210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">
                <text:p>210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">
                <text:p>201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">
                <text:p>210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68452">
                <text:p>68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">
                <text:p>104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76">
                <text:p>-5276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307">
                <text:p>-5307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233">
                <text:p>-5233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278">
                <text:p>-5278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289">
                <text:p>-5289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237">
                <text:p>-5237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233">
                <text:p>-5233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237">
                <text:p>-5237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278">
                <text:p>-5278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233">
                <text:p>-5233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237">
                <text:p>-5237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278">
                <text:p>-5278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290">
                <text:p>-5290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46">
                <text:p>-5246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278">
                <text:p>-5278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290">
                <text:p>-5290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249">
                <text:p>-5249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289">
                <text:p>-5289</text:p>
              </table:table-cell>
              <table:table-cell office:value-type="float" office:value="59872">
                <text:p>59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5293">
                <text:p>-5293</text:p>
              </table:table-cell>
              <table:table-cell office:value-type="float" office:value="76583">
                <text:p>765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289">
                <text:p>-5289</text:p>
              </table:table-cell>
              <table:table-cell office:value-type="float" office:value="208586">
                <text:p>208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237">
                <text:p>-5237</text:p>
              </table:table-cell>
              <table:table-cell office:value-type="float" office:value="283348">
                <text:p>2833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276">
                <text:p>-5276</text:p>
              </table:table-cell>
              <table:table-cell office:value-type="float" office:value="283348">
                <text:p>2833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367">
                <text:p>-5367</text:p>
              </table:table-cell>
              <table:table-cell office:value-type="float" office:value="283348">
                <text:p>283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299">
                <text:p>-5299</text:p>
              </table:table-cell>
              <table:table-cell office:value-type="float" office:value="283348">
                <text:p>283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271">
                <text:p>-5271</text:p>
              </table:table-cell>
              <table:table-cell office:value-type="float" office:value="314098">
                <text:p>314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293">
                <text:p>-5293</text:p>
              </table:table-cell>
              <table:table-cell office:value-type="float" office:value="314098">
                <text:p>314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272">
                <text:p>-5272</text:p>
              </table:table-cell>
              <table:table-cell office:value-type="float" office:value="314098">
                <text:p>314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118901">
                <text:p>118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">
                <text:p>36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">
                <text:p>38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54208">
                <text:p>54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54208">
                <text:p>54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54208">
                <text:p>54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">
                <text:p>40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42">
                <text:p>1342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2">
                <text:p>1542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8">
                <text:p>1668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96">
                <text:p>2096</text:p>
              </table:table-cell>
              <table:table-cell office:value-type="float" office:value="206219">
                <text:p>2062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33">
                <text:p>4933</text:p>
              </table:table-cell>
              <table:table-cell office:value-type="float" office:value="611848">
                <text:p>611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00">
                <text:p>4900</text:p>
              </table:table-cell>
              <table:table-cell office:value-type="float" office:value="592371">
                <text:p>592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79">
                <text:p>4879</text:p>
              </table:table-cell>
              <table:table-cell office:value-type="float" office:value="294151">
                <text:p>294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30">
                <text:p>4830</text:p>
              </table:table-cell>
              <table:table-cell office:value-type="float" office:value="377509">
                <text:p>3775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87">
                <text:p>5687</text:p>
              </table:table-cell>
              <table:table-cell office:value-type="float" office:value="436154">
                <text:p>436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76">
                <text:p>4776</text:p>
              </table:table-cell>
              <table:table-cell office:value-type="float" office:value="140473">
                <text:p>1404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75">
                <text:p>4275</text:p>
              </table:table-cell>
              <table:table-cell office:value-type="float" office:value="180132">
                <text:p>180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77">
                <text:p>4877</text:p>
              </table:table-cell>
              <table:table-cell office:value-type="float" office:value="180132">
                <text:p>180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15">
                <text:p>3815</text:p>
              </table:table-cell>
              <table:table-cell office:value-type="float" office:value="32493">
                <text:p>32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48cm" svg:height="17.591cm" xlink:href=".." xlink:type="simple" chart:class="chart:line" chart:style-name="ch1">
        <chart:title svg:x="11.975cm" svg:y="0.487cm" chart:style-name="ch2">
          <text:p> </text:p>
        </chart:title>
        <chart:legend chart:legend-position="end" svg:x="20.814cm" svg:y="8.247cm" style:legend-expansion="high" chart:style-name="ch3"/>
        <chart:plot-area chart:style-name="ch4" table:cell-range-address="'statistici lacuri'.C1:'statistici lacuri'.D34" chart:data-source-has-labels="row" svg:x="0.484cm" svg:y="1.617cm" svg:width="19.846cm" svg:height="15.623cm">
          <chart:coordinate-region svg:x="1.211cm" svg:y="1.817cm" svg:width="18.667cm" svg:height="14.7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tatistici lacuri'.C2:'statistici lacuri'.C34" chart:label-cell-address="'statistici lacuri'.C1:'statistici lacuri'.C1" chart:class="chart:line">
            <chart:data-point chart:repeated="33"/>
          </chart:series>
          <chart:series chart:style-name="ch9" chart:values-cell-range-address="'statistici lacuri'.D2:'statistici lacuri'.D34" chart:label-cell-address="'statistici lacuri'.D1:'statistici lacuri'.D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ther Depth</text:p>
                <draw:g>
                  <svg:desc>'statistici lacuri'.C1:'statistici lacuri'.C1</svg:desc>
                </draw:g>
              </table:table-cell>
              <table:table-cell office:value-type="string">
                <text:p>Algae Area</text:p>
                <draw:g>
                  <svg:desc>'statistici lacuri'.D1:'statistici lacur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">
                <text:p>148</text:p>
                <draw:g>
                  <svg:desc>'statistici lacuri'.C2:'statistici lacuri'.C34</svg:desc>
                </draw:g>
              </table:table-cell>
              <table:table-cell office:value-type="float" office:value="0.231349876776664">
                <text:p>0.231349876776664</text:p>
                <draw:g>
                  <svg:desc>'statistici lacuri'.D2:'statistici lacuri'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">
                <text:p>148</text:p>
              </table:table-cell>
              <table:table-cell office:value-type="float" office:value="0.231349876776664">
                <text:p>0.231349876776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0.231349876776664">
                <text:p>0.231349876776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">
                <text:p>148</text:p>
              </table:table-cell>
              <table:table-cell office:value-type="float" office:value="0.231349876776664">
                <text:p>0.231349876776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">
                <text:p>148</text:p>
              </table:table-cell>
              <table:table-cell office:value-type="float" office:value="0.231349876776664">
                <text:p>0.231349876776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  <table:table-cell office:value-type="float" office:value="0.231349876776664">
                <text:p>0.231349876776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0.231349876776664">
                <text:p>0.231349876776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0.618750267311065">
                <text:p>0.618750267311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0.618750267311065">
                <text:p>0.618750267311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0.618750267311065">
                <text:p>0.618750267311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0.618750267311065">
                <text:p>0.618750267311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0.618750267311065">
                <text:p>0.618750267311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0.618750267311065">
                <text:p>0.618750267311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618750267311065">
                <text:p>0.618750267311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0.618750267311065">
                <text:p>0.618750267311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0.601561875316506">
                <text:p>0.6015618753165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.349337043241248">
                <text:p>0.349337043241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349337043241248">
                <text:p>0.349337043241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0.349337043241248">
                <text:p>0.349337043241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.349337043241248">
                <text:p>0.349337043241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349337043241248">
                <text:p>0.349337043241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349337043241248">
                <text:p>0.349337043241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349337043241248">
                <text:p>0.349337043241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349337043241248">
                <text:p>0.349337043241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64cm" svg:height="8.993cm" xlink:href=".." xlink:type="simple" chart:class="chart:line" chart:style-name="ch1">
        <chart:legend chart:legend-position="end" svg:x="16.127cm" svg:y="3.948cm" style:legend-expansion="high" chart:style-name="ch2"/>
        <chart:plot-area chart:style-name="ch3" table:cell-range-address="'statistici ocean'.D1:'statistici ocean'.D87 'statistici ocean'.F1:'statistici ocean'.F87" chart:data-source-has-labels="row" svg:x="0.383cm" svg:y="0.179cm" svg:width="15.361cm" svg:height="8.635cm">
          <chart:coordinate-region svg:x="1.93cm" svg:y="0.378cm" svg:width="13.814cm" svg:height="7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tistici ocean'.D2:'statistici ocean'.D87" chart:label-cell-address="'statistici ocean'.D1:'statistici ocean'.D1" chart:class="chart:line">
            <chart:data-point chart:repeated="86"/>
          </chart:series>
          <chart:series chart:style-name="ch8" chart:values-cell-range-address="'statistici ocean'.F2:'statistici ocean'.F87" chart:label-cell-address="'statistici ocean'.F1:'statistici ocean'.F1" chart:class="chart:line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ae Area</text:p>
                <draw:g>
                  <svg:desc>'statistici ocean'.D1:'statistici ocean'.D1</svg:desc>
                </draw:g>
              </table:table-cell>
              <table:table-cell office:value-type="string">
                <text:p>Pollution</text:p>
                <draw:g>
                  <svg:desc>'statistici ocean'.F1:'statistici ocea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845">
                <text:p>150845</text:p>
                <draw:g>
                  <svg:desc>'statistici ocean'.D2:'statistici ocean'.D87</svg:desc>
                </draw:g>
              </table:table-cell>
              <table:table-cell office:value-type="float" office:value="350">
                <text:p>350</text:p>
                <draw:g>
                  <svg:desc>'statistici ocean'.F2:'statistici ocean'.F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845">
                <text:p>1508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845">
                <text:p>1508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845">
                <text:p>1508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845">
                <text:p>1508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845">
                <text:p>1508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845">
                <text:p>15084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845">
                <text:p>1508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845">
                <text:p>1508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085">
                <text:p>1680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8685">
                <text:p>3686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452">
                <text:p>694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452">
                <text:p>694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452">
                <text:p>684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452">
                <text:p>694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452">
                <text:p>694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452">
                <text:p>694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452">
                <text:p>694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452">
                <text:p>694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408">
                <text:p>944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3248">
                <text:p>203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3248">
                <text:p>203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3248">
                <text:p>203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3248">
                <text:p>203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3248">
                <text:p>203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3248">
                <text:p>203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3248">
                <text:p>203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248">
                <text:p>2032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872">
                <text:p>598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583">
                <text:p>7658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8586">
                <text:p>20858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3348">
                <text:p>2833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3348">
                <text:p>2833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3348">
                <text:p>2833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348">
                <text:p>2833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4098">
                <text:p>3140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098">
                <text:p>3140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098">
                <text:p>3140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901">
                <text:p>11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1165">
                <text:p>3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1165">
                <text:p>3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1165">
                <text:p>32116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1165">
                <text:p>3211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1165">
                <text:p>3211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208">
                <text:p>542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208">
                <text:p>542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208">
                <text:p>542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575">
                <text:p>2165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6575">
                <text:p>2165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6575">
                <text:p>21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6575">
                <text:p>21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6575">
                <text:p>21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219">
                <text:p>206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1848">
                <text:p>61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371">
                <text:p>59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4151">
                <text:p>29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7509">
                <text:p>377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6154">
                <text:p>43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473">
                <text:p>140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132">
                <text:p>18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132">
                <text:p>18013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493">
                <text:p>324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59cm" svg:height="8.992cm" xlink:href=".." xlink:type="simple" chart:class="chart:line" chart:style-name="ch1">
        <chart:legend chart:legend-position="end" svg:x="13.363cm" svg:y="3.948cm" style:legend-expansion="high" chart:style-name="ch2"/>
        <chart:plot-area chart:style-name="ch3" table:cell-range-address="'statistici ocean'.D1:'statistici ocean'.D87 'statistici ocean'.G1:'statistici ocean'.G87" chart:data-source-has-labels="row" svg:x="0.349cm" svg:y="0.179cm" svg:width="12.665cm" svg:height="8.634cm">
          <chart:coordinate-region svg:x="1.896cm" svg:y="0.378cm" svg:width="11.118cm" svg:height="7.6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tistici ocean'.D2:'statistici ocean'.D87" chart:label-cell-address="'statistici ocean'.D1:'statistici ocean'.D1" chart:class="chart:line">
            <chart:data-point chart:repeated="86"/>
          </chart:series>
          <chart:series chart:style-name="ch8" chart:values-cell-range-address="'statistici ocean'.G2:'statistici ocean'.G87" chart:label-cell-address="'statistici ocean'.G1:'statistici ocean'.G1" chart:class="chart:line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ae Area</text:p>
                <draw:g>
                  <svg:desc>'statistici ocean'.D1:'statistici ocean'.D1</svg:desc>
                </draw:g>
              </table:table-cell>
              <table:table-cell office:value-type="string">
                <text:p>Fertiliser Pollution</text:p>
                <draw:g>
                  <svg:desc>'statistici ocean'.G1:'statistici ocea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845">
                <text:p>150845</text:p>
                <draw:g>
                  <svg:desc>'statistici ocean'.D2:'statistici ocean'.D87</svg:desc>
                </draw:g>
              </table:table-cell>
              <table:table-cell office:value-type="float" office:value="NaN">
                <text:p>NaN</text:p>
                <draw:g>
                  <svg:desc>'statistici ocean'.G2:'statistici ocean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845">
                <text:p>1508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845">
                <text:p>1508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845">
                <text:p>1508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845">
                <text:p>1508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845">
                <text:p>1508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845">
                <text:p>1508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845">
                <text:p>1508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845">
                <text:p>1508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085">
                <text:p>168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8685">
                <text:p>3686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452">
                <text:p>6945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452">
                <text:p>6945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452">
                <text:p>684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452">
                <text:p>694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452">
                <text:p>694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452">
                <text:p>694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452">
                <text:p>694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452">
                <text:p>694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4408">
                <text:p>94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3248">
                <text:p>2032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3248">
                <text:p>2032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3248">
                <text:p>2032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3248">
                <text:p>2032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3248">
                <text:p>2032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3248">
                <text:p>2032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3248">
                <text:p>2032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248">
                <text:p>2032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872">
                <text:p>598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583">
                <text:p>7658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8586">
                <text:p>2085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3348">
                <text:p>2833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3348">
                <text:p>2833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3348">
                <text:p>2833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3348">
                <text:p>2833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4098">
                <text:p>3140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098">
                <text:p>3140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098">
                <text:p>3140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901">
                <text:p>11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1165">
                <text:p>3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1165">
                <text:p>3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1165">
                <text:p>3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1165">
                <text:p>3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1165">
                <text:p>3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208">
                <text:p>5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208">
                <text:p>5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208">
                <text:p>5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575">
                <text:p>21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6575">
                <text:p>21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6575">
                <text:p>21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6575">
                <text:p>21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6575">
                <text:p>21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219">
                <text:p>206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1848">
                <text:p>61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2371">
                <text:p>59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4151">
                <text:p>29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7509">
                <text:p>377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6154">
                <text:p>43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473">
                <text:p>140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132">
                <text:p>18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0132">
                <text:p>18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493">
                <text:p>324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17cm" svg:height="8.992cm" xlink:href=".." xlink:type="simple" chart:class="chart:line" chart:style-name="ch1">
        <chart:legend chart:legend-position="end" svg:x="13.48cm" svg:y="3.948cm" style:legend-expansion="high" chart:style-name="ch2"/>
        <chart:plot-area chart:style-name="ch3" table:cell-range-address="'statistici ocean_2'.A1:'statistici ocean_2'.A87 'statistici ocean_2'.D1:'statistici ocean_2'.D87" chart:data-source-has-labels="row" svg:x="0.33cm" svg:y="0.179cm" svg:width="12.82cm" svg:height="8.634cm">
          <chart:coordinate-region svg:x="1.877cm" svg:y="0.378cm" svg:width="11.273cm" svg:height="7.6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tistici ocean_2'.A2:'statistici ocean_2'.A87" chart:label-cell-address="'statistici ocean_2'.A1:'statistici ocean_2'.A1" chart:class="chart:line">
            <chart:data-point chart:repeated="86"/>
          </chart:series>
          <chart:series chart:style-name="ch8" chart:values-cell-range-address="'statistici ocean_2'.D2:'statistici ocean_2'.D87" chart:label-cell-address="'statistici ocean_2'.D1:'statistici ocean_2'.D1" chart:class="chart:line"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itude</text:p>
                <draw:g>
                  <svg:desc>'statistici ocean_2'.A1:'statistici ocean_2'.A1</svg:desc>
                </draw:g>
              </table:table-cell>
              <table:table-cell office:value-type="string">
                <text:p>Algae Area</text:p>
                <draw:g>
                  <svg:desc>'statistici ocean_2'.D1:'statistici ocean_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1142576963615">
                <text:p>2.11142576963615</text:p>
                <draw:g>
                  <svg:desc>'statistici ocean_2'.A2:'statistici ocean_2'.A87</svg:desc>
                </draw:g>
              </table:table-cell>
              <table:table-cell office:value-type="float" office:value="180132">
                <text:p>180132</text:p>
                <draw:g>
                  <svg:desc>'statistici ocean_2'.D2:'statistici ocean_2'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1757181543807">
                <text:p>2.61757181543807</text:p>
              </table:table-cell>
              <table:table-cell office:value-type="float" office:value="180132">
                <text:p>180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538327653397">
                <text:p>8.3538327653397</text:p>
              </table:table-cell>
              <table:table-cell office:value-type="float" office:value="140473">
                <text:p>140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161754298187">
                <text:p>14.5161754298187</text:p>
              </table:table-cell>
              <table:table-cell office:value-type="float" office:value="32493">
                <text:p>32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3754599990441">
                <text:p>39.3754599990441</text:p>
              </table:table-cell>
              <table:table-cell office:value-type="float" office:value="314098">
                <text:p>314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6058764306944">
                <text:p>39.6058764306944</text:p>
              </table:table-cell>
              <table:table-cell office:value-type="float" office:value="314098">
                <text:p>314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7968109538476">
                <text:p>39.7968109538476</text:p>
              </table:table-cell>
              <table:table-cell office:value-type="float" office:value="314098">
                <text:p>314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0246284985188">
                <text:p>40.0246284985188</text:p>
              </table:table-cell>
              <table:table-cell office:value-type="float" office:value="283348">
                <text:p>283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2133671158537">
                <text:p>40.2133671158537</text:p>
              </table:table-cell>
              <table:table-cell office:value-type="float" office:value="283348">
                <text:p>283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.4385072263703">
                <text:p>40.4385072263703</text:p>
              </table:table-cell>
              <table:table-cell office:value-type="float" office:value="283348">
                <text:p>283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6992906790705">
                <text:p>40.6992906790705</text:p>
              </table:table-cell>
              <table:table-cell office:value-type="float" office:value="283348">
                <text:p>283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9211796195421">
                <text:p>40.9211796195421</text:p>
              </table:table-cell>
              <table:table-cell office:value-type="float" office:value="208586">
                <text:p>208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1415317674505">
                <text:p>41.1415317674505</text:p>
              </table:table-cell>
              <table:table-cell office:value-type="float" office:value="76583">
                <text:p>76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3239695352761">
                <text:p>41.3239695352761</text:p>
              </table:table-cell>
              <table:table-cell office:value-type="float" office:value="59872">
                <text:p>59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9992919952752">
                <text:p>42.9992919952752</text:p>
              </table:table-cell>
              <table:table-cell office:value-type="float" office:value="436154">
                <text:p>436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1119719583977">
                <text:p>45.1119719583977</text:p>
              </table:table-cell>
              <table:table-cell office:value-type="float" office:value="377509">
                <text:p>377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3257978605541">
                <text:p>45.3257978605541</text:p>
              </table:table-cell>
              <table:table-cell office:value-type="float" office:value="294151">
                <text:p>294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5368028945833">
                <text:p>45.5368028945833</text:p>
              </table:table-cell>
              <table:table-cell office:value-type="float" office:value="592371">
                <text:p>592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8038837816983">
                <text:p>45.8038837816983</text:p>
              </table:table-cell>
              <table:table-cell office:value-type="float" office:value="611848">
                <text:p>611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9075660532991">
                <text:p>45.9075660532991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0528066109048">
                <text:p>46.0528066109048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.2250981327184">
                <text:p>46.2250981327184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3669850674417">
                <text:p>46.3669850674417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5352092116045">
                <text:p>46.5352092116045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7286128481426">
                <text:p>46.7286128481426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9726964883222">
                <text:p>46.9726964883222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1325126696167">
                <text:p>47.1325126696167</text:p>
              </table:table-cell>
              <table:table-cell office:value-type="float" office:value="203248">
                <text:p>203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8467250605574">
                <text:p>47.8467250605574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9928330521878">
                <text:p>47.9928330521878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0759906053327">
                <text:p>48.0759906053327</text:p>
              </table:table-cell>
              <table:table-cell office:value-type="float" office:value="206219">
                <text:p>206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1601146302451">
                <text:p>48.1601146302451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1946139157429">
                <text:p>48.1946139157429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.2774880160372">
                <text:p>48.2774880160372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334625963539">
                <text:p>48.334625963539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4159871769321">
                <text:p>48.4159871769321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472063030018">
                <text:p>48.472063030018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.5518942810371">
                <text:p>48.5518942810371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.6069012095178">
                <text:p>48.6069012095178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663154647522">
                <text:p>48.663154647522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7172599910322">
                <text:p>48.7172599910322</text:p>
              </table:table-cell>
              <table:table-cell office:value-type="float" office:value="216575">
                <text:p>216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794246468262">
                <text:p>48.794246468262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8472623965997">
                <text:p>48.8472623965997</text:p>
              </table:table-cell>
              <table:table-cell office:value-type="float" office:value="54208">
                <text:p>54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.9014565325691">
                <text:p>48.9014565325691</text:p>
              </table:table-cell>
              <table:table-cell office:value-type="float" office:value="94408">
                <text:p>94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9745907831071">
                <text:p>48.9745907831071</text:p>
              </table:table-cell>
              <table:table-cell office:value-type="float" office:value="54208">
                <text:p>54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0786384698284">
                <text:p>49.0786384698284</text:p>
              </table:table-cell>
              <table:table-cell office:value-type="float" office:value="54208">
                <text:p>54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.2009978937146">
                <text:p>49.2009978937146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.340275696175">
                <text:p>49.340275696175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4757764040242">
                <text:p>49.4757764040242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.6627186816075">
                <text:p>49.6627186816075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8417550152265">
                <text:p>49.8417550152265</text:p>
              </table:table-cell>
              <table:table-cell office:value-type="float" office:value="321165">
                <text:p>321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9960455734825">
                <text:p>49.9960455734825</text:p>
              </table:table-cell>
              <table:table-cell office:value-type="float" office:value="118901">
                <text:p>1189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608529126925">
                <text:p>50.608529126925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.6874622080683">
                <text:p>50.6874622080683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.750887344701">
                <text:p>50.750887344701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.8241581990223">
                <text:p>50.8241581990223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8943213172713">
                <text:p>50.8943213172713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9503971703571">
                <text:p>50.9503971703571</text:p>
              </table:table-cell>
              <table:table-cell office:value-type="float" office:value="68452">
                <text:p>68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0148058542303">
                <text:p>51.0148058542303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.0660698390458">
                <text:p>51.0660698390458</text:p>
              </table:table-cell>
              <table:table-cell office:value-type="float" office:value="69452">
                <text:p>69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.1246728621245">
                <text:p>51.1246728621245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.18009301705">
                <text:p>51.18009301705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.2238301334002">
                <text:p>51.2238301334002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2733660803557">
                <text:p>51.2733660803557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.3121888755981">
                <text:p>51.3121888755981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3558064636378">
                <text:p>51.3558064636378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3896739566373">
                <text:p>51.3896739566373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.4273322046261">
                <text:p>51.4273322046261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.4562204897207">
                <text:p>51.4562204897207</text:p>
              </table:table-cell>
              <table:table-cell office:value-type="float" office:value="368685">
                <text:p>3686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4620124901369">
                <text:p>51.4620124901369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.4931035112388">
                <text:p>51.4931035112388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.5209126264445">
                <text:p>51.5209126264445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.5413724581033">
                <text:p>51.5413724581033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.5415739486838">
                <text:p>51.5415739486838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.5631778370285">
                <text:p>51.5631778370285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.5633520068524">
                <text:p>51.5633520068524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.5788292155116">
                <text:p>51.5788292155116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.5789760645788">
                <text:p>51.5789760645788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.5945796317377">
                <text:p>51.5945796317377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.5946991600481">
                <text:p>51.5946991600481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.6051766702349">
                <text:p>51.6051766702349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.6071130288646">
                <text:p>51.6071130288646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148584633834">
                <text:p>51.6148584633834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6162142559337">
                <text:p>51.6162142559337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.6203977468003">
                <text:p>51.6203977468003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.6240040866821">
                <text:p>51.6240040866821</text:p>
              </table:table-cell>
              <table:table-cell office:value-type="float" office:value="168085">
                <text:p>168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.6244753697348">
                <text:p>51.6244753697348</text:p>
              </table:table-cell>
              <table:table-cell office:value-type="float" office:value="168085">
                <text:p>168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